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1mm"/>
    </style:style>
    <style:style style:name="co2" style:family="table-column">
      <style:table-column-properties fo:break-before="auto" style:column-width="34.71mm"/>
    </style:style>
    <style:style style:name="co3" style:family="table-column">
      <style:table-column-properties fo:break-before="auto" style:column-width="10.8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13.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uring shower" table:style-name="ta1">
        <table:shapes>
          <draw:frame draw:z-index="0" draw:style-name="gr1" draw:text-style-name="P1" svg:width="239.13mm" svg:height="141.63mm" svg:x="238.71mm" svg:y="6.77mm">
            <draw:object draw:notify-on-update-of-ranges="'During shower'.C1:'During shower'.C1 'During shower'.C2:'During shower'.C242 'During shower'.D1:'During shower'.D1 'During shower'.D2:'During shower'.D242 'During shower'.E1:'During shower'.E1 'During shower'.E2:'During shower'.E242 'During shower'.F1:'During shower'.F1 'During shower'.F2:'During shower'.F242 'During shower'.G1:'During shower'.G1 'During shower'.G2:'During shower'.G242 'During shower'.H1:'During shower'.H1 'During shower'.H2:'During shower'.H242 'During shower'.I1:'During shower'.I1 'During shower'.I2:'During shower'.I242 'During shower'.J1:'During shower'.J1 'During shower'.J2:'During shower'.J242 'During shower'.K1:'During shower'.K1 'During shower'.K2:'During shower'.K242 'During shower'.L1:'During shower'.L1 'During shower'.L2:'During shower'.L242 'During shower'.M1:'During shower'.M1 'During shower'.M2:'During shower'.M242 'During shower'.N1:'During shower'.N1 'During shower'.N2:'During shower'.N242 'During shower'.O1:'During shower'.O1 'During shower'.O2:'During shower'.O242 'During shower'.P1:'During shower'.P1 'During shower'.P2:'During shower'.P2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number-columns-repeated="1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obs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t26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t27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Lascar t</text:p>
          </table:table-cell>
          <table:table-cell office:value-type="string" calcext:value-type="string">
            <text:p>Lascar 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2-09-07 23:53</text:p>
          </table:table-cell>
          <table:table-cell office:value-type="float" office:value="24.2" calcext:value-type="float">
            <text:p>24.2</text:p>
          </table:table-cell>
          <table:table-cell office:value-type="float" office:value="58.5" calcext:value-type="float">
            <text:p>58.5</text:p>
          </table:table-cell>
          <table:table-cell office:value-type="float" office:value="23.9" calcext:value-type="float">
            <text:p>23.9</text:p>
          </table:table-cell>
          <table:table-cell office:value-type="float" office:value="60.4" calcext:value-type="float">
            <text:p>60.4</text:p>
          </table:table-cell>
          <table:table-cell office:value-type="float" office:value="22.8" calcext:value-type="float">
            <text:p>22.8</text:p>
          </table:table-cell>
          <table:table-cell office:value-type="float" office:value="55.4" calcext:value-type="float">
            <text:p>55.4</text:p>
          </table:table-cell>
          <table:table-cell office:value-type="float" office:value="23.9" calcext:value-type="float">
            <text:p>23.9</text:p>
          </table:table-cell>
          <table:table-cell office:value-type="float" office:value="64.1" calcext:value-type="float">
            <text:p>64.1</text:p>
          </table:table-cell>
          <table:table-cell office:value-type="float" office:value="23.1" calcext:value-type="float">
            <text:p>23.1</text:p>
          </table:table-cell>
          <table:table-cell office:value-type="float" office:value="58.7" calcext:value-type="float">
            <text:p>58.7</text:p>
          </table:table-cell>
          <table:table-cell office:value-type="float" office:value="23.3" calcext:value-type="float">
            <text:p>23.3</text:p>
          </table:table-cell>
          <table:table-cell office:value-type="float" office:value="54.7" calcext:value-type="float">
            <text:p>54.7</text:p>
          </table:table-cell>
          <table:table-cell office:value-type="float" office:value="22.5" calcext:value-type="float">
            <text:p>22.5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2-09-07 23:58</text:p>
          </table:table-cell>
          <table:table-cell office:value-type="float" office:value="23.6" calcext:value-type="float">
            <text:p>23.6</text:p>
          </table:table-cell>
          <table:table-cell office:value-type="float" office:value="59" calcext:value-type="float">
            <text:p>59</text:p>
          </table:table-cell>
          <table:table-cell office:value-type="float" office:value="23.5" calcext:value-type="float">
            <text:p>23.5</text:p>
          </table:table-cell>
          <table:table-cell office:value-type="float" office:value="61.4" calcext:value-type="float">
            <text:p>61.4</text:p>
          </table:table-cell>
          <table:table-cell office:value-type="float" office:value="22.3" calcext:value-type="float">
            <text:p>22.3</text:p>
          </table:table-cell>
          <table:table-cell office:value-type="float" office:value="56.1" calcext:value-type="float">
            <text:p>56.1</text:p>
          </table:table-cell>
          <table:table-cell office:value-type="float" office:value="23.4" calcext:value-type="float">
            <text:p>23.4</text:p>
          </table:table-cell>
          <table:table-cell office:value-type="float" office:value="64.8" calcext:value-type="float">
            <text:p>64.8</text:p>
          </table:table-cell>
          <table:table-cell office:value-type="float" office:value="22.5" calcext:value-type="float">
            <text:p>22.5</text:p>
          </table:table-cell>
          <table:table-cell office:value-type="float" office:value="59.1" calcext:value-type="float">
            <text:p>59.1</text:p>
          </table:table-cell>
          <table:table-cell office:value-type="float" office:value="22.6" calcext:value-type="float">
            <text:p>22.6</text:p>
          </table:table-cell>
          <table:table-cell office:value-type="float" office:value="55.4" calcext:value-type="float">
            <text:p>55.4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2-09-08 00:03</text:p>
          </table:table-cell>
          <table:table-cell office:value-type="float" office:value="22.9" calcext:value-type="float">
            <text:p>22.9</text:p>
          </table:table-cell>
          <table:table-cell office:value-type="float" office:value="60.7" calcext:value-type="float">
            <text:p>60.7</text:p>
          </table:table-cell>
          <table:table-cell office:value-type="float" office:value="22.9" calcext:value-type="float">
            <text:p>22.9</text:p>
          </table:table-cell>
          <table:table-cell office:value-type="float" office:value="62.1" calcext:value-type="float">
            <text:p>62.1</text:p>
          </table:table-cell>
          <table:table-cell office:value-type="float" office:value="21.9" calcext:value-type="float">
            <text:p>21.9</text:p>
          </table:table-cell>
          <table:table-cell office:value-type="float" office:value="57" calcext:value-type="float">
            <text:p>57</text:p>
          </table:table-cell>
          <table:table-cell office:value-type="float" office:value="22.8" calcext:value-type="float">
            <text:p>22.8</text:p>
          </table:table-cell>
          <table:table-cell office:value-type="float" office:value="65.8" calcext:value-type="float">
            <text:p>65.8</text:p>
          </table:table-cell>
          <table:table-cell office:value-type="float" office:value="22" calcext:value-type="float">
            <text:p>22</text:p>
          </table:table-cell>
          <table:table-cell office:value-type="float" office:value="59.8" calcext:value-type="float">
            <text:p>59.8</text:p>
          </table:table-cell>
          <table:table-cell office:value-type="float" office:value="22.1" calcext:value-type="float">
            <text:p>22.1</text:p>
          </table:table-cell>
          <table:table-cell office:value-type="float" office:value="56.2" calcext:value-type="float">
            <text:p>56.2</text:p>
          </table:table-cell>
          <table:table-cell office:value-type="float" office:value="22.5" calcext:value-type="float">
            <text:p>22.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2-09-08 00:08</text:p>
          </table:table-cell>
          <table:table-cell office:value-type="float" office:value="22.5" calcext:value-type="float">
            <text:p>22.5</text:p>
          </table:table-cell>
          <table:table-cell office:value-type="float" office:value="62.1" calcext:value-type="float">
            <text:p>62.1</text:p>
          </table:table-cell>
          <table:table-cell office:value-type="float" office:value="22.4" calcext:value-type="float">
            <text:p>22.4</text:p>
          </table:table-cell>
          <table:table-cell office:value-type="float" office:value="63" calcext:value-type="float">
            <text:p>63</text:p>
          </table:table-cell>
          <table:table-cell office:value-type="float" office:value="21.6" calcext:value-type="float">
            <text:p>21.6</text:p>
          </table:table-cell>
          <table:table-cell office:value-type="float" office:value="57.7" calcext:value-type="float">
            <text:p>57.7</text:p>
          </table:table-cell>
          <table:table-cell office:value-type="float" office:value="22.3" calcext:value-type="float">
            <text:p>22.3</text:p>
          </table:table-cell>
          <table:table-cell office:value-type="float" office:value="66.7" calcext:value-type="float">
            <text:p>66.7</text:p>
          </table:table-cell>
          <table:table-cell office:value-type="float" office:value="21.7" calcext:value-type="float">
            <text:p>21.7</text:p>
          </table:table-cell>
          <table:table-cell office:value-type="float" office:value="60.6" calcext:value-type="float">
            <text:p>60.6</text:p>
          </table:table-cell>
          <table:table-cell office:value-type="float" office:value="21.7" calcext:value-type="float">
            <text:p>21.7</text:p>
          </table:table-cell>
          <table:table-cell office:value-type="float" office:value="57" calcext:value-type="float">
            <text:p>57</text:p>
          </table:table-cell>
          <table:table-cell office:value-type="float" office:value="22.5" calcext:value-type="float">
            <text:p>22.5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2-09-08 00:13</text:p>
          </table:table-cell>
          <table:table-cell office:value-type="float" office:value="22.2" calcext:value-type="float">
            <text:p>22.2</text:p>
          </table:table-cell>
          <table:table-cell office:value-type="float" office:value="62.9" calcext:value-type="float">
            <text:p>62.9</text:p>
          </table:table-cell>
          <table:table-cell office:value-type="float" office:value="22.2" calcext:value-type="float">
            <text:p>22.2</text:p>
          </table:table-cell>
          <table:table-cell office:value-type="float" office:value="63.5" calcext:value-type="float">
            <text:p>63.5</text:p>
          </table:table-cell>
          <table:table-cell office:value-type="float" office:value="21.5" calcext:value-type="float">
            <text:p>21.5</text:p>
          </table:table-cell>
          <table:table-cell office:value-type="float" office:value="58.2" calcext:value-type="float">
            <text:p>58.2</text:p>
          </table:table-cell>
          <table:table-cell office:value-type="float" office:value="22.2" calcext:value-type="float">
            <text:p>22.2</text:p>
          </table:table-cell>
          <table:table-cell office:value-type="float" office:value="66.9" calcext:value-type="float">
            <text:p>66.9</text:p>
          </table:table-cell>
          <table:table-cell office:value-type="float" office:value="21.4" calcext:value-type="float">
            <text:p>21.4</text:p>
          </table:table-cell>
          <table:table-cell office:value-type="float" office:value="61.2" calcext:value-type="float">
            <text:p>61.2</text:p>
          </table:table-cell>
          <table:table-cell office:value-type="float" office:value="21.5" calcext:value-type="float">
            <text:p>21.5</text:p>
          </table:table-cell>
          <table:table-cell office:value-type="float" office:value="57.5" calcext:value-type="float">
            <text:p>57.5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2-09-08 00:18</text:p>
          </table:table-cell>
          <table:table-cell office:value-type="float" office:value="22" calcext:value-type="float">
            <text:p>22</text:p>
          </table:table-cell>
          <table:table-cell office:value-type="float" office:value="63.5" calcext:value-type="float">
            <text:p>63.5</text:p>
          </table:table-cell>
          <table:table-cell office:value-type="float" office:value="22" calcext:value-type="float">
            <text:p>22</text:p>
          </table:table-cell>
          <table:table-cell office:value-type="float" office:value="63.8" calcext:value-type="float">
            <text:p>63.8</text:p>
          </table:table-cell>
          <table:table-cell office:value-type="float" office:value="21.4" calcext:value-type="float">
            <text:p>21.4</text:p>
          </table:table-cell>
          <table:table-cell office:value-type="float" office:value="58.4" calcext:value-type="float">
            <text:p>58.4</text:p>
          </table:table-cell>
          <table:table-cell office:value-type="float" office:value="22" calcext:value-type="float">
            <text:p>22</text:p>
          </table:table-cell>
          <table:table-cell office:value-type="float" office:value="67.7" calcext:value-type="float">
            <text:p>67.7</text:p>
          </table:table-cell>
          <table:table-cell office:value-type="float" office:value="21.3" calcext:value-type="float">
            <text:p>21.3</text:p>
          </table:table-cell>
          <table:table-cell office:value-type="float" office:value="61.6" calcext:value-type="float">
            <text:p>61.6</text:p>
          </table:table-cell>
          <table:table-cell office:value-type="float" office:value="21.4" calcext:value-type="float">
            <text:p>21.4</text:p>
          </table:table-cell>
          <table:table-cell office:value-type="float" office:value="57.9" calcext:value-type="float">
            <text:p>57.9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2-09-08 00:23</text:p>
          </table:table-cell>
          <table:table-cell office:value-type="float" office:value="21.9" calcext:value-type="float">
            <text:p>21.9</text:p>
          </table:table-cell>
          <table:table-cell office:value-type="float" office:value="63.8" calcext:value-type="float">
            <text:p>63.8</text:p>
          </table:table-cell>
          <table:table-cell office:value-type="float" office:value="21.9" calcext:value-type="float">
            <text:p>21.9</text:p>
          </table:table-cell>
          <table:table-cell office:value-type="float" office:value="64.2" calcext:value-type="float">
            <text:p>64.2</text:p>
          </table:table-cell>
          <table:table-cell office:value-type="float" office:value="21.3" calcext:value-type="float">
            <text:p>21.3</text:p>
          </table:table-cell>
          <table:table-cell office:value-type="float" office:value="58.6" calcext:value-type="float">
            <text:p>58.6</text:p>
          </table:table-cell>
          <table:table-cell office:value-type="float" office:value="21.8" calcext:value-type="float">
            <text:p>21.8</text:p>
          </table:table-cell>
          <table:table-cell office:value-type="float" office:value="67.7" calcext:value-type="float">
            <text:p>67.7</text:p>
          </table:table-cell>
          <table:table-cell office:value-type="float" office:value="21.1" calcext:value-type="float">
            <text:p>21.1</text:p>
          </table:table-cell>
          <table:table-cell office:value-type="float" office:value="61.8" calcext:value-type="float">
            <text:p>61.8</text:p>
          </table:table-cell>
          <table:table-cell office:value-type="float" office:value="21.3" calcext:value-type="float">
            <text:p>21.3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2-09-08 00:28</text:p>
          </table:table-cell>
          <table:table-cell office:value-type="float" office:value="21.9" calcext:value-type="float">
            <text:p>21.9</text:p>
          </table:table-cell>
          <table:table-cell office:value-type="float" office:value="64.2" calcext:value-type="float">
            <text:p>64.2</text:p>
          </table:table-cell>
          <table:table-cell office:value-type="float" office:value="21.8" calcext:value-type="float">
            <text:p>21.8</text:p>
          </table:table-cell>
          <table:table-cell office:value-type="float" office:value="64.4" calcext:value-type="float">
            <text:p>64.4</text:p>
          </table:table-cell>
          <table:table-cell office:value-type="float" office:value="21.2" calcext:value-type="float">
            <text:p>21.2</text:p>
          </table:table-cell>
          <table:table-cell office:value-type="float" office:value="58.8" calcext:value-type="float">
            <text:p>58.8</text:p>
          </table:table-cell>
          <table:table-cell office:value-type="float" office:value="21.8" calcext:value-type="float">
            <text:p>21.8</text:p>
          </table:table-cell>
          <table:table-cell office:value-type="float" office:value="68.2" calcext:value-type="float">
            <text:p>68.2</text:p>
          </table:table-cell>
          <table:table-cell office:value-type="float" office:value="21.1" calcext:value-type="float">
            <text:p>21.1</text:p>
          </table:table-cell>
          <table:table-cell office:value-type="float" office:value="62" calcext:value-type="float">
            <text:p>62</text:p>
          </table:table-cell>
          <table:table-cell office:value-type="float" office:value="21.3" calcext:value-type="float">
            <text:p>21.3</text:p>
          </table:table-cell>
          <table:table-cell office:value-type="float" office:value="58.2" calcext:value-type="float">
            <text:p>58.2</text:p>
          </table:table-cell>
          <table:table-cell office:value-type="float" office:value="22" calcext:value-type="float">
            <text:p>22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2-09-08 00:33</text:p>
          </table:table-cell>
          <table:table-cell office:value-type="float" office:value="21.8" calcext:value-type="float">
            <text:p>21.8</text:p>
          </table:table-cell>
          <table:table-cell office:value-type="float" office:value="64.3" calcext:value-type="float">
            <text:p>64.3</text:p>
          </table:table-cell>
          <table:table-cell office:value-type="float" office:value="21.8" calcext:value-type="float">
            <text:p>21.8</text:p>
          </table:table-cell>
          <table:table-cell office:value-type="float" office:value="64.5" calcext:value-type="float">
            <text:p>64.5</text:p>
          </table:table-cell>
          <table:table-cell office:value-type="float" office:value="21.2" calcext:value-type="float">
            <text:p>21.2</text:p>
          </table:table-cell>
          <table:table-cell office:value-type="float" office:value="58.9" calcext:value-type="float">
            <text:p>58.9</text:p>
          </table:table-cell>
          <table:table-cell office:value-type="float" office:value="21.8" calcext:value-type="float">
            <text:p>21.8</text:p>
          </table:table-cell>
          <table:table-cell office:value-type="float" office:value="68.4" calcext:value-type="float">
            <text:p>68.4</text:p>
          </table:table-cell>
          <table:table-cell office:value-type="float" office:value="21" calcext:value-type="float">
            <text:p>21</text:p>
          </table:table-cell>
          <table:table-cell office:value-type="float" office:value="62.2" calcext:value-type="float">
            <text:p>62.2</text:p>
          </table:table-cell>
          <table:table-cell office:value-type="float" office:value="21.1" calcext:value-type="float">
            <text:p>21.1</text:p>
          </table:table-cell>
          <table:table-cell office:value-type="float" office:value="58.4" calcext:value-type="float">
            <text:p>58.4</text:p>
          </table:table-cell>
          <table:table-cell office:value-type="float" office:value="22" calcext:value-type="float">
            <text:p>22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2-09-08 00:38</text:p>
          </table:table-cell>
          <table:table-cell office:value-type="float" office:value="21.8" calcext:value-type="float">
            <text:p>21.8</text:p>
          </table:table-cell>
          <table:table-cell office:value-type="float" office:value="64.4" calcext:value-type="float">
            <text:p>64.4</text:p>
          </table:table-cell>
          <table:table-cell office:value-type="float" office:value="21.7" calcext:value-type="float">
            <text:p>21.7</text:p>
          </table:table-cell>
          <table:table-cell office:value-type="float" office:value="64.6" calcext:value-type="float">
            <text:p>64.6</text:p>
          </table:table-cell>
          <table:table-cell office:value-type="float" office:value="21.1" calcext:value-type="float">
            <text:p>21.1</text:p>
          </table:table-cell>
          <table:table-cell office:value-type="float" office:value="59" calcext:value-type="float">
            <text:p>59</text:p>
          </table:table-cell>
          <table:table-cell office:value-type="float" office:value="21.7" calcext:value-type="float">
            <text:p>21.7</text:p>
          </table:table-cell>
          <table:table-cell office:value-type="float" office:value="68.7" calcext:value-type="float">
            <text:p>68.7</text:p>
          </table:table-cell>
          <table:table-cell office:value-type="float" office:value="21" calcext:value-type="float">
            <text:p>21</text:p>
          </table:table-cell>
          <table:table-cell office:value-type="float" office:value="62.2" calcext:value-type="float">
            <text:p>62.2</text:p>
          </table:table-cell>
          <table:table-cell office:value-type="float" office:value="21.1" calcext:value-type="float">
            <text:p>21.1</text:p>
          </table:table-cell>
          <table:table-cell office:value-type="float" office:value="58.4" calcext:value-type="float">
            <text:p>58.4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2-09-08 00:43</text:p>
          </table:table-cell>
          <table:table-cell office:value-type="float" office:value="21.7" calcext:value-type="float">
            <text:p>21.7</text:p>
          </table:table-cell>
          <table:table-cell office:value-type="float" office:value="64.5" calcext:value-type="float">
            <text:p>64.5</text:p>
          </table:table-cell>
          <table:table-cell office:value-type="float" office:value="21.8" calcext:value-type="float">
            <text:p>21.8</text:p>
          </table:table-cell>
          <table:table-cell office:value-type="float" office:value="64.6" calcext:value-type="float">
            <text:p>64.6</text:p>
          </table:table-cell>
          <table:table-cell office:value-type="float" office:value="21.1" calcext:value-type="float">
            <text:p>21.1</text:p>
          </table:table-cell>
          <table:table-cell office:value-type="float" office:value="59" calcext:value-type="float">
            <text:p>59</text:p>
          </table:table-cell>
          <table:table-cell office:value-type="float" office:value="21.7" calcext:value-type="float">
            <text:p>21.7</text:p>
          </table:table-cell>
          <table:table-cell office:value-type="float" office:value="68.4" calcext:value-type="float">
            <text:p>68.4</text:p>
          </table:table-cell>
          <table:table-cell office:value-type="float" office:value="21" calcext:value-type="float">
            <text:p>21</text:p>
          </table:table-cell>
          <table:table-cell office:value-type="float" office:value="62.3" calcext:value-type="float">
            <text:p>62.3</text:p>
          </table:table-cell>
          <table:table-cell office:value-type="float" office:value="21.1" calcext:value-type="float">
            <text:p>21.1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2-09-08 00:48</text:p>
          </table:table-cell>
          <table:table-cell office:value-type="float" office:value="21.7" calcext:value-type="float">
            <text:p>21.7</text:p>
          </table:table-cell>
          <table:table-cell office:value-type="float" office:value="64.5" calcext:value-type="float">
            <text:p>64.5</text:p>
          </table:table-cell>
          <table:table-cell office:value-type="float" office:value="21.7" calcext:value-type="float">
            <text:p>21.7</text:p>
          </table:table-cell>
          <table:table-cell office:value-type="float" office:value="64.6" calcext:value-type="float">
            <text:p>64.6</text:p>
          </table:table-cell>
          <table:table-cell office:value-type="float" office:value="21.1" calcext:value-type="float">
            <text:p>21.1</text:p>
          </table:table-cell>
          <table:table-cell office:value-type="float" office:value="59" calcext:value-type="float">
            <text:p>59</text:p>
          </table:table-cell>
          <table:table-cell office:value-type="float" office:value="21.7" calcext:value-type="float">
            <text:p>21.7</text:p>
          </table:table-cell>
          <table:table-cell office:value-type="float" office:value="68.8" calcext:value-type="float">
            <text:p>68.8</text:p>
          </table:table-cell>
          <table:table-cell office:value-type="float" office:value="21" calcext:value-type="float">
            <text:p>21</text:p>
          </table:table-cell>
          <table:table-cell office:value-type="float" office:value="62.3" calcext:value-type="float">
            <text:p>62.3</text:p>
          </table:table-cell>
          <table:table-cell office:value-type="float" office:value="21.1" calcext:value-type="float">
            <text:p>21.1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2-09-08 00:53</text:p>
          </table:table-cell>
          <table:table-cell office:value-type="float" office:value="21.7" calcext:value-type="float">
            <text:p>21.7</text:p>
          </table:table-cell>
          <table:table-cell office:value-type="float" office:value="64.6" calcext:value-type="float">
            <text:p>64.6</text:p>
          </table:table-cell>
          <table:table-cell office:value-type="float" office:value="21.7" calcext:value-type="float">
            <text:p>21.7</text:p>
          </table:table-cell>
          <table:table-cell office:value-type="float" office:value="64.7" calcext:value-type="float">
            <text:p>64.7</text:p>
          </table:table-cell>
          <table:table-cell office:value-type="float" office:value="21.1" calcext:value-type="float">
            <text:p>21.1</text:p>
          </table:table-cell>
          <table:table-cell office:value-type="float" office:value="59" calcext:value-type="float">
            <text:p>59</text:p>
          </table:table-cell>
          <table:table-cell office:value-type="float" office:value="21.6" calcext:value-type="float">
            <text:p>21.6</text:p>
          </table:table-cell>
          <table:table-cell office:value-type="float" office:value="68.8" calcext:value-type="float">
            <text:p>68.8</text:p>
          </table:table-cell>
          <table:table-cell office:value-type="float" office:value="20.9" calcext:value-type="float">
            <text:p>20.9</text:p>
          </table:table-cell>
          <table:table-cell office:value-type="float" office:value="62.3" calcext:value-type="float">
            <text:p>62.3</text:p>
          </table:table-cell>
          <table:table-cell office:value-type="float" office:value="21.1" calcext:value-type="float">
            <text:p>21.1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2-09-08 00:58</text:p>
          </table:table-cell>
          <table:table-cell office:value-type="float" office:value="21.7" calcext:value-type="float">
            <text:p>21.7</text:p>
          </table:table-cell>
          <table:table-cell office:value-type="float" office:value="64.7" calcext:value-type="float">
            <text:p>64.7</text:p>
          </table:table-cell>
          <table:table-cell office:value-type="float" office:value="21.6" calcext:value-type="float">
            <text:p>21.6</text:p>
          </table:table-cell>
          <table:table-cell office:value-type="float" office:value="64.7" calcext:value-type="float">
            <text:p>64.7</text:p>
          </table:table-cell>
          <table:table-cell office:value-type="float" office:value="21.1" calcext:value-type="float">
            <text:p>21.1</text:p>
          </table:table-cell>
          <table:table-cell office:value-type="float" office:value="59.1" calcext:value-type="float">
            <text:p>59.1</text:p>
          </table:table-cell>
          <table:table-cell office:value-type="float" office:value="21.6" calcext:value-type="float">
            <text:p>21.6</text:p>
          </table:table-cell>
          <table:table-cell office:value-type="float" office:value="68.6" calcext:value-type="float">
            <text:p>68.6</text:p>
          </table:table-cell>
          <table:table-cell office:value-type="float" office:value="20.9" calcext:value-type="float">
            <text:p>20.9</text:p>
          </table:table-cell>
          <table:table-cell office:value-type="float" office:value="62.4" calcext:value-type="float">
            <text:p>62.4</text:p>
          </table:table-cell>
          <table:table-cell office:value-type="float" office:value="21.1" calcext:value-type="float">
            <text:p>21.1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2-09-08 01:03</text:p>
          </table:table-cell>
          <table:table-cell office:value-type="float" office:value="21.7" calcext:value-type="float">
            <text:p>21.7</text:p>
          </table:table-cell>
          <table:table-cell office:value-type="float" office:value="64.7" calcext:value-type="float">
            <text:p>64.7</text:p>
          </table:table-cell>
          <table:table-cell office:value-type="float" office:value="21.7" calcext:value-type="float">
            <text:p>21.7</text:p>
          </table:table-cell>
          <table:table-cell office:value-type="float" office:value="64.9" calcext:value-type="float">
            <text:p>64.9</text:p>
          </table:table-cell>
          <table:table-cell office:value-type="float" office:value="21.1" calcext:value-type="float">
            <text:p>21.1</text:p>
          </table:table-cell>
          <table:table-cell office:value-type="float" office:value="59.1" calcext:value-type="float">
            <text:p>59.1</text:p>
          </table:table-cell>
          <table:table-cell office:value-type="float" office:value="21.7" calcext:value-type="float">
            <text:p>21.7</text:p>
          </table:table-cell>
          <table:table-cell office:value-type="float" office:value="68.6" calcext:value-type="float">
            <text:p>68.6</text:p>
          </table:table-cell>
          <table:table-cell office:value-type="float" office:value="20.9" calcext:value-type="float">
            <text:p>20.9</text:p>
          </table:table-cell>
          <table:table-cell office:value-type="float" office:value="62.4" calcext:value-type="float">
            <text:p>62.4</text:p>
          </table:table-cell>
          <table:table-cell office:value-type="float" office:value="21.1" calcext:value-type="float">
            <text:p>21.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2-09-08 01:08</text:p>
          </table:table-cell>
          <table:table-cell office:value-type="float" office:value="21.7" calcext:value-type="float">
            <text:p>21.7</text:p>
          </table:table-cell>
          <table:table-cell office:value-type="float" office:value="64.7" calcext:value-type="float">
            <text:p>64.7</text:p>
          </table:table-cell>
          <table:table-cell office:value-type="float" office:value="21.6" calcext:value-type="float">
            <text:p>21.6</text:p>
          </table:table-cell>
          <table:table-cell office:value-type="float" office:value="64.8" calcext:value-type="float">
            <text:p>64.8</text:p>
          </table:table-cell>
          <table:table-cell office:value-type="float" office:value="21.1" calcext:value-type="float">
            <text:p>21.1</text:p>
          </table:table-cell>
          <table:table-cell office:value-type="float" office:value="59.1" calcext:value-type="float">
            <text:p>59.1</text:p>
          </table:table-cell>
          <table:table-cell office:value-type="float" office:value="21.6" calcext:value-type="float">
            <text:p>21.6</text:p>
          </table:table-cell>
          <table:table-cell office:value-type="float" office:value="68.9" calcext:value-type="float">
            <text:p>68.9</text:p>
          </table:table-cell>
          <table:table-cell office:value-type="float" office:value="20.9" calcext:value-type="float">
            <text:p>20.9</text:p>
          </table:table-cell>
          <table:table-cell office:value-type="float" office:value="62.4" calcext:value-type="float">
            <text:p>62.4</text:p>
          </table:table-cell>
          <table:table-cell office:value-type="float" office:value="21.1" calcext:value-type="float">
            <text:p>21.1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2-09-08 01:13</text:p>
          </table:table-cell>
          <table:table-cell office:value-type="float" office:value="21.7" calcext:value-type="float">
            <text:p>21.7</text:p>
          </table:table-cell>
          <table:table-cell office:value-type="float" office:value="64.7" calcext:value-type="float">
            <text:p>64.7</text:p>
          </table:table-cell>
          <table:table-cell office:value-type="float" office:value="21.6" calcext:value-type="float">
            <text:p>21.6</text:p>
          </table:table-cell>
          <table:table-cell office:value-type="float" office:value="64.8" calcext:value-type="float">
            <text:p>64.8</text:p>
          </table:table-cell>
          <table:table-cell office:value-type="float" office:value="21.1" calcext:value-type="float">
            <text:p>21.1</text:p>
          </table:table-cell>
          <table:table-cell office:value-type="float" office:value="59.1" calcext:value-type="float">
            <text:p>59.1</text:p>
          </table:table-cell>
          <table:table-cell office:value-type="float" office:value="21.6" calcext:value-type="float">
            <text:p>21.6</text:p>
          </table:table-cell>
          <table:table-cell office:value-type="float" office:value="68.9" calcext:value-type="float">
            <text:p>68.9</text:p>
          </table:table-cell>
          <table:table-cell office:value-type="float" office:value="20.9" calcext:value-type="float">
            <text:p>20.9</text:p>
          </table:table-cell>
          <table:table-cell office:value-type="float" office:value="62.4" calcext:value-type="float">
            <text:p>62.4</text:p>
          </table:table-cell>
          <table:table-cell office:value-type="float" office:value="21.1" calcext:value-type="float">
            <text:p>21.1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2-09-08 01:18</text:p>
          </table:table-cell>
          <table:table-cell office:value-type="float" office:value="21.7" calcext:value-type="float">
            <text:p>21.7</text:p>
          </table:table-cell>
          <table:table-cell office:value-type="float" office:value="64.7" calcext:value-type="float">
            <text:p>64.7</text:p>
          </table:table-cell>
          <table:table-cell office:value-type="float" office:value="21.6" calcext:value-type="float">
            <text:p>21.6</text:p>
          </table:table-cell>
          <table:table-cell office:value-type="float" office:value="65.1" calcext:value-type="float">
            <text:p>65.1</text:p>
          </table:table-cell>
          <table:table-cell office:value-type="float" office:value="21.1" calcext:value-type="float">
            <text:p>21.1</text:p>
          </table:table-cell>
          <table:table-cell office:value-type="float" office:value="59" calcext:value-type="float">
            <text:p>59</text:p>
          </table:table-cell>
          <table:table-cell office:value-type="float" office:value="21.6" calcext:value-type="float">
            <text:p>21.6</text:p>
          </table:table-cell>
          <table:table-cell office:value-type="float" office:value="68.7" calcext:value-type="float">
            <text:p>68.7</text:p>
          </table:table-cell>
          <table:table-cell office:value-type="float" office:value="20.9" calcext:value-type="float">
            <text:p>20.9</text:p>
          </table:table-cell>
          <table:table-cell office:value-type="float" office:value="62.4" calcext:value-type="float">
            <text:p>62.4</text:p>
          </table:table-cell>
          <table:table-cell office:value-type="float" office:value="21.1" calcext:value-type="float">
            <text:p>21.1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2-09-08 01:23</text:p>
          </table:table-cell>
          <table:table-cell office:value-type="float" office:value="21.7" calcext:value-type="float">
            <text:p>21.7</text:p>
          </table:table-cell>
          <table:table-cell office:value-type="float" office:value="64.7" calcext:value-type="float">
            <text:p>64.7</text:p>
          </table:table-cell>
          <table:table-cell office:value-type="float" office:value="21.7" calcext:value-type="float">
            <text:p>21.7</text:p>
          </table:table-cell>
          <table:table-cell office:value-type="float" office:value="64.8" calcext:value-type="float">
            <text:p>64.8</text:p>
          </table:table-cell>
          <table:table-cell office:value-type="float" office:value="21.1" calcext:value-type="float">
            <text:p>21.1</text:p>
          </table:table-cell>
          <table:table-cell office:value-type="float" office:value="59.1" calcext:value-type="float">
            <text:p>59.1</text:p>
          </table:table-cell>
          <table:table-cell office:value-type="float" office:value="21.6" calcext:value-type="float">
            <text:p>21.6</text:p>
          </table:table-cell>
          <table:table-cell office:value-type="float" office:value="68.6" calcext:value-type="float">
            <text:p>68.6</text:p>
          </table:table-cell>
          <table:table-cell office:value-type="float" office:value="20.9" calcext:value-type="float">
            <text:p>20.9</text:p>
          </table:table-cell>
          <table:table-cell office:value-type="float" office:value="62.4" calcext:value-type="float">
            <text:p>62.4</text:p>
          </table:table-cell>
          <table:table-cell office:value-type="float" office:value="21.1" calcext:value-type="float">
            <text:p>21.1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2-09-08 01:28</text:p>
          </table:table-cell>
          <table:table-cell office:value-type="float" office:value="21.7" calcext:value-type="float">
            <text:p>21.7</text:p>
          </table:table-cell>
          <table:table-cell office:value-type="float" office:value="64.7" calcext:value-type="float">
            <text:p>64.7</text:p>
          </table:table-cell>
          <table:table-cell office:value-type="float" office:value="21.6" calcext:value-type="float">
            <text:p>21.6</text:p>
          </table:table-cell>
          <table:table-cell office:value-type="float" office:value="64.9" calcext:value-type="float">
            <text:p>64.9</text:p>
          </table:table-cell>
          <table:table-cell office:value-type="float" office:value="21.1" calcext:value-type="float">
            <text:p>21.1</text:p>
          </table:table-cell>
          <table:table-cell office:value-type="float" office:value="59.1" calcext:value-type="float">
            <text:p>59.1</text:p>
          </table:table-cell>
          <table:table-cell office:value-type="float" office:value="21.6" calcext:value-type="float">
            <text:p>21.6</text:p>
          </table:table-cell>
          <table:table-cell office:value-type="float" office:value="68.9" calcext:value-type="float">
            <text:p>68.9</text:p>
          </table:table-cell>
          <table:table-cell office:value-type="float" office:value="20.9" calcext:value-type="float">
            <text:p>20.9</text:p>
          </table:table-cell>
          <table:table-cell office:value-type="float" office:value="62.4" calcext:value-type="float">
            <text:p>62.4</text:p>
          </table:table-cell>
          <table:table-cell office:value-type="float" office:value="21.1" calcext:value-type="float">
            <text:p>21.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2-09-08 01:33</text:p>
          </table:table-cell>
          <table:table-cell office:value-type="float" office:value="21.7" calcext:value-type="float">
            <text:p>21.7</text:p>
          </table:table-cell>
          <table:table-cell office:value-type="float" office:value="64.7" calcext:value-type="float">
            <text:p>64.7</text:p>
          </table:table-cell>
          <table:table-cell office:value-type="float" office:value="21.6" calcext:value-type="float">
            <text:p>21.6</text:p>
          </table:table-cell>
          <table:table-cell office:value-type="float" office:value="65" calcext:value-type="float">
            <text:p>65</text:p>
          </table:table-cell>
          <table:table-cell office:value-type="float" office:value="21.1" calcext:value-type="float">
            <text:p>21.1</text:p>
          </table:table-cell>
          <table:table-cell office:value-type="float" office:value="59.1" calcext:value-type="float">
            <text:p>59.1</text:p>
          </table:table-cell>
          <table:table-cell office:value-type="float" office:value="21.6" calcext:value-type="float">
            <text:p>21.6</text:p>
          </table:table-cell>
          <table:table-cell office:value-type="float" office:value="68.8" calcext:value-type="float">
            <text:p>68.8</text:p>
          </table:table-cell>
          <table:table-cell office:value-type="float" office:value="20.9" calcext:value-type="float">
            <text:p>20.9</text:p>
          </table:table-cell>
          <table:table-cell office:value-type="float" office:value="62.4" calcext:value-type="float">
            <text:p>62.4</text:p>
          </table:table-cell>
          <table:table-cell office:value-type="float" office:value="21.1" calcext:value-type="float">
            <text:p>21.1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2-09-08 01:38</text:p>
          </table:table-cell>
          <table:table-cell office:value-type="float" office:value="21.7" calcext:value-type="float">
            <text:p>21.7</text:p>
          </table:table-cell>
          <table:table-cell office:value-type="float" office:value="64.8" calcext:value-type="float">
            <text:p>64.8</text:p>
          </table:table-cell>
          <table:table-cell office:value-type="float" office:value="21.6" calcext:value-type="float">
            <text:p>21.6</text:p>
          </table:table-cell>
          <table:table-cell office:value-type="float" office:value="64.9" calcext:value-type="float">
            <text:p>64.9</text:p>
          </table:table-cell>
          <table:table-cell office:value-type="float" office:value="21.1" calcext:value-type="float">
            <text:p>21.1</text:p>
          </table:table-cell>
          <table:table-cell office:value-type="float" office:value="59.1" calcext:value-type="float">
            <text:p>59.1</text:p>
          </table:table-cell>
          <table:table-cell office:value-type="float" office:value="21.6" calcext:value-type="float">
            <text:p>21.6</text:p>
          </table:table-cell>
          <table:table-cell office:value-type="float" office:value="68.8" calcext:value-type="float">
            <text:p>68.8</text:p>
          </table:table-cell>
          <table:table-cell office:value-type="float" office:value="20.9" calcext:value-type="float">
            <text:p>20.9</text:p>
          </table:table-cell>
          <table:table-cell office:value-type="float" office:value="62.4" calcext:value-type="float">
            <text:p>62.4</text:p>
          </table:table-cell>
          <table:table-cell office:value-type="float" office:value="21.1" calcext:value-type="float">
            <text:p>21.1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2-09-08 01:43</text:p>
          </table:table-cell>
          <table:table-cell office:value-type="float" office:value="21.7" calcext:value-type="float">
            <text:p>21.7</text:p>
          </table:table-cell>
          <table:table-cell office:value-type="float" office:value="64.8" calcext:value-type="float">
            <text:p>64.8</text:p>
          </table:table-cell>
          <table:table-cell office:value-type="float" office:value="21.6" calcext:value-type="float">
            <text:p>21.6</text:p>
          </table:table-cell>
          <table:table-cell office:value-type="float" office:value="64.9" calcext:value-type="float">
            <text:p>64.9</text:p>
          </table:table-cell>
          <table:table-cell office:value-type="float" office:value="21.1" calcext:value-type="float">
            <text:p>21.1</text:p>
          </table:table-cell>
          <table:table-cell office:value-type="float" office:value="59.1" calcext:value-type="float">
            <text:p>59.1</text:p>
          </table:table-cell>
          <table:table-cell office:value-type="float" office:value="21.6" calcext:value-type="float">
            <text:p>21.6</text:p>
          </table:table-cell>
          <table:table-cell office:value-type="float" office:value="69.1" calcext:value-type="float">
            <text:p>69.1</text:p>
          </table:table-cell>
          <table:table-cell office:value-type="float" office:value="20.9" calcext:value-type="float">
            <text:p>20.9</text:p>
          </table:table-cell>
          <table:table-cell office:value-type="float" office:value="62.4" calcext:value-type="float">
            <text:p>62.4</text:p>
          </table:table-cell>
          <table:table-cell office:value-type="float" office:value="21.1" calcext:value-type="float">
            <text:p>21.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2-09-08 01:48</text:p>
          </table:table-cell>
          <table:table-cell office:value-type="float" office:value="21.7" calcext:value-type="float">
            <text:p>21.7</text:p>
          </table:table-cell>
          <table:table-cell office:value-type="float" office:value="64.8" calcext:value-type="float">
            <text:p>64.8</text:p>
          </table:table-cell>
          <table:table-cell office:value-type="float" office:value="21.6" calcext:value-type="float">
            <text:p>21.6</text:p>
          </table:table-cell>
          <table:table-cell office:value-type="float" office:value="65.1" calcext:value-type="float">
            <text:p>65.1</text:p>
          </table:table-cell>
          <table:table-cell office:value-type="float" office:value="21.1" calcext:value-type="float">
            <text:p>21.1</text:p>
          </table:table-cell>
          <table:table-cell office:value-type="float" office:value="59.2" calcext:value-type="float">
            <text:p>59.2</text:p>
          </table:table-cell>
          <table:table-cell office:value-type="float" office:value="21.6" calcext:value-type="float">
            <text:p>21.6</text:p>
          </table:table-cell>
          <table:table-cell office:value-type="float" office:value="68.9" calcext:value-type="float">
            <text:p>68.9</text:p>
          </table:table-cell>
          <table:table-cell office:value-type="float" office:value="20.9" calcext:value-type="float">
            <text:p>20.9</text:p>
          </table:table-cell>
          <table:table-cell office:value-type="float" office:value="62.4" calcext:value-type="float">
            <text:p>62.4</text:p>
          </table:table-cell>
          <table:table-cell office:value-type="float" office:value="21.1" calcext:value-type="float">
            <text:p>21.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2-09-08 01:53</text:p>
          </table:table-cell>
          <table:table-cell office:value-type="float" office:value="21.7" calcext:value-type="float">
            <text:p>21.7</text:p>
          </table:table-cell>
          <table:table-cell office:value-type="float" office:value="64.8" calcext:value-type="float">
            <text:p>64.8</text:p>
          </table:table-cell>
          <table:table-cell office:value-type="float" office:value="21.6" calcext:value-type="float">
            <text:p>21.6</text:p>
          </table:table-cell>
          <table:table-cell office:value-type="float" office:value="64.8" calcext:value-type="float">
            <text:p>64.8</text:p>
          </table:table-cell>
          <table:table-cell office:value-type="float" office:value="21.1" calcext:value-type="float">
            <text:p>21.1</text:p>
          </table:table-cell>
          <table:table-cell office:value-type="float" office:value="59.2" calcext:value-type="float">
            <text:p>59.2</text:p>
          </table:table-cell>
          <table:table-cell office:value-type="float" office:value="21.6" calcext:value-type="float">
            <text:p>21.6</text:p>
          </table:table-cell>
          <table:table-cell office:value-type="float" office:value="68.8" calcext:value-type="float">
            <text:p>68.8</text:p>
          </table:table-cell>
          <table:table-cell office:value-type="float" office:value="20.9" calcext:value-type="float">
            <text:p>20.9</text:p>
          </table:table-cell>
          <table:table-cell office:value-type="float" office:value="62.5" calcext:value-type="float">
            <text:p>62.5</text:p>
          </table:table-cell>
          <table:table-cell office:value-type="float" office:value="21.1" calcext:value-type="float">
            <text:p>21.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2-09-08 01:58</text:p>
          </table:table-cell>
          <table:table-cell office:value-type="float" office:value="21.7" calcext:value-type="float">
            <text:p>21.7</text:p>
          </table:table-cell>
          <table:table-cell office:value-type="float" office:value="64.8" calcext:value-type="float">
            <text:p>64.8</text:p>
          </table:table-cell>
          <table:table-cell office:value-type="float" office:value="21.6" calcext:value-type="float">
            <text:p>21.6</text:p>
          </table:table-cell>
          <table:table-cell office:value-type="float" office:value="65" calcext:value-type="float">
            <text:p>65</text:p>
          </table:table-cell>
          <table:table-cell office:value-type="float" office:value="21.1" calcext:value-type="float">
            <text:p>21.1</text:p>
          </table:table-cell>
          <table:table-cell office:value-type="float" office:value="59.2" calcext:value-type="float">
            <text:p>59.2</text:p>
          </table:table-cell>
          <table:table-cell office:value-type="float" office:value="21.6" calcext:value-type="float">
            <text:p>21.6</text:p>
          </table:table-cell>
          <table:table-cell office:value-type="float" office:value="68.9" calcext:value-type="float">
            <text:p>68.9</text:p>
          </table:table-cell>
          <table:table-cell office:value-type="float" office:value="20.9" calcext:value-type="float">
            <text:p>20.9</text:p>
          </table:table-cell>
          <table:table-cell office:value-type="float" office:value="62.5" calcext:value-type="float">
            <text:p>62.5</text:p>
          </table:table-cell>
          <table:table-cell office:value-type="float" office:value="21.1" calcext:value-type="float">
            <text:p>21.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2-09-08 02:03</text:p>
          </table:table-cell>
          <table:table-cell office:value-type="float" office:value="21.7" calcext:value-type="float">
            <text:p>21.7</text:p>
          </table:table-cell>
          <table:table-cell office:value-type="float" office:value="64.8" calcext:value-type="float">
            <text:p>64.8</text:p>
          </table:table-cell>
          <table:table-cell office:value-type="float" office:value="21.6" calcext:value-type="float">
            <text:p>21.6</text:p>
          </table:table-cell>
          <table:table-cell office:value-type="float" office:value="64.9" calcext:value-type="float">
            <text:p>64.9</text:p>
          </table:table-cell>
          <table:table-cell office:value-type="float" office:value="21.1" calcext:value-type="float">
            <text:p>21.1</text:p>
          </table:table-cell>
          <table:table-cell office:value-type="float" office:value="59.1" calcext:value-type="float">
            <text:p>59.1</text:p>
          </table:table-cell>
          <table:table-cell office:value-type="float" office:value="21.6" calcext:value-type="float">
            <text:p>21.6</text:p>
          </table:table-cell>
          <table:table-cell office:value-type="float" office:value="69.1" calcext:value-type="float">
            <text:p>69.1</text:p>
          </table:table-cell>
          <table:table-cell office:value-type="float" office:value="20.9" calcext:value-type="float">
            <text:p>20.9</text:p>
          </table:table-cell>
          <table:table-cell office:value-type="float" office:value="62.5" calcext:value-type="float">
            <text:p>62.5</text:p>
          </table:table-cell>
          <table:table-cell office:value-type="float" office:value="21.1" calcext:value-type="float">
            <text:p>21.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2-09-08 02:08</text:p>
          </table:table-cell>
          <table:table-cell office:value-type="float" office:value="21.7" calcext:value-type="float">
            <text:p>21.7</text:p>
          </table:table-cell>
          <table:table-cell office:value-type="float" office:value="64.8" calcext:value-type="float">
            <text:p>64.8</text:p>
          </table:table-cell>
          <table:table-cell office:value-type="float" office:value="21.6" calcext:value-type="float">
            <text:p>21.6</text:p>
          </table:table-cell>
          <table:table-cell office:value-type="float" office:value="65.1" calcext:value-type="float">
            <text:p>65.1</text:p>
          </table:table-cell>
          <table:table-cell office:value-type="float" office:value="21.1" calcext:value-type="float">
            <text:p>21.1</text:p>
          </table:table-cell>
          <table:table-cell office:value-type="float" office:value="59.2" calcext:value-type="float">
            <text:p>59.2</text:p>
          </table:table-cell>
          <table:table-cell office:value-type="float" office:value="21.6" calcext:value-type="float">
            <text:p>21.6</text:p>
          </table:table-cell>
          <table:table-cell office:value-type="float" office:value="69" calcext:value-type="float">
            <text:p>69</text:p>
          </table:table-cell>
          <table:table-cell office:value-type="float" office:value="20.9" calcext:value-type="float">
            <text:p>20.9</text:p>
          </table:table-cell>
          <table:table-cell office:value-type="float" office:value="62.5" calcext:value-type="float">
            <text:p>62.5</text:p>
          </table:table-cell>
          <table:table-cell office:value-type="float" office:value="21.1" calcext:value-type="float">
            <text:p>21.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2-09-08 02:13</text:p>
          </table:table-cell>
          <table:table-cell office:value-type="float" office:value="21.6" calcext:value-type="float">
            <text:p>21.6</text:p>
          </table:table-cell>
          <table:table-cell office:value-type="float" office:value="64.8" calcext:value-type="float">
            <text:p>64.8</text:p>
          </table:table-cell>
          <table:table-cell office:value-type="float" office:value="21.6" calcext:value-type="float">
            <text:p>21.6</text:p>
          </table:table-cell>
          <table:table-cell office:value-type="float" office:value="64.9" calcext:value-type="float">
            <text:p>64.9</text:p>
          </table:table-cell>
          <table:table-cell office:value-type="float" office:value="21.1" calcext:value-type="float">
            <text:p>21.1</text:p>
          </table:table-cell>
          <table:table-cell office:value-type="float" office:value="59.2" calcext:value-type="float">
            <text:p>59.2</text:p>
          </table:table-cell>
          <table:table-cell office:value-type="float" office:value="21.5" calcext:value-type="float">
            <text:p>21.5</text:p>
          </table:table-cell>
          <table:table-cell office:value-type="float" office:value="69.2" calcext:value-type="float">
            <text:p>69.2</text:p>
          </table:table-cell>
          <table:table-cell office:value-type="float" office:value="20.9" calcext:value-type="float">
            <text:p>20.9</text:p>
          </table:table-cell>
          <table:table-cell office:value-type="float" office:value="62.5" calcext:value-type="float">
            <text:p>62.5</text:p>
          </table:table-cell>
          <table:table-cell office:value-type="float" office:value="21" calcext:value-type="float">
            <text:p>2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2-09-08 02:18</text:p>
          </table:table-cell>
          <table:table-cell office:value-type="float" office:value="21.6" calcext:value-type="float">
            <text:p>21.6</text:p>
          </table:table-cell>
          <table:table-cell office:value-type="float" office:value="64.8" calcext:value-type="float">
            <text:p>64.8</text:p>
          </table:table-cell>
          <table:table-cell office:value-type="float" office:value="21.6" calcext:value-type="float">
            <text:p>21.6</text:p>
          </table:table-cell>
          <table:table-cell office:value-type="float" office:value="65.1" calcext:value-type="float">
            <text:p>65.1</text:p>
          </table:table-cell>
          <table:table-cell office:value-type="float" office:value="21.1" calcext:value-type="float">
            <text:p>21.1</text:p>
          </table:table-cell>
          <table:table-cell office:value-type="float" office:value="59.1" calcext:value-type="float">
            <text:p>59.1</text:p>
          </table:table-cell>
          <table:table-cell office:value-type="float" office:value="21.5" calcext:value-type="float">
            <text:p>21.5</text:p>
          </table:table-cell>
          <table:table-cell office:value-type="float" office:value="69.1" calcext:value-type="float">
            <text:p>69.1</text:p>
          </table:table-cell>
          <table:table-cell office:value-type="float" office:value="20.9" calcext:value-type="float">
            <text:p>20.9</text:p>
          </table:table-cell>
          <table:table-cell office:value-type="float" office:value="62.5" calcext:value-type="float">
            <text:p>62.5</text:p>
          </table:table-cell>
          <table:table-cell office:value-type="float" office:value="21" calcext:value-type="float">
            <text:p>2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2-09-08 02:23</text:p>
          </table:table-cell>
          <table:table-cell office:value-type="float" office:value="21.6" calcext:value-type="float">
            <text:p>21.6</text:p>
          </table:table-cell>
          <table:table-cell office:value-type="float" office:value="64.8" calcext:value-type="float">
            <text:p>64.8</text:p>
          </table:table-cell>
          <table:table-cell office:value-type="float" office:value="21.6" calcext:value-type="float">
            <text:p>21.6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59.1" calcext:value-type="float">
            <text:p>59.1</text:p>
          </table:table-cell>
          <table:table-cell office:value-type="float" office:value="21.5" calcext:value-type="float">
            <text:p>21.5</text:p>
          </table:table-cell>
          <table:table-cell office:value-type="float" office:value="68.9" calcext:value-type="float">
            <text:p>68.9</text:p>
          </table:table-cell>
          <table:table-cell office:value-type="float" office:value="20.9" calcext:value-type="float">
            <text:p>20.9</text:p>
          </table:table-cell>
          <table:table-cell office:value-type="float" office:value="62.5" calcext:value-type="float">
            <text:p>62.5</text:p>
          </table:table-cell>
          <table:table-cell office:value-type="float" office:value="21.1" calcext:value-type="float">
            <text:p>21.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2-09-08 02:28</text:p>
          </table:table-cell>
          <table:table-cell office:value-type="float" office:value="21.6" calcext:value-type="float">
            <text:p>21.6</text:p>
          </table:table-cell>
          <table:table-cell office:value-type="float" office:value="64.7" calcext:value-type="float">
            <text:p>64.7</text:p>
          </table:table-cell>
          <table:table-cell office:value-type="float" office:value="21.6" calcext:value-type="float">
            <text:p>21.6</text:p>
          </table:table-cell>
          <table:table-cell office:value-type="float" office:value="64.9" calcext:value-type="float">
            <text:p>64.9</text:p>
          </table:table-cell>
          <table:table-cell office:value-type="float" office:value="21" calcext:value-type="float">
            <text:p>21</text:p>
          </table:table-cell>
          <table:table-cell office:value-type="float" office:value="59.1" calcext:value-type="float">
            <text:p>59.1</text:p>
          </table:table-cell>
          <table:table-cell office:value-type="float" office:value="21.6" calcext:value-type="float">
            <text:p>21.6</text:p>
          </table:table-cell>
          <table:table-cell office:value-type="float" office:value="68.8" calcext:value-type="float">
            <text:p>68.8</text:p>
          </table:table-cell>
          <table:table-cell office:value-type="float" office:value="20.9" calcext:value-type="float">
            <text:p>20.9</text:p>
          </table:table-cell>
          <table:table-cell office:value-type="float" office:value="62.5" calcext:value-type="float">
            <text:p>62.5</text:p>
          </table:table-cell>
          <table:table-cell office:value-type="float" office:value="21.1" calcext:value-type="float">
            <text:p>21.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2-09-08 02:33</text:p>
          </table:table-cell>
          <table:table-cell office:value-type="float" office:value="21.6" calcext:value-type="float">
            <text:p>21.6</text:p>
          </table:table-cell>
          <table:table-cell office:value-type="float" office:value="64.8" calcext:value-type="float">
            <text:p>64.8</text:p>
          </table:table-cell>
          <table:table-cell office:value-type="float" office:value="21.6" calcext:value-type="float">
            <text:p>21.6</text:p>
          </table:table-cell>
          <table:table-cell office:value-type="float" office:value="65.1" calcext:value-type="float">
            <text:p>65.1</text:p>
          </table:table-cell>
          <table:table-cell office:value-type="float" office:value="21" calcext:value-type="float">
            <text:p>21</text:p>
          </table:table-cell>
          <table:table-cell office:value-type="float" office:value="59.1" calcext:value-type="float">
            <text:p>59.1</text:p>
          </table:table-cell>
          <table:table-cell office:value-type="float" office:value="21.6" calcext:value-type="float">
            <text:p>21.6</text:p>
          </table:table-cell>
          <table:table-cell office:value-type="float" office:value="68.8" calcext:value-type="float">
            <text:p>68.8</text:p>
          </table:table-cell>
          <table:table-cell office:value-type="float" office:value="20.9" calcext:value-type="float">
            <text:p>20.9</text:p>
          </table:table-cell>
          <table:table-cell office:value-type="float" office:value="62.5" calcext:value-type="float">
            <text:p>62.5</text:p>
          </table:table-cell>
          <table:table-cell office:value-type="float" office:value="21.1" calcext:value-type="float">
            <text:p>21.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2-09-08 02:38</text:p>
          </table:table-cell>
          <table:table-cell office:value-type="float" office:value="21.6" calcext:value-type="float">
            <text:p>21.6</text:p>
          </table:table-cell>
          <table:table-cell office:value-type="float" office:value="64.8" calcext:value-type="float">
            <text:p>64.8</text:p>
          </table:table-cell>
          <table:table-cell office:value-type="float" office:value="21.6" calcext:value-type="float">
            <text:p>21.6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59.2" calcext:value-type="float">
            <text:p>59.2</text:p>
          </table:table-cell>
          <table:table-cell office:value-type="float" office:value="21.6" calcext:value-type="float">
            <text:p>21.6</text:p>
          </table:table-cell>
          <table:table-cell office:value-type="float" office:value="68.8" calcext:value-type="float">
            <text:p>68.8</text:p>
          </table:table-cell>
          <table:table-cell office:value-type="float" office:value="20.9" calcext:value-type="float">
            <text:p>20.9</text:p>
          </table:table-cell>
          <table:table-cell office:value-type="float" office:value="62.5" calcext:value-type="float">
            <text:p>62.5</text:p>
          </table:table-cell>
          <table:table-cell office:value-type="float" office:value="21" calcext:value-type="float">
            <text:p>2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2-09-08 02:43</text:p>
          </table:table-cell>
          <table:table-cell office:value-type="float" office:value="21.6" calcext:value-type="float">
            <text:p>21.6</text:p>
          </table:table-cell>
          <table:table-cell office:value-type="float" office:value="64.8" calcext:value-type="float">
            <text:p>64.8</text:p>
          </table:table-cell>
          <table:table-cell office:value-type="float" office:value="21.6" calcext:value-type="float">
            <text:p>21.6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59.1" calcext:value-type="float">
            <text:p>59.1</text:p>
          </table:table-cell>
          <table:table-cell office:value-type="float" office:value="21.5" calcext:value-type="float">
            <text:p>21.5</text:p>
          </table:table-cell>
          <table:table-cell office:value-type="float" office:value="69" calcext:value-type="float">
            <text:p>69</text:p>
          </table:table-cell>
          <table:table-cell office:value-type="float" office:value="20.9" calcext:value-type="float">
            <text:p>20.9</text:p>
          </table:table-cell>
          <table:table-cell office:value-type="float" office:value="62.5" calcext:value-type="float">
            <text:p>62.5</text:p>
          </table:table-cell>
          <table:table-cell office:value-type="float" office:value="21.1" calcext:value-type="float">
            <text:p>21.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2-09-08 02:48</text:p>
          </table:table-cell>
          <table:table-cell office:value-type="float" office:value="21.6" calcext:value-type="float">
            <text:p>21.6</text:p>
          </table:table-cell>
          <table:table-cell office:value-type="float" office:value="64.7" calcext:value-type="float">
            <text:p>64.7</text:p>
          </table:table-cell>
          <table:table-cell office:value-type="float" office:value="21.6" calcext:value-type="float">
            <text:p>21.6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59.1" calcext:value-type="float">
            <text:p>59.1</text:p>
          </table:table-cell>
          <table:table-cell office:value-type="float" office:value="21.6" calcext:value-type="float">
            <text:p>21.6</text:p>
          </table:table-cell>
          <table:table-cell office:value-type="float" office:value="68.9" calcext:value-type="float">
            <text:p>68.9</text:p>
          </table:table-cell>
          <table:table-cell office:value-type="float" office:value="20.9" calcext:value-type="float">
            <text:p>20.9</text:p>
          </table:table-cell>
          <table:table-cell office:value-type="float" office:value="62.5" calcext:value-type="float">
            <text:p>62.5</text:p>
          </table:table-cell>
          <table:table-cell office:value-type="float" office:value="21.1" calcext:value-type="float">
            <text:p>21.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2-09-08 02:53</text:p>
          </table:table-cell>
          <table:table-cell office:value-type="float" office:value="21.6" calcext:value-type="float">
            <text:p>21.6</text:p>
          </table:table-cell>
          <table:table-cell office:value-type="float" office:value="64.7" calcext:value-type="float">
            <text:p>64.7</text:p>
          </table:table-cell>
          <table:table-cell office:value-type="float" office:value="21.5" calcext:value-type="float">
            <text:p>21.5</text:p>
          </table:table-cell>
          <table:table-cell office:value-type="float" office:value="65" calcext:value-type="float">
            <text:p>65</text:p>
          </table:table-cell>
          <table:table-cell office:value-type="float" office:value="21.1" calcext:value-type="float">
            <text:p>21.1</text:p>
          </table:table-cell>
          <table:table-cell office:value-type="float" office:value="59.1" calcext:value-type="float">
            <text:p>59.1</text:p>
          </table:table-cell>
          <table:table-cell office:value-type="float" office:value="21.6" calcext:value-type="float">
            <text:p>21.6</text:p>
          </table:table-cell>
          <table:table-cell office:value-type="float" office:value="68.8" calcext:value-type="float">
            <text:p>68.8</text:p>
          </table:table-cell>
          <table:table-cell office:value-type="float" office:value="20.9" calcext:value-type="float">
            <text:p>20.9</text:p>
          </table:table-cell>
          <table:table-cell office:value-type="float" office:value="62.4" calcext:value-type="float">
            <text:p>62.4</text:p>
          </table:table-cell>
          <table:table-cell office:value-type="float" office:value="21" calcext:value-type="float">
            <text:p>21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2-09-08 02:58</text:p>
          </table:table-cell>
          <table:table-cell office:value-type="float" office:value="21.6" calcext:value-type="float">
            <text:p>21.6</text:p>
          </table:table-cell>
          <table:table-cell office:value-type="float" office:value="64.7" calcext:value-type="float">
            <text:p>64.7</text:p>
          </table:table-cell>
          <table:table-cell office:value-type="float" office:value="21.5" calcext:value-type="float">
            <text:p>21.5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59.1" calcext:value-type="float">
            <text:p>59.1</text:p>
          </table:table-cell>
          <table:table-cell office:value-type="float" office:value="21.6" calcext:value-type="float">
            <text:p>21.6</text:p>
          </table:table-cell>
          <table:table-cell office:value-type="float" office:value="69.1" calcext:value-type="float">
            <text:p>69.1</text:p>
          </table:table-cell>
          <table:table-cell office:value-type="float" office:value="20.9" calcext:value-type="float">
            <text:p>20.9</text:p>
          </table:table-cell>
          <table:table-cell office:value-type="float" office:value="62.4" calcext:value-type="float">
            <text:p>62.4</text:p>
          </table:table-cell>
          <table:table-cell office:value-type="float" office:value="21.1" calcext:value-type="float">
            <text:p>21.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2-09-08 03:03</text:p>
          </table:table-cell>
          <table:table-cell office:value-type="float" office:value="21.6" calcext:value-type="float">
            <text:p>21.6</text:p>
          </table:table-cell>
          <table:table-cell office:value-type="float" office:value="64.7" calcext:value-type="float">
            <text:p>64.7</text:p>
          </table:table-cell>
          <table:table-cell office:value-type="float" office:value="21.6" calcext:value-type="float">
            <text:p>21.6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59.1" calcext:value-type="float">
            <text:p>59.1</text:p>
          </table:table-cell>
          <table:table-cell office:value-type="float" office:value="21.5" calcext:value-type="float">
            <text:p>21.5</text:p>
          </table:table-cell>
          <table:table-cell office:value-type="float" office:value="69.1" calcext:value-type="float">
            <text:p>69.1</text:p>
          </table:table-cell>
          <table:table-cell office:value-type="float" office:value="20.9" calcext:value-type="float">
            <text:p>20.9</text:p>
          </table:table-cell>
          <table:table-cell office:value-type="float" office:value="62.4" calcext:value-type="float">
            <text:p>62.4</text:p>
          </table:table-cell>
          <table:table-cell office:value-type="float" office:value="21" calcext:value-type="float">
            <text:p>21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2-09-08 03:08</text:p>
          </table:table-cell>
          <table:table-cell office:value-type="float" office:value="21.6" calcext:value-type="float">
            <text:p>21.6</text:p>
          </table:table-cell>
          <table:table-cell office:value-type="float" office:value="64.8" calcext:value-type="float">
            <text:p>64.8</text:p>
          </table:table-cell>
          <table:table-cell office:value-type="float" office:value="21.6" calcext:value-type="float">
            <text:p>21.6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59.1" calcext:value-type="float">
            <text:p>59.1</text:p>
          </table:table-cell>
          <table:table-cell office:value-type="float" office:value="21.6" calcext:value-type="float">
            <text:p>21.6</text:p>
          </table:table-cell>
          <table:table-cell office:value-type="float" office:value="69" calcext:value-type="float">
            <text:p>69</text:p>
          </table:table-cell>
          <table:table-cell office:value-type="float" office:value="20.9" calcext:value-type="float">
            <text:p>20.9</text:p>
          </table:table-cell>
          <table:table-cell office:value-type="float" office:value="62.4" calcext:value-type="float">
            <text:p>62.4</text:p>
          </table:table-cell>
          <table:table-cell office:value-type="float" office:value="21.1" calcext:value-type="float">
            <text:p>21.1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2-09-08 03:13</text:p>
          </table:table-cell>
          <table:table-cell office:value-type="float" office:value="21.6" calcext:value-type="float">
            <text:p>21.6</text:p>
          </table:table-cell>
          <table:table-cell office:value-type="float" office:value="64.7" calcext:value-type="float">
            <text:p>64.7</text:p>
          </table:table-cell>
          <table:table-cell office:value-type="float" office:value="21.6" calcext:value-type="float">
            <text:p>21.6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59.1" calcext:value-type="float">
            <text:p>59.1</text:p>
          </table:table-cell>
          <table:table-cell office:value-type="float" office:value="21.6" calcext:value-type="float">
            <text:p>21.6</text:p>
          </table:table-cell>
          <table:table-cell office:value-type="float" office:value="69.2" calcext:value-type="float">
            <text:p>69.2</text:p>
          </table:table-cell>
          <table:table-cell office:value-type="float" office:value="20.8" calcext:value-type="float">
            <text:p>20.8</text:p>
          </table:table-cell>
          <table:table-cell office:value-type="float" office:value="62.5" calcext:value-type="float">
            <text:p>62.5</text:p>
          </table:table-cell>
          <table:table-cell office:value-type="float" office:value="21" calcext:value-type="float">
            <text:p>2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2-09-08 03:18</text:p>
          </table:table-cell>
          <table:table-cell office:value-type="float" office:value="21.6" calcext:value-type="float">
            <text:p>21.6</text:p>
          </table:table-cell>
          <table:table-cell office:value-type="float" office:value="64.7" calcext:value-type="float">
            <text:p>64.7</text:p>
          </table:table-cell>
          <table:table-cell office:value-type="float" office:value="21.6" calcext:value-type="float">
            <text:p>21.6</text:p>
          </table:table-cell>
          <table:table-cell office:value-type="float" office:value="65.2" calcext:value-type="float">
            <text:p>65.2</text:p>
          </table:table-cell>
          <table:table-cell office:value-type="float" office:value="21" calcext:value-type="float">
            <text:p>21</text:p>
          </table:table-cell>
          <table:table-cell office:value-type="float" office:value="59.1" calcext:value-type="float">
            <text:p>59.1</text:p>
          </table:table-cell>
          <table:table-cell office:value-type="float" office:value="21.6" calcext:value-type="float">
            <text:p>21.6</text:p>
          </table:table-cell>
          <table:table-cell office:value-type="float" office:value="68.6" calcext:value-type="float">
            <text:p>68.6</text:p>
          </table:table-cell>
          <table:table-cell office:value-type="float" office:value="20.8" calcext:value-type="float">
            <text:p>20.8</text:p>
          </table:table-cell>
          <table:table-cell office:value-type="float" office:value="62.4" calcext:value-type="float">
            <text:p>62.4</text:p>
          </table:table-cell>
          <table:table-cell office:value-type="float" office:value="21" calcext:value-type="float">
            <text:p>21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2-09-08 03:23</text:p>
          </table:table-cell>
          <table:table-cell office:value-type="float" office:value="21.6" calcext:value-type="float">
            <text:p>21.6</text:p>
          </table:table-cell>
          <table:table-cell office:value-type="float" office:value="64.7" calcext:value-type="float">
            <text:p>64.7</text:p>
          </table:table-cell>
          <table:table-cell office:value-type="float" office:value="21.5" calcext:value-type="float">
            <text:p>21.5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59.1" calcext:value-type="float">
            <text:p>59.1</text:p>
          </table:table-cell>
          <table:table-cell office:value-type="float" office:value="21.5" calcext:value-type="float">
            <text:p>21.5</text:p>
          </table:table-cell>
          <table:table-cell office:value-type="float" office:value="69" calcext:value-type="float">
            <text:p>69</text:p>
          </table:table-cell>
          <table:table-cell office:value-type="float" office:value="20.8" calcext:value-type="float">
            <text:p>20.8</text:p>
          </table:table-cell>
          <table:table-cell office:value-type="float" office:value="62.4" calcext:value-type="float">
            <text:p>62.4</text:p>
          </table:table-cell>
          <table:table-cell office:value-type="float" office:value="21" calcext:value-type="float">
            <text:p>21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2-09-08 03:28</text:p>
          </table:table-cell>
          <table:table-cell office:value-type="float" office:value="21.6" calcext:value-type="float">
            <text:p>21.6</text:p>
          </table:table-cell>
          <table:table-cell office:value-type="float" office:value="64.7" calcext:value-type="float">
            <text:p>64.7</text:p>
          </table:table-cell>
          <table:table-cell office:value-type="float" office:value="21.6" calcext:value-type="float">
            <text:p>21.6</text:p>
          </table:table-cell>
          <table:table-cell office:value-type="float" office:value="64.9" calcext:value-type="float">
            <text:p>64.9</text:p>
          </table:table-cell>
          <table:table-cell office:value-type="float" office:value="21" calcext:value-type="float">
            <text:p>21</text:p>
          </table:table-cell>
          <table:table-cell office:value-type="float" office:value="59.1" calcext:value-type="float">
            <text:p>59.1</text:p>
          </table:table-cell>
          <table:table-cell office:value-type="float" office:value="21.5" calcext:value-type="float">
            <text:p>21.5</text:p>
          </table:table-cell>
          <table:table-cell office:value-type="float" office:value="69.2" calcext:value-type="float">
            <text:p>69.2</text:p>
          </table:table-cell>
          <table:table-cell office:value-type="float" office:value="20.8" calcext:value-type="float">
            <text:p>20.8</text:p>
          </table:table-cell>
          <table:table-cell office:value-type="float" office:value="62.3" calcext:value-type="float">
            <text:p>62.3</text:p>
          </table:table-cell>
          <table:table-cell office:value-type="float" office:value="21" calcext:value-type="float">
            <text:p>2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2-09-08 03:33</text:p>
          </table:table-cell>
          <table:table-cell office:value-type="float" office:value="21.6" calcext:value-type="float">
            <text:p>21.6</text:p>
          </table:table-cell>
          <table:table-cell office:value-type="float" office:value="64.7" calcext:value-type="float">
            <text:p>64.7</text:p>
          </table:table-cell>
          <table:table-cell office:value-type="float" office:value="21.6" calcext:value-type="float">
            <text:p>21.6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59.3" calcext:value-type="float">
            <text:p>59.3</text:p>
          </table:table-cell>
          <table:table-cell office:value-type="float" office:value="21.5" calcext:value-type="float">
            <text:p>21.5</text:p>
          </table:table-cell>
          <table:table-cell office:value-type="float" office:value="69.1" calcext:value-type="float">
            <text:p>69.1</text:p>
          </table:table-cell>
          <table:table-cell office:value-type="float" office:value="20.9" calcext:value-type="float">
            <text:p>20.9</text:p>
          </table:table-cell>
          <table:table-cell office:value-type="float" office:value="62.4" calcext:value-type="float">
            <text:p>62.4</text:p>
          </table:table-cell>
          <table:table-cell office:value-type="float" office:value="21.1" calcext:value-type="float">
            <text:p>21.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2-09-08 03:38</text:p>
          </table:table-cell>
          <table:table-cell office:value-type="float" office:value="21.6" calcext:value-type="float">
            <text:p>21.6</text:p>
          </table:table-cell>
          <table:table-cell office:value-type="float" office:value="65" calcext:value-type="float">
            <text:p>65</text:p>
          </table:table-cell>
          <table:table-cell office:value-type="float" office:value="21.6" calcext:value-type="float">
            <text:p>21.6</text:p>
          </table:table-cell>
          <table:table-cell office:value-type="float" office:value="65.2" calcext:value-type="float">
            <text:p>65.2</text:p>
          </table:table-cell>
          <table:table-cell office:value-type="float" office:value="21" calcext:value-type="float">
            <text:p>21</text:p>
          </table:table-cell>
          <table:table-cell office:value-type="float" office:value="59.2" calcext:value-type="float">
            <text:p>59.2</text:p>
          </table:table-cell>
          <table:table-cell office:value-type="float" office:value="21.5" calcext:value-type="float">
            <text:p>21.5</text:p>
          </table:table-cell>
          <table:table-cell office:value-type="float" office:value="69.2" calcext:value-type="float">
            <text:p>69.2</text:p>
          </table:table-cell>
          <table:table-cell office:value-type="float" office:value="20.9" calcext:value-type="float">
            <text:p>20.9</text:p>
          </table:table-cell>
          <table:table-cell office:value-type="float" office:value="62.6" calcext:value-type="float">
            <text:p>62.6</text:p>
          </table:table-cell>
          <table:table-cell office:value-type="float" office:value="21.1" calcext:value-type="float">
            <text:p>21.1</text:p>
          </table:table-cell>
          <table:table-cell office:value-type="float" office:value="58.7" calcext:value-type="float">
            <text:p>58.7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2-09-08 03:43</text:p>
          </table:table-cell>
          <table:table-cell office:value-type="float" office:value="21.6" calcext:value-type="float">
            <text:p>21.6</text:p>
          </table:table-cell>
          <table:table-cell office:value-type="float" office:value="64.9" calcext:value-type="float">
            <text:p>64.9</text:p>
          </table:table-cell>
          <table:table-cell office:value-type="float" office:value="21.6" calcext:value-type="float">
            <text:p>21.6</text:p>
          </table:table-cell>
          <table:table-cell office:value-type="float" office:value="65.1" calcext:value-type="float">
            <text:p>65.1</text:p>
          </table:table-cell>
          <table:table-cell office:value-type="float" office:value="21" calcext:value-type="float">
            <text:p>21</text:p>
          </table:table-cell>
          <table:table-cell office:value-type="float" office:value="59.1" calcext:value-type="float">
            <text:p>59.1</text:p>
          </table:table-cell>
          <table:table-cell office:value-type="float" office:value="21.6" calcext:value-type="float">
            <text:p>21.6</text:p>
          </table:table-cell>
          <table:table-cell office:value-type="float" office:value="69.2" calcext:value-type="float">
            <text:p>69.2</text:p>
          </table:table-cell>
          <table:table-cell office:value-type="float" office:value="20.9" calcext:value-type="float">
            <text:p>20.9</text:p>
          </table:table-cell>
          <table:table-cell office:value-type="float" office:value="62.5" calcext:value-type="float">
            <text:p>62.5</text:p>
          </table:table-cell>
          <table:table-cell office:value-type="float" office:value="21" calcext:value-type="float">
            <text:p>2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2-09-08 03:48</text:p>
          </table:table-cell>
          <table:table-cell office:value-type="float" office:value="21.6" calcext:value-type="float">
            <text:p>21.6</text:p>
          </table:table-cell>
          <table:table-cell office:value-type="float" office:value="64.8" calcext:value-type="float">
            <text:p>64.8</text:p>
          </table:table-cell>
          <table:table-cell office:value-type="float" office:value="21.6" calcext:value-type="float">
            <text:p>21.6</text:p>
          </table:table-cell>
          <table:table-cell office:value-type="float" office:value="65.1" calcext:value-type="float">
            <text:p>65.1</text:p>
          </table:table-cell>
          <table:table-cell office:value-type="float" office:value="21" calcext:value-type="float">
            <text:p>21</text:p>
          </table:table-cell>
          <table:table-cell office:value-type="float" office:value="59.1" calcext:value-type="float">
            <text:p>59.1</text:p>
          </table:table-cell>
          <table:table-cell office:value-type="float" office:value="21.6" calcext:value-type="float">
            <text:p>21.6</text:p>
          </table:table-cell>
          <table:table-cell office:value-type="float" office:value="69.1" calcext:value-type="float">
            <text:p>69.1</text:p>
          </table:table-cell>
          <table:table-cell office:value-type="float" office:value="20.8" calcext:value-type="float">
            <text:p>20.8</text:p>
          </table:table-cell>
          <table:table-cell office:value-type="float" office:value="62.5" calcext:value-type="float">
            <text:p>62.5</text:p>
          </table:table-cell>
          <table:table-cell office:value-type="float" office:value="21.1" calcext:value-type="float">
            <text:p>21.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2-09-08 03:53</text:p>
          </table:table-cell>
          <table:table-cell office:value-type="float" office:value="21.6" calcext:value-type="float">
            <text:p>21.6</text:p>
          </table:table-cell>
          <table:table-cell office:value-type="float" office:value="64.8" calcext:value-type="float">
            <text:p>64.8</text:p>
          </table:table-cell>
          <table:table-cell office:value-type="float" office:value="21.5" calcext:value-type="float">
            <text:p>21.5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59.2" calcext:value-type="float">
            <text:p>59.2</text:p>
          </table:table-cell>
          <table:table-cell office:value-type="float" office:value="21.6" calcext:value-type="float">
            <text:p>21.6</text:p>
          </table:table-cell>
          <table:table-cell office:value-type="float" office:value="69.1" calcext:value-type="float">
            <text:p>69.1</text:p>
          </table:table-cell>
          <table:table-cell office:value-type="float" office:value="20.8" calcext:value-type="float">
            <text:p>20.8</text:p>
          </table:table-cell>
          <table:table-cell office:value-type="float" office:value="62.5" calcext:value-type="float">
            <text:p>62.5</text:p>
          </table:table-cell>
          <table:table-cell office:value-type="float" office:value="21.1" calcext:value-type="float">
            <text:p>21.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2-09-08 03:58</text:p>
          </table:table-cell>
          <table:table-cell office:value-type="float" office:value="21.6" calcext:value-type="float">
            <text:p>21.6</text:p>
          </table:table-cell>
          <table:table-cell office:value-type="float" office:value="64.8" calcext:value-type="float">
            <text:p>64.8</text:p>
          </table:table-cell>
          <table:table-cell office:value-type="float" office:value="21.6" calcext:value-type="float">
            <text:p>21.6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59.1" calcext:value-type="float">
            <text:p>59.1</text:p>
          </table:table-cell>
          <table:table-cell office:value-type="float" office:value="21.5" calcext:value-type="float">
            <text:p>21.5</text:p>
          </table:table-cell>
          <table:table-cell office:value-type="float" office:value="69.1" calcext:value-type="float">
            <text:p>69.1</text:p>
          </table:table-cell>
          <table:table-cell office:value-type="float" office:value="20.9" calcext:value-type="float">
            <text:p>20.9</text:p>
          </table:table-cell>
          <table:table-cell office:value-type="float" office:value="62.5" calcext:value-type="float">
            <text:p>62.5</text:p>
          </table:table-cell>
          <table:table-cell office:value-type="float" office:value="21.1" calcext:value-type="float">
            <text:p>21.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2-09-08 04:03</text:p>
          </table:table-cell>
          <table:table-cell office:value-type="float" office:value="21.6" calcext:value-type="float">
            <text:p>21.6</text:p>
          </table:table-cell>
          <table:table-cell office:value-type="float" office:value="64.8" calcext:value-type="float">
            <text:p>64.8</text:p>
          </table:table-cell>
          <table:table-cell office:value-type="float" office:value="21.6" calcext:value-type="float">
            <text:p>21.6</text:p>
          </table:table-cell>
          <table:table-cell office:value-type="float" office:value="65.1" calcext:value-type="float">
            <text:p>65.1</text:p>
          </table:table-cell>
          <table:table-cell office:value-type="float" office:value="21" calcext:value-type="float">
            <text:p>21</text:p>
          </table:table-cell>
          <table:table-cell office:value-type="float" office:value="59.1" calcext:value-type="float">
            <text:p>59.1</text:p>
          </table:table-cell>
          <table:table-cell office:value-type="float" office:value="21.6" calcext:value-type="float">
            <text:p>21.6</text:p>
          </table:table-cell>
          <table:table-cell office:value-type="float" office:value="68.9" calcext:value-type="float">
            <text:p>68.9</text:p>
          </table:table-cell>
          <table:table-cell office:value-type="float" office:value="20.8" calcext:value-type="float">
            <text:p>20.8</text:p>
          </table:table-cell>
          <table:table-cell office:value-type="float" office:value="62.5" calcext:value-type="float">
            <text:p>62.5</text:p>
          </table:table-cell>
          <table:table-cell office:value-type="float" office:value="21" calcext:value-type="float">
            <text:p>2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22-09-08 04:08</text:p>
          </table:table-cell>
          <table:table-cell office:value-type="float" office:value="21.6" calcext:value-type="float">
            <text:p>21.6</text:p>
          </table:table-cell>
          <table:table-cell office:value-type="float" office:value="64.8" calcext:value-type="float">
            <text:p>64.8</text:p>
          </table:table-cell>
          <table:table-cell office:value-type="float" office:value="21.6" calcext:value-type="float">
            <text:p>21.6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59.1" calcext:value-type="float">
            <text:p>59.1</text:p>
          </table:table-cell>
          <table:table-cell office:value-type="float" office:value="21.5" calcext:value-type="float">
            <text:p>21.5</text:p>
          </table:table-cell>
          <table:table-cell office:value-type="float" office:value="69.1" calcext:value-type="float">
            <text:p>69.1</text:p>
          </table:table-cell>
          <table:table-cell office:value-type="float" office:value="20.8" calcext:value-type="float">
            <text:p>20.8</text:p>
          </table:table-cell>
          <table:table-cell office:value-type="float" office:value="62.4" calcext:value-type="float">
            <text:p>62.4</text:p>
          </table:table-cell>
          <table:table-cell office:value-type="float" office:value="21" calcext:value-type="float">
            <text:p>21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2-09-08 04:13</text:p>
          </table:table-cell>
          <table:table-cell office:value-type="float" office:value="21.6" calcext:value-type="float">
            <text:p>21.6</text:p>
          </table:table-cell>
          <table:table-cell office:value-type="float" office:value="64.8" calcext:value-type="float">
            <text:p>64.8</text:p>
          </table:table-cell>
          <table:table-cell office:value-type="float" office:value="21.5" calcext:value-type="float">
            <text:p>21.5</text:p>
          </table:table-cell>
          <table:table-cell office:value-type="float" office:value="65.1" calcext:value-type="float">
            <text:p>65.1</text:p>
          </table:table-cell>
          <table:table-cell office:value-type="float" office:value="21" calcext:value-type="float">
            <text:p>21</text:p>
          </table:table-cell>
          <table:table-cell office:value-type="float" office:value="59.1" calcext:value-type="float">
            <text:p>59.1</text:p>
          </table:table-cell>
          <table:table-cell office:value-type="float" office:value="21.6" calcext:value-type="float">
            <text:p>21.6</text:p>
          </table:table-cell>
          <table:table-cell office:value-type="float" office:value="69.1" calcext:value-type="float">
            <text:p>69.1</text:p>
          </table:table-cell>
          <table:table-cell office:value-type="float" office:value="20.8" calcext:value-type="float">
            <text:p>20.8</text:p>
          </table:table-cell>
          <table:table-cell office:value-type="float" office:value="62.4" calcext:value-type="float">
            <text:p>62.4</text:p>
          </table:table-cell>
          <table:table-cell office:value-type="float" office:value="21" calcext:value-type="float">
            <text:p>2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2-09-08 04:18</text:p>
          </table:table-cell>
          <table:table-cell office:value-type="float" office:value="21.6" calcext:value-type="float">
            <text:p>21.6</text:p>
          </table:table-cell>
          <table:table-cell office:value-type="float" office:value="64.8" calcext:value-type="float">
            <text:p>64.8</text:p>
          </table:table-cell>
          <table:table-cell office:value-type="float" office:value="21.6" calcext:value-type="float">
            <text:p>21.6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59.1" calcext:value-type="float">
            <text:p>59.1</text:p>
          </table:table-cell>
          <table:table-cell office:value-type="float" office:value="21.5" calcext:value-type="float">
            <text:p>21.5</text:p>
          </table:table-cell>
          <table:table-cell office:value-type="float" office:value="68.9" calcext:value-type="float">
            <text:p>68.9</text:p>
          </table:table-cell>
          <table:table-cell office:value-type="float" office:value="20.8" calcext:value-type="float">
            <text:p>20.8</text:p>
          </table:table-cell>
          <table:table-cell office:value-type="float" office:value="62.4" calcext:value-type="float">
            <text:p>62.4</text:p>
          </table:table-cell>
          <table:table-cell office:value-type="float" office:value="21" calcext:value-type="float">
            <text:p>21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2-09-08 04:23</text:p>
          </table:table-cell>
          <table:table-cell office:value-type="float" office:value="21.6" calcext:value-type="float">
            <text:p>21.6</text:p>
          </table:table-cell>
          <table:table-cell office:value-type="float" office:value="64.7" calcext:value-type="float">
            <text:p>64.7</text:p>
          </table:table-cell>
          <table:table-cell office:value-type="float" office:value="21.5" calcext:value-type="float">
            <text:p>21.5</text:p>
          </table:table-cell>
          <table:table-cell office:value-type="float" office:value="65.1" calcext:value-type="float">
            <text:p>65.1</text:p>
          </table:table-cell>
          <table:table-cell office:value-type="float" office:value="21" calcext:value-type="float">
            <text:p>21</text:p>
          </table:table-cell>
          <table:table-cell office:value-type="float" office:value="59.1" calcext:value-type="float">
            <text:p>59.1</text:p>
          </table:table-cell>
          <table:table-cell office:value-type="float" office:value="21.5" calcext:value-type="float">
            <text:p>21.5</text:p>
          </table:table-cell>
          <table:table-cell office:value-type="float" office:value="68.9" calcext:value-type="float">
            <text:p>68.9</text:p>
          </table:table-cell>
          <table:table-cell office:value-type="float" office:value="20.8" calcext:value-type="float">
            <text:p>20.8</text:p>
          </table:table-cell>
          <table:table-cell office:value-type="float" office:value="62.4" calcext:value-type="float">
            <text:p>62.4</text:p>
          </table:table-cell>
          <table:table-cell office:value-type="float" office:value="21" calcext:value-type="float">
            <text:p>21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2-09-08 04:28</text:p>
          </table:table-cell>
          <table:table-cell office:value-type="float" office:value="21.6" calcext:value-type="float">
            <text:p>21.6</text:p>
          </table:table-cell>
          <table:table-cell office:value-type="float" office:value="64.7" calcext:value-type="float">
            <text:p>64.7</text:p>
          </table:table-cell>
          <table:table-cell office:value-type="float" office:value="21.5" calcext:value-type="float">
            <text:p>21.5</text:p>
          </table:table-cell>
          <table:table-cell office:value-type="float" office:value="64.9" calcext:value-type="float">
            <text:p>64.9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1.5" calcext:value-type="float">
            <text:p>21.5</text:p>
          </table:table-cell>
          <table:table-cell office:value-type="float" office:value="69" calcext:value-type="float">
            <text:p>69</text:p>
          </table:table-cell>
          <table:table-cell office:value-type="float" office:value="20.8" calcext:value-type="float">
            <text:p>20.8</text:p>
          </table:table-cell>
          <table:table-cell office:value-type="float" office:value="62.4" calcext:value-type="float">
            <text:p>62.4</text:p>
          </table:table-cell>
          <table:table-cell office:value-type="float" office:value="21" calcext:value-type="float">
            <text:p>21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2-09-08 04:33</text:p>
          </table:table-cell>
          <table:table-cell office:value-type="float" office:value="21.6" calcext:value-type="float">
            <text:p>21.6</text:p>
          </table:table-cell>
          <table:table-cell office:value-type="float" office:value="64.7" calcext:value-type="float">
            <text:p>64.7</text:p>
          </table:table-cell>
          <table:table-cell office:value-type="float" office:value="21.6" calcext:value-type="float">
            <text:p>21.6</text:p>
          </table:table-cell>
          <table:table-cell office:value-type="float" office:value="64.9" calcext:value-type="float">
            <text:p>64.9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1.5" calcext:value-type="float">
            <text:p>21.5</text:p>
          </table:table-cell>
          <table:table-cell office:value-type="float" office:value="69" calcext:value-type="float">
            <text:p>69</text:p>
          </table:table-cell>
          <table:table-cell office:value-type="float" office:value="20.8" calcext:value-type="float">
            <text:p>20.8</text:p>
          </table:table-cell>
          <table:table-cell office:value-type="float" office:value="62.3" calcext:value-type="float">
            <text:p>62.3</text:p>
          </table:table-cell>
          <table:table-cell office:value-type="float" office:value="21" calcext:value-type="float">
            <text:p>21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2-09-08 04:38</text:p>
          </table:table-cell>
          <table:table-cell office:value-type="float" office:value="21.6" calcext:value-type="float">
            <text:p>21.6</text:p>
          </table:table-cell>
          <table:table-cell office:value-type="float" office:value="64.7" calcext:value-type="float">
            <text:p>64.7</text:p>
          </table:table-cell>
          <table:table-cell office:value-type="float" office:value="21.5" calcext:value-type="float">
            <text:p>21.5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1.5" calcext:value-type="float">
            <text:p>21.5</text:p>
          </table:table-cell>
          <table:table-cell office:value-type="float" office:value="69" calcext:value-type="float">
            <text:p>69</text:p>
          </table:table-cell>
          <table:table-cell office:value-type="float" office:value="20.8" calcext:value-type="float">
            <text:p>20.8</text:p>
          </table:table-cell>
          <table:table-cell office:value-type="float" office:value="62.3" calcext:value-type="float">
            <text:p>62.3</text:p>
          </table:table-cell>
          <table:table-cell office:value-type="float" office:value="21" calcext:value-type="float">
            <text:p>21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2-09-08 04:43</text:p>
          </table:table-cell>
          <table:table-cell office:value-type="float" office:value="21.6" calcext:value-type="float">
            <text:p>21.6</text:p>
          </table:table-cell>
          <table:table-cell office:value-type="float" office:value="64.7" calcext:value-type="float">
            <text:p>64.7</text:p>
          </table:table-cell>
          <table:table-cell office:value-type="float" office:value="21.5" calcext:value-type="float">
            <text:p>21.5</text:p>
          </table:table-cell>
          <table:table-cell office:value-type="float" office:value="64.9" calcext:value-type="float">
            <text:p>64.9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1.5" calcext:value-type="float">
            <text:p>21.5</text:p>
          </table:table-cell>
          <table:table-cell office:value-type="float" office:value="69" calcext:value-type="float">
            <text:p>69</text:p>
          </table:table-cell>
          <table:table-cell office:value-type="float" office:value="20.8" calcext:value-type="float">
            <text:p>20.8</text:p>
          </table:table-cell>
          <table:table-cell office:value-type="float" office:value="62.3" calcext:value-type="float">
            <text:p>62.3</text:p>
          </table:table-cell>
          <table:table-cell office:value-type="float" office:value="21" calcext:value-type="float">
            <text:p>21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2-09-08 04:48</text:p>
          </table:table-cell>
          <table:table-cell office:value-type="float" office:value="21.6" calcext:value-type="float">
            <text:p>21.6</text:p>
          </table:table-cell>
          <table:table-cell office:value-type="float" office:value="64.7" calcext:value-type="float">
            <text:p>64.7</text:p>
          </table:table-cell>
          <table:table-cell office:value-type="float" office:value="21.6" calcext:value-type="float">
            <text:p>21.6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1.5" calcext:value-type="float">
            <text:p>21.5</text:p>
          </table:table-cell>
          <table:table-cell office:value-type="float" office:value="68.8" calcext:value-type="float">
            <text:p>68.8</text:p>
          </table:table-cell>
          <table:table-cell office:value-type="float" office:value="20.8" calcext:value-type="float">
            <text:p>20.8</text:p>
          </table:table-cell>
          <table:table-cell office:value-type="float" office:value="62.3" calcext:value-type="float">
            <text:p>62.3</text:p>
          </table:table-cell>
          <table:table-cell office:value-type="float" office:value="21" calcext:value-type="float">
            <text:p>21</text:p>
          </table:table-cell>
          <table:table-cell office:value-type="float" office:value="58.4" calcext:value-type="float">
            <text:p>58.4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2-09-08 04:53</text:p>
          </table:table-cell>
          <table:table-cell office:value-type="float" office:value="21.6" calcext:value-type="float">
            <text:p>21.6</text:p>
          </table:table-cell>
          <table:table-cell office:value-type="float" office:value="64.7" calcext:value-type="float">
            <text:p>64.7</text:p>
          </table:table-cell>
          <table:table-cell office:value-type="float" office:value="21.5" calcext:value-type="float">
            <text:p>21.5</text:p>
          </table:table-cell>
          <table:table-cell office:value-type="float" office:value="64.9" calcext:value-type="float">
            <text:p>64.9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1.6" calcext:value-type="float">
            <text:p>21.6</text:p>
          </table:table-cell>
          <table:table-cell office:value-type="float" office:value="68.8" calcext:value-type="float">
            <text:p>68.8</text:p>
          </table:table-cell>
          <table:table-cell office:value-type="float" office:value="20.8" calcext:value-type="float">
            <text:p>20.8</text:p>
          </table:table-cell>
          <table:table-cell office:value-type="float" office:value="62.3" calcext:value-type="float">
            <text:p>62.3</text:p>
          </table:table-cell>
          <table:table-cell office:value-type="float" office:value="21" calcext:value-type="float">
            <text:p>21</text:p>
          </table:table-cell>
          <table:table-cell office:value-type="float" office:value="58.4" calcext:value-type="float">
            <text:p>58.4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2-09-08 04:58</text:p>
          </table:table-cell>
          <table:table-cell office:value-type="float" office:value="21.6" calcext:value-type="float">
            <text:p>21.6</text:p>
          </table:table-cell>
          <table:table-cell office:value-type="float" office:value="64.7" calcext:value-type="float">
            <text:p>64.7</text:p>
          </table:table-cell>
          <table:table-cell office:value-type="float" office:value="21.6" calcext:value-type="float">
            <text:p>21.6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1.5" calcext:value-type="float">
            <text:p>21.5</text:p>
          </table:table-cell>
          <table:table-cell office:value-type="float" office:value="69" calcext:value-type="float">
            <text:p>69</text:p>
          </table:table-cell>
          <table:table-cell office:value-type="float" office:value="20.8" calcext:value-type="float">
            <text:p>20.8</text:p>
          </table:table-cell>
          <table:table-cell office:value-type="float" office:value="62.3" calcext:value-type="float">
            <text:p>62.3</text:p>
          </table:table-cell>
          <table:table-cell office:value-type="float" office:value="21" calcext:value-type="float">
            <text:p>21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2-09-08 05:03</text:p>
          </table:table-cell>
          <table:table-cell office:value-type="float" office:value="21.6" calcext:value-type="float">
            <text:p>21.6</text:p>
          </table:table-cell>
          <table:table-cell office:value-type="float" office:value="64.7" calcext:value-type="float">
            <text:p>64.7</text:p>
          </table:table-cell>
          <table:table-cell office:value-type="float" office:value="21.5" calcext:value-type="float">
            <text:p>21.5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1.5" calcext:value-type="float">
            <text:p>21.5</text:p>
          </table:table-cell>
          <table:table-cell office:value-type="float" office:value="69" calcext:value-type="float">
            <text:p>69</text:p>
          </table:table-cell>
          <table:table-cell office:value-type="float" office:value="20.8" calcext:value-type="float">
            <text:p>20.8</text:p>
          </table:table-cell>
          <table:table-cell office:value-type="float" office:value="62.3" calcext:value-type="float">
            <text:p>62.3</text:p>
          </table:table-cell>
          <table:table-cell office:value-type="float" office:value="21" calcext:value-type="float">
            <text:p>21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2-09-08 05:08</text:p>
          </table:table-cell>
          <table:table-cell office:value-type="float" office:value="21.6" calcext:value-type="float">
            <text:p>21.6</text:p>
          </table:table-cell>
          <table:table-cell office:value-type="float" office:value="64.7" calcext:value-type="float">
            <text:p>64.7</text:p>
          </table:table-cell>
          <table:table-cell office:value-type="float" office:value="21.5" calcext:value-type="float">
            <text:p>21.5</text:p>
          </table:table-cell>
          <table:table-cell office:value-type="float" office:value="64.9" calcext:value-type="float">
            <text:p>64.9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1.5" calcext:value-type="float">
            <text:p>21.5</text:p>
          </table:table-cell>
          <table:table-cell office:value-type="float" office:value="69" calcext:value-type="float">
            <text:p>69</text:p>
          </table:table-cell>
          <table:table-cell office:value-type="float" office:value="20.8" calcext:value-type="float">
            <text:p>20.8</text:p>
          </table:table-cell>
          <table:table-cell office:value-type="float" office:value="62.3" calcext:value-type="float">
            <text:p>62.3</text:p>
          </table:table-cell>
          <table:table-cell office:value-type="float" office:value="21" calcext:value-type="float">
            <text:p>21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2-09-08 05:13</text:p>
          </table:table-cell>
          <table:table-cell office:value-type="float" office:value="21.6" calcext:value-type="float">
            <text:p>21.6</text:p>
          </table:table-cell>
          <table:table-cell office:value-type="float" office:value="64.7" calcext:value-type="float">
            <text:p>64.7</text:p>
          </table:table-cell>
          <table:table-cell office:value-type="float" office:value="21.5" calcext:value-type="float">
            <text:p>21.5</text:p>
          </table:table-cell>
          <table:table-cell office:value-type="float" office:value="64.9" calcext:value-type="float">
            <text:p>64.9</text:p>
          </table:table-cell>
          <table:table-cell office:value-type="float" office:value="21" calcext:value-type="float">
            <text:p>21</text:p>
          </table:table-cell>
          <table:table-cell office:value-type="float" office:value="58.9" calcext:value-type="float">
            <text:p>58.9</text:p>
          </table:table-cell>
          <table:table-cell office:value-type="float" office:value="21.5" calcext:value-type="float">
            <text:p>21.5</text:p>
          </table:table-cell>
          <table:table-cell office:value-type="float" office:value="69.2" calcext:value-type="float">
            <text:p>69.2</text:p>
          </table:table-cell>
          <table:table-cell office:value-type="float" office:value="20.8" calcext:value-type="float">
            <text:p>20.8</text:p>
          </table:table-cell>
          <table:table-cell office:value-type="float" office:value="62.3" calcext:value-type="float">
            <text:p>62.3</text:p>
          </table:table-cell>
          <table:table-cell office:value-type="float" office:value="21" calcext:value-type="float">
            <text:p>21</text:p>
          </table:table-cell>
          <table:table-cell office:value-type="float" office:value="58.4" calcext:value-type="float">
            <text:p>58.4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2-09-08 05:18</text:p>
          </table:table-cell>
          <table:table-cell office:value-type="float" office:value="21.6" calcext:value-type="float">
            <text:p>21.6</text:p>
          </table:table-cell>
          <table:table-cell office:value-type="float" office:value="64.6" calcext:value-type="float">
            <text:p>64.6</text:p>
          </table:table-cell>
          <table:table-cell office:value-type="float" office:value="21.5" calcext:value-type="float">
            <text:p>21.5</text:p>
          </table:table-cell>
          <table:table-cell office:value-type="float" office:value="64.8" calcext:value-type="float">
            <text:p>64.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1.5" calcext:value-type="float">
            <text:p>21.5</text:p>
          </table:table-cell>
          <table:table-cell office:value-type="float" office:value="69" calcext:value-type="float">
            <text:p>69</text:p>
          </table:table-cell>
          <table:table-cell office:value-type="float" office:value="20.8" calcext:value-type="float">
            <text:p>20.8</text:p>
          </table:table-cell>
          <table:table-cell office:value-type="float" office:value="62.3" calcext:value-type="float">
            <text:p>62.3</text:p>
          </table:table-cell>
          <table:table-cell office:value-type="float" office:value="21" calcext:value-type="float">
            <text:p>21</text:p>
          </table:table-cell>
          <table:table-cell office:value-type="float" office:value="58.4" calcext:value-type="float">
            <text:p>58.4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2-09-08 05:23</text:p>
          </table:table-cell>
          <table:table-cell office:value-type="float" office:value="21.6" calcext:value-type="float">
            <text:p>21.6</text:p>
          </table:table-cell>
          <table:table-cell office:value-type="float" office:value="64.6" calcext:value-type="float">
            <text:p>64.6</text:p>
          </table:table-cell>
          <table:table-cell office:value-type="float" office:value="21.6" calcext:value-type="float">
            <text:p>21.6</text:p>
          </table:table-cell>
          <table:table-cell office:value-type="float" office:value="64.9" calcext:value-type="float">
            <text:p>64.9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1.5" calcext:value-type="float">
            <text:p>21.5</text:p>
          </table:table-cell>
          <table:table-cell office:value-type="float" office:value="68.6" calcext:value-type="float">
            <text:p>68.6</text:p>
          </table:table-cell>
          <table:table-cell office:value-type="float" office:value="20.8" calcext:value-type="float">
            <text:p>20.8</text:p>
          </table:table-cell>
          <table:table-cell office:value-type="float" office:value="62.3" calcext:value-type="float">
            <text:p>62.3</text:p>
          </table:table-cell>
          <table:table-cell office:value-type="float" office:value="21" calcext:value-type="float">
            <text:p>21</text:p>
          </table:table-cell>
          <table:table-cell office:value-type="float" office:value="58.4" calcext:value-type="float">
            <text:p>58.4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2-09-08 05:28</text:p>
          </table:table-cell>
          <table:table-cell office:value-type="float" office:value="21.6" calcext:value-type="float">
            <text:p>21.6</text:p>
          </table:table-cell>
          <table:table-cell office:value-type="float" office:value="64.6" calcext:value-type="float">
            <text:p>64.6</text:p>
          </table:table-cell>
          <table:table-cell office:value-type="float" office:value="21.5" calcext:value-type="float">
            <text:p>21.5</text:p>
          </table:table-cell>
          <table:table-cell office:value-type="float" office:value="64.8" calcext:value-type="float">
            <text:p>64.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1.5" calcext:value-type="float">
            <text:p>21.5</text:p>
          </table:table-cell>
          <table:table-cell office:value-type="float" office:value="69.1" calcext:value-type="float">
            <text:p>69.1</text:p>
          </table:table-cell>
          <table:table-cell office:value-type="float" office:value="20.8" calcext:value-type="float">
            <text:p>20.8</text:p>
          </table:table-cell>
          <table:table-cell office:value-type="float" office:value="62.2" calcext:value-type="float">
            <text:p>62.2</text:p>
          </table:table-cell>
          <table:table-cell office:value-type="float" office:value="21" calcext:value-type="float">
            <text:p>21</text:p>
          </table:table-cell>
          <table:table-cell office:value-type="float" office:value="58.4" calcext:value-type="float">
            <text:p>58.4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2-09-08 05:33</text:p>
          </table:table-cell>
          <table:table-cell office:value-type="float" office:value="21.6" calcext:value-type="float">
            <text:p>21.6</text:p>
          </table:table-cell>
          <table:table-cell office:value-type="float" office:value="64.6" calcext:value-type="float">
            <text:p>64.6</text:p>
          </table:table-cell>
          <table:table-cell office:value-type="float" office:value="21.6" calcext:value-type="float">
            <text:p>21.6</text:p>
          </table:table-cell>
          <table:table-cell office:value-type="float" office:value="64.8" calcext:value-type="float">
            <text:p>64.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1.6" calcext:value-type="float">
            <text:p>21.6</text:p>
          </table:table-cell>
          <table:table-cell office:value-type="float" office:value="68.9" calcext:value-type="float">
            <text:p>68.9</text:p>
          </table:table-cell>
          <table:table-cell office:value-type="float" office:value="20.8" calcext:value-type="float">
            <text:p>20.8</text:p>
          </table:table-cell>
          <table:table-cell office:value-type="float" office:value="62.3" calcext:value-type="float">
            <text:p>62.3</text:p>
          </table:table-cell>
          <table:table-cell office:value-type="float" office:value="21" calcext:value-type="float">
            <text:p>21</text:p>
          </table:table-cell>
          <table:table-cell office:value-type="float" office:value="58.4" calcext:value-type="float">
            <text:p>58.4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2-09-08 05:38</text:p>
          </table:table-cell>
          <table:table-cell office:value-type="float" office:value="21.6" calcext:value-type="float">
            <text:p>21.6</text:p>
          </table:table-cell>
          <table:table-cell office:value-type="float" office:value="64.6" calcext:value-type="float">
            <text:p>64.6</text:p>
          </table:table-cell>
          <table:table-cell office:value-type="float" office:value="21.5" calcext:value-type="float">
            <text:p>21.5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58.9" calcext:value-type="float">
            <text:p>58.9</text:p>
          </table:table-cell>
          <table:table-cell office:value-type="float" office:value="21.5" calcext:value-type="float">
            <text:p>21.5</text:p>
          </table:table-cell>
          <table:table-cell office:value-type="float" office:value="68.8" calcext:value-type="float">
            <text:p>68.8</text:p>
          </table:table-cell>
          <table:table-cell office:value-type="float" office:value="20.8" calcext:value-type="float">
            <text:p>20.8</text:p>
          </table:table-cell>
          <table:table-cell office:value-type="float" office:value="62.2" calcext:value-type="float">
            <text:p>62.2</text:p>
          </table:table-cell>
          <table:table-cell office:value-type="float" office:value="21" calcext:value-type="float">
            <text:p>21</text:p>
          </table:table-cell>
          <table:table-cell office:value-type="float" office:value="58.4" calcext:value-type="float">
            <text:p>58.4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2-09-08 05:43</text:p>
          </table:table-cell>
          <table:table-cell office:value-type="float" office:value="21.6" calcext:value-type="float">
            <text:p>21.6</text:p>
          </table:table-cell>
          <table:table-cell office:value-type="float" office:value="64.6" calcext:value-type="float">
            <text:p>64.6</text:p>
          </table:table-cell>
          <table:table-cell office:value-type="float" office:value="21.6" calcext:value-type="float">
            <text:p>21.6</text:p>
          </table:table-cell>
          <table:table-cell office:value-type="float" office:value="64.9" calcext:value-type="float">
            <text:p>64.9</text:p>
          </table:table-cell>
          <table:table-cell office:value-type="float" office:value="21" calcext:value-type="float">
            <text:p>21</text:p>
          </table:table-cell>
          <table:table-cell office:value-type="float" office:value="58.9" calcext:value-type="float">
            <text:p>58.9</text:p>
          </table:table-cell>
          <table:table-cell office:value-type="float" office:value="21.5" calcext:value-type="float">
            <text:p>21.5</text:p>
          </table:table-cell>
          <table:table-cell office:value-type="float" office:value="68.9" calcext:value-type="float">
            <text:p>68.9</text:p>
          </table:table-cell>
          <table:table-cell office:value-type="float" office:value="20.8" calcext:value-type="float">
            <text:p>20.8</text:p>
          </table:table-cell>
          <table:table-cell office:value-type="float" office:value="62.2" calcext:value-type="float">
            <text:p>62.2</text:p>
          </table:table-cell>
          <table:table-cell office:value-type="float" office:value="21" calcext:value-type="float">
            <text:p>21</text:p>
          </table:table-cell>
          <table:table-cell office:value-type="float" office:value="58.4" calcext:value-type="float">
            <text:p>58.4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2-09-08 05:48</text:p>
          </table:table-cell>
          <table:table-cell office:value-type="float" office:value="21.6" calcext:value-type="float">
            <text:p>21.6</text:p>
          </table:table-cell>
          <table:table-cell office:value-type="float" office:value="64.5" calcext:value-type="float">
            <text:p>64.5</text:p>
          </table:table-cell>
          <table:table-cell office:value-type="float" office:value="21.5" calcext:value-type="float">
            <text:p>21.5</text:p>
          </table:table-cell>
          <table:table-cell office:value-type="float" office:value="64.7" calcext:value-type="float">
            <text:p>64.7</text:p>
          </table:table-cell>
          <table:table-cell office:value-type="float" office:value="21" calcext:value-type="float">
            <text:p>21</text:p>
          </table:table-cell>
          <table:table-cell office:value-type="float" office:value="58.9" calcext:value-type="float">
            <text:p>58.9</text:p>
          </table:table-cell>
          <table:table-cell office:value-type="float" office:value="21.5" calcext:value-type="float">
            <text:p>21.5</text:p>
          </table:table-cell>
          <table:table-cell office:value-type="float" office:value="68.8" calcext:value-type="float">
            <text:p>68.8</text:p>
          </table:table-cell>
          <table:table-cell office:value-type="float" office:value="20.8" calcext:value-type="float">
            <text:p>20.8</text:p>
          </table:table-cell>
          <table:table-cell office:value-type="float" office:value="62.2" calcext:value-type="float">
            <text:p>62.2</text:p>
          </table:table-cell>
          <table:table-cell office:value-type="float" office:value="21" calcext:value-type="float">
            <text:p>21</text:p>
          </table:table-cell>
          <table:table-cell office:value-type="float" office:value="58.3" calcext:value-type="float">
            <text:p>58.3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2-09-08 05:53</text:p>
          </table:table-cell>
          <table:table-cell office:value-type="float" office:value="21.6" calcext:value-type="float">
            <text:p>21.6</text:p>
          </table:table-cell>
          <table:table-cell office:value-type="float" office:value="64.6" calcext:value-type="float">
            <text:p>64.6</text:p>
          </table:table-cell>
          <table:table-cell office:value-type="float" office:value="21.6" calcext:value-type="float">
            <text:p>21.6</text:p>
          </table:table-cell>
          <table:table-cell office:value-type="float" office:value="64.8" calcext:value-type="float">
            <text:p>64.8</text:p>
          </table:table-cell>
          <table:table-cell office:value-type="float" office:value="21" calcext:value-type="float">
            <text:p>21</text:p>
          </table:table-cell>
          <table:table-cell office:value-type="float" office:value="58.9" calcext:value-type="float">
            <text:p>58.9</text:p>
          </table:table-cell>
          <table:table-cell office:value-type="float" office:value="21.5" calcext:value-type="float">
            <text:p>21.5</text:p>
          </table:table-cell>
          <table:table-cell office:value-type="float" office:value="68.4" calcext:value-type="float">
            <text:p>68.4</text:p>
          </table:table-cell>
          <table:table-cell office:value-type="float" office:value="20.8" calcext:value-type="float">
            <text:p>20.8</text:p>
          </table:table-cell>
          <table:table-cell office:value-type="float" office:value="62.2" calcext:value-type="float">
            <text:p>62.2</text:p>
          </table:table-cell>
          <table:table-cell office:value-type="float" office:value="21" calcext:value-type="float">
            <text:p>21</text:p>
          </table:table-cell>
          <table:table-cell office:value-type="float" office:value="58.3" calcext:value-type="float">
            <text:p>58.3</text:p>
          </table:table-cell>
          <table:table-cell office:value-type="float" office:value="21.5" calcext:value-type="float">
            <text:p>21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2-09-08 05:58</text:p>
          </table:table-cell>
          <table:table-cell office:value-type="float" office:value="21.6" calcext:value-type="float">
            <text:p>21.6</text:p>
          </table:table-cell>
          <table:table-cell office:value-type="float" office:value="64.6" calcext:value-type="float">
            <text:p>64.6</text:p>
          </table:table-cell>
          <table:table-cell office:value-type="float" office:value="21.5" calcext:value-type="float">
            <text:p>21.5</text:p>
          </table:table-cell>
          <table:table-cell office:value-type="float" office:value="64.9" calcext:value-type="float">
            <text:p>64.9</text:p>
          </table:table-cell>
          <table:table-cell office:value-type="float" office:value="21" calcext:value-type="float">
            <text:p>21</text:p>
          </table:table-cell>
          <table:table-cell office:value-type="float" office:value="58.9" calcext:value-type="float">
            <text:p>58.9</text:p>
          </table:table-cell>
          <table:table-cell office:value-type="float" office:value="21.5" calcext:value-type="float">
            <text:p>21.5</text:p>
          </table:table-cell>
          <table:table-cell office:value-type="float" office:value="68.8" calcext:value-type="float">
            <text:p>68.8</text:p>
          </table:table-cell>
          <table:table-cell office:value-type="float" office:value="20.8" calcext:value-type="float">
            <text:p>20.8</text:p>
          </table:table-cell>
          <table:table-cell office:value-type="float" office:value="62.2" calcext:value-type="float">
            <text:p>62.2</text:p>
          </table:table-cell>
          <table:table-cell office:value-type="float" office:value="21" calcext:value-type="float">
            <text:p>21</text:p>
          </table:table-cell>
          <table:table-cell office:value-type="float" office:value="58.3" calcext:value-type="float">
            <text:p>58.3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2-09-08 06:03</text:p>
          </table:table-cell>
          <table:table-cell office:value-type="float" office:value="21.6" calcext:value-type="float">
            <text:p>21.6</text:p>
          </table:table-cell>
          <table:table-cell office:value-type="float" office:value="64.5" calcext:value-type="float">
            <text:p>64.5</text:p>
          </table:table-cell>
          <table:table-cell office:value-type="float" office:value="21.5" calcext:value-type="float">
            <text:p>21.5</text:p>
          </table:table-cell>
          <table:table-cell office:value-type="float" office:value="64.8" calcext:value-type="float">
            <text:p>64.8</text:p>
          </table:table-cell>
          <table:table-cell office:value-type="float" office:value="21" calcext:value-type="float">
            <text:p>21</text:p>
          </table:table-cell>
          <table:table-cell office:value-type="float" office:value="58.8" calcext:value-type="float">
            <text:p>58.8</text:p>
          </table:table-cell>
          <table:table-cell office:value-type="float" office:value="21.5" calcext:value-type="float">
            <text:p>21.5</text:p>
          </table:table-cell>
          <table:table-cell office:value-type="float" office:value="68.8" calcext:value-type="float">
            <text:p>68.8</text:p>
          </table:table-cell>
          <table:table-cell office:value-type="float" office:value="20.8" calcext:value-type="float">
            <text:p>20.8</text:p>
          </table:table-cell>
          <table:table-cell office:value-type="float" office:value="62.2" calcext:value-type="float">
            <text:p>62.2</text:p>
          </table:table-cell>
          <table:table-cell office:value-type="float" office:value="21" calcext:value-type="float">
            <text:p>21</text:p>
          </table:table-cell>
          <table:table-cell office:value-type="float" office:value="58.3" calcext:value-type="float">
            <text:p>58.3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2-09-08 06:08</text:p>
          </table:table-cell>
          <table:table-cell office:value-type="float" office:value="21.6" calcext:value-type="float">
            <text:p>21.6</text:p>
          </table:table-cell>
          <table:table-cell office:value-type="float" office:value="64.5" calcext:value-type="float">
            <text:p>64.5</text:p>
          </table:table-cell>
          <table:table-cell office:value-type="float" office:value="21.5" calcext:value-type="float">
            <text:p>21.5</text:p>
          </table:table-cell>
          <table:table-cell office:value-type="float" office:value="64.9" calcext:value-type="float">
            <text:p>64.9</text:p>
          </table:table-cell>
          <table:table-cell office:value-type="float" office:value="21" calcext:value-type="float">
            <text:p>21</text:p>
          </table:table-cell>
          <table:table-cell office:value-type="float" office:value="58.8" calcext:value-type="float">
            <text:p>58.8</text:p>
          </table:table-cell>
          <table:table-cell office:value-type="float" office:value="21.6" calcext:value-type="float">
            <text:p>21.6</text:p>
          </table:table-cell>
          <table:table-cell office:value-type="float" office:value="68.7" calcext:value-type="float">
            <text:p>68.7</text:p>
          </table:table-cell>
          <table:table-cell office:value-type="float" office:value="20.8" calcext:value-type="float">
            <text:p>20.8</text:p>
          </table:table-cell>
          <table:table-cell office:value-type="float" office:value="62.2" calcext:value-type="float">
            <text:p>62.2</text:p>
          </table:table-cell>
          <table:table-cell office:value-type="float" office:value="21" calcext:value-type="float">
            <text:p>21</text:p>
          </table:table-cell>
          <table:table-cell office:value-type="float" office:value="58.3" calcext:value-type="float">
            <text:p>58.3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2-09-08 06:13</text:p>
          </table:table-cell>
          <table:table-cell office:value-type="float" office:value="21.6" calcext:value-type="float">
            <text:p>21.6</text:p>
          </table:table-cell>
          <table:table-cell office:value-type="float" office:value="64.5" calcext:value-type="float">
            <text:p>64.5</text:p>
          </table:table-cell>
          <table:table-cell office:value-type="float" office:value="21.5" calcext:value-type="float">
            <text:p>21.5</text:p>
          </table:table-cell>
          <table:table-cell office:value-type="float" office:value="64.8" calcext:value-type="float">
            <text:p>64.8</text:p>
          </table:table-cell>
          <table:table-cell office:value-type="float" office:value="21" calcext:value-type="float">
            <text:p>21</text:p>
          </table:table-cell>
          <table:table-cell office:value-type="float" office:value="58.9" calcext:value-type="float">
            <text:p>58.9</text:p>
          </table:table-cell>
          <table:table-cell office:value-type="float" office:value="21.5" calcext:value-type="float">
            <text:p>21.5</text:p>
          </table:table-cell>
          <table:table-cell office:value-type="float" office:value="68.7" calcext:value-type="float">
            <text:p>68.7</text:p>
          </table:table-cell>
          <table:table-cell office:value-type="float" office:value="20.8" calcext:value-type="float">
            <text:p>20.8</text:p>
          </table:table-cell>
          <table:table-cell office:value-type="float" office:value="62.2" calcext:value-type="float">
            <text:p>62.2</text:p>
          </table:table-cell>
          <table:table-cell office:value-type="float" office:value="21" calcext:value-type="float">
            <text:p>21</text:p>
          </table:table-cell>
          <table:table-cell office:value-type="float" office:value="58.3" calcext:value-type="float">
            <text:p>58.3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2-09-08 06:18</text:p>
          </table:table-cell>
          <table:table-cell office:value-type="float" office:value="21.5" calcext:value-type="float">
            <text:p>21.5</text:p>
          </table:table-cell>
          <table:table-cell office:value-type="float" office:value="64.4" calcext:value-type="float">
            <text:p>64.4</text:p>
          </table:table-cell>
          <table:table-cell office:value-type="float" office:value="21.5" calcext:value-type="float">
            <text:p>21.5</text:p>
          </table:table-cell>
          <table:table-cell office:value-type="float" office:value="64.9" calcext:value-type="float">
            <text:p>64.9</text:p>
          </table:table-cell>
          <table:table-cell office:value-type="float" office:value="21" calcext:value-type="float">
            <text:p>21</text:p>
          </table:table-cell>
          <table:table-cell office:value-type="float" office:value="58.8" calcext:value-type="float">
            <text:p>58.8</text:p>
          </table:table-cell>
          <table:table-cell office:value-type="float" office:value="21.5" calcext:value-type="float">
            <text:p>21.5</text:p>
          </table:table-cell>
          <table:table-cell office:value-type="float" office:value="68.8" calcext:value-type="float">
            <text:p>68.8</text:p>
          </table:table-cell>
          <table:table-cell office:value-type="float" office:value="20.8" calcext:value-type="float">
            <text:p>20.8</text:p>
          </table:table-cell>
          <table:table-cell office:value-type="float" office:value="62.2" calcext:value-type="float">
            <text:p>62.2</text:p>
          </table:table-cell>
          <table:table-cell office:value-type="float" office:value="21" calcext:value-type="float">
            <text:p>21</text:p>
          </table:table-cell>
          <table:table-cell office:value-type="float" office:value="58.3" calcext:value-type="float">
            <text:p>58.3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2-09-08 06:23</text:p>
          </table:table-cell>
          <table:table-cell office:value-type="float" office:value="21.6" calcext:value-type="float">
            <text:p>21.6</text:p>
          </table:table-cell>
          <table:table-cell office:value-type="float" office:value="64.5" calcext:value-type="float">
            <text:p>64.5</text:p>
          </table:table-cell>
          <table:table-cell office:value-type="float" office:value="21.5" calcext:value-type="float">
            <text:p>21.5</text:p>
          </table:table-cell>
          <table:table-cell office:value-type="float" office:value="64.8" calcext:value-type="float">
            <text:p>64.8</text:p>
          </table:table-cell>
          <table:table-cell office:value-type="float" office:value="21" calcext:value-type="float">
            <text:p>21</text:p>
          </table:table-cell>
          <table:table-cell office:value-type="float" office:value="58.8" calcext:value-type="float">
            <text:p>58.8</text:p>
          </table:table-cell>
          <table:table-cell office:value-type="float" office:value="21.5" calcext:value-type="float">
            <text:p>21.5</text:p>
          </table:table-cell>
          <table:table-cell office:value-type="float" office:value="68.7" calcext:value-type="float">
            <text:p>68.7</text:p>
          </table:table-cell>
          <table:table-cell office:value-type="float" office:value="20.8" calcext:value-type="float">
            <text:p>20.8</text:p>
          </table:table-cell>
          <table:table-cell office:value-type="float" office:value="62.1" calcext:value-type="float">
            <text:p>62.1</text:p>
          </table:table-cell>
          <table:table-cell office:value-type="float" office:value="21" calcext:value-type="float">
            <text:p>21</text:p>
          </table:table-cell>
          <table:table-cell office:value-type="float" office:value="58.3" calcext:value-type="float">
            <text:p>58.3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2-09-08 06:28</text:p>
          </table:table-cell>
          <table:table-cell office:value-type="float" office:value="21.6" calcext:value-type="float">
            <text:p>21.6</text:p>
          </table:table-cell>
          <table:table-cell office:value-type="float" office:value="64.5" calcext:value-type="float">
            <text:p>64.5</text:p>
          </table:table-cell>
          <table:table-cell office:value-type="float" office:value="21.6" calcext:value-type="float">
            <text:p>21.6</text:p>
          </table:table-cell>
          <table:table-cell office:value-type="float" office:value="64.7" calcext:value-type="float">
            <text:p>64.7</text:p>
          </table:table-cell>
          <table:table-cell office:value-type="float" office:value="21" calcext:value-type="float">
            <text:p>21</text:p>
          </table:table-cell>
          <table:table-cell office:value-type="float" office:value="58.8" calcext:value-type="float">
            <text:p>58.8</text:p>
          </table:table-cell>
          <table:table-cell office:value-type="float" office:value="21.5" calcext:value-type="float">
            <text:p>21.5</text:p>
          </table:table-cell>
          <table:table-cell office:value-type="float" office:value="68.6" calcext:value-type="float">
            <text:p>68.6</text:p>
          </table:table-cell>
          <table:table-cell office:value-type="float" office:value="20.8" calcext:value-type="float">
            <text:p>20.8</text:p>
          </table:table-cell>
          <table:table-cell office:value-type="float" office:value="62.1" calcext:value-type="float">
            <text:p>62.1</text:p>
          </table:table-cell>
          <table:table-cell office:value-type="float" office:value="21" calcext:value-type="float">
            <text:p>21</text:p>
          </table:table-cell>
          <table:table-cell office:value-type="float" office:value="58.2" calcext:value-type="float">
            <text:p>58.2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2-09-08 06:33</text:p>
          </table:table-cell>
          <table:table-cell office:value-type="float" office:value="21.5" calcext:value-type="float">
            <text:p>21.5</text:p>
          </table:table-cell>
          <table:table-cell office:value-type="float" office:value="64.4" calcext:value-type="float">
            <text:p>64.4</text:p>
          </table:table-cell>
          <table:table-cell office:value-type="float" office:value="21.5" calcext:value-type="float">
            <text:p>21.5</text:p>
          </table:table-cell>
          <table:table-cell office:value-type="float" office:value="64.8" calcext:value-type="float">
            <text:p>64.8</text:p>
          </table:table-cell>
          <table:table-cell office:value-type="float" office:value="21" calcext:value-type="float">
            <text:p>21</text:p>
          </table:table-cell>
          <table:table-cell office:value-type="float" office:value="58.8" calcext:value-type="float">
            <text:p>58.8</text:p>
          </table:table-cell>
          <table:table-cell office:value-type="float" office:value="21.4" calcext:value-type="float">
            <text:p>21.4</text:p>
          </table:table-cell>
          <table:table-cell office:value-type="float" office:value="68.8" calcext:value-type="float">
            <text:p>68.8</text:p>
          </table:table-cell>
          <table:table-cell office:value-type="float" office:value="20.8" calcext:value-type="float">
            <text:p>20.8</text:p>
          </table:table-cell>
          <table:table-cell office:value-type="float" office:value="62.1" calcext:value-type="float">
            <text:p>62.1</text:p>
          </table:table-cell>
          <table:table-cell office:value-type="float" office:value="21" calcext:value-type="float">
            <text:p>21</text:p>
          </table:table-cell>
          <table:table-cell office:value-type="float" office:value="58.3" calcext:value-type="float">
            <text:p>58.3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2-09-08 06:38</text:p>
          </table:table-cell>
          <table:table-cell office:value-type="float" office:value="21.5" calcext:value-type="float">
            <text:p>21.5</text:p>
          </table:table-cell>
          <table:table-cell office:value-type="float" office:value="64.4" calcext:value-type="float">
            <text:p>64.4</text:p>
          </table:table-cell>
          <table:table-cell office:value-type="float" office:value="21.6" calcext:value-type="float">
            <text:p>21.6</text:p>
          </table:table-cell>
          <table:table-cell office:value-type="float" office:value="64.7" calcext:value-type="float">
            <text:p>64.7</text:p>
          </table:table-cell>
          <table:table-cell office:value-type="float" office:value="21" calcext:value-type="float">
            <text:p>21</text:p>
          </table:table-cell>
          <table:table-cell office:value-type="float" office:value="58.7" calcext:value-type="float">
            <text:p>58.7</text:p>
          </table:table-cell>
          <table:table-cell office:value-type="float" office:value="21.5" calcext:value-type="float">
            <text:p>21.5</text:p>
          </table:table-cell>
          <table:table-cell office:value-type="float" office:value="68.6" calcext:value-type="float">
            <text:p>68.6</text:p>
          </table:table-cell>
          <table:table-cell office:value-type="float" office:value="20.8" calcext:value-type="float">
            <text:p>20.8</text:p>
          </table:table-cell>
          <table:table-cell office:value-type="float" office:value="62.1" calcext:value-type="float">
            <text:p>62.1</text:p>
          </table:table-cell>
          <table:table-cell office:value-type="float" office:value="21" calcext:value-type="float">
            <text:p>21</text:p>
          </table:table-cell>
          <table:table-cell office:value-type="float" office:value="58.2" calcext:value-type="float">
            <text:p>58.2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2-09-08 06:43</text:p>
          </table:table-cell>
          <table:table-cell office:value-type="float" office:value="21.5" calcext:value-type="float">
            <text:p>21.5</text:p>
          </table:table-cell>
          <table:table-cell office:value-type="float" office:value="64.3" calcext:value-type="float">
            <text:p>64.3</text:p>
          </table:table-cell>
          <table:table-cell office:value-type="float" office:value="21.5" calcext:value-type="float">
            <text:p>21.5</text:p>
          </table:table-cell>
          <table:table-cell office:value-type="float" office:value="64.6" calcext:value-type="float">
            <text:p>64.6</text:p>
          </table:table-cell>
          <table:table-cell office:value-type="float" office:value="21" calcext:value-type="float">
            <text:p>21</text:p>
          </table:table-cell>
          <table:table-cell office:value-type="float" office:value="58.8" calcext:value-type="float">
            <text:p>58.8</text:p>
          </table:table-cell>
          <table:table-cell office:value-type="float" office:value="21.5" calcext:value-type="float">
            <text:p>21.5</text:p>
          </table:table-cell>
          <table:table-cell office:value-type="float" office:value="68.5" calcext:value-type="float">
            <text:p>68.5</text:p>
          </table:table-cell>
          <table:table-cell office:value-type="float" office:value="20.8" calcext:value-type="float">
            <text:p>20.8</text:p>
          </table:table-cell>
          <table:table-cell office:value-type="float" office:value="62.1" calcext:value-type="float">
            <text:p>62.1</text:p>
          </table:table-cell>
          <table:table-cell office:value-type="float" office:value="21" calcext:value-type="float">
            <text:p>21</text:p>
          </table:table-cell>
          <table:table-cell office:value-type="float" office:value="58.2" calcext:value-type="float">
            <text:p>58.2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2-09-08 06:48</text:p>
          </table:table-cell>
          <table:table-cell office:value-type="float" office:value="21.6" calcext:value-type="float">
            <text:p>21.6</text:p>
          </table:table-cell>
          <table:table-cell office:value-type="float" office:value="64.4" calcext:value-type="float">
            <text:p>64.4</text:p>
          </table:table-cell>
          <table:table-cell office:value-type="float" office:value="21.5" calcext:value-type="float">
            <text:p>21.5</text:p>
          </table:table-cell>
          <table:table-cell office:value-type="float" office:value="64.8" calcext:value-type="float">
            <text:p>64.8</text:p>
          </table:table-cell>
          <table:table-cell office:value-type="float" office:value="21" calcext:value-type="float">
            <text:p>21</text:p>
          </table:table-cell>
          <table:table-cell office:value-type="float" office:value="58.7" calcext:value-type="float">
            <text:p>58.7</text:p>
          </table:table-cell>
          <table:table-cell office:value-type="float" office:value="21.5" calcext:value-type="float">
            <text:p>21.5</text:p>
          </table:table-cell>
          <table:table-cell office:value-type="float" office:value="68.5" calcext:value-type="float">
            <text:p>68.5</text:p>
          </table:table-cell>
          <table:table-cell office:value-type="float" office:value="20.8" calcext:value-type="float">
            <text:p>20.8</text:p>
          </table:table-cell>
          <table:table-cell office:value-type="float" office:value="62.1" calcext:value-type="float">
            <text:p>62.1</text:p>
          </table:table-cell>
          <table:table-cell office:value-type="float" office:value="21" calcext:value-type="float">
            <text:p>21</text:p>
          </table:table-cell>
          <table:table-cell office:value-type="float" office:value="58.2" calcext:value-type="float">
            <text:p>58.2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2-09-08 06:53</text:p>
          </table:table-cell>
          <table:table-cell office:value-type="float" office:value="21.5" calcext:value-type="float">
            <text:p>21.5</text:p>
          </table:table-cell>
          <table:table-cell office:value-type="float" office:value="64.3" calcext:value-type="float">
            <text:p>64.3</text:p>
          </table:table-cell>
          <table:table-cell office:value-type="float" office:value="21.6" calcext:value-type="float">
            <text:p>21.6</text:p>
          </table:table-cell>
          <table:table-cell office:value-type="float" office:value="64.7" calcext:value-type="float">
            <text:p>64.7</text:p>
          </table:table-cell>
          <table:table-cell office:value-type="float" office:value="21" calcext:value-type="float">
            <text:p>21</text:p>
          </table:table-cell>
          <table:table-cell office:value-type="float" office:value="58.7" calcext:value-type="float">
            <text:p>58.7</text:p>
          </table:table-cell>
          <table:table-cell office:value-type="float" office:value="21.5" calcext:value-type="float">
            <text:p>21.5</text:p>
          </table:table-cell>
          <table:table-cell office:value-type="float" office:value="68.6" calcext:value-type="float">
            <text:p>68.6</text:p>
          </table:table-cell>
          <table:table-cell office:value-type="float" office:value="20.8" calcext:value-type="float">
            <text:p>20.8</text:p>
          </table:table-cell>
          <table:table-cell office:value-type="float" office:value="62.1" calcext:value-type="float">
            <text:p>62.1</text:p>
          </table:table-cell>
          <table:table-cell office:value-type="float" office:value="21" calcext:value-type="float">
            <text:p>21</text:p>
          </table:table-cell>
          <table:table-cell office:value-type="float" office:value="58.2" calcext:value-type="float">
            <text:p>58.2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2-09-08 06:58</text:p>
          </table:table-cell>
          <table:table-cell office:value-type="float" office:value="21.5" calcext:value-type="float">
            <text:p>21.5</text:p>
          </table:table-cell>
          <table:table-cell office:value-type="float" office:value="64.3" calcext:value-type="float">
            <text:p>64.3</text:p>
          </table:table-cell>
          <table:table-cell office:value-type="float" office:value="21.5" calcext:value-type="float">
            <text:p>21.5</text:p>
          </table:table-cell>
          <table:table-cell office:value-type="float" office:value="64.9" calcext:value-type="float">
            <text:p>64.9</text:p>
          </table:table-cell>
          <table:table-cell office:value-type="float" office:value="21" calcext:value-type="float">
            <text:p>21</text:p>
          </table:table-cell>
          <table:table-cell office:value-type="float" office:value="58.7" calcext:value-type="float">
            <text:p>58.7</text:p>
          </table:table-cell>
          <table:table-cell office:value-type="float" office:value="21.6" calcext:value-type="float">
            <text:p>21.6</text:p>
          </table:table-cell>
          <table:table-cell office:value-type="float" office:value="68.7" calcext:value-type="float">
            <text:p>68.7</text:p>
          </table:table-cell>
          <table:table-cell office:value-type="float" office:value="20.8" calcext:value-type="float">
            <text:p>20.8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58.2" calcext:value-type="float">
            <text:p>58.2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2-09-08 07:03</text:p>
          </table:table-cell>
          <table:table-cell office:value-type="float" office:value="21.5" calcext:value-type="float">
            <text:p>21.5</text:p>
          </table:table-cell>
          <table:table-cell office:value-type="float" office:value="64.3" calcext:value-type="float">
            <text:p>64.3</text:p>
          </table:table-cell>
          <table:table-cell office:value-type="float" office:value="21.5" calcext:value-type="float">
            <text:p>21.5</text:p>
          </table:table-cell>
          <table:table-cell office:value-type="float" office:value="64.9" calcext:value-type="float">
            <text:p>64.9</text:p>
          </table:table-cell>
          <table:table-cell office:value-type="float" office:value="21" calcext:value-type="float">
            <text:p>21</text:p>
          </table:table-cell>
          <table:table-cell office:value-type="float" office:value="58.7" calcext:value-type="float">
            <text:p>58.7</text:p>
          </table:table-cell>
          <table:table-cell office:value-type="float" office:value="21.5" calcext:value-type="float">
            <text:p>21.5</text:p>
          </table:table-cell>
          <table:table-cell office:value-type="float" office:value="68.6" calcext:value-type="float">
            <text:p>68.6</text:p>
          </table:table-cell>
          <table:table-cell office:value-type="float" office:value="20.8" calcext:value-type="float">
            <text:p>20.8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58.2" calcext:value-type="float">
            <text:p>58.2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2-09-08 07:08</text:p>
          </table:table-cell>
          <table:table-cell office:value-type="float" office:value="21.5" calcext:value-type="float">
            <text:p>21.5</text:p>
          </table:table-cell>
          <table:table-cell office:value-type="float" office:value="64.2" calcext:value-type="float">
            <text:p>64.2</text:p>
          </table:table-cell>
          <table:table-cell office:value-type="float" office:value="21.5" calcext:value-type="float">
            <text:p>21.5</text:p>
          </table:table-cell>
          <table:table-cell office:value-type="float" office:value="64.6" calcext:value-type="float">
            <text:p>64.6</text:p>
          </table:table-cell>
          <table:table-cell office:value-type="float" office:value="21" calcext:value-type="float">
            <text:p>21</text:p>
          </table:table-cell>
          <table:table-cell office:value-type="float" office:value="58.7" calcext:value-type="float">
            <text:p>58.7</text:p>
          </table:table-cell>
          <table:table-cell office:value-type="float" office:value="21.5" calcext:value-type="float">
            <text:p>21.5</text:p>
          </table:table-cell>
          <table:table-cell office:value-type="float" office:value="68.5" calcext:value-type="float">
            <text:p>68.5</text:p>
          </table:table-cell>
          <table:table-cell office:value-type="float" office:value="20.8" calcext:value-type="float">
            <text:p>20.8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58.2" calcext:value-type="float">
            <text:p>58.2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22-09-08 07:13</text:p>
          </table:table-cell>
          <table:table-cell office:value-type="float" office:value="21.5" calcext:value-type="float">
            <text:p>21.5</text:p>
          </table:table-cell>
          <table:table-cell office:value-type="float" office:value="64.2" calcext:value-type="float">
            <text:p>64.2</text:p>
          </table:table-cell>
          <table:table-cell office:value-type="float" office:value="21.5" calcext:value-type="float">
            <text:p>21.5</text:p>
          </table:table-cell>
          <table:table-cell office:value-type="float" office:value="64.7" calcext:value-type="float">
            <text:p>64.7</text:p>
          </table:table-cell>
          <table:table-cell office:value-type="float" office:value="21" calcext:value-type="float">
            <text:p>21</text:p>
          </table:table-cell>
          <table:table-cell office:value-type="float" office:value="58.7" calcext:value-type="float">
            <text:p>58.7</text:p>
          </table:table-cell>
          <table:table-cell office:value-type="float" office:value="21.5" calcext:value-type="float">
            <text:p>21.5</text:p>
          </table:table-cell>
          <table:table-cell office:value-type="float" office:value="68.7" calcext:value-type="float">
            <text:p>68.7</text:p>
          </table:table-cell>
          <table:table-cell office:value-type="float" office:value="20.8" calcext:value-type="float">
            <text:p>20.8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58.2" calcext:value-type="float">
            <text:p>58.2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22-09-08 07:18</text:p>
          </table:table-cell>
          <table:table-cell office:value-type="float" office:value="21.5" calcext:value-type="float">
            <text:p>21.5</text:p>
          </table:table-cell>
          <table:table-cell office:value-type="float" office:value="64.2" calcext:value-type="float">
            <text:p>64.2</text:p>
          </table:table-cell>
          <table:table-cell office:value-type="float" office:value="21.5" calcext:value-type="float">
            <text:p>21.5</text:p>
          </table:table-cell>
          <table:table-cell office:value-type="float" office:value="64.6" calcext:value-type="float">
            <text:p>64.6</text:p>
          </table:table-cell>
          <table:table-cell office:value-type="float" office:value="21" calcext:value-type="float">
            <text:p>21</text:p>
          </table:table-cell>
          <table:table-cell office:value-type="float" office:value="58.7" calcext:value-type="float">
            <text:p>58.7</text:p>
          </table:table-cell>
          <table:table-cell office:value-type="float" office:value="21.5" calcext:value-type="float">
            <text:p>21.5</text:p>
          </table:table-cell>
          <table:table-cell office:value-type="float" office:value="68.2" calcext:value-type="float">
            <text:p>68.2</text:p>
          </table:table-cell>
          <table:table-cell office:value-type="float" office:value="20.8" calcext:value-type="float">
            <text:p>20.8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58.1" calcext:value-type="float">
            <text:p>58.1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22-09-08 07:23</text:p>
          </table:table-cell>
          <table:table-cell office:value-type="float" office:value="21.5" calcext:value-type="float">
            <text:p>21.5</text:p>
          </table:table-cell>
          <table:table-cell office:value-type="float" office:value="64.2" calcext:value-type="float">
            <text:p>64.2</text:p>
          </table:table-cell>
          <table:table-cell office:value-type="float" office:value="21.5" calcext:value-type="float">
            <text:p>21.5</text:p>
          </table:table-cell>
          <table:table-cell office:value-type="float" office:value="64.6" calcext:value-type="float">
            <text:p>64.6</text:p>
          </table:table-cell>
          <table:table-cell office:value-type="float" office:value="21" calcext:value-type="float">
            <text:p>2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8.6" calcext:value-type="float">
            <text:p>68.6</text:p>
          </table:table-cell>
          <table:table-cell office:value-type="float" office:value="20.8" calcext:value-type="float">
            <text:p>20.8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58.1" calcext:value-type="float">
            <text:p>58.1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22-09-08 07:28</text:p>
          </table:table-cell>
          <table:table-cell office:value-type="float" office:value="21.5" calcext:value-type="float">
            <text:p>21.5</text:p>
          </table:table-cell>
          <table:table-cell office:value-type="float" office:value="64.2" calcext:value-type="float">
            <text:p>64.2</text:p>
          </table:table-cell>
          <table:table-cell office:value-type="float" office:value="21.5" calcext:value-type="float">
            <text:p>21.5</text:p>
          </table:table-cell>
          <table:table-cell office:value-type="float" office:value="64.7" calcext:value-type="float">
            <text:p>64.7</text:p>
          </table:table-cell>
          <table:table-cell office:value-type="float" office:value="21" calcext:value-type="float">
            <text:p>2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8.4" calcext:value-type="float">
            <text:p>68.4</text:p>
          </table:table-cell>
          <table:table-cell office:value-type="float" office:value="20.8" calcext:value-type="float">
            <text:p>20.8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58.1" calcext:value-type="float">
            <text:p>58.1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22-09-08 07:33</text:p>
          </table:table-cell>
          <table:table-cell office:value-type="float" office:value="21.5" calcext:value-type="float">
            <text:p>21.5</text:p>
          </table:table-cell>
          <table:table-cell office:value-type="float" office:value="64.2" calcext:value-type="float">
            <text:p>64.2</text:p>
          </table:table-cell>
          <table:table-cell office:value-type="float" office:value="21.5" calcext:value-type="float">
            <text:p>21.5</text:p>
          </table:table-cell>
          <table:table-cell office:value-type="float" office:value="64.7" calcext:value-type="float">
            <text:p>64.7</text:p>
          </table:table-cell>
          <table:table-cell office:value-type="float" office:value="21" calcext:value-type="float">
            <text:p>2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8.4" calcext:value-type="float">
            <text:p>68.4</text:p>
          </table:table-cell>
          <table:table-cell office:value-type="float" office:value="20.8" calcext:value-type="float">
            <text:p>20.8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58.1" calcext:value-type="float">
            <text:p>58.1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22-09-08 07:38</text:p>
          </table:table-cell>
          <table:table-cell office:value-type="float" office:value="21.5" calcext:value-type="float">
            <text:p>21.5</text:p>
          </table:table-cell>
          <table:table-cell office:value-type="float" office:value="64.2" calcext:value-type="float">
            <text:p>64.2</text:p>
          </table:table-cell>
          <table:table-cell office:value-type="float" office:value="21.5" calcext:value-type="float">
            <text:p>21.5</text:p>
          </table:table-cell>
          <table:table-cell office:value-type="float" office:value="64.5" calcext:value-type="float">
            <text:p>64.5</text:p>
          </table:table-cell>
          <table:table-cell office:value-type="float" office:value="21" calcext:value-type="float">
            <text:p>21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8.2" calcext:value-type="float">
            <text:p>68.2</text:p>
          </table:table-cell>
          <table:table-cell office:value-type="float" office:value="20.8" calcext:value-type="float">
            <text:p>20.8</text:p>
          </table:table-cell>
          <table:table-cell office:value-type="float" office:value="61.9" calcext:value-type="float">
            <text:p>61.9</text:p>
          </table:table-cell>
          <table:table-cell office:value-type="float" office:value="21" calcext:value-type="float">
            <text:p>21</text:p>
          </table:table-cell>
          <table:table-cell office:value-type="float" office:value="58.1" calcext:value-type="float">
            <text:p>58.1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22-09-08 07:43</text:p>
          </table:table-cell>
          <table:table-cell office:value-type="float" office:value="21.5" calcext:value-type="float">
            <text:p>21.5</text:p>
          </table:table-cell>
          <table:table-cell office:value-type="float" office:value="64.2" calcext:value-type="float">
            <text:p>64.2</text:p>
          </table:table-cell>
          <table:table-cell office:value-type="float" office:value="21.5" calcext:value-type="float">
            <text:p>21.5</text:p>
          </table:table-cell>
          <table:table-cell office:value-type="float" office:value="64.5" calcext:value-type="float">
            <text:p>64.5</text:p>
          </table:table-cell>
          <table:table-cell office:value-type="float" office:value="20.9" calcext:value-type="float">
            <text:p>20.9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8.4" calcext:value-type="float">
            <text:p>68.4</text:p>
          </table:table-cell>
          <table:table-cell office:value-type="float" office:value="20.8" calcext:value-type="float">
            <text:p>20.8</text:p>
          </table:table-cell>
          <table:table-cell office:value-type="float" office:value="61.9" calcext:value-type="float">
            <text:p>61.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22-09-08 07:48</text:p>
          </table:table-cell>
          <table:table-cell office:value-type="float" office:value="21.5" calcext:value-type="float">
            <text:p>21.5</text:p>
          </table:table-cell>
          <table:table-cell office:value-type="float" office:value="64.1" calcext:value-type="float">
            <text:p>64.1</text:p>
          </table:table-cell>
          <table:table-cell office:value-type="float" office:value="21.4" calcext:value-type="float">
            <text:p>21.4</text:p>
          </table:table-cell>
          <table:table-cell office:value-type="float" office:value="64.7" calcext:value-type="float">
            <text:p>64.7</text:p>
          </table:table-cell>
          <table:table-cell office:value-type="float" office:value="21" calcext:value-type="float">
            <text:p>21</text:p>
          </table:table-cell>
          <table:table-cell office:value-type="float" office:value="58.6" calcext:value-type="float">
            <text:p>58.6</text:p>
          </table:table-cell>
          <table:table-cell office:value-type="float" office:value="21.6" calcext:value-type="float">
            <text:p>21.6</text:p>
          </table:table-cell>
          <table:table-cell office:value-type="float" office:value="68.4" calcext:value-type="float">
            <text:p>68.4</text:p>
          </table:table-cell>
          <table:table-cell office:value-type="float" office:value="20.8" calcext:value-type="float">
            <text:p>20.8</text:p>
          </table:table-cell>
          <table:table-cell office:value-type="float" office:value="61.9" calcext:value-type="float">
            <text:p>61.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22-09-08 07:53</text:p>
          </table:table-cell>
          <table:table-cell office:value-type="float" office:value="21.5" calcext:value-type="float">
            <text:p>21.5</text:p>
          </table:table-cell>
          <table:table-cell office:value-type="float" office:value="64.1" calcext:value-type="float">
            <text:p>64.1</text:p>
          </table:table-cell>
          <table:table-cell office:value-type="float" office:value="21.5" calcext:value-type="float">
            <text:p>21.5</text:p>
          </table:table-cell>
          <table:table-cell office:value-type="float" office:value="64.6" calcext:value-type="float">
            <text:p>64.6</text:p>
          </table:table-cell>
          <table:table-cell office:value-type="float" office:value="20.9" calcext:value-type="float">
            <text:p>20.9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8.6" calcext:value-type="float">
            <text:p>68.6</text:p>
          </table:table-cell>
          <table:table-cell office:value-type="float" office:value="20.8" calcext:value-type="float">
            <text:p>20.8</text:p>
          </table:table-cell>
          <table:table-cell office:value-type="float" office:value="61.9" calcext:value-type="float">
            <text:p>61.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22-09-08 07:58</text:p>
          </table:table-cell>
          <table:table-cell office:value-type="float" office:value="21.5" calcext:value-type="float">
            <text:p>21.5</text:p>
          </table:table-cell>
          <table:table-cell office:value-type="float" office:value="64.1" calcext:value-type="float">
            <text:p>64.1</text:p>
          </table:table-cell>
          <table:table-cell office:value-type="float" office:value="21.5" calcext:value-type="float">
            <text:p>21.5</text:p>
          </table:table-cell>
          <table:table-cell office:value-type="float" office:value="64.7" calcext:value-type="float">
            <text:p>64.7</text:p>
          </table:table-cell>
          <table:table-cell office:value-type="float" office:value="20.9" calcext:value-type="float">
            <text:p>20.9</text:p>
          </table:table-cell>
          <table:table-cell office:value-type="float" office:value="58.6" calcext:value-type="float">
            <text:p>58.6</text:p>
          </table:table-cell>
          <table:table-cell office:value-type="float" office:value="21.4" calcext:value-type="float">
            <text:p>21.4</text:p>
          </table:table-cell>
          <table:table-cell office:value-type="float" office:value="68.5" calcext:value-type="float">
            <text:p>68.5</text:p>
          </table:table-cell>
          <table:table-cell office:value-type="float" office:value="20.8" calcext:value-type="float">
            <text:p>20.8</text:p>
          </table:table-cell>
          <table:table-cell office:value-type="float" office:value="61.9" calcext:value-type="float">
            <text:p>61.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22-09-08 08:03</text:p>
          </table:table-cell>
          <table:table-cell office:value-type="float" office:value="21.5" calcext:value-type="float">
            <text:p>21.5</text:p>
          </table:table-cell>
          <table:table-cell office:value-type="float" office:value="64.1" calcext:value-type="float">
            <text:p>64.1</text:p>
          </table:table-cell>
          <table:table-cell office:value-type="float" office:value="21.5" calcext:value-type="float">
            <text:p>21.5</text:p>
          </table:table-cell>
          <table:table-cell office:value-type="float" office:value="64.6" calcext:value-type="float">
            <text:p>64.6</text:p>
          </table:table-cell>
          <table:table-cell office:value-type="float" office:value="20.9" calcext:value-type="float">
            <text:p>20.9</text:p>
          </table:table-cell>
          <table:table-cell office:value-type="float" office:value="58.6" calcext:value-type="float">
            <text:p>58.6</text:p>
          </table:table-cell>
          <table:table-cell office:value-type="float" office:value="21.6" calcext:value-type="float">
            <text:p>21.6</text:p>
          </table:table-cell>
          <table:table-cell office:value-type="float" office:value="68.6" calcext:value-type="float">
            <text:p>68.6</text:p>
          </table:table-cell>
          <table:table-cell office:value-type="float" office:value="20.8" calcext:value-type="float">
            <text:p>20.8</text:p>
          </table:table-cell>
          <table:table-cell office:value-type="float" office:value="61.9" calcext:value-type="float">
            <text:p>61.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22-09-08 08:08</text:p>
          </table:table-cell>
          <table:table-cell office:value-type="float" office:value="21.5" calcext:value-type="float">
            <text:p>21.5</text:p>
          </table:table-cell>
          <table:table-cell office:value-type="float" office:value="64.1" calcext:value-type="float">
            <text:p>64.1</text:p>
          </table:table-cell>
          <table:table-cell office:value-type="float" office:value="21.5" calcext:value-type="float">
            <text:p>21.5</text:p>
          </table:table-cell>
          <table:table-cell office:value-type="float" office:value="64.7" calcext:value-type="float">
            <text:p>64.7</text:p>
          </table:table-cell>
          <table:table-cell office:value-type="float" office:value="20.9" calcext:value-type="float">
            <text:p>20.9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8.5" calcext:value-type="float">
            <text:p>68.5</text:p>
          </table:table-cell>
          <table:table-cell office:value-type="float" office:value="20.8" calcext:value-type="float">
            <text:p>20.8</text:p>
          </table:table-cell>
          <table:table-cell office:value-type="float" office:value="61.9" calcext:value-type="float">
            <text:p>61.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22-09-08 08:13</text:p>
          </table:table-cell>
          <table:table-cell office:value-type="float" office:value="21.5" calcext:value-type="float">
            <text:p>21.5</text:p>
          </table:table-cell>
          <table:table-cell office:value-type="float" office:value="64.1" calcext:value-type="float">
            <text:p>64.1</text:p>
          </table:table-cell>
          <table:table-cell office:value-type="float" office:value="21.5" calcext:value-type="float">
            <text:p>21.5</text:p>
          </table:table-cell>
          <table:table-cell office:value-type="float" office:value="64.7" calcext:value-type="float">
            <text:p>64.7</text:p>
          </table:table-cell>
          <table:table-cell office:value-type="float" office:value="20.9" calcext:value-type="float">
            <text:p>20.9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8.3" calcext:value-type="float">
            <text:p>68.3</text:p>
          </table:table-cell>
          <table:table-cell office:value-type="float" office:value="20.8" calcext:value-type="float">
            <text:p>20.8</text:p>
          </table:table-cell>
          <table:table-cell office:value-type="float" office:value="61.9" calcext:value-type="float">
            <text:p>61.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22-09-08 08:18</text:p>
          </table:table-cell>
          <table:table-cell office:value-type="float" office:value="21.5" calcext:value-type="float">
            <text:p>21.5</text:p>
          </table:table-cell>
          <table:table-cell office:value-type="float" office:value="64.1" calcext:value-type="float">
            <text:p>64.1</text:p>
          </table:table-cell>
          <table:table-cell office:value-type="float" office:value="21.5" calcext:value-type="float">
            <text:p>21.5</text:p>
          </table:table-cell>
          <table:table-cell office:value-type="float" office:value="64.6" calcext:value-type="float">
            <text:p>64.6</text:p>
          </table:table-cell>
          <table:table-cell office:value-type="float" office:value="20.9" calcext:value-type="float">
            <text:p>20.9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8.5" calcext:value-type="float">
            <text:p>68.5</text:p>
          </table:table-cell>
          <table:table-cell office:value-type="float" office:value="20.8" calcext:value-type="float">
            <text:p>20.8</text:p>
          </table:table-cell>
          <table:table-cell office:value-type="float" office:value="61.8" calcext:value-type="float">
            <text:p>61.8</text:p>
          </table:table-cell>
          <table:table-cell office:value-type="float" office:value="20.9" calcext:value-type="float">
            <text:p>20.9</text:p>
          </table:table-cell>
          <table:table-cell office:value-type="float" office:value="58" calcext:value-type="float">
            <text:p>58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22-09-08 08:23</text:p>
          </table:table-cell>
          <table:table-cell office:value-type="float" office:value="21.5" calcext:value-type="float">
            <text:p>21.5</text:p>
          </table:table-cell>
          <table:table-cell office:value-type="float" office:value="64.1" calcext:value-type="float">
            <text:p>64.1</text:p>
          </table:table-cell>
          <table:table-cell office:value-type="float" office:value="21.5" calcext:value-type="float">
            <text:p>21.5</text:p>
          </table:table-cell>
          <table:table-cell office:value-type="float" office:value="64.6" calcext:value-type="float">
            <text:p>64.6</text:p>
          </table:table-cell>
          <table:table-cell office:value-type="float" office:value="20.9" calcext:value-type="float">
            <text:p>20.9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8.4" calcext:value-type="float">
            <text:p>68.4</text:p>
          </table:table-cell>
          <table:table-cell office:value-type="float" office:value="20.8" calcext:value-type="float">
            <text:p>20.8</text:p>
          </table:table-cell>
          <table:table-cell office:value-type="float" office:value="61.9" calcext:value-type="float">
            <text:p>61.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22-09-08 08:28</text:p>
          </table:table-cell>
          <table:table-cell office:value-type="float" office:value="21.5" calcext:value-type="float">
            <text:p>21.5</text:p>
          </table:table-cell>
          <table:table-cell office:value-type="float" office:value="64.1" calcext:value-type="float">
            <text:p>64.1</text:p>
          </table:table-cell>
          <table:table-cell office:value-type="float" office:value="21.5" calcext:value-type="float">
            <text:p>21.5</text:p>
          </table:table-cell>
          <table:table-cell office:value-type="float" office:value="64.6" calcext:value-type="float">
            <text:p>64.6</text:p>
          </table:table-cell>
          <table:table-cell office:value-type="float" office:value="20.9" calcext:value-type="float">
            <text:p>20.9</text:p>
          </table:table-cell>
          <table:table-cell office:value-type="float" office:value="58.6" calcext:value-type="float">
            <text:p>58.6</text:p>
          </table:table-cell>
          <table:table-cell office:value-type="float" office:value="21.4" calcext:value-type="float">
            <text:p>21.4</text:p>
          </table:table-cell>
          <table:table-cell office:value-type="float" office:value="68.5" calcext:value-type="float">
            <text:p>68.5</text:p>
          </table:table-cell>
          <table:table-cell office:value-type="float" office:value="20.7" calcext:value-type="float">
            <text:p>20.7</text:p>
          </table:table-cell>
          <table:table-cell office:value-type="float" office:value="61.9" calcext:value-type="float">
            <text:p>61.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22-09-08 08:33</text:p>
          </table:table-cell>
          <table:table-cell office:value-type="float" office:value="21.5" calcext:value-type="float">
            <text:p>21.5</text:p>
          </table:table-cell>
          <table:table-cell office:value-type="float" office:value="64.2" calcext:value-type="float">
            <text:p>64.2</text:p>
          </table:table-cell>
          <table:table-cell office:value-type="float" office:value="21.5" calcext:value-type="float">
            <text:p>21.5</text:p>
          </table:table-cell>
          <table:table-cell office:value-type="float" office:value="64.6" calcext:value-type="float">
            <text:p>64.6</text:p>
          </table:table-cell>
          <table:table-cell office:value-type="float" office:value="20.9" calcext:value-type="float">
            <text:p>20.9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8.3" calcext:value-type="float">
            <text:p>68.3</text:p>
          </table:table-cell>
          <table:table-cell office:value-type="float" office:value="20.8" calcext:value-type="float">
            <text:p>20.8</text:p>
          </table:table-cell>
          <table:table-cell office:value-type="float" office:value="61.9" calcext:value-type="float">
            <text:p>61.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22-09-08 08:38</text:p>
          </table:table-cell>
          <table:table-cell office:value-type="float" office:value="21.5" calcext:value-type="float">
            <text:p>21.5</text:p>
          </table:table-cell>
          <table:table-cell office:value-type="float" office:value="64.2" calcext:value-type="float">
            <text:p>64.2</text:p>
          </table:table-cell>
          <table:table-cell office:value-type="float" office:value="21.5" calcext:value-type="float">
            <text:p>21.5</text:p>
          </table:table-cell>
          <table:table-cell office:value-type="float" office:value="64.7" calcext:value-type="float">
            <text:p>64.7</text:p>
          </table:table-cell>
          <table:table-cell office:value-type="float" office:value="20.9" calcext:value-type="float">
            <text:p>20.9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8.5" calcext:value-type="float">
            <text:p>68.5</text:p>
          </table:table-cell>
          <table:table-cell office:value-type="float" office:value="20.8" calcext:value-type="float">
            <text:p>20.8</text:p>
          </table:table-cell>
          <table:table-cell office:value-type="float" office:value="61.9" calcext:value-type="float">
            <text:p>61.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22-09-08 08:43</text:p>
          </table:table-cell>
          <table:table-cell office:value-type="float" office:value="21.5" calcext:value-type="float">
            <text:p>21.5</text:p>
          </table:table-cell>
          <table:table-cell office:value-type="float" office:value="64.2" calcext:value-type="float">
            <text:p>64.2</text:p>
          </table:table-cell>
          <table:table-cell office:value-type="float" office:value="21.5" calcext:value-type="float">
            <text:p>21.5</text:p>
          </table:table-cell>
          <table:table-cell office:value-type="float" office:value="64.7" calcext:value-type="float">
            <text:p>64.7</text:p>
          </table:table-cell>
          <table:table-cell office:value-type="float" office:value="20.9" calcext:value-type="float">
            <text:p>20.9</text:p>
          </table:table-cell>
          <table:table-cell office:value-type="float" office:value="58.6" calcext:value-type="float">
            <text:p>58.6</text:p>
          </table:table-cell>
          <table:table-cell office:value-type="float" office:value="21.5" calcext:value-type="float">
            <text:p>21.5</text:p>
          </table:table-cell>
          <table:table-cell office:value-type="float" office:value="68.4" calcext:value-type="float">
            <text:p>68.4</text:p>
          </table:table-cell>
          <table:table-cell office:value-type="float" office:value="20.8" calcext:value-type="float">
            <text:p>20.8</text:p>
          </table:table-cell>
          <table:table-cell office:value-type="float" office:value="61.9" calcext:value-type="float">
            <text:p>61.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22-09-08 08:48</text:p>
          </table:table-cell>
          <table:table-cell office:value-type="float" office:value="21.5" calcext:value-type="float">
            <text:p>21.5</text:p>
          </table:table-cell>
          <table:table-cell office:value-type="float" office:value="64.2" calcext:value-type="float">
            <text:p>64.2</text:p>
          </table:table-cell>
          <table:table-cell office:value-type="float" office:value="21.5" calcext:value-type="float">
            <text:p>21.5</text:p>
          </table:table-cell>
          <table:table-cell office:value-type="float" office:value="64.6" calcext:value-type="float">
            <text:p>64.6</text:p>
          </table:table-cell>
          <table:table-cell office:value-type="float" office:value="20.9" calcext:value-type="float">
            <text:p>20.9</text:p>
          </table:table-cell>
          <table:table-cell office:value-type="float" office:value="58.5" calcext:value-type="float">
            <text:p>58.5</text:p>
          </table:table-cell>
          <table:table-cell office:value-type="float" office:value="21.5" calcext:value-type="float">
            <text:p>21.5</text:p>
          </table:table-cell>
          <table:table-cell office:value-type="float" office:value="68.2" calcext:value-type="float">
            <text:p>68.2</text:p>
          </table:table-cell>
          <table:table-cell office:value-type="float" office:value="20.8" calcext:value-type="float">
            <text:p>20.8</text:p>
          </table:table-cell>
          <table:table-cell office:value-type="float" office:value="61.9" calcext:value-type="float">
            <text:p>61.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1.5" calcext:value-type="float">
            <text:p>21.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22-09-08 08:53</text:p>
          </table:table-cell>
          <table:table-cell office:value-type="float" office:value="21.5" calcext:value-type="float">
            <text:p>21.5</text:p>
          </table:table-cell>
          <table:table-cell office:value-type="float" office:value="64.1" calcext:value-type="float">
            <text:p>64.1</text:p>
          </table:table-cell>
          <table:table-cell office:value-type="float" office:value="21.5" calcext:value-type="float">
            <text:p>21.5</text:p>
          </table:table-cell>
          <table:table-cell office:value-type="float" office:value="64.7" calcext:value-type="float">
            <text:p>64.7</text:p>
          </table:table-cell>
          <table:table-cell office:value-type="float" office:value="21" calcext:value-type="float">
            <text:p>21</text:p>
          </table:table-cell>
          <table:table-cell office:value-type="float" office:value="58.8" calcext:value-type="float">
            <text:p>58.8</text:p>
          </table:table-cell>
          <table:table-cell office:value-type="float" office:value="21.5" calcext:value-type="float">
            <text:p>21.5</text:p>
          </table:table-cell>
          <table:table-cell office:value-type="float" office:value="68.5" calcext:value-type="float">
            <text:p>68.5</text:p>
          </table:table-cell>
          <table:table-cell office:value-type="float" office:value="20.8" calcext:value-type="float">
            <text:p>20.8</text:p>
          </table:table-cell>
          <table:table-cell office:value-type="float" office:value="61.9" calcext:value-type="float">
            <text:p>61.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1.5" calcext:value-type="float">
            <text:p>21.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22-09-08 08:58</text:p>
          </table:table-cell>
          <table:table-cell office:value-type="float" office:value="21.5" calcext:value-type="float">
            <text:p>21.5</text:p>
          </table:table-cell>
          <table:table-cell office:value-type="float" office:value="64.4" calcext:value-type="float">
            <text:p>64.4</text:p>
          </table:table-cell>
          <table:table-cell office:value-type="float" office:value="21.4" calcext:value-type="float">
            <text:p>21.4</text:p>
          </table:table-cell>
          <table:table-cell office:value-type="float" office:value="64.8" calcext:value-type="float">
            <text:p>64.8</text:p>
          </table:table-cell>
          <table:table-cell office:value-type="float" office:value="20.3" calcext:value-type="float">
            <text:p>20.3</text:p>
          </table:table-cell>
          <table:table-cell office:value-type="float" office:value="39" calcext:value-type="float">
            <text:p>39</text:p>
          </table:table-cell>
          <table:table-cell office:value-type="float" office:value="21.5" calcext:value-type="float">
            <text:p>21.5</text:p>
          </table:table-cell>
          <table:table-cell office:value-type="float" office:value="68.8" calcext:value-type="float">
            <text:p>68.8</text:p>
          </table:table-cell>
          <table:table-cell office:value-type="float" office:value="20.7" calcext:value-type="float">
            <text:p>20.7</text:p>
          </table:table-cell>
          <table:table-cell office:value-type="float" office:value="62.2" calcext:value-type="float">
            <text:p>62.2</text:p>
          </table:table-cell>
          <table:table-cell office:value-type="float" office:value="21" calcext:value-type="float">
            <text:p>21</text:p>
          </table:table-cell>
          <table:table-cell office:value-type="float" office:value="58.3" calcext:value-type="float">
            <text:p>58.3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22-09-08 09:03</text:p>
          </table:table-cell>
          <table:table-cell office:value-type="float" office:value="20.5" calcext:value-type="float">
            <text:p>20.5</text:p>
          </table:table-cell>
          <table:table-cell office:value-type="float" office:value="41" calcext:value-type="float">
            <text:p>41</text:p>
          </table:table-cell>
          <table:table-cell office:value-type="float" office:value="20.3" calcext:value-type="float">
            <text:p>20.3</text:p>
          </table:table-cell>
          <table:table-cell office:value-type="float" office:value="48.3" calcext:value-type="float">
            <text:p>48.3</text:p>
          </table:table-cell>
          <table:table-cell office:value-type="float" office:value="14.9" calcext:value-type="float">
            <text:p>14.9</text:p>
          </table:table-cell>
          <table:table-cell office:value-type="float" office:value="33.8" calcext:value-type="float">
            <text:p>33.8</text:p>
          </table:table-cell>
          <table:table-cell office:value-type="float" office:value="20.2" calcext:value-type="float">
            <text:p>20.2</text:p>
          </table:table-cell>
          <table:table-cell office:value-type="float" office:value="49.9" calcext:value-type="float">
            <text:p>49.9</text:p>
          </table:table-cell>
          <table:table-cell office:value-type="float" office:value="20" calcext:value-type="float">
            <text:p>20</text:p>
          </table:table-cell>
          <table:table-cell office:value-type="float" office:value="41.2" calcext:value-type="float">
            <text:p>41.2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4.5" calcext:value-type="float">
            <text:p>14.5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22-09-08 09:08</text:p>
          </table:table-cell>
          <table:table-cell office:value-type="float" office:value="15.2" calcext:value-type="float">
            <text:p>15.2</text:p>
          </table:table-cell>
          <table:table-cell office:value-type="float" office:value="36.9" calcext:value-type="float">
            <text:p>36.9</text:p>
          </table:table-cell>
          <table:table-cell office:value-type="float" office:value="15.3" calcext:value-type="float">
            <text:p>15.3</text:p>
          </table:table-cell>
          <table:table-cell office:value-type="float" office:value="44.6" calcext:value-type="float">
            <text:p>44.6</text:p>
          </table:table-cell>
          <table:table-cell office:value-type="float" office:value="12.5" calcext:value-type="float">
            <text:p>12.5</text:p>
          </table:table-cell>
          <table:table-cell office:value-type="float" office:value="37.1" calcext:value-type="float">
            <text:p>37.1</text:p>
          </table:table-cell>
          <table:table-cell office:value-type="float" office:value="15.1" calcext:value-type="float">
            <text:p>15.1</text:p>
          </table:table-cell>
          <table:table-cell office:value-type="float" office:value="46.4" calcext:value-type="float">
            <text:p>46.4</text:p>
          </table:table-cell>
          <table:table-cell office:value-type="float" office:value="14.8" calcext:value-type="float">
            <text:p>14.8</text:p>
          </table:table-cell>
          <table:table-cell office:value-type="float" office:value="36.1" calcext:value-type="float">
            <text:p>36.1</text:p>
          </table:table-cell>
          <table:table-cell office:value-type="float" office:value="14.2" calcext:value-type="float">
            <text:p>14.2</text:p>
          </table:table-cell>
          <table:table-cell office:value-type="float" office:value="32.2" calcext:value-type="float">
            <text:p>32.2</text:p>
          </table:table-cell>
          <table:table-cell office:value-type="float" office:value="13" calcext:value-type="float">
            <text:p>13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022-09-08 09:13</text:p>
          </table:table-cell>
          <table:table-cell office:value-type="float" office:value="12.7" calcext:value-type="float">
            <text:p>12.7</text:p>
          </table:table-cell>
          <table:table-cell office:value-type="float" office:value="42.9" calcext:value-type="float">
            <text:p>42.9</text:p>
          </table:table-cell>
          <table:table-cell office:value-type="float" office:value="12.8" calcext:value-type="float">
            <text:p>12.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1.5" calcext:value-type="float">
            <text:p>41.5</text:p>
          </table:table-cell>
          <table:table-cell office:value-type="float" office:value="13" calcext:value-type="float">
            <text:p>13</text:p>
          </table:table-cell>
          <table:table-cell office:value-type="float" office:value="48.9" calcext:value-type="float">
            <text:p>48.9</text:p>
          </table:table-cell>
          <table:table-cell office:value-type="float" office:value="11.9" calcext:value-type="float">
            <text:p>11.9</text:p>
          </table:table-cell>
          <table:table-cell office:value-type="float" office:value="39.9" calcext:value-type="float">
            <text:p>39.9</text:p>
          </table:table-cell>
          <table:table-cell office:value-type="float" office:value="11.5" calcext:value-type="float">
            <text:p>11.5</text:p>
          </table:table-cell>
          <table:table-cell office:value-type="float" office:value="37" calcext:value-type="float">
            <text:p>37</text:p>
          </table:table-cell>
          <table:table-cell office:value-type="float" office:value="11.5" calcext:value-type="float">
            <text:p>11.5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22-09-08 09:18</text:p>
          </table:table-cell>
          <table:table-cell office:value-type="float" office:value="11.3" calcext:value-type="float">
            <text:p>11.3</text:p>
          </table:table-cell>
          <table:table-cell office:value-type="float" office:value="48.7" calcext:value-type="float">
            <text:p>48.7</text:p>
          </table:table-cell>
          <table:table-cell office:value-type="float" office:value="11.2" calcext:value-type="float">
            <text:p>11.2</text:p>
          </table:table-cell>
          <table:table-cell office:value-type="float" office:value="52.6" calcext:value-type="float">
            <text:p>52.6</text:p>
          </table:table-cell>
          <table:table-cell office:value-type="float" office:value="10" calcext:value-type="float">
            <text:p>10</text:p>
          </table:table-cell>
          <table:table-cell office:value-type="float" office:value="45.7" calcext:value-type="float">
            <text:p>45.7</text:p>
          </table:table-cell>
          <table:table-cell office:value-type="float" office:value="11.2" calcext:value-type="float">
            <text:p>11.2</text:p>
          </table:table-cell>
          <table:table-cell office:value-type="float" office:value="53.9" calcext:value-type="float">
            <text:p>53.9</text:p>
          </table:table-cell>
          <table:table-cell office:value-type="float" office:value="10.4" calcext:value-type="float">
            <text:p>10.4</text:p>
          </table:table-cell>
          <table:table-cell office:value-type="float" office:value="44.3" calcext:value-type="float">
            <text:p>44.3</text:p>
          </table:table-cell>
          <table:table-cell office:value-type="float" office:value="10.1" calcext:value-type="float">
            <text:p>10.1</text:p>
          </table:table-cell>
          <table:table-cell office:value-type="float" office:value="42" calcext:value-type="float">
            <text:p>42</text:p>
          </table:table-cell>
          <table:table-cell office:value-type="float" office:value="10.5" calcext:value-type="float">
            <text:p>10.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22-09-08 09:23</text:p>
          </table:table-cell>
          <table:table-cell office:value-type="float" office:value="10.4" calcext:value-type="float">
            <text:p>10.4</text:p>
          </table:table-cell>
          <table:table-cell office:value-type="float" office:value="53.4" calcext:value-type="float">
            <text:p>53.4</text:p>
          </table:table-cell>
          <table:table-cell office:value-type="float" office:value="10.2" calcext:value-type="float">
            <text:p>10.2</text:p>
          </table:table-cell>
          <table:table-cell office:value-type="float" office:value="56.1" calcext:value-type="float">
            <text:p>56.1</text:p>
          </table:table-cell>
          <table:table-cell office:value-type="float" office:value="9.3" calcext:value-type="float">
            <text:p>9.3</text:p>
          </table:table-cell>
          <table:table-cell office:value-type="float" office:value="49.2" calcext:value-type="float">
            <text:p>49.2</text:p>
          </table:table-cell>
          <table:table-cell office:value-type="float" office:value="10.2" calcext:value-type="float">
            <text:p>10.2</text:p>
          </table:table-cell>
          <table:table-cell office:value-type="float" office:value="58.1" calcext:value-type="float">
            <text:p>58.1</text:p>
          </table:table-cell>
          <table:table-cell office:value-type="float" office:value="9.4" calcext:value-type="float">
            <text:p>9.4</text:p>
          </table:table-cell>
          <table:table-cell office:value-type="float" office:value="48.4" calcext:value-type="float">
            <text:p>48.4</text:p>
          </table:table-cell>
          <table:table-cell office:value-type="float" office:value="9.4" calcext:value-type="float">
            <text:p>9.4</text:p>
          </table:table-cell>
          <table:table-cell office:value-type="float" office:value="46.3" calcext:value-type="float">
            <text:p>46.3</text:p>
          </table:table-cell>
          <table:table-cell office:value-type="float" office:value="10" calcext:value-type="float">
            <text:p>10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22-09-08 09:28</text:p>
          </table:table-cell>
          <table:table-cell office:value-type="float" office:value="9.9" calcext:value-type="float">
            <text:p>9.9</text:p>
          </table:table-cell>
          <table:table-cell office:value-type="float" office:value="56.8" calcext:value-type="float">
            <text:p>56.8</text:p>
          </table:table-cell>
          <table:table-cell office:value-type="float" office:value="9.8" calcext:value-type="float">
            <text:p>9.8</text:p>
          </table:table-cell>
          <table:table-cell office:value-type="float" office:value="58.7" calcext:value-type="float">
            <text:p>58.7</text:p>
          </table:table-cell>
          <table:table-cell office:value-type="float" office:value="8.9" calcext:value-type="float">
            <text:p>8.9</text:p>
          </table:table-cell>
          <table:table-cell office:value-type="float" office:value="51.6" calcext:value-type="float">
            <text:p>51.6</text:p>
          </table:table-cell>
          <table:table-cell office:value-type="float" office:value="9.7" calcext:value-type="float">
            <text:p>9.7</text:p>
          </table:table-cell>
          <table:table-cell office:value-type="float" office:value="61.4" calcext:value-type="float">
            <text:p>61.4</text:p>
          </table:table-cell>
          <table:table-cell office:value-type="float" office:value="8.8" calcext:value-type="float">
            <text:p>8.8</text:p>
          </table:table-cell>
          <table:table-cell office:value-type="float" office:value="51.7" calcext:value-type="float">
            <text:p>51.7</text:p>
          </table:table-cell>
          <table:table-cell office:value-type="float" office:value="9" calcext:value-type="float">
            <text:p>9</text:p>
          </table:table-cell>
          <table:table-cell office:value-type="float" office:value="49.7" calcext:value-type="float">
            <text:p>49.7</text:p>
          </table:table-cell>
          <table:table-cell office:value-type="float" office:value="9.5" calcext:value-type="float">
            <text:p>9.5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22-09-08 09:33</text:p>
          </table:table-cell>
          <table:table-cell office:value-type="float" office:value="9.6" calcext:value-type="float">
            <text:p>9.6</text:p>
          </table:table-cell>
          <table:table-cell office:value-type="float" office:value="59.1" calcext:value-type="float">
            <text:p>59.1</text:p>
          </table:table-cell>
          <table:table-cell office:value-type="float" office:value="9.4" calcext:value-type="float">
            <text:p>9.4</text:p>
          </table:table-cell>
          <table:table-cell office:value-type="float" office:value="61" calcext:value-type="float">
            <text:p>61</text:p>
          </table:table-cell>
          <table:table-cell office:value-type="float" office:value="8.6" calcext:value-type="float">
            <text:p>8.6</text:p>
          </table:table-cell>
          <table:table-cell office:value-type="float" office:value="53.4" calcext:value-type="float">
            <text:p>53.4</text:p>
          </table:table-cell>
          <table:table-cell office:value-type="float" office:value="9.3" calcext:value-type="float">
            <text:p>9.3</text:p>
          </table:table-cell>
          <table:table-cell office:value-type="float" office:value="63.7" calcext:value-type="float">
            <text:p>63.7</text:p>
          </table:table-cell>
          <table:table-cell office:value-type="float" office:value="8.4" calcext:value-type="float">
            <text:p>8.4</text:p>
          </table:table-cell>
          <table:table-cell office:value-type="float" office:value="54.3" calcext:value-type="float">
            <text:p>54.3</text:p>
          </table:table-cell>
          <table:table-cell office:value-type="float" office:value="8.6" calcext:value-type="float">
            <text:p>8.6</text:p>
          </table:table-cell>
          <table:table-cell office:value-type="float" office:value="51.8" calcext:value-type="float">
            <text:p>51.8</text:p>
          </table:table-cell>
          <table:table-cell office:value-type="float" office:value="9" calcext:value-type="float">
            <text:p>9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22-09-08 09:38</text:p>
          </table:table-cell>
          <table:table-cell office:value-type="float" office:value="9.4" calcext:value-type="float">
            <text:p>9.4</text:p>
          </table:table-cell>
          <table:table-cell office:value-type="float" office:value="61" calcext:value-type="float">
            <text:p>61</text:p>
          </table:table-cell>
          <table:table-cell office:value-type="float" office:value="9.2" calcext:value-type="float">
            <text:p>9.2</text:p>
          </table:table-cell>
          <table:table-cell office:value-type="float" office:value="62.3" calcext:value-type="float">
            <text:p>62.3</text:p>
          </table:table-cell>
          <table:table-cell office:value-type="float" office:value="8.5" calcext:value-type="float">
            <text:p>8.5</text:p>
          </table:table-cell>
          <table:table-cell office:value-type="float" office:value="54.8" calcext:value-type="float">
            <text:p>54.8</text:p>
          </table:table-cell>
          <table:table-cell office:value-type="float" office:value="9.1" calcext:value-type="float">
            <text:p>9.1</text:p>
          </table:table-cell>
          <table:table-cell office:value-type="float" office:value="64.9" calcext:value-type="float">
            <text:p>64.9</text:p>
          </table:table-cell>
          <table:table-cell office:value-type="float" office:value="8.1" calcext:value-type="float">
            <text:p>8.1</text:p>
          </table:table-cell>
          <table:table-cell office:value-type="float" office:value="56.1" calcext:value-type="float">
            <text:p>56.1</text:p>
          </table:table-cell>
          <table:table-cell office:value-type="float" office:value="8.6" calcext:value-type="float">
            <text:p>8.6</text:p>
          </table:table-cell>
          <table:table-cell office:value-type="float" office:value="53.4" calcext:value-type="float">
            <text:p>53.4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22-09-08 09:43</text:p>
          </table:table-cell>
          <table:table-cell office:value-type="float" office:value="9.3" calcext:value-type="float">
            <text:p>9.3</text:p>
          </table:table-cell>
          <table:table-cell office:value-type="float" office:value="62.8" calcext:value-type="float">
            <text:p>62.8</text:p>
          </table:table-cell>
          <table:table-cell office:value-type="float" office:value="9.1" calcext:value-type="float">
            <text:p>9.1</text:p>
          </table:table-cell>
          <table:table-cell office:value-type="float" office:value="63.6" calcext:value-type="float">
            <text:p>63.6</text:p>
          </table:table-cell>
          <table:table-cell office:value-type="float" office:value="8.4" calcext:value-type="float">
            <text:p>8.4</text:p>
          </table:table-cell>
          <table:table-cell office:value-type="float" office:value="55.9" calcext:value-type="float">
            <text:p>55.9</text:p>
          </table:table-cell>
          <table:table-cell office:value-type="float" office:value="9" calcext:value-type="float">
            <text:p>9</text:p>
          </table:table-cell>
          <table:table-cell office:value-type="float" office:value="66.2" calcext:value-type="float">
            <text:p>66.2</text:p>
          </table:table-cell>
          <table:table-cell office:value-type="float" office:value="8" calcext:value-type="float">
            <text:p>8</text:p>
          </table:table-cell>
          <table:table-cell office:value-type="float" office:value="57.4" calcext:value-type="float">
            <text:p>57.4</text:p>
          </table:table-cell>
          <table:table-cell office:value-type="float" office:value="8.4" calcext:value-type="float">
            <text:p>8.4</text:p>
          </table:table-cell>
          <table:table-cell office:value-type="float" office:value="54.5" calcext:value-type="float">
            <text:p>54.5</text:p>
          </table:table-cell>
          <table:table-cell office:value-type="float" office:value="8.5" calcext:value-type="float">
            <text:p>8.5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22-09-08 09:48</text:p>
          </table:table-cell>
          <table:table-cell office:value-type="float" office:value="9.2" calcext:value-type="float">
            <text:p>9.2</text:p>
          </table:table-cell>
          <table:table-cell office:value-type="float" office:value="64.3" calcext:value-type="float">
            <text:p>64.3</text:p>
          </table:table-cell>
          <table:table-cell office:value-type="float" office:value="8.9" calcext:value-type="float">
            <text:p>8.9</text:p>
          </table:table-cell>
          <table:table-cell office:value-type="float" office:value="64.5" calcext:value-type="float">
            <text:p>64.5</text:p>
          </table:table-cell>
          <table:table-cell office:value-type="float" office:value="8.3" calcext:value-type="float">
            <text:p>8.3</text:p>
          </table:table-cell>
          <table:table-cell office:value-type="float" office:value="57.1" calcext:value-type="float">
            <text:p>57.1</text:p>
          </table:table-cell>
          <table:table-cell office:value-type="float" office:value="8.8" calcext:value-type="float">
            <text:p>8.8</text:p>
          </table:table-cell>
          <table:table-cell office:value-type="float" office:value="67.1" calcext:value-type="float">
            <text:p>67.1</text:p>
          </table:table-cell>
          <table:table-cell office:value-type="float" office:value="7.9" calcext:value-type="float">
            <text:p>7.9</text:p>
          </table:table-cell>
          <table:table-cell office:value-type="float" office:value="58.5" calcext:value-type="float">
            <text:p>58.5</text:p>
          </table:table-cell>
          <table:table-cell office:value-type="float" office:value="8.4" calcext:value-type="float">
            <text:p>8.4</text:p>
          </table:table-cell>
          <table:table-cell office:value-type="float" office:value="55.2" calcext:value-type="float">
            <text:p>55.2</text:p>
          </table:table-cell>
          <table:table-cell office:value-type="float" office:value="8.5" calcext:value-type="float">
            <text:p>8.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022-09-08 09:53</text:p>
          </table:table-cell>
          <table:table-cell office:value-type="float" office:value="9.1" calcext:value-type="float">
            <text:p>9.1</text:p>
          </table:table-cell>
          <table:table-cell office:value-type="float" office:value="65.7" calcext:value-type="float">
            <text:p>65.7</text:p>
          </table:table-cell>
          <table:table-cell office:value-type="float" office:value="9" calcext:value-type="float">
            <text:p>9</text:p>
          </table:table-cell>
          <table:table-cell office:value-type="float" office:value="65.4" calcext:value-type="float">
            <text:p>65.4</text:p>
          </table:table-cell>
          <table:table-cell office:value-type="float" office:value="8.3" calcext:value-type="float">
            <text:p>8.3</text:p>
          </table:table-cell>
          <table:table-cell office:value-type="float" office:value="58.2" calcext:value-type="float">
            <text:p>58.2</text:p>
          </table:table-cell>
          <table:table-cell office:value-type="float" office:value="8.8" calcext:value-type="float">
            <text:p>8.8</text:p>
          </table:table-cell>
          <table:table-cell office:value-type="float" office:value="68.7" calcext:value-type="float">
            <text:p>68.7</text:p>
          </table:table-cell>
          <table:table-cell office:value-type="float" office:value="7.8" calcext:value-type="float">
            <text:p>7.8</text:p>
          </table:table-cell>
          <table:table-cell office:value-type="float" office:value="59.6" calcext:value-type="float">
            <text:p>59.6</text:p>
          </table:table-cell>
          <table:table-cell office:value-type="float" office:value="8.3" calcext:value-type="float">
            <text:p>8.3</text:p>
          </table:table-cell>
          <table:table-cell office:value-type="float" office:value="55.9" calcext:value-type="float">
            <text:p>55.9</text:p>
          </table:table-cell>
          <table:table-cell office:value-type="float" office:value="8.5" calcext:value-type="float">
            <text:p>8.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22-09-08 09:58</text:p>
          </table:table-cell>
          <table:table-cell office:value-type="float" office:value="9" calcext:value-type="float">
            <text:p>9</text:p>
          </table:table-cell>
          <table:table-cell office:value-type="float" office:value="66.9" calcext:value-type="float">
            <text:p>66.9</text:p>
          </table:table-cell>
          <table:table-cell office:value-type="float" office:value="8.8" calcext:value-type="float">
            <text:p>8.8</text:p>
          </table:table-cell>
          <table:table-cell office:value-type="float" office:value="66.4" calcext:value-type="float">
            <text:p>66.4</text:p>
          </table:table-cell>
          <table:table-cell office:value-type="float" office:value="8.3" calcext:value-type="float">
            <text:p>8.3</text:p>
          </table:table-cell>
          <table:table-cell office:value-type="float" office:value="59.2" calcext:value-type="float">
            <text:p>59.2</text:p>
          </table:table-cell>
          <table:table-cell office:value-type="float" office:value="8.7" calcext:value-type="float">
            <text:p>8.7</text:p>
          </table:table-cell>
          <table:table-cell office:value-type="float" office:value="69.4" calcext:value-type="float">
            <text:p>69.4</text:p>
          </table:table-cell>
          <table:table-cell office:value-type="float" office:value="7.8" calcext:value-type="float">
            <text:p>7.8</text:p>
          </table:table-cell>
          <table:table-cell office:value-type="float" office:value="60.7" calcext:value-type="float">
            <text:p>60.7</text:p>
          </table:table-cell>
          <table:table-cell office:value-type="float" office:value="8.3" calcext:value-type="float">
            <text:p>8.3</text:p>
          </table:table-cell>
          <table:table-cell office:value-type="float" office:value="56.7" calcext:value-type="float">
            <text:p>56.7</text:p>
          </table:table-cell>
          <table:table-cell office:value-type="float" office:value="8.5" calcext:value-type="float">
            <text:p>8.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22-09-08 10:03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8.8" calcext:value-type="float">
            <text:p>8.8</text:p>
          </table:table-cell>
          <table:table-cell office:value-type="float" office:value="67.1" calcext:value-type="float">
            <text:p>67.1</text:p>
          </table:table-cell>
          <table:table-cell office:value-type="float" office:value="8.2" calcext:value-type="float">
            <text:p>8.2</text:p>
          </table:table-cell>
          <table:table-cell office:value-type="float" office:value="60.2" calcext:value-type="float">
            <text:p>60.2</text:p>
          </table:table-cell>
          <table:table-cell office:value-type="float" office:value="8.7" calcext:value-type="float">
            <text:p>8.7</text:p>
          </table:table-cell>
          <table:table-cell office:value-type="float" office:value="70.4" calcext:value-type="float">
            <text:p>70.4</text:p>
          </table:table-cell>
          <table:table-cell office:value-type="float" office:value="7.8" calcext:value-type="float">
            <text:p>7.8</text:p>
          </table:table-cell>
          <table:table-cell office:value-type="float" office:value="61.7" calcext:value-type="float">
            <text:p>61.7</text:p>
          </table:table-cell>
          <table:table-cell office:value-type="float" office:value="8.3" calcext:value-type="float">
            <text:p>8.3</text:p>
          </table:table-cell>
          <table:table-cell office:value-type="float" office:value="57.7" calcext:value-type="float">
            <text:p>57.7</text:p>
          </table:table-cell>
          <table:table-cell office:value-type="float" office:value="8.5" calcext:value-type="float">
            <text:p>8.5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22-09-08 10:08</text:p>
          </table:table-cell>
          <table:table-cell office:value-type="float" office:value="9" calcext:value-type="float">
            <text:p>9</text:p>
          </table:table-cell>
          <table:table-cell office:value-type="float" office:value="69.1" calcext:value-type="float">
            <text:p>69.1</text:p>
          </table:table-cell>
          <table:table-cell office:value-type="float" office:value="8.7" calcext:value-type="float">
            <text:p>8.7</text:p>
          </table:table-cell>
          <table:table-cell office:value-type="float" office:value="68.1" calcext:value-type="float">
            <text:p>68.1</text:p>
          </table:table-cell>
          <table:table-cell office:value-type="float" office:value="8.5" calcext:value-type="float">
            <text:p>8.5</text:p>
          </table:table-cell>
          <table:table-cell office:value-type="float" office:value="79.9" calcext:value-type="float">
            <text:p>79.9</text:p>
          </table:table-cell>
          <table:table-cell office:value-type="float" office:value="8.6" calcext:value-type="float">
            <text:p>8.6</text:p>
          </table:table-cell>
          <table:table-cell office:value-type="float" office:value="71.5" calcext:value-type="float">
            <text:p>71.5</text:p>
          </table:table-cell>
          <table:table-cell office:value-type="float" office:value="7.8" calcext:value-type="float">
            <text:p>7.8</text:p>
          </table:table-cell>
          <table:table-cell office:value-type="float" office:value="62.6" calcext:value-type="float">
            <text:p>62.6</text:p>
          </table:table-cell>
          <table:table-cell office:value-type="float" office:value="8.3" calcext:value-type="float">
            <text:p>8.3</text:p>
          </table:table-cell>
          <table:table-cell office:value-type="float" office:value="58.5" calcext:value-type="float">
            <text:p>58.5</text:p>
          </table:table-cell>
          <table:table-cell office:value-type="float" office:value="8.5" calcext:value-type="float">
            <text:p>8.5</text:p>
          </table:table-cell>
          <table:table-cell office:value-type="float" office:value="81.5" calcext:value-type="float">
            <text:p>81.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22-09-08 10:13</text:p>
          </table:table-cell>
          <table:table-cell office:value-type="float" office:value="9.3" calcext:value-type="float">
            <text:p>9.3</text:p>
          </table:table-cell>
          <table:table-cell office:value-type="float" office:value="90.5" calcext:value-type="float">
            <text:p>90.5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8.6" calcext:value-type="float">
            <text:p>8.6</text:p>
          </table:table-cell>
          <table:table-cell office:value-type="float" office:value="85.1" calcext:value-type="float">
            <text:p>85.1</text:p>
          </table:table-cell>
          <table:table-cell office:value-type="float" office:value="8.9" calcext:value-type="float">
            <text:p>8.9</text:p>
          </table:table-cell>
          <table:table-cell office:value-type="float" office:value="88.9" calcext:value-type="float">
            <text:p>88.9</text:p>
          </table:table-cell>
          <table:table-cell office:value-type="float" office:value="8" calcext:value-type="float">
            <text:p>8</text:p>
          </table:table-cell>
          <table:table-cell office:value-type="float" office:value="83.3" calcext:value-type="float">
            <text:p>83.3</text:p>
          </table:table-cell>
          <table:table-cell office:value-type="float" office:value="8.6" calcext:value-type="float">
            <text:p>8.6</text:p>
          </table:table-cell>
          <table:table-cell office:value-type="float" office:value="79.8" calcext:value-type="float">
            <text:p>79.8</text:p>
          </table:table-cell>
          <table:table-cell office:value-type="float" office:value="8.5" calcext:value-type="float">
            <text:p>8.5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22-09-08 10:18</text:p>
          </table:table-cell>
          <table:table-cell office:value-type="float" office:value="9.5" calcext:value-type="float">
            <text:p>9.5</text:p>
          </table:table-cell>
          <table:table-cell office:value-type="float" office:value="93.3" calcext:value-type="float">
            <text:p>93.3</text:p>
          </table:table-cell>
          <table:table-cell office:value-type="float" office:value="9.2" calcext:value-type="float">
            <text:p>9.2</text:p>
          </table:table-cell>
          <table:table-cell office:value-type="float" office:value="88.6" calcext:value-type="float">
            <text:p>88.6</text:p>
          </table:table-cell>
          <table:table-cell office:value-type="float" office:value="8.7" calcext:value-type="float">
            <text:p>8.7</text:p>
          </table:table-cell>
          <table:table-cell office:value-type="float" office:value="81.6" calcext:value-type="float">
            <text:p>81.6</text:p>
          </table:table-cell>
          <table:table-cell office:value-type="float" office:value="9.1" calcext:value-type="float">
            <text:p>9.1</text:p>
          </table:table-cell>
          <table:table-cell office:value-type="float" office:value="93.3" calcext:value-type="float">
            <text:p>93.3</text:p>
          </table:table-cell>
          <table:table-cell office:value-type="float" office:value="8.2" calcext:value-type="float">
            <text:p>8.2</text:p>
          </table:table-cell>
          <table:table-cell office:value-type="float" office:value="87.5" calcext:value-type="float">
            <text:p>87.5</text:p>
          </table:table-cell>
          <table:table-cell office:value-type="float" office:value="8.8" calcext:value-type="float">
            <text:p>8.8</text:p>
          </table:table-cell>
          <table:table-cell office:value-type="float" office:value="85" calcext:value-type="float">
            <text:p>85</text:p>
          </table:table-cell>
          <table:table-cell office:value-type="float" office:value="8.5" calcext:value-type="float">
            <text:p>8.5</text:p>
          </table:table-cell>
          <table:table-cell office:value-type="float" office:value="81.5" calcext:value-type="float">
            <text:p>81.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22-09-08 10:23</text:p>
          </table:table-cell>
          <table:table-cell office:value-type="float" office:value="9.5" calcext:value-type="float">
            <text:p>9.5</text:p>
          </table:table-cell>
          <table:table-cell office:value-type="float" office:value="91.7" calcext:value-type="float">
            <text:p>91.7</text:p>
          </table:table-cell>
          <table:table-cell office:value-type="float" office:value="9.3" calcext:value-type="float">
            <text:p>9.3</text:p>
          </table:table-cell>
          <table:table-cell office:value-type="float" office:value="86.3" calcext:value-type="float">
            <text:p>86.3</text:p>
          </table:table-cell>
          <table:table-cell office:value-type="float" office:value="8.7" calcext:value-type="float">
            <text:p>8.7</text:p>
          </table:table-cell>
          <table:table-cell office:value-type="float" office:value="78.5" calcext:value-type="float">
            <text:p>78.5</text:p>
          </table:table-cell>
          <table:table-cell office:value-type="float" office:value="9.1" calcext:value-type="float">
            <text:p>9.1</text:p>
          </table:table-cell>
          <table:table-cell office:value-type="float" office:value="90.7" calcext:value-type="float">
            <text:p>90.7</text:p>
          </table:table-cell>
          <table:table-cell office:value-type="float" office:value="8.2" calcext:value-type="float">
            <text:p>8.2</text:p>
          </table:table-cell>
          <table:table-cell office:value-type="float" office:value="84.2" calcext:value-type="float">
            <text:p>84.2</text:p>
          </table:table-cell>
          <table:table-cell office:value-type="float" office:value="8.9" calcext:value-type="float">
            <text:p>8.9</text:p>
          </table:table-cell>
          <table:table-cell office:value-type="float" office:value="78.9" calcext:value-type="float">
            <text:p>78.9</text:p>
          </table:table-cell>
          <table:table-cell office:value-type="float" office:value="8.5" calcext:value-type="float">
            <text:p>8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22-09-08 10:28</text:p>
          </table:table-cell>
          <table:table-cell office:value-type="float" office:value="9.5" calcext:value-type="float">
            <text:p>9.5</text:p>
          </table:table-cell>
          <table:table-cell office:value-type="float" office:value="89.3" calcext:value-type="float">
            <text:p>89.3</text:p>
          </table:table-cell>
          <table:table-cell office:value-type="float" office:value="9.2" calcext:value-type="float">
            <text:p>9.2</text:p>
          </table:table-cell>
          <table:table-cell office:value-type="float" office:value="83.6" calcext:value-type="float">
            <text:p>83.6</text:p>
          </table:table-cell>
          <table:table-cell office:value-type="float" office:value="8.7" calcext:value-type="float">
            <text:p>8.7</text:p>
          </table:table-cell>
          <table:table-cell office:value-type="float" office:value="75.7" calcext:value-type="float">
            <text:p>75.7</text:p>
          </table:table-cell>
          <table:table-cell office:value-type="float" office:value="9.1" calcext:value-type="float">
            <text:p>9.1</text:p>
          </table:table-cell>
          <table:table-cell office:value-type="float" office:value="88" calcext:value-type="float">
            <text:p>88</text:p>
          </table:table-cell>
          <table:table-cell office:value-type="float" office:value="8.2" calcext:value-type="float">
            <text:p>8.2</text:p>
          </table:table-cell>
          <table:table-cell office:value-type="float" office:value="81.2" calcext:value-type="float">
            <text:p>81.2</text:p>
          </table:table-cell>
          <table:table-cell office:value-type="float" office:value="8.8" calcext:value-type="float">
            <text:p>8.8</text:p>
          </table:table-cell>
          <table:table-cell office:value-type="float" office:value="75.8" calcext:value-type="float">
            <text:p>75.8</text:p>
          </table:table-cell>
          <table:table-cell office:value-type="float" office:value="8.5" calcext:value-type="float">
            <text:p>8.5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022-09-08 10:33</text:p>
          </table:table-cell>
          <table:table-cell office:value-type="float" office:value="9.4" calcext:value-type="float">
            <text:p>9.4</text:p>
          </table:table-cell>
          <table:table-cell office:value-type="float" office:value="86.4" calcext:value-type="float">
            <text:p>86.4</text:p>
          </table:table-cell>
          <table:table-cell office:value-type="float" office:value="9.2" calcext:value-type="float">
            <text:p>9.2</text:p>
          </table:table-cell>
          <table:table-cell office:value-type="float" office:value="81.7" calcext:value-type="float">
            <text:p>81.7</text:p>
          </table:table-cell>
          <table:table-cell office:value-type="float" office:value="8.6" calcext:value-type="float">
            <text:p>8.6</text:p>
          </table:table-cell>
          <table:table-cell office:value-type="float" office:value="73.4" calcext:value-type="float">
            <text:p>73.4</text:p>
          </table:table-cell>
          <table:table-cell office:value-type="float" office:value="9.1" calcext:value-type="float">
            <text:p>9.1</text:p>
          </table:table-cell>
          <table:table-cell office:value-type="float" office:value="85.9" calcext:value-type="float">
            <text:p>85.9</text:p>
          </table:table-cell>
          <table:table-cell office:value-type="float" office:value="8.3" calcext:value-type="float">
            <text:p>8.3</text:p>
          </table:table-cell>
          <table:table-cell office:value-type="float" office:value="78.4" calcext:value-type="float">
            <text:p>78.4</text:p>
          </table:table-cell>
          <table:table-cell office:value-type="float" office:value="8.8" calcext:value-type="float">
            <text:p>8.8</text:p>
          </table:table-cell>
          <table:table-cell office:value-type="float" office:value="73.2" calcext:value-type="float">
            <text:p>73.2</text:p>
          </table:table-cell>
          <table:table-cell office:value-type="float" office:value="8.5" calcext:value-type="float">
            <text:p>8.5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22-09-08 10:38</text:p>
          </table:table-cell>
          <table:table-cell office:value-type="float" office:value="9.4" calcext:value-type="float">
            <text:p>9.4</text:p>
          </table:table-cell>
          <table:table-cell office:value-type="float" office:value="84.2" calcext:value-type="float">
            <text:p>84.2</text:p>
          </table:table-cell>
          <table:table-cell office:value-type="float" office:value="9.2" calcext:value-type="float">
            <text:p>9.2</text:p>
          </table:table-cell>
          <table:table-cell office:value-type="float" office:value="80.2" calcext:value-type="float">
            <text:p>80.2</text:p>
          </table:table-cell>
          <table:table-cell office:value-type="float" office:value="8.6" calcext:value-type="float">
            <text:p>8.6</text:p>
          </table:table-cell>
          <table:table-cell office:value-type="float" office:value="76.1" calcext:value-type="float">
            <text:p>76.1</text:p>
          </table:table-cell>
          <table:table-cell office:value-type="float" office:value="9" calcext:value-type="float">
            <text:p>9</text:p>
          </table:table-cell>
          <table:table-cell office:value-type="float" office:value="84.5" calcext:value-type="float">
            <text:p>84.5</text:p>
          </table:table-cell>
          <table:table-cell office:value-type="float" office:value="8.2" calcext:value-type="float">
            <text:p>8.2</text:p>
          </table:table-cell>
          <table:table-cell office:value-type="float" office:value="75.8" calcext:value-type="float">
            <text:p>75.8</text:p>
          </table:table-cell>
          <table:table-cell office:value-type="float" office:value="8.8" calcext:value-type="float">
            <text:p>8.8</text:p>
          </table:table-cell>
          <table:table-cell office:value-type="float" office:value="70.2" calcext:value-type="float">
            <text:p>70.2</text:p>
          </table:table-cell>
          <table:table-cell office:value-type="float" office:value="8.5" calcext:value-type="float">
            <text:p>8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22-09-08 10:43</text:p>
          </table:table-cell>
          <table:table-cell office:value-type="float" office:value="9.4" calcext:value-type="float">
            <text:p>9.4</text:p>
          </table:table-cell>
          <table:table-cell office:value-type="float" office:value="87.8" calcext:value-type="float">
            <text:p>87.8</text:p>
          </table:table-cell>
          <table:table-cell office:value-type="float" office:value="9.1" calcext:value-type="float">
            <text:p>9.1</text:p>
          </table:table-cell>
          <table:table-cell office:value-type="float" office:value="82.4" calcext:value-type="float">
            <text:p>82.4</text:p>
          </table:table-cell>
          <table:table-cell office:value-type="float" office:value="8.5" calcext:value-type="float">
            <text:p>8.5</text:p>
          </table:table-cell>
          <table:table-cell office:value-type="float" office:value="67.6" calcext:value-type="float">
            <text:p>67.6</text:p>
          </table:table-cell>
          <table:table-cell office:value-type="float" office:value="9" calcext:value-type="float">
            <text:p>9</text:p>
          </table:table-cell>
          <table:table-cell office:value-type="float" office:value="86.5" calcext:value-type="float">
            <text:p>86.5</text:p>
          </table:table-cell>
          <table:table-cell office:value-type="float" office:value="8.1" calcext:value-type="float">
            <text:p>8.1</text:p>
          </table:table-cell>
          <table:table-cell office:value-type="float" office:value="78.1" calcext:value-type="float">
            <text:p>78.1</text:p>
          </table:table-cell>
          <table:table-cell office:value-type="float" office:value="8.7" calcext:value-type="float">
            <text:p>8.7</text:p>
          </table:table-cell>
          <table:table-cell office:value-type="float" office:value="71.8" calcext:value-type="float">
            <text:p>71.8</text:p>
          </table:table-cell>
          <table:table-cell office:value-type="float" office:value="8.5" calcext:value-type="float">
            <text:p>8.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22-09-08 10:48</text:p>
          </table:table-cell>
          <table:table-cell office:value-type="float" office:value="9.2" calcext:value-type="float">
            <text:p>9.2</text:p>
          </table:table-cell>
          <table:table-cell office:value-type="float" office:value="77.2" calcext:value-type="float">
            <text:p>77.2</text:p>
          </table:table-cell>
          <table:table-cell office:value-type="float" office:value="8.9" calcext:value-type="float">
            <text:p>8.9</text:p>
          </table:table-cell>
          <table:table-cell office:value-type="float" office:value="74.9" calcext:value-type="float">
            <text:p>74.9</text:p>
          </table:table-cell>
          <table:table-cell office:value-type="float" office:value="8.3" calcext:value-type="float">
            <text:p>8.3</text:p>
          </table:table-cell>
          <table:table-cell office:value-type="float" office:value="59.3" calcext:value-type="float">
            <text:p>59.3</text:p>
          </table:table-cell>
          <table:table-cell office:value-type="float" office:value="8.8" calcext:value-type="float">
            <text:p>8.8</text:p>
          </table:table-cell>
          <table:table-cell office:value-type="float" office:value="79.8" calcext:value-type="float">
            <text:p>79.8</text:p>
          </table:table-cell>
          <table:table-cell office:value-type="float" office:value="8" calcext:value-type="float">
            <text:p>8</text:p>
          </table:table-cell>
          <table:table-cell office:value-type="float" office:value="69.2" calcext:value-type="float">
            <text:p>69.2</text:p>
          </table:table-cell>
          <table:table-cell office:value-type="float" office:value="8.6" calcext:value-type="float">
            <text:p>8.6</text:p>
          </table:table-cell>
          <table:table-cell office:value-type="float" office:value="55" calcext:value-type="float">
            <text:p>55</text:p>
          </table:table-cell>
          <table:table-cell office:value-type="float" office:value="8.5" calcext:value-type="float">
            <text:p>8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22-09-08 10:53</text:p>
          </table:table-cell>
          <table:table-cell office:value-type="float" office:value="9.1" calcext:value-type="float">
            <text:p>9.1</text:p>
          </table:table-cell>
          <table:table-cell office:value-type="float" office:value="67.4" calcext:value-type="float">
            <text:p>67.4</text:p>
          </table:table-cell>
          <table:table-cell office:value-type="float" office:value="8.8" calcext:value-type="float">
            <text:p>8.8</text:p>
          </table:table-cell>
          <table:table-cell office:value-type="float" office:value="66.8" calcext:value-type="float">
            <text:p>66.8</text:p>
          </table:table-cell>
          <table:table-cell office:value-type="float" office:value="8.5" calcext:value-type="float">
            <text:p>8.5</text:p>
          </table:table-cell>
          <table:table-cell office:value-type="float" office:value="80.7" calcext:value-type="float">
            <text:p>80.7</text:p>
          </table:table-cell>
          <table:table-cell office:value-type="float" office:value="8.6" calcext:value-type="float">
            <text:p>8.6</text:p>
          </table:table-cell>
          <table:table-cell office:value-type="float" office:value="70.8" calcext:value-type="float">
            <text:p>70.8</text:p>
          </table:table-cell>
          <table:table-cell office:value-type="float" office:value="7.9" calcext:value-type="float">
            <text:p>7.9</text:p>
          </table:table-cell>
          <table:table-cell office:value-type="float" office:value="61.5" calcext:value-type="float">
            <text:p>61.5</text:p>
          </table:table-cell>
          <table:table-cell office:value-type="float" office:value="8.5" calcext:value-type="float">
            <text:p>8.5</text:p>
          </table:table-cell>
          <table:table-cell office:value-type="float" office:value="45.5" calcext:value-type="float">
            <text:p>45.5</text:p>
          </table:table-cell>
          <table:table-cell office:value-type="float" office:value="8.5" calcext:value-type="float">
            <text:p>8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22-09-08 10:58</text:p>
          </table:table-cell>
          <table:table-cell office:value-type="float" office:value="9.3" calcext:value-type="float">
            <text:p>9.3</text:p>
          </table:table-cell>
          <table:table-cell office:value-type="float" office:value="91.3" calcext:value-type="float">
            <text:p>91.3</text:p>
          </table:table-cell>
          <table:table-cell office:value-type="float" office:value="9" calcext:value-type="float">
            <text:p>9</text:p>
          </table:table-cell>
          <table:table-cell office:value-type="float" office:value="84.9" calcext:value-type="float">
            <text:p>84.9</text:p>
          </table:table-cell>
          <table:table-cell office:value-type="float" office:value="8.6" calcext:value-type="float">
            <text:p>8.6</text:p>
          </table:table-cell>
          <table:table-cell office:value-type="float" office:value="74.3" calcext:value-type="float">
            <text:p>74.3</text:p>
          </table:table-cell>
          <table:table-cell office:value-type="float" office:value="8.9" calcext:value-type="float">
            <text:p>8.9</text:p>
          </table:table-cell>
          <table:table-cell office:value-type="float" office:value="89.6" calcext:value-type="float">
            <text:p>89.6</text:p>
          </table:table-cell>
          <table:table-cell office:value-type="float" office:value="8" calcext:value-type="float">
            <text:p>8</text:p>
          </table:table-cell>
          <table:table-cell office:value-type="float" office:value="82.8" calcext:value-type="float">
            <text:p>82.8</text:p>
          </table:table-cell>
          <table:table-cell office:value-type="float" office:value="8.7" calcext:value-type="float">
            <text:p>8.7</text:p>
          </table:table-cell>
          <table:table-cell office:value-type="float" office:value="80" calcext:value-type="float">
            <text:p>80</text:p>
          </table:table-cell>
          <table:table-cell office:value-type="float" office:value="8.5" calcext:value-type="float">
            <text:p>8.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22-09-08 11:03</text:p>
          </table:table-cell>
          <table:table-cell office:value-type="float" office:value="9.3" calcext:value-type="float">
            <text:p>9.3</text:p>
          </table:table-cell>
          <table:table-cell office:value-type="float" office:value="84.3" calcext:value-type="float">
            <text:p>84.3</text:p>
          </table:table-cell>
          <table:table-cell office:value-type="float" office:value="9.1" calcext:value-type="float">
            <text:p>9.1</text:p>
          </table:table-cell>
          <table:table-cell office:value-type="float" office:value="80.4" calcext:value-type="float">
            <text:p>80.4</text:p>
          </table:table-cell>
          <table:table-cell office:value-type="float" office:value="8.4" calcext:value-type="float">
            <text:p>8.4</text:p>
          </table:table-cell>
          <table:table-cell office:value-type="float" office:value="60" calcext:value-type="float">
            <text:p>60</text:p>
          </table:table-cell>
          <table:table-cell office:value-type="float" office:value="8.8" calcext:value-type="float">
            <text:p>8.8</text:p>
          </table:table-cell>
          <table:table-cell office:value-type="float" office:value="84.5" calcext:value-type="float">
            <text:p>84.5</text:p>
          </table:table-cell>
          <table:table-cell office:value-type="float" office:value="8.1" calcext:value-type="float">
            <text:p>8.1</text:p>
          </table:table-cell>
          <table:table-cell office:value-type="float" office:value="77.9" calcext:value-type="float">
            <text:p>77.9</text:p>
          </table:table-cell>
          <table:table-cell office:value-type="float" office:value="8.8" calcext:value-type="float">
            <text:p>8.8</text:p>
          </table:table-cell>
          <table:table-cell office:value-type="float" office:value="58.3" calcext:value-type="float">
            <text:p>58.3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22-09-08 11:08</text:p>
          </table:table-cell>
          <table:table-cell office:value-type="float" office:value="9.1" calcext:value-type="float">
            <text:p>9.1</text:p>
          </table:table-cell>
          <table:table-cell office:value-type="float" office:value="67.9" calcext:value-type="float">
            <text:p>67.9</text:p>
          </table:table-cell>
          <table:table-cell office:value-type="float" office:value="8.9" calcext:value-type="float">
            <text:p>8.9</text:p>
          </table:table-cell>
          <table:table-cell office:value-type="float" office:value="67.1" calcext:value-type="float">
            <text:p>67.1</text:p>
          </table:table-cell>
          <table:table-cell office:value-type="float" office:value="8.2" calcext:value-type="float">
            <text:p>8.2</text:p>
          </table:table-cell>
          <table:table-cell office:value-type="float" office:value="51.7" calcext:value-type="float">
            <text:p>51.7</text:p>
          </table:table-cell>
          <table:table-cell office:value-type="float" office:value="8.8" calcext:value-type="float">
            <text:p>8.8</text:p>
          </table:table-cell>
          <table:table-cell office:value-type="float" office:value="71.1" calcext:value-type="float">
            <text:p>71.1</text:p>
          </table:table-cell>
          <table:table-cell office:value-type="float" office:value="7.9" calcext:value-type="float">
            <text:p>7.9</text:p>
          </table:table-cell>
          <table:table-cell office:value-type="float" office:value="63.8" calcext:value-type="float">
            <text:p>63.8</text:p>
          </table:table-cell>
          <table:table-cell office:value-type="float" office:value="8.5" calcext:value-type="float">
            <text:p>8.5</text:p>
          </table:table-cell>
          <table:table-cell office:value-type="float" office:value="46.4" calcext:value-type="float">
            <text:p>46.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022-09-08 11:13</text:p>
          </table:table-cell>
          <table:table-cell office:value-type="float" office:value="8.9" calcext:value-type="float">
            <text:p>8.9</text:p>
          </table:table-cell>
          <table:table-cell office:value-type="float" office:value="59" calcext:value-type="float">
            <text:p>59</text:p>
          </table:table-cell>
          <table:table-cell office:value-type="float" office:value="8.7" calcext:value-type="float">
            <text:p>8.7</text:p>
          </table:table-cell>
          <table:table-cell office:value-type="float" office:value="60.2" calcext:value-type="float">
            <text:p>60.2</text:p>
          </table:table-cell>
          <table:table-cell office:value-type="float" office:value="8" calcext:value-type="float">
            <text:p>8</text:p>
          </table:table-cell>
          <table:table-cell office:value-type="float" office:value="45.6" calcext:value-type="float">
            <text:p>45.6</text:p>
          </table:table-cell>
          <table:table-cell office:value-type="float" office:value="8.6" calcext:value-type="float">
            <text:p>8.6</text:p>
          </table:table-cell>
          <table:table-cell office:value-type="float" office:value="63.3" calcext:value-type="float">
            <text:p>63.3</text:p>
          </table:table-cell>
          <table:table-cell office:value-type="float" office:value="7.8" calcext:value-type="float">
            <text:p>7.8</text:p>
          </table:table-cell>
          <table:table-cell office:value-type="float" office:value="55.2" calcext:value-type="float">
            <text:p>55.2</text:p>
          </table:table-cell>
          <table:table-cell office:value-type="float" office:value="8.4" calcext:value-type="float">
            <text:p>8.4</text:p>
          </table:table-cell>
          <table:table-cell office:value-type="float" office:value="38.5" calcext:value-type="float">
            <text:p>38.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22-09-08 11:18</text:p>
          </table:table-cell>
          <table:table-cell office:value-type="float" office:value="8.8" calcext:value-type="float">
            <text:p>8.8</text:p>
          </table:table-cell>
          <table:table-cell office:value-type="float" office:value="53.2" calcext:value-type="float">
            <text:p>53.2</text:p>
          </table:table-cell>
          <table:table-cell office:value-type="float" office:value="8.6" calcext:value-type="float">
            <text:p>8.6</text:p>
          </table:table-cell>
          <table:table-cell office:value-type="float" office:value="55.1" calcext:value-type="float">
            <text:p>55.1</text:p>
          </table:table-cell>
          <table:table-cell office:value-type="float" office:value="7.9" calcext:value-type="float">
            <text:p>7.9</text:p>
          </table:table-cell>
          <table:table-cell office:value-type="float" office:value="42.5" calcext:value-type="float">
            <text:p>42.5</text:p>
          </table:table-cell>
          <table:table-cell office:value-type="float" office:value="8.4" calcext:value-type="float">
            <text:p>8.4</text:p>
          </table:table-cell>
          <table:table-cell office:value-type="float" office:value="57.7" calcext:value-type="float">
            <text:p>57.7</text:p>
          </table:table-cell>
          <table:table-cell office:value-type="float" office:value="7.6" calcext:value-type="float">
            <text:p>7.6</text:p>
          </table:table-cell>
          <table:table-cell office:value-type="float" office:value="48.9" calcext:value-type="float">
            <text:p>48.9</text:p>
          </table:table-cell>
          <table:table-cell office:value-type="float" office:value="8.1" calcext:value-type="float">
            <text:p>8.1</text:p>
          </table:table-cell>
          <table:table-cell office:value-type="float" office:value="34.8" calcext:value-type="float">
            <text:p>34.8</text:p>
          </table:table-cell>
          <table:table-cell office:value-type="float" office:value="8" calcext:value-type="float">
            <text:p>8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22-09-08 11:23</text:p>
          </table:table-cell>
          <table:table-cell office:value-type="float" office:value="8.7" calcext:value-type="float">
            <text:p>8.7</text:p>
          </table:table-cell>
          <table:table-cell office:value-type="float" office:value="50.2" calcext:value-type="float">
            <text:p>50.2</text:p>
          </table:table-cell>
          <table:table-cell office:value-type="float" office:value="8.5" calcext:value-type="float">
            <text:p>8.5</text:p>
          </table:table-cell>
          <table:table-cell office:value-type="float" office:value="52.9" calcext:value-type="float">
            <text:p>52.9</text:p>
          </table:table-cell>
          <table:table-cell office:value-type="float" office:value="7.8" calcext:value-type="float">
            <text:p>7.8</text:p>
          </table:table-cell>
          <table:table-cell office:value-type="float" office:value="41.8" calcext:value-type="float">
            <text:p>41.8</text:p>
          </table:table-cell>
          <table:table-cell office:value-type="float" office:value="8.4" calcext:value-type="float">
            <text:p>8.4</text:p>
          </table:table-cell>
          <table:table-cell office:value-type="float" office:value="54.9" calcext:value-type="float">
            <text:p>54.9</text:p>
          </table:table-cell>
          <table:table-cell office:value-type="float" office:value="7.5" calcext:value-type="float">
            <text:p>7.5</text:p>
          </table:table-cell>
          <table:table-cell office:value-type="float" office:value="45.3" calcext:value-type="float">
            <text:p>45.3</text:p>
          </table:table-cell>
          <table:table-cell office:value-type="float" office:value="8" calcext:value-type="float">
            <text:p>8</text:p>
          </table:table-cell>
          <table:table-cell office:value-type="float" office:value="32.3" calcext:value-type="float">
            <text:p>32.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22-09-08 11:28</text:p>
          </table:table-cell>
          <table:table-cell office:value-type="float" office:value="8.5" calcext:value-type="float">
            <text:p>8.5</text:p>
          </table:table-cell>
          <table:table-cell office:value-type="float" office:value="49.4" calcext:value-type="float">
            <text:p>49.4</text:p>
          </table:table-cell>
          <table:table-cell office:value-type="float" office:value="8.3" calcext:value-type="float">
            <text:p>8.3</text:p>
          </table:table-cell>
          <table:table-cell office:value-type="float" office:value="52" calcext:value-type="float">
            <text:p>52</text:p>
          </table:table-cell>
          <table:table-cell office:value-type="float" office:value="7.8" calcext:value-type="float">
            <text:p>7.8</text:p>
          </table:table-cell>
          <table:table-cell office:value-type="float" office:value="45" calcext:value-type="float">
            <text:p>45</text:p>
          </table:table-cell>
          <table:table-cell office:value-type="float" office:value="8.2" calcext:value-type="float">
            <text:p>8.2</text:p>
          </table:table-cell>
          <table:table-cell office:value-type="float" office:value="54.1" calcext:value-type="float">
            <text:p>54.1</text:p>
          </table:table-cell>
          <table:table-cell office:value-type="float" office:value="7.4" calcext:value-type="float">
            <text:p>7.4</text:p>
          </table:table-cell>
          <table:table-cell office:value-type="float" office:value="44.5" calcext:value-type="float">
            <text:p>44.5</text:p>
          </table:table-cell>
          <table:table-cell office:value-type="float" office:value="7.9" calcext:value-type="float">
            <text:p>7.9</text:p>
          </table:table-cell>
          <table:table-cell office:value-type="float" office:value="33.9" calcext:value-type="float">
            <text:p>33.9</text:p>
          </table:table-cell>
          <table:table-cell office:value-type="float" office:value="8" calcext:value-type="float">
            <text:p>8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22-09-08 11:33</text:p>
          </table:table-cell>
          <table:table-cell office:value-type="float" office:value="8.5" calcext:value-type="float">
            <text:p>8.5</text:p>
          </table:table-cell>
          <table:table-cell office:value-type="float" office:value="52.6" calcext:value-type="float">
            <text:p>52.6</text:p>
          </table:table-cell>
          <table:table-cell office:value-type="float" office:value="8.3" calcext:value-type="float">
            <text:p>8.3</text:p>
          </table:table-cell>
          <table:table-cell office:value-type="float" office:value="54.6" calcext:value-type="float">
            <text:p>54.6</text:p>
          </table:table-cell>
          <table:table-cell office:value-type="float" office:value="7.8" calcext:value-type="float">
            <text:p>7.8</text:p>
          </table:table-cell>
          <table:table-cell office:value-type="float" office:value="48.4" calcext:value-type="float">
            <text:p>48.4</text:p>
          </table:table-cell>
          <table:table-cell office:value-type="float" office:value="8.2" calcext:value-type="float">
            <text:p>8.2</text:p>
          </table:table-cell>
          <table:table-cell office:value-type="float" office:value="57.1" calcext:value-type="float">
            <text:p>57.1</text:p>
          </table:table-cell>
          <table:table-cell office:value-type="float" office:value="7.4" calcext:value-type="float">
            <text:p>7.4</text:p>
          </table:table-cell>
          <table:table-cell office:value-type="float" office:value="47.5" calcext:value-type="float">
            <text:p>47.5</text:p>
          </table:table-cell>
          <table:table-cell office:value-type="float" office:value="7.9" calcext:value-type="float">
            <text:p>7.9</text:p>
          </table:table-cell>
          <table:table-cell office:value-type="float" office:value="38.9" calcext:value-type="float">
            <text:p>38.9</text:p>
          </table:table-cell>
          <table:table-cell office:value-type="float" office:value="10" calcext:value-type="float">
            <text:p>10</text:p>
          </table:table-cell>
          <table:table-cell office:value-type="float" office:value="91.5" calcext:value-type="float">
            <text:p>91.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22-09-08 11:38</text:p>
          </table:table-cell>
          <table:table-cell office:value-type="float" office:value="8.5" calcext:value-type="float">
            <text:p>8.5</text:p>
          </table:table-cell>
          <table:table-cell office:value-type="float" office:value="56.2" calcext:value-type="float">
            <text:p>56.2</text:p>
          </table:table-cell>
          <table:table-cell office:value-type="float" office:value="8.3" calcext:value-type="float">
            <text:p>8.3</text:p>
          </table:table-cell>
          <table:table-cell office:value-type="float" office:value="57.6" calcext:value-type="float">
            <text:p>57.6</text:p>
          </table:table-cell>
          <table:table-cell office:value-type="float" office:value="11.4" calcext:value-type="float">
            <text:p>11.4</text:p>
          </table:table-cell>
          <table:table-cell office:value-type="float" office:value="90.5" calcext:value-type="float">
            <text:p>90.5</text:p>
          </table:table-cell>
          <table:table-cell office:value-type="float" office:value="8.3" calcext:value-type="float">
            <text:p>8.3</text:p>
          </table:table-cell>
          <table:table-cell office:value-type="float" office:value="60.5" calcext:value-type="float">
            <text:p>60.5</text:p>
          </table:table-cell>
          <table:table-cell office:value-type="float" office:value="7.3" calcext:value-type="float">
            <text:p>7.3</text:p>
          </table:table-cell>
          <table:table-cell office:value-type="float" office:value="50.5" calcext:value-type="float">
            <text:p>50.5</text:p>
          </table:table-cell>
          <table:table-cell office:value-type="float" office:value="7.9" calcext:value-type="float">
            <text:p>7.9</text:p>
          </table:table-cell>
          <table:table-cell office:value-type="float" office:value="43.9" calcext:value-type="float">
            <text:p>43.9</text:p>
          </table:table-cell>
          <table:table-cell office:value-type="float" office:value="11.5" calcext:value-type="float">
            <text:p>11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22-09-08 11:43</text:p>
          </table:table-cell>
          <table:table-cell office:value-type="float" office:value="12.3" calcext:value-type="float">
            <text:p>12.3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float" office:value="95.7" calcext:value-type="float">
            <text:p>95.7</text:p>
          </table:table-cell>
          <table:table-cell office:value-type="float" office:value="12.9" calcext:value-type="float">
            <text:p>12.9</text:p>
          </table:table-cell>
          <table:table-cell office:value-type="float" office:value="92" calcext:value-type="float">
            <text:p>92</text:p>
          </table:table-cell>
          <table:table-cell office:value-type="float" office:value="11.4" calcext:value-type="float">
            <text:p>11.4</text:p>
          </table:table-cell>
          <table:table-cell office:value-type="float" office:value="99.6" calcext:value-type="float">
            <text:p>99.6</text:p>
          </table:table-cell>
          <table:table-cell office:value-type="float" office:value="11.2" calcext:value-type="float">
            <text:p>11.2</text:p>
          </table:table-cell>
          <table:table-cell office:value-type="float" office:value="95.1" calcext:value-type="float">
            <text:p>95.1</text:p>
          </table:table-cell>
          <table:table-cell office:value-type="float" office:value="12.3" calcext:value-type="float">
            <text:p>12.3</text:p>
          </table:table-cell>
          <table:table-cell office:value-type="float" office:value="90.8" calcext:value-type="float">
            <text:p>90.8</text:p>
          </table:table-cell>
          <table:table-cell office:value-type="float" office:value="12.5" calcext:value-type="float">
            <text:p>12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22-09-08 11:48</text:p>
          </table:table-cell>
          <table:table-cell office:value-type="float" office:value="13.6" calcext:value-type="float">
            <text:p>13.6</text:p>
          </table:table-cell>
          <table:table-cell office:value-type="float" office:value="99.9" calcext:value-type="float">
            <text:p>99.9</text:p>
          </table:table-cell>
          <table:table-cell office:value-type="float" office:value="13.3" calcext:value-type="float">
            <text:p>13.3</text:p>
          </table:table-cell>
          <table:table-cell office:value-type="float" office:value="95.8" calcext:value-type="float">
            <text:p>95.8</text:p>
          </table:table-cell>
          <table:table-cell office:value-type="float" office:value="13.6" calcext:value-type="float">
            <text:p>13.6</text:p>
          </table:table-cell>
          <table:table-cell office:value-type="float" office:value="92.3" calcext:value-type="float">
            <text:p>92.3</text:p>
          </table:table-cell>
          <table:table-cell office:value-type="float" office:value="13.2" calcext:value-type="float">
            <text:p>13.2</text:p>
          </table:table-cell>
          <table:table-cell office:value-type="float" office:value="99.4" calcext:value-type="float">
            <text:p>99.4</text:p>
          </table:table-cell>
          <table:table-cell office:value-type="float" office:value="12.8" calcext:value-type="float">
            <text:p>12.8</text:p>
          </table:table-cell>
          <table:table-cell office:value-type="float" office:value="96.7" calcext:value-type="float">
            <text:p>96.7</text:p>
          </table:table-cell>
          <table:table-cell office:value-type="float" office:value="13.5" calcext:value-type="float">
            <text:p>13.5</text:p>
          </table:table-cell>
          <table:table-cell office:value-type="float" office:value="91.9" calcext:value-type="float">
            <text:p>91.9</text:p>
          </table:table-cell>
          <table:table-cell office:value-type="float" office:value="13.5" calcext:value-type="float">
            <text:p>13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022-09-08 11:53</text:p>
          </table:table-cell>
          <table:table-cell office:value-type="float" office:value="14.3" calcext:value-type="float">
            <text:p>14.3</text:p>
          </table:table-cell>
          <table:table-cell office:value-type="float" office:value="98.5" calcext:value-type="float">
            <text:p>98.5</text:p>
          </table:table-cell>
          <table:table-cell office:value-type="float" office:value="14.1" calcext:value-type="float">
            <text:p>14.1</text:p>
          </table:table-cell>
          <table:table-cell office:value-type="float" office:value="95.6" calcext:value-type="float">
            <text:p>95.6</text:p>
          </table:table-cell>
          <table:table-cell office:value-type="float" office:value="14" calcext:value-type="float">
            <text:p>14</text:p>
          </table:table-cell>
          <table:table-cell office:value-type="float" office:value="91.3" calcext:value-type="float">
            <text:p>91.3</text:p>
          </table:table-cell>
          <table:table-cell office:value-type="float" office:value="13.9" calcext:value-type="float">
            <text:p>13.9</text:p>
          </table:table-cell>
          <table:table-cell office:value-type="float" office:value="99.6" calcext:value-type="float">
            <text:p>99.6</text:p>
          </table:table-cell>
          <table:table-cell office:value-type="float" office:value="13.5" calcext:value-type="float">
            <text:p>13.5</text:p>
          </table:table-cell>
          <table:table-cell office:value-type="float" office:value="95.7" calcext:value-type="float">
            <text:p>95.7</text:p>
          </table:table-cell>
          <table:table-cell office:value-type="float" office:value="14.1" calcext:value-type="float">
            <text:p>14.1</text:p>
          </table:table-cell>
          <table:table-cell office:value-type="float" office:value="91.7" calcext:value-type="float">
            <text:p>91.7</text:p>
          </table:table-cell>
          <table:table-cell office:value-type="float" office:value="14" calcext:value-type="float">
            <text:p>14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22-09-08 11:58</text:p>
          </table:table-cell>
          <table:table-cell office:value-type="float" office:value="14.8" calcext:value-type="float">
            <text:p>14.8</text:p>
          </table:table-cell>
          <table:table-cell office:value-type="float" office:value="96.2" calcext:value-type="float">
            <text:p>96.2</text:p>
          </table:table-cell>
          <table:table-cell office:value-type="float" office:value="14.6" calcext:value-type="float">
            <text:p>14.6</text:p>
          </table:table-cell>
          <table:table-cell office:value-type="float" office:value="93.7" calcext:value-type="float">
            <text:p>93.7</text:p>
          </table:table-cell>
          <table:table-cell office:value-type="float" office:value="14.4" calcext:value-type="float">
            <text:p>14.4</text:p>
          </table:table-cell>
          <table:table-cell office:value-type="float" office:value="86.3" calcext:value-type="float">
            <text:p>86.3</text:p>
          </table:table-cell>
          <table:table-cell office:value-type="float" office:value="14.5" calcext:value-type="float">
            <text:p>14.5</text:p>
          </table:table-cell>
          <table:table-cell office:value-type="float" office:value="98.2" calcext:value-type="float">
            <text:p>98.2</text:p>
          </table:table-cell>
          <table:table-cell office:value-type="float" office:value="14" calcext:value-type="float">
            <text:p>14</text:p>
          </table:table-cell>
          <table:table-cell office:value-type="float" office:value="91.9" calcext:value-type="float">
            <text:p>91.9</text:p>
          </table:table-cell>
          <table:table-cell office:value-type="float" office:value="14.6" calcext:value-type="float">
            <text:p>14.6</text:p>
          </table:table-cell>
          <table:table-cell office:value-type="float" office:value="87.9" calcext:value-type="float">
            <text:p>87.9</text:p>
          </table:table-cell>
          <table:table-cell office:value-type="float" office:value="14.5" calcext:value-type="float">
            <text:p>14.5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22-09-08 12:03</text:p>
          </table:table-cell>
          <table:table-cell office:value-type="float" office:value="15.2" calcext:value-type="float">
            <text:p>15.2</text:p>
          </table:table-cell>
          <table:table-cell office:value-type="float" office:value="94.9" calcext:value-type="float">
            <text:p>94.9</text:p>
          </table:table-cell>
          <table:table-cell office:value-type="float" office:value="15" calcext:value-type="float">
            <text:p>15</text:p>
          </table:table-cell>
          <table:table-cell office:value-type="float" office:value="91.6" calcext:value-type="float">
            <text:p>91.6</text:p>
          </table:table-cell>
          <table:table-cell office:value-type="float" office:value="14.6" calcext:value-type="float">
            <text:p>14.6</text:p>
          </table:table-cell>
          <table:table-cell office:value-type="float" office:value="84.9" calcext:value-type="float">
            <text:p>84.9</text:p>
          </table:table-cell>
          <table:table-cell office:value-type="float" office:value="14.9" calcext:value-type="float">
            <text:p>14.9</text:p>
          </table:table-cell>
          <table:table-cell office:value-type="float" office:value="95" calcext:value-type="float">
            <text:p>95</text:p>
          </table:table-cell>
          <table:table-cell office:value-type="float" office:value="14.3" calcext:value-type="float">
            <text:p>14.3</text:p>
          </table:table-cell>
          <table:table-cell office:value-type="float" office:value="89.1" calcext:value-type="float">
            <text:p>89.1</text:p>
          </table:table-cell>
          <table:table-cell office:value-type="float" office:value="14.9" calcext:value-type="float">
            <text:p>14.9</text:p>
          </table:table-cell>
          <table:table-cell office:value-type="float" office:value="84.2" calcext:value-type="float">
            <text:p>84.2</text:p>
          </table:table-cell>
          <table:table-cell office:value-type="float" office:value="14.5" calcext:value-type="float">
            <text:p>14.5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22-09-08 12:08</text:p>
          </table:table-cell>
          <table:table-cell office:value-type="float" office:value="15.5" calcext:value-type="float">
            <text:p>15.5</text:p>
          </table:table-cell>
          <table:table-cell office:value-type="float" office:value="94" calcext:value-type="float">
            <text:p>94</text:p>
          </table:table-cell>
          <table:table-cell office:value-type="float" office:value="15.3" calcext:value-type="float">
            <text:p>15.3</text:p>
          </table:table-cell>
          <table:table-cell office:value-type="float" office:value="90.1" calcext:value-type="float">
            <text:p>90.1</text:p>
          </table:table-cell>
          <table:table-cell office:value-type="float" office:value="14.9" calcext:value-type="float">
            <text:p>14.9</text:p>
          </table:table-cell>
          <table:table-cell office:value-type="float" office:value="84.2" calcext:value-type="float">
            <text:p>84.2</text:p>
          </table:table-cell>
          <table:table-cell office:value-type="float" office:value="15.2" calcext:value-type="float">
            <text:p>15.2</text:p>
          </table:table-cell>
          <table:table-cell office:value-type="float" office:value="94" calcext:value-type="float">
            <text:p>94</text:p>
          </table:table-cell>
          <table:table-cell office:value-type="float" office:value="14.5" calcext:value-type="float">
            <text:p>14.5</text:p>
          </table:table-cell>
          <table:table-cell office:value-type="float" office:value="87.7" calcext:value-type="float">
            <text:p>87.7</text:p>
          </table:table-cell>
          <table:table-cell office:value-type="float" office:value="15.1" calcext:value-type="float">
            <text:p>15.1</text:p>
          </table:table-cell>
          <table:table-cell office:value-type="float" office:value="82.1" calcext:value-type="float">
            <text:p>82.1</text:p>
          </table:table-cell>
          <table:table-cell office:value-type="float" office:value="15" calcext:value-type="float">
            <text:p>15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022-09-08 12:13</text:p>
          </table:table-cell>
          <table:table-cell office:value-type="float" office:value="15.7" calcext:value-type="float">
            <text:p>15.7</text:p>
          </table:table-cell>
          <table:table-cell office:value-type="float" office:value="93.7" calcext:value-type="float">
            <text:p>93.7</text:p>
          </table:table-cell>
          <table:table-cell office:value-type="float" office:value="15.5" calcext:value-type="float">
            <text:p>15.5</text:p>
          </table:table-cell>
          <table:table-cell office:value-type="float" office:value="88.4" calcext:value-type="float">
            <text:p>88.4</text:p>
          </table:table-cell>
          <table:table-cell office:value-type="float" office:value="15.2" calcext:value-type="float">
            <text:p>15.2</text:p>
          </table:table-cell>
          <table:table-cell office:value-type="float" office:value="83.4" calcext:value-type="float">
            <text:p>83.4</text:p>
          </table:table-cell>
          <table:table-cell office:value-type="float" office:value="15.5" calcext:value-type="float">
            <text:p>15.5</text:p>
          </table:table-cell>
          <table:table-cell office:value-type="float" office:value="92.2" calcext:value-type="float">
            <text:p>92.2</text:p>
          </table:table-cell>
          <table:table-cell office:value-type="float" office:value="14.8" calcext:value-type="float">
            <text:p>14.8</text:p>
          </table:table-cell>
          <table:table-cell office:value-type="float" office:value="86.7" calcext:value-type="float">
            <text:p>86.7</text:p>
          </table:table-cell>
          <table:table-cell office:value-type="float" office:value="15.3" calcext:value-type="float">
            <text:p>15.3</text:p>
          </table:table-cell>
          <table:table-cell office:value-type="float" office:value="80.9" calcext:value-type="float">
            <text:p>80.9</text:p>
          </table:table-cell>
          <table:table-cell office:value-type="float" office:value="15" calcext:value-type="float">
            <text:p>15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22-09-08 12:18</text:p>
          </table:table-cell>
          <table:table-cell office:value-type="float" office:value="15.9" calcext:value-type="float">
            <text:p>15.9</text:p>
          </table:table-cell>
          <table:table-cell office:value-type="float" office:value="93.6" calcext:value-type="float">
            <text:p>93.6</text:p>
          </table:table-cell>
          <table:table-cell office:value-type="float" office:value="15.7" calcext:value-type="float">
            <text:p>15.7</text:p>
          </table:table-cell>
          <table:table-cell office:value-type="float" office:value="88.3" calcext:value-type="float">
            <text:p>88.3</text:p>
          </table:table-cell>
          <table:table-cell office:value-type="float" office:value="15.3" calcext:value-type="float">
            <text:p>15.3</text:p>
          </table:table-cell>
          <table:table-cell office:value-type="float" office:value="83.7" calcext:value-type="float">
            <text:p>83.7</text:p>
          </table:table-cell>
          <table:table-cell office:value-type="float" office:value="15.5" calcext:value-type="float">
            <text:p>15.5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86.1" calcext:value-type="float">
            <text:p>86.1</text:p>
          </table:table-cell>
          <table:table-cell office:value-type="float" office:value="15.4" calcext:value-type="float">
            <text:p>15.4</text:p>
          </table:table-cell>
          <table:table-cell office:value-type="float" office:value="80.2" calcext:value-type="float">
            <text:p>80.2</text:p>
          </table:table-cell>
          <table:table-cell office:value-type="float" office:value="15.5" calcext:value-type="float">
            <text:p>15.5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22-09-08 12:23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15.9" calcext:value-type="float">
            <text:p>15.9</text:p>
          </table:table-cell>
          <table:table-cell office:value-type="float" office:value="88.8" calcext:value-type="float">
            <text:p>88.8</text:p>
          </table:table-cell>
          <table:table-cell office:value-type="float" office:value="15.5" calcext:value-type="float">
            <text:p>15.5</text:p>
          </table:table-cell>
          <table:table-cell office:value-type="float" office:value="82.6" calcext:value-type="float">
            <text:p>82.6</text:p>
          </table:table-cell>
          <table:table-cell office:value-type="float" office:value="15.8" calcext:value-type="float">
            <text:p>15.8</text:p>
          </table:table-cell>
          <table:table-cell office:value-type="float" office:value="92.4" calcext:value-type="float">
            <text:p>92.4</text:p>
          </table:table-cell>
          <table:table-cell office:value-type="float" office:value="15.1" calcext:value-type="float">
            <text:p>15.1</text:p>
          </table:table-cell>
          <table:table-cell office:value-type="float" office:value="86.2" calcext:value-type="float">
            <text:p>86.2</text:p>
          </table:table-cell>
          <table:table-cell office:value-type="float" office:value="15.5" calcext:value-type="float">
            <text:p>15.5</text:p>
          </table:table-cell>
          <table:table-cell office:value-type="float" office:value="80.3" calcext:value-type="float">
            <text:p>80.3</text:p>
          </table:table-cell>
          <table:table-cell office:value-type="float" office:value="15.5" calcext:value-type="float">
            <text:p>15.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22-09-08 12:28</text:p>
          </table:table-cell>
          <table:table-cell office:value-type="float" office:value="16.1" calcext:value-type="float">
            <text:p>16.1</text:p>
          </table:table-cell>
          <table:table-cell office:value-type="float" office:value="93.2" calcext:value-type="float">
            <text:p>93.2</text:p>
          </table:table-cell>
          <table:table-cell office:value-type="float" office:value="16" calcext:value-type="float">
            <text:p>16</text:p>
          </table:table-cell>
          <table:table-cell office:value-type="float" office:value="87.8" calcext:value-type="float">
            <text:p>87.8</text:p>
          </table:table-cell>
          <table:table-cell office:value-type="float" office:value="15.5" calcext:value-type="float">
            <text:p>15.5</text:p>
          </table:table-cell>
          <table:table-cell office:value-type="float" office:value="82.7" calcext:value-type="float">
            <text:p>82.7</text:p>
          </table:table-cell>
          <table:table-cell office:value-type="float" office:value="15.8" calcext:value-type="float">
            <text:p>15.8</text:p>
          </table:table-cell>
          <table:table-cell office:value-type="float" office:value="91.6" calcext:value-type="float">
            <text:p>91.6</text:p>
          </table:table-cell>
          <table:table-cell office:value-type="float" office:value="15.2" calcext:value-type="float">
            <text:p>15.2</text:p>
          </table:table-cell>
          <table:table-cell office:value-type="float" office:value="85.3" calcext:value-type="float">
            <text:p>85.3</text:p>
          </table:table-cell>
          <table:table-cell office:value-type="float" office:value="15.6" calcext:value-type="float">
            <text:p>15.6</text:p>
          </table:table-cell>
          <table:table-cell office:value-type="float" office:value="78.8" calcext:value-type="float">
            <text:p>78.8</text:p>
          </table:table-cell>
          <table:table-cell office:value-type="float" office:value="15.5" calcext:value-type="float">
            <text:p>15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022-09-08 12:33</text:p>
          </table:table-cell>
          <table:table-cell office:value-type="float" office:value="16.1" calcext:value-type="float">
            <text:p>16.1</text:p>
          </table:table-cell>
          <table:table-cell office:value-type="float" office:value="92.4" calcext:value-type="float">
            <text:p>92.4</text:p>
          </table:table-cell>
          <table:table-cell office:value-type="float" office:value="16" calcext:value-type="float">
            <text:p>16</text:p>
          </table:table-cell>
          <table:table-cell office:value-type="float" office:value="87.3" calcext:value-type="float">
            <text:p>87.3</text:p>
          </table:table-cell>
          <table:table-cell office:value-type="float" office:value="15.5" calcext:value-type="float">
            <text:p>15.5</text:p>
          </table:table-cell>
          <table:table-cell office:value-type="float" office:value="83.1" calcext:value-type="float">
            <text:p>83.1</text:p>
          </table:table-cell>
          <table:table-cell office:value-type="float" office:value="16" calcext:value-type="float">
            <text:p>16</text:p>
          </table:table-cell>
          <table:table-cell office:value-type="float" office:value="91.4" calcext:value-type="float">
            <text:p>91.4</text:p>
          </table:table-cell>
          <table:table-cell office:value-type="float" office:value="15.3" calcext:value-type="float">
            <text:p>15.3</text:p>
          </table:table-cell>
          <table:table-cell office:value-type="float" office:value="85.3" calcext:value-type="float">
            <text:p>85.3</text:p>
          </table:table-cell>
          <table:table-cell office:value-type="float" office:value="15.6" calcext:value-type="float">
            <text:p>15.6</text:p>
          </table:table-cell>
          <table:table-cell office:value-type="float" office:value="78.4" calcext:value-type="float">
            <text:p>78.4</text:p>
          </table:table-cell>
          <table:table-cell office:value-type="float" office:value="15.5" calcext:value-type="float">
            <text:p>15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22-09-08 12:38</text:p>
          </table:table-cell>
          <table:table-cell office:value-type="float" office:value="16.1" calcext:value-type="float">
            <text:p>16.1</text:p>
          </table:table-cell>
          <table:table-cell office:value-type="float" office:value="92.3" calcext:value-type="float">
            <text:p>92.3</text:p>
          </table:table-cell>
          <table:table-cell office:value-type="float" office:value="16.1" calcext:value-type="float">
            <text:p>16.1</text:p>
          </table:table-cell>
          <table:table-cell office:value-type="float" office:value="87.3" calcext:value-type="float">
            <text:p>87.3</text:p>
          </table:table-cell>
          <table:table-cell office:value-type="float" office:value="15.6" calcext:value-type="float">
            <text:p>15.6</text:p>
          </table:table-cell>
          <table:table-cell office:value-type="float" office:value="82.8" calcext:value-type="float">
            <text:p>82.8</text:p>
          </table:table-cell>
          <table:table-cell office:value-type="float" office:value="16" calcext:value-type="float">
            <text:p>16</text:p>
          </table:table-cell>
          <table:table-cell office:value-type="float" office:value="91.6" calcext:value-type="float">
            <text:p>91.6</text:p>
          </table:table-cell>
          <table:table-cell office:value-type="float" office:value="15.3" calcext:value-type="float">
            <text:p>15.3</text:p>
          </table:table-cell>
          <table:table-cell office:value-type="float" office:value="85.8" calcext:value-type="float">
            <text:p>85.8</text:p>
          </table:table-cell>
          <table:table-cell office:value-type="float" office:value="15.6" calcext:value-type="float">
            <text:p>15.6</text:p>
          </table:table-cell>
          <table:table-cell office:value-type="float" office:value="78.8" calcext:value-type="float">
            <text:p>78.8</text:p>
          </table:table-cell>
          <table:table-cell office:value-type="float" office:value="16" calcext:value-type="float">
            <text:p>16</text:p>
          </table:table-cell>
          <table:table-cell office:value-type="float" office:value="83.5" calcext:value-type="float">
            <text:p>83.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022-09-08 12:43</text:p>
          </table:table-cell>
          <table:table-cell office:value-type="float" office:value="16.2" calcext:value-type="float">
            <text:p>16.2</text:p>
          </table:table-cell>
          <table:table-cell office:value-type="float" office:value="92.2" calcext:value-type="float">
            <text:p>92.2</text:p>
          </table:table-cell>
          <table:table-cell office:value-type="float" office:value="16.1" calcext:value-type="float">
            <text:p>16.1</text:p>
          </table:table-cell>
          <table:table-cell office:value-type="float" office:value="86.9" calcext:value-type="float">
            <text:p>86.9</text:p>
          </table:table-cell>
          <table:table-cell office:value-type="float" office:value="15.6" calcext:value-type="float">
            <text:p>15.6</text:p>
          </table:table-cell>
          <table:table-cell office:value-type="float" office:value="81.7" calcext:value-type="float">
            <text:p>81.7</text:p>
          </table:table-cell>
          <table:table-cell office:value-type="float" office:value="16.1" calcext:value-type="float">
            <text:p>16.1</text:p>
          </table:table-cell>
          <table:table-cell office:value-type="float" office:value="91.4" calcext:value-type="float">
            <text:p>91.4</text:p>
          </table:table-cell>
          <table:table-cell office:value-type="float" office:value="15.3" calcext:value-type="float">
            <text:p>15.3</text:p>
          </table:table-cell>
          <table:table-cell office:value-type="float" office:value="85.6" calcext:value-type="float">
            <text:p>85.6</text:p>
          </table:table-cell>
          <table:table-cell office:value-type="float" office:value="15.6" calcext:value-type="float">
            <text:p>15.6</text:p>
          </table:table-cell>
          <table:table-cell office:value-type="float" office:value="78.9" calcext:value-type="float">
            <text:p>78.9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022-09-08 12:48</text:p>
          </table:table-cell>
          <table:table-cell office:value-type="float" office:value="16.2" calcext:value-type="float">
            <text:p>16.2</text:p>
          </table:table-cell>
          <table:table-cell office:value-type="float" office:value="92.1" calcext:value-type="float">
            <text:p>92.1</text:p>
          </table:table-cell>
          <table:table-cell office:value-type="float" office:value="16.1" calcext:value-type="float">
            <text:p>16.1</text:p>
          </table:table-cell>
          <table:table-cell office:value-type="float" office:value="86.3" calcext:value-type="float">
            <text:p>86.3</text:p>
          </table:table-cell>
          <table:table-cell office:value-type="float" office:value="15.6" calcext:value-type="float">
            <text:p>15.6</text:p>
          </table:table-cell>
          <table:table-cell office:value-type="float" office:value="80.7" calcext:value-type="float">
            <text:p>80.7</text:p>
          </table:table-cell>
          <table:table-cell office:value-type="float" office:value="16" calcext:value-type="float">
            <text:p>16</text:p>
          </table:table-cell>
          <table:table-cell office:value-type="float" office:value="90.5" calcext:value-type="float">
            <text:p>90.5</text:p>
          </table:table-cell>
          <table:table-cell office:value-type="float" office:value="15.4" calcext:value-type="float">
            <text:p>15.4</text:p>
          </table:table-cell>
          <table:table-cell office:value-type="float" office:value="85" calcext:value-type="float">
            <text:p>85</text:p>
          </table:table-cell>
          <table:table-cell office:value-type="float" office:value="15.6" calcext:value-type="float">
            <text:p>15.6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22-09-08 12:53</text:p>
          </table:table-cell>
          <table:table-cell office:value-type="float" office:value="16.2" calcext:value-type="float">
            <text:p>16.2</text:p>
          </table:table-cell>
          <table:table-cell office:value-type="float" office:value="91.9" calcext:value-type="float">
            <text:p>91.9</text:p>
          </table:table-cell>
          <table:table-cell office:value-type="float" office:value="16.1" calcext:value-type="float">
            <text:p>16.1</text:p>
          </table:table-cell>
          <table:table-cell office:value-type="float" office:value="85.8" calcext:value-type="float">
            <text:p>85.8</text:p>
          </table:table-cell>
          <table:table-cell office:value-type="float" office:value="15.6" calcext:value-type="float">
            <text:p>15.6</text:p>
          </table:table-cell>
          <table:table-cell office:value-type="float" office:value="79.9" calcext:value-type="float">
            <text:p>79.9</text:p>
          </table:table-cell>
          <table:table-cell office:value-type="float" office:value="16.1" calcext:value-type="float">
            <text:p>16.1</text:p>
          </table:table-cell>
          <table:table-cell office:value-type="float" office:value="89.9" calcext:value-type="float">
            <text:p>89.9</text:p>
          </table:table-cell>
          <table:table-cell office:value-type="float" office:value="15.4" calcext:value-type="float">
            <text:p>15.4</text:p>
          </table:table-cell>
          <table:table-cell office:value-type="float" office:value="84.1" calcext:value-type="float">
            <text:p>84.1</text:p>
          </table:table-cell>
          <table:table-cell office:value-type="float" office:value="15.7" calcext:value-type="float">
            <text:p>15.7</text:p>
          </table:table-cell>
          <table:table-cell office:value-type="float" office:value="78.8" calcext:value-type="float">
            <text:p>78.8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22-09-08 12:58</text:p>
          </table:table-cell>
          <table:table-cell office:value-type="float" office:value="16.3" calcext:value-type="float">
            <text:p>16.3</text:p>
          </table:table-cell>
          <table:table-cell office:value-type="float" office:value="91.7" calcext:value-type="float">
            <text:p>91.7</text:p>
          </table:table-cell>
          <table:table-cell office:value-type="float" office:value="16.2" calcext:value-type="float">
            <text:p>16.2</text:p>
          </table:table-cell>
          <table:table-cell office:value-type="float" office:value="85.5" calcext:value-type="float">
            <text:p>85.5</text:p>
          </table:table-cell>
          <table:table-cell office:value-type="float" office:value="15.6" calcext:value-type="float">
            <text:p>15.6</text:p>
          </table:table-cell>
          <table:table-cell office:value-type="float" office:value="79.7" calcext:value-type="float">
            <text:p>79.7</text:p>
          </table:table-cell>
          <table:table-cell office:value-type="float" office:value="16.2" calcext:value-type="float">
            <text:p>16.2</text:p>
          </table:table-cell>
          <table:table-cell office:value-type="float" office:value="89.4" calcext:value-type="float">
            <text:p>89.4</text:p>
          </table:table-cell>
          <table:table-cell office:value-type="float" office:value="15.4" calcext:value-type="float">
            <text:p>15.4</text:p>
          </table:table-cell>
          <table:table-cell office:value-type="float" office:value="83.4" calcext:value-type="float">
            <text:p>83.4</text:p>
          </table:table-cell>
          <table:table-cell office:value-type="float" office:value="15.7" calcext:value-type="float">
            <text:p>15.7</text:p>
          </table:table-cell>
          <table:table-cell office:value-type="float" office:value="78.4" calcext:value-type="float">
            <text:p>78.4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22-09-08 13:03</text:p>
          </table:table-cell>
          <table:table-cell office:value-type="float" office:value="16.3" calcext:value-type="float">
            <text:p>16.3</text:p>
          </table:table-cell>
          <table:table-cell office:value-type="float" office:value="91.7" calcext:value-type="float">
            <text:p>91.7</text:p>
          </table:table-cell>
          <table:table-cell office:value-type="float" office:value="16.1" calcext:value-type="float">
            <text:p>16.1</text:p>
          </table:table-cell>
          <table:table-cell office:value-type="float" office:value="85.4" calcext:value-type="float">
            <text:p>85.4</text:p>
          </table:table-cell>
          <table:table-cell office:value-type="float" office:value="15.7" calcext:value-type="float">
            <text:p>15.7</text:p>
          </table:table-cell>
          <table:table-cell office:value-type="float" office:value="80.1" calcext:value-type="float">
            <text:p>80.1</text:p>
          </table:table-cell>
          <table:table-cell office:value-type="float" office:value="16.1" calcext:value-type="float">
            <text:p>16.1</text:p>
          </table:table-cell>
          <table:table-cell office:value-type="float" office:value="89.4" calcext:value-type="float">
            <text:p>89.4</text:p>
          </table:table-cell>
          <table:table-cell office:value-type="float" office:value="15.4" calcext:value-type="float">
            <text:p>15.4</text:p>
          </table:table-cell>
          <table:table-cell office:value-type="float" office:value="83.2" calcext:value-type="float">
            <text:p>83.2</text:p>
          </table:table-cell>
          <table:table-cell office:value-type="float" office:value="15.8" calcext:value-type="float">
            <text:p>15.8</text:p>
          </table:table-cell>
          <table:table-cell office:value-type="float" office:value="78.2" calcext:value-type="float">
            <text:p>78.2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22-09-08 13:08</text:p>
          </table:table-cell>
          <table:table-cell office:value-type="float" office:value="16.4" calcext:value-type="float">
            <text:p>16.4</text:p>
          </table:table-cell>
          <table:table-cell office:value-type="float" office:value="91.9" calcext:value-type="float">
            <text:p>91.9</text:p>
          </table:table-cell>
          <table:table-cell office:value-type="float" office:value="16.3" calcext:value-type="float">
            <text:p>16.3</text:p>
          </table:table-cell>
          <table:table-cell office:value-type="float" office:value="85.6" calcext:value-type="float">
            <text:p>85.6</text:p>
          </table:table-cell>
          <table:table-cell office:value-type="float" office:value="15.8" calcext:value-type="float">
            <text:p>15.8</text:p>
          </table:table-cell>
          <table:table-cell office:value-type="float" office:value="80.3" calcext:value-type="float">
            <text:p>80.3</text:p>
          </table:table-cell>
          <table:table-cell office:value-type="float" office:value="16.2" calcext:value-type="float">
            <text:p>16.2</text:p>
          </table:table-cell>
          <table:table-cell office:value-type="float" office:value="89.7" calcext:value-type="float">
            <text:p>89.7</text:p>
          </table:table-cell>
          <table:table-cell office:value-type="float" office:value="15.5" calcext:value-type="float">
            <text:p>15.5</text:p>
          </table:table-cell>
          <table:table-cell office:value-type="float" office:value="83.6" calcext:value-type="float">
            <text:p>83.6</text:p>
          </table:table-cell>
          <table:table-cell office:value-type="float" office:value="15.8" calcext:value-type="float">
            <text:p>15.8</text:p>
          </table:table-cell>
          <table:table-cell office:value-type="float" office:value="78.9" calcext:value-type="float">
            <text:p>78.9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22-09-08 13:13</text:p>
          </table:table-cell>
          <table:table-cell office:value-type="float" office:value="16.5" calcext:value-type="float">
            <text:p>16.5</text:p>
          </table:table-cell>
          <table:table-cell office:value-type="float" office:value="91.9" calcext:value-type="float">
            <text:p>91.9</text:p>
          </table:table-cell>
          <table:table-cell office:value-type="float" office:value="16.4" calcext:value-type="float">
            <text:p>16.4</text:p>
          </table:table-cell>
          <table:table-cell office:value-type="float" office:value="85.8" calcext:value-type="float">
            <text:p>85.8</text:p>
          </table:table-cell>
          <table:table-cell office:value-type="float" office:value="16" calcext:value-type="float">
            <text:p>16</text:p>
          </table:table-cell>
          <table:table-cell office:value-type="float" office:value="80.4" calcext:value-type="float">
            <text:p>80.4</text:p>
          </table:table-cell>
          <table:table-cell office:value-type="float" office:value="16.3" calcext:value-type="float">
            <text:p>16.3</text:p>
          </table:table-cell>
          <table:table-cell office:value-type="float" office:value="89.7" calcext:value-type="float">
            <text:p>89.7</text:p>
          </table:table-cell>
          <table:table-cell office:value-type="float" office:value="15.6" calcext:value-type="float">
            <text:p>15.6</text:p>
          </table:table-cell>
          <table:table-cell office:value-type="float" office:value="83.8" calcext:value-type="float">
            <text:p>83.8</text:p>
          </table:table-cell>
          <table:table-cell office:value-type="float" office:value="15.9" calcext:value-type="float">
            <text:p>15.9</text:p>
          </table:table-cell>
          <table:table-cell office:value-type="float" office:value="79.2" calcext:value-type="float">
            <text:p>79.2</text:p>
          </table:table-cell>
          <table:table-cell office:value-type="float" office:value="16.5" calcext:value-type="float">
            <text:p>16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22-09-08 13:18</text:p>
          </table:table-cell>
          <table:table-cell office:value-type="float" office:value="16.6" calcext:value-type="float">
            <text:p>16.6</text:p>
          </table:table-cell>
          <table:table-cell office:value-type="float" office:value="91.9" calcext:value-type="float">
            <text:p>91.9</text:p>
          </table:table-cell>
          <table:table-cell office:value-type="float" office:value="16.4" calcext:value-type="float">
            <text:p>16.4</text:p>
          </table:table-cell>
          <table:table-cell office:value-type="float" office:value="86.1" calcext:value-type="float">
            <text:p>86.1</text:p>
          </table:table-cell>
          <table:table-cell office:value-type="float" office:value="16" calcext:value-type="float">
            <text:p>16</text:p>
          </table:table-cell>
          <table:table-cell office:value-type="float" office:value="80.1" calcext:value-type="float">
            <text:p>80.1</text:p>
          </table:table-cell>
          <table:table-cell office:value-type="float" office:value="16.5" calcext:value-type="float">
            <text:p>16.5</text:p>
          </table:table-cell>
          <table:table-cell office:value-type="float" office:value="90" calcext:value-type="float">
            <text:p>90</text:p>
          </table:table-cell>
          <table:table-cell office:value-type="float" office:value="15.7" calcext:value-type="float">
            <text:p>15.7</text:p>
          </table:table-cell>
          <table:table-cell office:value-type="float" office:value="83.8" calcext:value-type="float">
            <text:p>83.8</text:p>
          </table:table-cell>
          <table:table-cell office:value-type="float" office:value="16" calcext:value-type="float">
            <text:p>16</text:p>
          </table:table-cell>
          <table:table-cell office:value-type="float" office:value="79.2" calcext:value-type="float">
            <text:p>79.2</text:p>
          </table:table-cell>
          <table:table-cell office:value-type="float" office:value="16.5" calcext:value-type="float">
            <text:p>16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22-09-08 13:23</text:p>
          </table:table-cell>
          <table:table-cell office:value-type="float" office:value="16.7" calcext:value-type="float">
            <text:p>16.7</text:p>
          </table:table-cell>
          <table:table-cell office:value-type="float" office:value="91.8" calcext:value-type="float">
            <text:p>91.8</text:p>
          </table:table-cell>
          <table:table-cell office:value-type="float" office:value="16.6" calcext:value-type="float">
            <text:p>16.6</text:p>
          </table:table-cell>
          <table:table-cell office:value-type="float" office:value="85.8" calcext:value-type="float">
            <text:p>85.8</text:p>
          </table:table-cell>
          <table:table-cell office:value-type="float" office:value="16.1" calcext:value-type="float">
            <text:p>16.1</text:p>
          </table:table-cell>
          <table:table-cell office:value-type="float" office:value="80.2" calcext:value-type="float">
            <text:p>80.2</text:p>
          </table:table-cell>
          <table:table-cell office:value-type="float" office:value="16.5" calcext:value-type="float">
            <text:p>16.5</text:p>
          </table:table-cell>
          <table:table-cell office:value-type="float" office:value="89.7" calcext:value-type="float">
            <text:p>89.7</text:p>
          </table:table-cell>
          <table:table-cell office:value-type="float" office:value="15.8" calcext:value-type="float">
            <text:p>15.8</text:p>
          </table:table-cell>
          <table:table-cell office:value-type="float" office:value="83.5" calcext:value-type="float">
            <text:p>83.5</text:p>
          </table:table-cell>
          <table:table-cell office:value-type="float" office:value="16.1" calcext:value-type="float">
            <text:p>16.1</text:p>
          </table:table-cell>
          <table:table-cell office:value-type="float" office:value="78.9" calcext:value-type="float">
            <text:p>78.9</text:p>
          </table:table-cell>
          <table:table-cell office:value-type="float" office:value="16.5" calcext:value-type="float">
            <text:p>16.5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22-09-08 13:28</text:p>
          </table:table-cell>
          <table:table-cell office:value-type="float" office:value="16.8" calcext:value-type="float">
            <text:p>16.8</text:p>
          </table:table-cell>
          <table:table-cell office:value-type="float" office:value="91.8" calcext:value-type="float">
            <text:p>91.8</text:p>
          </table:table-cell>
          <table:table-cell office:value-type="float" office:value="16.6" calcext:value-type="float">
            <text:p>16.6</text:p>
          </table:table-cell>
          <table:table-cell office:value-type="float" office:value="86" calcext:value-type="float">
            <text:p>86</text:p>
          </table:table-cell>
          <table:table-cell office:value-type="float" office:value="16.2" calcext:value-type="float">
            <text:p>16.2</text:p>
          </table:table-cell>
          <table:table-cell office:value-type="float" office:value="80.3" calcext:value-type="float">
            <text:p>80.3</text:p>
          </table:table-cell>
          <table:table-cell office:value-type="float" office:value="16.6" calcext:value-type="float">
            <text:p>16.6</text:p>
          </table:table-cell>
          <table:table-cell office:value-type="float" office:value="89.9" calcext:value-type="float">
            <text:p>89.9</text:p>
          </table:table-cell>
          <table:table-cell office:value-type="float" office:value="15.9" calcext:value-type="float">
            <text:p>15.9</text:p>
          </table:table-cell>
          <table:table-cell office:value-type="float" office:value="83.6" calcext:value-type="float">
            <text:p>83.6</text:p>
          </table:table-cell>
          <table:table-cell office:value-type="float" office:value="16.2" calcext:value-type="float">
            <text:p>16.2</text:p>
          </table:table-cell>
          <table:table-cell office:value-type="float" office:value="79" calcext:value-type="float">
            <text:p>79</text:p>
          </table:table-cell>
          <table:table-cell office:value-type="float" office:value="16.5" calcext:value-type="float">
            <text:p>16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022-09-08 13:33</text:p>
          </table:table-cell>
          <table:table-cell office:value-type="float" office:value="16.9" calcext:value-type="float">
            <text:p>16.9</text:p>
          </table:table-cell>
          <table:table-cell office:value-type="float" office:value="91.9" calcext:value-type="float">
            <text:p>91.9</text:p>
          </table:table-cell>
          <table:table-cell office:value-type="float" office:value="16.8" calcext:value-type="float">
            <text:p>16.8</text:p>
          </table:table-cell>
          <table:table-cell office:value-type="float" office:value="86.1" calcext:value-type="float">
            <text:p>86.1</text:p>
          </table:table-cell>
          <table:table-cell office:value-type="float" office:value="16.4" calcext:value-type="float">
            <text:p>16.4</text:p>
          </table:table-cell>
          <table:table-cell office:value-type="float" office:value="80" calcext:value-type="float">
            <text:p>80</text:p>
          </table:table-cell>
          <table:table-cell office:value-type="float" office:value="16.6" calcext:value-type="float">
            <text:p>16.6</text:p>
          </table:table-cell>
          <table:table-cell office:value-type="float" office:value="90.1" calcext:value-type="float">
            <text:p>90.1</text:p>
          </table:table-cell>
          <table:table-cell office:value-type="float" office:value="16" calcext:value-type="float">
            <text:p>16</text:p>
          </table:table-cell>
          <table:table-cell office:value-type="float" office:value="83.8" calcext:value-type="float">
            <text:p>83.8</text:p>
          </table:table-cell>
          <table:table-cell office:value-type="float" office:value="16.4" calcext:value-type="float">
            <text:p>16.4</text:p>
          </table:table-cell>
          <table:table-cell office:value-type="float" office:value="79.2" calcext:value-type="float">
            <text:p>79.2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22-09-08 13:38</text:p>
          </table:table-cell>
          <table:table-cell office:value-type="float" office:value="17" calcext:value-type="float">
            <text:p>17</text:p>
          </table:table-cell>
          <table:table-cell office:value-type="float" office:value="91.7" calcext:value-type="float">
            <text:p>91.7</text:p>
          </table:table-cell>
          <table:table-cell office:value-type="float" office:value="16.8" calcext:value-type="float">
            <text:p>16.8</text:p>
          </table:table-cell>
          <table:table-cell office:value-type="float" office:value="85.9" calcext:value-type="float">
            <text:p>85.9</text:p>
          </table:table-cell>
          <table:table-cell office:value-type="float" office:value="16.5" calcext:value-type="float">
            <text:p>16.5</text:p>
          </table:table-cell>
          <table:table-cell office:value-type="float" office:value="80" calcext:value-type="float">
            <text:p>80</text:p>
          </table:table-cell>
          <table:table-cell office:value-type="float" office:value="16.8" calcext:value-type="float">
            <text:p>16.8</text:p>
          </table:table-cell>
          <table:table-cell office:value-type="float" office:value="89.9" calcext:value-type="float">
            <text:p>89.9</text:p>
          </table:table-cell>
          <table:table-cell office:value-type="float" office:value="16.1" calcext:value-type="float">
            <text:p>16.1</text:p>
          </table:table-cell>
          <table:table-cell office:value-type="float" office:value="83.4" calcext:value-type="float">
            <text:p>83.4</text:p>
          </table:table-cell>
          <table:table-cell office:value-type="float" office:value="16.5" calcext:value-type="float">
            <text:p>16.5</text:p>
          </table:table-cell>
          <table:table-cell office:value-type="float" office:value="78.7" calcext:value-type="float">
            <text:p>78.7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22-09-08 13:43</text:p>
          </table:table-cell>
          <table:table-cell office:value-type="float" office:value="17.1" calcext:value-type="float">
            <text:p>17.1</text:p>
          </table:table-cell>
          <table:table-cell office:value-type="float" office:value="91.7" calcext:value-type="float">
            <text:p>91.7</text:p>
          </table:table-cell>
          <table:table-cell office:value-type="float" office:value="17" calcext:value-type="float">
            <text:p>17</text:p>
          </table:table-cell>
          <table:table-cell office:value-type="float" office:value="85.9" calcext:value-type="float">
            <text:p>85.9</text:p>
          </table:table-cell>
          <table:table-cell office:value-type="float" office:value="16.6" calcext:value-type="float">
            <text:p>16.6</text:p>
          </table:table-cell>
          <table:table-cell office:value-type="float" office:value="79.8" calcext:value-type="float">
            <text:p>79.8</text:p>
          </table:table-cell>
          <table:table-cell office:value-type="float" office:value="16.9" calcext:value-type="float">
            <text:p>16.9</text:p>
          </table:table-cell>
          <table:table-cell office:value-type="float" office:value="89.8" calcext:value-type="float">
            <text:p>89.8</text:p>
          </table:table-cell>
          <table:table-cell office:value-type="float" office:value="16.2" calcext:value-type="float">
            <text:p>16.2</text:p>
          </table:table-cell>
          <table:table-cell office:value-type="float" office:value="83.5" calcext:value-type="float">
            <text:p>83.5</text:p>
          </table:table-cell>
          <table:table-cell office:value-type="float" office:value="16.6" calcext:value-type="float">
            <text:p>16.6</text:p>
          </table:table-cell>
          <table:table-cell office:value-type="float" office:value="78.9" calcext:value-type="float">
            <text:p>78.9</text:p>
          </table:table-cell>
          <table:table-cell office:value-type="float" office:value="17" calcext:value-type="float">
            <text:p>17</text:p>
          </table:table-cell>
          <table:table-cell office:value-type="float" office:value="81.5" calcext:value-type="float">
            <text:p>81.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22-09-08 13:48</text:p>
          </table:table-cell>
          <table:table-cell office:value-type="float" office:value="17.2" calcext:value-type="float">
            <text:p>17.2</text:p>
          </table:table-cell>
          <table:table-cell office:value-type="float" office:value="91.6" calcext:value-type="float">
            <text:p>91.6</text:p>
          </table:table-cell>
          <table:table-cell office:value-type="float" office:value="17" calcext:value-type="float">
            <text:p>17</text:p>
          </table:table-cell>
          <table:table-cell office:value-type="float" office:value="85.8" calcext:value-type="float">
            <text:p>85.8</text:p>
          </table:table-cell>
          <table:table-cell office:value-type="float" office:value="16.7" calcext:value-type="float">
            <text:p>16.7</text:p>
          </table:table-cell>
          <table:table-cell office:value-type="float" office:value="79.3" calcext:value-type="float">
            <text:p>79.3</text:p>
          </table:table-cell>
          <table:table-cell office:value-type="float" office:value="17" calcext:value-type="float">
            <text:p>17</text:p>
          </table:table-cell>
          <table:table-cell office:value-type="float" office:value="89.7" calcext:value-type="float">
            <text:p>89.7</text:p>
          </table:table-cell>
          <table:table-cell office:value-type="float" office:value="16.4" calcext:value-type="float">
            <text:p>16.4</text:p>
          </table:table-cell>
          <table:table-cell office:value-type="float" office:value="83.3" calcext:value-type="float">
            <text:p>83.3</text:p>
          </table:table-cell>
          <table:table-cell office:value-type="float" office:value="16.6" calcext:value-type="float">
            <text:p>16.6</text:p>
          </table:table-cell>
          <table:table-cell office:value-type="float" office:value="78.5" calcext:value-type="float">
            <text:p>78.5</text:p>
          </table:table-cell>
          <table:table-cell office:value-type="float" office:value="17" calcext:value-type="float">
            <text:p>17</text:p>
          </table:table-cell>
          <table:table-cell office:value-type="float" office:value="81.5" calcext:value-type="float">
            <text:p>81.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022-09-08 13:53</text:p>
          </table:table-cell>
          <table:table-cell office:value-type="float" office:value="17.3" calcext:value-type="float">
            <text:p>17.3</text:p>
          </table:table-cell>
          <table:table-cell office:value-type="float" office:value="91.3" calcext:value-type="float">
            <text:p>91.3</text:p>
          </table:table-cell>
          <table:table-cell office:value-type="float" office:value="17.1" calcext:value-type="float">
            <text:p>17.1</text:p>
          </table:table-cell>
          <table:table-cell office:value-type="float" office:value="85.5" calcext:value-type="float">
            <text:p>85.5</text:p>
          </table:table-cell>
          <table:table-cell office:value-type="float" office:value="16.7" calcext:value-type="float">
            <text:p>16.7</text:p>
          </table:table-cell>
          <table:table-cell office:value-type="float" office:value="79.3" calcext:value-type="float">
            <text:p>79.3</text:p>
          </table:table-cell>
          <table:table-cell office:value-type="float" office:value="17.1" calcext:value-type="float">
            <text:p>17.1</text:p>
          </table:table-cell>
          <table:table-cell office:value-type="float" office:value="89.5" calcext:value-type="float">
            <text:p>89.5</text:p>
          </table:table-cell>
          <table:table-cell office:value-type="float" office:value="16.4" calcext:value-type="float">
            <text:p>16.4</text:p>
          </table:table-cell>
          <table:table-cell office:value-type="float" office:value="82.8" calcext:value-type="float">
            <text:p>82.8</text:p>
          </table:table-cell>
          <table:table-cell office:value-type="float" office:value="16.7" calcext:value-type="float">
            <text:p>16.7</text:p>
          </table:table-cell>
          <table:table-cell office:value-type="float" office:value="78.1" calcext:value-type="float">
            <text:p>78.1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022-09-08 13:58</text:p>
          </table:table-cell>
          <table:table-cell office:value-type="float" office:value="17.4" calcext:value-type="float">
            <text:p>17.4</text:p>
          </table:table-cell>
          <table:table-cell office:value-type="float" office:value="91.3" calcext:value-type="float">
            <text:p>91.3</text:p>
          </table:table-cell>
          <table:table-cell office:value-type="float" office:value="17.3" calcext:value-type="float">
            <text:p>17.3</text:p>
          </table:table-cell>
          <table:table-cell office:value-type="float" office:value="85.5" calcext:value-type="float">
            <text:p>85.5</text:p>
          </table:table-cell>
          <table:table-cell office:value-type="float" office:value="16.8" calcext:value-type="float">
            <text:p>16.8</text:p>
          </table:table-cell>
          <table:table-cell office:value-type="float" office:value="78.9" calcext:value-type="float">
            <text:p>78.9</text:p>
          </table:table-cell>
          <table:table-cell office:value-type="float" office:value="17.2" calcext:value-type="float">
            <text:p>17.2</text:p>
          </table:table-cell>
          <table:table-cell office:value-type="float" office:value="89.5" calcext:value-type="float">
            <text:p>89.5</text:p>
          </table:table-cell>
          <table:table-cell office:value-type="float" office:value="16.5" calcext:value-type="float">
            <text:p>16.5</text:p>
          </table:table-cell>
          <table:table-cell office:value-type="float" office:value="82.7" calcext:value-type="float">
            <text:p>82.7</text:p>
          </table:table-cell>
          <table:table-cell office:value-type="float" office:value="16.8" calcext:value-type="float">
            <text:p>16.8</text:p>
          </table:table-cell>
          <table:table-cell office:value-type="float" office:value="77.9" calcext:value-type="float">
            <text:p>77.9</text:p>
          </table:table-cell>
          <table:table-cell office:value-type="float" office:value="17.5" calcext:value-type="float">
            <text:p>17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22-09-08 14:03</text:p>
          </table:table-cell>
          <table:table-cell office:value-type="float" office:value="17.5" calcext:value-type="float">
            <text:p>17.5</text:p>
          </table:table-cell>
          <table:table-cell office:value-type="float" office:value="91.1" calcext:value-type="float">
            <text:p>91.1</text:p>
          </table:table-cell>
          <table:table-cell office:value-type="float" office:value="17.2" calcext:value-type="float">
            <text:p>17.2</text:p>
          </table:table-cell>
          <table:table-cell office:value-type="float" office:value="85.2" calcext:value-type="float">
            <text:p>85.2</text:p>
          </table:table-cell>
          <table:table-cell office:value-type="float" office:value="16.9" calcext:value-type="float">
            <text:p>16.9</text:p>
          </table:table-cell>
          <table:table-cell office:value-type="float" office:value="78.7" calcext:value-type="float">
            <text:p>78.7</text:p>
          </table:table-cell>
          <table:table-cell office:value-type="float" office:value="17.3" calcext:value-type="float">
            <text:p>17.3</text:p>
          </table:table-cell>
          <table:table-cell office:value-type="float" office:value="89.2" calcext:value-type="float">
            <text:p>89.2</text:p>
          </table:table-cell>
          <table:table-cell office:value-type="float" office:value="16.6" calcext:value-type="float">
            <text:p>16.6</text:p>
          </table:table-cell>
          <table:table-cell office:value-type="float" office:value="82.5" calcext:value-type="float">
            <text:p>82.5</text:p>
          </table:table-cell>
          <table:table-cell office:value-type="float" office:value="16.9" calcext:value-type="float">
            <text:p>16.9</text:p>
          </table:table-cell>
          <table:table-cell office:value-type="float" office:value="77.8" calcext:value-type="float">
            <text:p>77.8</text:p>
          </table:table-cell>
          <table:table-cell office:value-type="float" office:value="17.5" calcext:value-type="float">
            <text:p>17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022-09-08 14:08</text:p>
          </table:table-cell>
          <table:table-cell office:value-type="float" office:value="17.5" calcext:value-type="float">
            <text:p>17.5</text:p>
          </table:table-cell>
          <table:table-cell office:value-type="float" office:value="91" calcext:value-type="float">
            <text:p>91</text:p>
          </table:table-cell>
          <table:table-cell office:value-type="float" office:value="17.4" calcext:value-type="float">
            <text:p>17.4</text:p>
          </table:table-cell>
          <table:table-cell office:value-type="float" office:value="85.2" calcext:value-type="float">
            <text:p>85.2</text:p>
          </table:table-cell>
          <table:table-cell office:value-type="float" office:value="17" calcext:value-type="float">
            <text:p>17</text:p>
          </table:table-cell>
          <table:table-cell office:value-type="float" office:value="78.7" calcext:value-type="float">
            <text:p>78.7</text:p>
          </table:table-cell>
          <table:table-cell office:value-type="float" office:value="17.4" calcext:value-type="float">
            <text:p>17.4</text:p>
          </table:table-cell>
          <table:table-cell office:value-type="float" office:value="89.2" calcext:value-type="float">
            <text:p>89.2</text:p>
          </table:table-cell>
          <table:table-cell office:value-type="float" office:value="16.7" calcext:value-type="float">
            <text:p>16.7</text:p>
          </table:table-cell>
          <table:table-cell office:value-type="float" office:value="82.4" calcext:value-type="float">
            <text:p>82.4</text:p>
          </table:table-cell>
          <table:table-cell office:value-type="float" office:value="17" calcext:value-type="float">
            <text:p>17</text:p>
          </table:table-cell>
          <table:table-cell office:value-type="float" office:value="77.7" calcext:value-type="float">
            <text:p>77.7</text:p>
          </table:table-cell>
          <table:table-cell office:value-type="float" office:value="17.5" calcext:value-type="float">
            <text:p>17.5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022-09-08 14:13</text:p>
          </table:table-cell>
          <table:table-cell office:value-type="float" office:value="17.6" calcext:value-type="float">
            <text:p>17.6</text:p>
          </table:table-cell>
          <table:table-cell office:value-type="float" office:value="90.9" calcext:value-type="float">
            <text:p>90.9</text:p>
          </table:table-cell>
          <table:table-cell office:value-type="float" office:value="17.4" calcext:value-type="float">
            <text:p>17.4</text:p>
          </table:table-cell>
          <table:table-cell office:value-type="float" office:value="84.9" calcext:value-type="float">
            <text:p>84.9</text:p>
          </table:table-cell>
          <table:table-cell office:value-type="float" office:value="17" calcext:value-type="float">
            <text:p>17</text:p>
          </table:table-cell>
          <table:table-cell office:value-type="float" office:value="78.4" calcext:value-type="float">
            <text:p>78.4</text:p>
          </table:table-cell>
          <table:table-cell office:value-type="float" office:value="17.4" calcext:value-type="float">
            <text:p>17.4</text:p>
          </table:table-cell>
          <table:table-cell office:value-type="float" office:value="89.2" calcext:value-type="float">
            <text:p>89.2</text:p>
          </table:table-cell>
          <table:table-cell office:value-type="float" office:value="16.8" calcext:value-type="float">
            <text:p>16.8</text:p>
          </table:table-cell>
          <table:table-cell office:value-type="float" office:value="82.3" calcext:value-type="float">
            <text:p>82.3</text:p>
          </table:table-cell>
          <table:table-cell office:value-type="float" office:value="17" calcext:value-type="float">
            <text:p>17</text:p>
          </table:table-cell>
          <table:table-cell office:value-type="float" office:value="78.1" calcext:value-type="float">
            <text:p>78.1</text:p>
          </table:table-cell>
          <table:table-cell office:value-type="float" office:value="17.5" calcext:value-type="float">
            <text:p>17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022-09-08 14:18</text:p>
          </table:table-cell>
          <table:table-cell office:value-type="float" office:value="17.7" calcext:value-type="float">
            <text:p>17.7</text:p>
          </table:table-cell>
          <table:table-cell office:value-type="float" office:value="90.8" calcext:value-type="float">
            <text:p>90.8</text:p>
          </table:table-cell>
          <table:table-cell office:value-type="float" office:value="17.6" calcext:value-type="float">
            <text:p>17.6</text:p>
          </table:table-cell>
          <table:table-cell office:value-type="float" office:value="84.9" calcext:value-type="float">
            <text:p>84.9</text:p>
          </table:table-cell>
          <table:table-cell office:value-type="float" office:value="17.1" calcext:value-type="float">
            <text:p>17.1</text:p>
          </table:table-cell>
          <table:table-cell office:value-type="float" office:value="78" calcext:value-type="float">
            <text:p>78</text:p>
          </table:table-cell>
          <table:table-cell office:value-type="float" office:value="17.5" calcext:value-type="float">
            <text:p>17.5</text:p>
          </table:table-cell>
          <table:table-cell office:value-type="float" office:value="89" calcext:value-type="float">
            <text:p>89</text:p>
          </table:table-cell>
          <table:table-cell office:value-type="float" office:value="16.9" calcext:value-type="float">
            <text:p>16.9</text:p>
          </table:table-cell>
          <table:table-cell office:value-type="float" office:value="81.9" calcext:value-type="float">
            <text:p>81.9</text:p>
          </table:table-cell>
          <table:table-cell office:value-type="float" office:value="17.2" calcext:value-type="float">
            <text:p>17.2</text:p>
          </table:table-cell>
          <table:table-cell office:value-type="float" office:value="77.3" calcext:value-type="float">
            <text:p>77.3</text:p>
          </table:table-cell>
          <table:table-cell office:value-type="float" office:value="17.5" calcext:value-type="float">
            <text:p>17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22-09-08 14:23</text:p>
          </table:table-cell>
          <table:table-cell office:value-type="float" office:value="17.7" calcext:value-type="float">
            <text:p>17.7</text:p>
          </table:table-cell>
          <table:table-cell office:value-type="float" office:value="90.6" calcext:value-type="float">
            <text:p>90.6</text:p>
          </table:table-cell>
          <table:table-cell office:value-type="float" office:value="17.7" calcext:value-type="float">
            <text:p>17.7</text:p>
          </table:table-cell>
          <table:table-cell office:value-type="float" office:value="84.7" calcext:value-type="float">
            <text:p>84.7</text:p>
          </table:table-cell>
          <table:table-cell office:value-type="float" office:value="17.2" calcext:value-type="float">
            <text:p>17.2</text:p>
          </table:table-cell>
          <table:table-cell office:value-type="float" office:value="78.1" calcext:value-type="float">
            <text:p>78.1</text:p>
          </table:table-cell>
          <table:table-cell office:value-type="float" office:value="17.6" calcext:value-type="float">
            <text:p>17.6</text:p>
          </table:table-cell>
          <table:table-cell office:value-type="float" office:value="88.7" calcext:value-type="float">
            <text:p>88.7</text:p>
          </table:table-cell>
          <table:table-cell office:value-type="float" office:value="16.9" calcext:value-type="float">
            <text:p>16.9</text:p>
          </table:table-cell>
          <table:table-cell office:value-type="float" office:value="81.5" calcext:value-type="float">
            <text:p>81.5</text:p>
          </table:table-cell>
          <table:table-cell office:value-type="float" office:value="17.2" calcext:value-type="float">
            <text:p>17.2</text:p>
          </table:table-cell>
          <table:table-cell office:value-type="float" office:value="76.8" calcext:value-type="float">
            <text:p>76.8</text:p>
          </table:table-cell>
          <table:table-cell office:value-type="float" office:value="17.5" calcext:value-type="float">
            <text:p>17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022-09-08 14:28</text:p>
          </table:table-cell>
          <table:table-cell office:value-type="float" office:value="17.7" calcext:value-type="float">
            <text:p>17.7</text:p>
          </table:table-cell>
          <table:table-cell office:value-type="float" office:value="90.6" calcext:value-type="float">
            <text:p>90.6</text:p>
          </table:table-cell>
          <table:table-cell office:value-type="float" office:value="17.7" calcext:value-type="float">
            <text:p>17.7</text:p>
          </table:table-cell>
          <table:table-cell office:value-type="float" office:value="84.8" calcext:value-type="float">
            <text:p>84.8</text:p>
          </table:table-cell>
          <table:table-cell office:value-type="float" office:value="17.2" calcext:value-type="float">
            <text:p>17.2</text:p>
          </table:table-cell>
          <table:table-cell office:value-type="float" office:value="78" calcext:value-type="float">
            <text:p>78</text:p>
          </table:table-cell>
          <table:table-cell office:value-type="float" office:value="17.5" calcext:value-type="float">
            <text:p>17.5</text:p>
          </table:table-cell>
          <table:table-cell office:value-type="float" office:value="88.8" calcext:value-type="float">
            <text:p>88.8</text:p>
          </table:table-cell>
          <table:table-cell office:value-type="float" office:value="16.9" calcext:value-type="float">
            <text:p>16.9</text:p>
          </table:table-cell>
          <table:table-cell office:value-type="float" office:value="81.7" calcext:value-type="float">
            <text:p>81.7</text:p>
          </table:table-cell>
          <table:table-cell office:value-type="float" office:value="17.2" calcext:value-type="float">
            <text:p>17.2</text:p>
          </table:table-cell>
          <table:table-cell office:value-type="float" office:value="77.5" calcext:value-type="float">
            <text:p>77.5</text:p>
          </table:table-cell>
          <table:table-cell office:value-type="float" office:value="17.5" calcext:value-type="float">
            <text:p>17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022-09-08 14:33</text:p>
          </table:table-cell>
          <table:table-cell office:value-type="float" office:value="17.8" calcext:value-type="float">
            <text:p>17.8</text:p>
          </table:table-cell>
          <table:table-cell office:value-type="float" office:value="90.6" calcext:value-type="float">
            <text:p>90.6</text:p>
          </table:table-cell>
          <table:table-cell office:value-type="float" office:value="17.7" calcext:value-type="float">
            <text:p>17.7</text:p>
          </table:table-cell>
          <table:table-cell office:value-type="float" office:value="84.7" calcext:value-type="float">
            <text:p>84.7</text:p>
          </table:table-cell>
          <table:table-cell office:value-type="float" office:value="17.2" calcext:value-type="float">
            <text:p>17.2</text:p>
          </table:table-cell>
          <table:table-cell office:value-type="float" office:value="77.9" calcext:value-type="float">
            <text:p>77.9</text:p>
          </table:table-cell>
          <table:table-cell office:value-type="float" office:value="17.7" calcext:value-type="float">
            <text:p>17.7</text:p>
          </table:table-cell>
          <table:table-cell office:value-type="float" office:value="88.7" calcext:value-type="float">
            <text:p>88.7</text:p>
          </table:table-cell>
          <table:table-cell office:value-type="float" office:value="17" calcext:value-type="float">
            <text:p>17</text:p>
          </table:table-cell>
          <table:table-cell office:value-type="float" office:value="81.6" calcext:value-type="float">
            <text:p>81.6</text:p>
          </table:table-cell>
          <table:table-cell office:value-type="float" office:value="17.2" calcext:value-type="float">
            <text:p>17.2</text:p>
          </table:table-cell>
          <table:table-cell office:value-type="float" office:value="77.1" calcext:value-type="float">
            <text:p>77.1</text:p>
          </table:table-cell>
          <table:table-cell office:value-type="float" office:value="17.5" calcext:value-type="float">
            <text:p>17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022-09-08 14:38</text:p>
          </table:table-cell>
          <table:table-cell office:value-type="float" office:value="17.8" calcext:value-type="float">
            <text:p>17.8</text:p>
          </table:table-cell>
          <table:table-cell office:value-type="float" office:value="90.5" calcext:value-type="float">
            <text:p>90.5</text:p>
          </table:table-cell>
          <table:table-cell office:value-type="float" office:value="17.8" calcext:value-type="float">
            <text:p>17.8</text:p>
          </table:table-cell>
          <table:table-cell office:value-type="float" office:value="84.7" calcext:value-type="float">
            <text:p>84.7</text:p>
          </table:table-cell>
          <table:table-cell office:value-type="float" office:value="17.2" calcext:value-type="float">
            <text:p>17.2</text:p>
          </table:table-cell>
          <table:table-cell office:value-type="float" office:value="77.7" calcext:value-type="float">
            <text:p>77.7</text:p>
          </table:table-cell>
          <table:table-cell office:value-type="float" office:value="17.7" calcext:value-type="float">
            <text:p>17.7</text:p>
          </table:table-cell>
          <table:table-cell office:value-type="float" office:value="88.7" calcext:value-type="float">
            <text:p>88.7</text:p>
          </table:table-cell>
          <table:table-cell office:value-type="float" office:value="17" calcext:value-type="float">
            <text:p>17</text:p>
          </table:table-cell>
          <table:table-cell office:value-type="float" office:value="81.5" calcext:value-type="float">
            <text:p>81.5</text:p>
          </table:table-cell>
          <table:table-cell office:value-type="float" office:value="17.2" calcext:value-type="float">
            <text:p>17.2</text:p>
          </table:table-cell>
          <table:table-cell office:value-type="float" office:value="77.2" calcext:value-type="float">
            <text:p>77.2</text:p>
          </table:table-cell>
          <table:table-cell office:value-type="float" office:value="17.5" calcext:value-type="float">
            <text:p>17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022-09-08 14:43</text:p>
          </table:table-cell>
          <table:table-cell office:value-type="float" office:value="17.8" calcext:value-type="float">
            <text:p>17.8</text:p>
          </table:table-cell>
          <table:table-cell office:value-type="float" office:value="90.4" calcext:value-type="float">
            <text:p>90.4</text:p>
          </table:table-cell>
          <table:table-cell office:value-type="float" office:value="17.8" calcext:value-type="float">
            <text:p>17.8</text:p>
          </table:table-cell>
          <table:table-cell office:value-type="float" office:value="84.6" calcext:value-type="float">
            <text:p>84.6</text:p>
          </table:table-cell>
          <table:table-cell office:value-type="float" office:value="17.2" calcext:value-type="float">
            <text:p>17.2</text:p>
          </table:table-cell>
          <table:table-cell office:value-type="float" office:value="78.2" calcext:value-type="float">
            <text:p>78.2</text:p>
          </table:table-cell>
          <table:table-cell office:value-type="float" office:value="17.7" calcext:value-type="float">
            <text:p>17.7</text:p>
          </table:table-cell>
          <table:table-cell office:value-type="float" office:value="88.6" calcext:value-type="float">
            <text:p>88.6</text:p>
          </table:table-cell>
          <table:table-cell office:value-type="float" office:value="17" calcext:value-type="float">
            <text:p>17</text:p>
          </table:table-cell>
          <table:table-cell office:value-type="float" office:value="81.4" calcext:value-type="float">
            <text:p>81.4</text:p>
          </table:table-cell>
          <table:table-cell office:value-type="float" office:value="17.2" calcext:value-type="float">
            <text:p>17.2</text:p>
          </table:table-cell>
          <table:table-cell office:value-type="float" office:value="77.2" calcext:value-type="float">
            <text:p>77.2</text:p>
          </table:table-cell>
          <table:table-cell office:value-type="float" office:value="17.5" calcext:value-type="float">
            <text:p>17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22-09-08 14:48</text:p>
          </table:table-cell>
          <table:table-cell office:value-type="float" office:value="17.8" calcext:value-type="float">
            <text:p>17.8</text:p>
          </table:table-cell>
          <table:table-cell office:value-type="float" office:value="90.7" calcext:value-type="float">
            <text:p>90.7</text:p>
          </table:table-cell>
          <table:table-cell office:value-type="float" office:value="17.7" calcext:value-type="float">
            <text:p>17.7</text:p>
          </table:table-cell>
          <table:table-cell office:value-type="float" office:value="84.8" calcext:value-type="float">
            <text:p>84.8</text:p>
          </table:table-cell>
          <table:table-cell office:value-type="float" office:value="17.2" calcext:value-type="float">
            <text:p>17.2</text:p>
          </table:table-cell>
          <table:table-cell office:value-type="float" office:value="77.8" calcext:value-type="float">
            <text:p>77.8</text:p>
          </table:table-cell>
          <table:table-cell office:value-type="float" office:value="17.6" calcext:value-type="float">
            <text:p>17.6</text:p>
          </table:table-cell>
          <table:table-cell office:value-type="float" office:value="88.9" calcext:value-type="float">
            <text:p>88.9</text:p>
          </table:table-cell>
          <table:table-cell office:value-type="float" office:value="17" calcext:value-type="float">
            <text:p>17</text:p>
          </table:table-cell>
          <table:table-cell office:value-type="float" office:value="81.8" calcext:value-type="float">
            <text:p>81.8</text:p>
          </table:table-cell>
          <table:table-cell office:value-type="float" office:value="17.2" calcext:value-type="float">
            <text:p>17.2</text:p>
          </table:table-cell>
          <table:table-cell office:value-type="float" office:value="77.5" calcext:value-type="float">
            <text:p>77.5</text:p>
          </table:table-cell>
          <table:table-cell office:value-type="float" office:value="17.5" calcext:value-type="float">
            <text:p>17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022-09-08 14:53</text:p>
          </table:table-cell>
          <table:table-cell office:value-type="float" office:value="17.8" calcext:value-type="float">
            <text:p>17.8</text:p>
          </table:table-cell>
          <table:table-cell office:value-type="float" office:value="90.5" calcext:value-type="float">
            <text:p>90.5</text:p>
          </table:table-cell>
          <table:table-cell office:value-type="float" office:value="17.8" calcext:value-type="float">
            <text:p>17.8</text:p>
          </table:table-cell>
          <table:table-cell office:value-type="float" office:value="84.7" calcext:value-type="float">
            <text:p>84.7</text:p>
          </table:table-cell>
          <table:table-cell office:value-type="float" office:value="17.2" calcext:value-type="float">
            <text:p>17.2</text:p>
          </table:table-cell>
          <table:table-cell office:value-type="float" office:value="78" calcext:value-type="float">
            <text:p>78</text:p>
          </table:table-cell>
          <table:table-cell office:value-type="float" office:value="17.6" calcext:value-type="float">
            <text:p>17.6</text:p>
          </table:table-cell>
          <table:table-cell office:value-type="float" office:value="88.6" calcext:value-type="float">
            <text:p>88.6</text:p>
          </table:table-cell>
          <table:table-cell office:value-type="float" office:value="16.9" calcext:value-type="float">
            <text:p>16.9</text:p>
          </table:table-cell>
          <table:table-cell office:value-type="float" office:value="81.5" calcext:value-type="float">
            <text:p>81.5</text:p>
          </table:table-cell>
          <table:table-cell office:value-type="float" office:value="17.2" calcext:value-type="float">
            <text:p>17.2</text:p>
          </table:table-cell>
          <table:table-cell office:value-type="float" office:value="77.2" calcext:value-type="float">
            <text:p>77.2</text:p>
          </table:table-cell>
          <table:table-cell office:value-type="float" office:value="17.5" calcext:value-type="float">
            <text:p>17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022-09-08 14:58</text:p>
          </table:table-cell>
          <table:table-cell office:value-type="float" office:value="17.7" calcext:value-type="float">
            <text:p>17.7</text:p>
          </table:table-cell>
          <table:table-cell office:value-type="float" office:value="90.6" calcext:value-type="float">
            <text:p>90.6</text:p>
          </table:table-cell>
          <table:table-cell office:value-type="float" office:value="17.8" calcext:value-type="float">
            <text:p>17.8</text:p>
          </table:table-cell>
          <table:table-cell office:value-type="float" office:value="84.9" calcext:value-type="float">
            <text:p>84.9</text:p>
          </table:table-cell>
          <table:table-cell office:value-type="float" office:value="17.2" calcext:value-type="float">
            <text:p>17.2</text:p>
          </table:table-cell>
          <table:table-cell office:value-type="float" office:value="78" calcext:value-type="float">
            <text:p>78</text:p>
          </table:table-cell>
          <table:table-cell office:value-type="float" office:value="17.7" calcext:value-type="float">
            <text:p>17.7</text:p>
          </table:table-cell>
          <table:table-cell office:value-type="float" office:value="88.8" calcext:value-type="float">
            <text:p>88.8</text:p>
          </table:table-cell>
          <table:table-cell office:value-type="float" office:value="17" calcext:value-type="float">
            <text:p>17</text:p>
          </table:table-cell>
          <table:table-cell office:value-type="float" office:value="81.7" calcext:value-type="float">
            <text:p>81.7</text:p>
          </table:table-cell>
          <table:table-cell office:value-type="float" office:value="17.2" calcext:value-type="float">
            <text:p>17.2</text:p>
          </table:table-cell>
          <table:table-cell office:value-type="float" office:value="77.5" calcext:value-type="float">
            <text:p>77.5</text:p>
          </table:table-cell>
          <table:table-cell office:value-type="float" office:value="17.5" calcext:value-type="float">
            <text:p>17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022-09-08 15:03</text:p>
          </table:table-cell>
          <table:table-cell office:value-type="float" office:value="17.7" calcext:value-type="float">
            <text:p>17.7</text:p>
          </table:table-cell>
          <table:table-cell office:value-type="float" office:value="90.6" calcext:value-type="float">
            <text:p>90.6</text:p>
          </table:table-cell>
          <table:table-cell office:value-type="float" office:value="17.7" calcext:value-type="float">
            <text:p>17.7</text:p>
          </table:table-cell>
          <table:table-cell office:value-type="float" office:value="84.7" calcext:value-type="float">
            <text:p>84.7</text:p>
          </table:table-cell>
          <table:table-cell office:value-type="float" office:value="17" calcext:value-type="float">
            <text:p>17</text:p>
          </table:table-cell>
          <table:table-cell office:value-type="float" office:value="77.9" calcext:value-type="float">
            <text:p>77.9</text:p>
          </table:table-cell>
          <table:table-cell office:value-type="float" office:value="17.6" calcext:value-type="float">
            <text:p>17.6</text:p>
          </table:table-cell>
          <table:table-cell office:value-type="float" office:value="88.8" calcext:value-type="float">
            <text:p>88.8</text:p>
          </table:table-cell>
          <table:table-cell office:value-type="float" office:value="16.9" calcext:value-type="float">
            <text:p>16.9</text:p>
          </table:table-cell>
          <table:table-cell office:value-type="float" office:value="81.8" calcext:value-type="float">
            <text:p>81.8</text:p>
          </table:table-cell>
          <table:table-cell office:value-type="float" office:value="17.2" calcext:value-type="float">
            <text:p>17.2</text:p>
          </table:table-cell>
          <table:table-cell office:value-type="float" office:value="77.5" calcext:value-type="float">
            <text:p>77.5</text:p>
          </table:table-cell>
          <table:table-cell office:value-type="float" office:value="17.5" calcext:value-type="float">
            <text:p>17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22-09-08 15:08</text:p>
          </table:table-cell>
          <table:table-cell office:value-type="float" office:value="17.6" calcext:value-type="float">
            <text:p>17.6</text:p>
          </table:table-cell>
          <table:table-cell office:value-type="float" office:value="90.5" calcext:value-type="float">
            <text:p>90.5</text:p>
          </table:table-cell>
          <table:table-cell office:value-type="float" office:value="17.7" calcext:value-type="float">
            <text:p>17.7</text:p>
          </table:table-cell>
          <table:table-cell office:value-type="float" office:value="84.6" calcext:value-type="float">
            <text:p>84.6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17.5" calcext:value-type="float">
            <text:p>17.5</text:p>
          </table:table-cell>
          <table:table-cell office:value-type="float" office:value="88.6" calcext:value-type="float">
            <text:p>88.6</text:p>
          </table:table-cell>
          <table:table-cell office:value-type="float" office:value="16.8" calcext:value-type="float">
            <text:p>16.8</text:p>
          </table:table-cell>
          <table:table-cell office:value-type="float" office:value="81.6" calcext:value-type="float">
            <text:p>81.6</text:p>
          </table:table-cell>
          <table:table-cell office:value-type="float" office:value="17" calcext:value-type="float">
            <text:p>17</text:p>
          </table:table-cell>
          <table:table-cell office:value-type="float" office:value="77.3" calcext:value-type="float">
            <text:p>77.3</text:p>
          </table:table-cell>
          <table:table-cell office:value-type="float" office:value="17.5" calcext:value-type="float">
            <text:p>17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022-09-08 15:13</text:p>
          </table:table-cell>
          <table:table-cell office:value-type="float" office:value="17.5" calcext:value-type="float">
            <text:p>17.5</text:p>
          </table:table-cell>
          <table:table-cell office:value-type="float" office:value="90.6" calcext:value-type="float">
            <text:p>90.6</text:p>
          </table:table-cell>
          <table:table-cell office:value-type="float" office:value="17.5" calcext:value-type="float">
            <text:p>17.5</text:p>
          </table:table-cell>
          <table:table-cell office:value-type="float" office:value="84.7" calcext:value-type="float">
            <text:p>84.7</text:p>
          </table:table-cell>
          <table:table-cell office:value-type="float" office:value="16.9" calcext:value-type="float">
            <text:p>16.9</text:p>
          </table:table-cell>
          <table:table-cell office:value-type="float" office:value="78.1" calcext:value-type="float">
            <text:p>78.1</text:p>
          </table:table-cell>
          <table:table-cell office:value-type="float" office:value="17.5" calcext:value-type="float">
            <text:p>17.5</text:p>
          </table:table-cell>
          <table:table-cell office:value-type="float" office:value="88.8" calcext:value-type="float">
            <text:p>88.8</text:p>
          </table:table-cell>
          <table:table-cell office:value-type="float" office:value="16.8" calcext:value-type="float">
            <text:p>16.8</text:p>
          </table:table-cell>
          <table:table-cell office:value-type="float" office:value="81.7" calcext:value-type="float">
            <text:p>81.7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17.5" calcext:value-type="float">
            <text:p>17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022-09-08 15:18</text:p>
          </table:table-cell>
          <table:table-cell office:value-type="float" office:value="17.5" calcext:value-type="float">
            <text:p>17.5</text:p>
          </table:table-cell>
          <table:table-cell office:value-type="float" office:value="90.7" calcext:value-type="float">
            <text:p>90.7</text:p>
          </table:table-cell>
          <table:table-cell office:value-type="float" office:value="17.5" calcext:value-type="float">
            <text:p>17.5</text:p>
          </table:table-cell>
          <table:table-cell office:value-type="float" office:value="84.8" calcext:value-type="float">
            <text:p>84.8</text:p>
          </table:table-cell>
          <table:table-cell office:value-type="float" office:value="16.9" calcext:value-type="float">
            <text:p>16.9</text:p>
          </table:table-cell>
          <table:table-cell office:value-type="float" office:value="78.3" calcext:value-type="float">
            <text:p>78.3</text:p>
          </table:table-cell>
          <table:table-cell office:value-type="float" office:value="17.4" calcext:value-type="float">
            <text:p>17.4</text:p>
          </table:table-cell>
          <table:table-cell office:value-type="float" office:value="88.8" calcext:value-type="float">
            <text:p>88.8</text:p>
          </table:table-cell>
          <table:table-cell office:value-type="float" office:value="16.7" calcext:value-type="float">
            <text:p>16.7</text:p>
          </table:table-cell>
          <table:table-cell office:value-type="float" office:value="81.8" calcext:value-type="float">
            <text:p>81.8</text:p>
          </table:table-cell>
          <table:table-cell office:value-type="float" office:value="16.9" calcext:value-type="float">
            <text:p>16.9</text:p>
          </table:table-cell>
          <table:table-cell office:value-type="float" office:value="77.9" calcext:value-type="float">
            <text:p>77.9</text:p>
          </table:table-cell>
          <table:table-cell office:value-type="float" office:value="17.5" calcext:value-type="float">
            <text:p>17.5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022-09-08 15:23</text:p>
          </table:table-cell>
          <table:table-cell office:value-type="float" office:value="17.5" calcext:value-type="float">
            <text:p>17.5</text:p>
          </table:table-cell>
          <table:table-cell office:value-type="float" office:value="90.8" calcext:value-type="float">
            <text:p>90.8</text:p>
          </table:table-cell>
          <table:table-cell office:value-type="float" office:value="17.4" calcext:value-type="float">
            <text:p>17.4</text:p>
          </table:table-cell>
          <table:table-cell office:value-type="float" office:value="84.8" calcext:value-type="float">
            <text:p>84.8</text:p>
          </table:table-cell>
          <table:table-cell office:value-type="float" office:value="16.9" calcext:value-type="float">
            <text:p>16.9</text:p>
          </table:table-cell>
          <table:table-cell office:value-type="float" office:value="78.8" calcext:value-type="float">
            <text:p>78.8</text:p>
          </table:table-cell>
          <table:table-cell office:value-type="float" office:value="17.3" calcext:value-type="float">
            <text:p>17.3</text:p>
          </table:table-cell>
          <table:table-cell office:value-type="float" office:value="88.9" calcext:value-type="float">
            <text:p>88.9</text:p>
          </table:table-cell>
          <table:table-cell office:value-type="float" office:value="16.6" calcext:value-type="float">
            <text:p>16.6</text:p>
          </table:table-cell>
          <table:table-cell office:value-type="float" office:value="81.9" calcext:value-type="float">
            <text:p>81.9</text:p>
          </table:table-cell>
          <table:table-cell office:value-type="float" office:value="16.9" calcext:value-type="float">
            <text:p>16.9</text:p>
          </table:table-cell>
          <table:table-cell office:value-type="float" office:value="77.9" calcext:value-type="float">
            <text:p>77.9</text:p>
          </table:table-cell>
          <table:table-cell office:value-type="float" office:value="17.5" calcext:value-type="float">
            <text:p>17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22-09-08 15:28</text:p>
          </table:table-cell>
          <table:table-cell office:value-type="float" office:value="17.5" calcext:value-type="float">
            <text:p>17.5</text:p>
          </table:table-cell>
          <table:table-cell office:value-type="float" office:value="91.1" calcext:value-type="float">
            <text:p>91.1</text:p>
          </table:table-cell>
          <table:table-cell office:value-type="float" office:value="17.3" calcext:value-type="float">
            <text:p>17.3</text:p>
          </table:table-cell>
          <table:table-cell office:value-type="float" office:value="85.4" calcext:value-type="float">
            <text:p>85.4</text:p>
          </table:table-cell>
          <table:table-cell office:value-type="float" office:value="16.9" calcext:value-type="float">
            <text:p>16.9</text:p>
          </table:table-cell>
          <table:table-cell office:value-type="float" office:value="78.9" calcext:value-type="float">
            <text:p>78.9</text:p>
          </table:table-cell>
          <table:table-cell office:value-type="float" office:value="17.3" calcext:value-type="float">
            <text:p>17.3</text:p>
          </table:table-cell>
          <table:table-cell office:value-type="float" office:value="89.5" calcext:value-type="float">
            <text:p>89.5</text:p>
          </table:table-cell>
          <table:table-cell office:value-type="float" office:value="16.6" calcext:value-type="float">
            <text:p>16.6</text:p>
          </table:table-cell>
          <table:table-cell office:value-type="float" office:value="82.5" calcext:value-type="float">
            <text:p>82.5</text:p>
          </table:table-cell>
          <table:table-cell office:value-type="float" office:value="16.9" calcext:value-type="float">
            <text:p>16.9</text:p>
          </table:table-cell>
          <table:table-cell office:value-type="float" office:value="78.7" calcext:value-type="float">
            <text:p>78.7</text:p>
          </table:table-cell>
          <table:table-cell office:value-type="float" office:value="17.5" calcext:value-type="float">
            <text:p>17.5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022-09-08 15:33</text:p>
          </table:table-cell>
          <table:table-cell office:value-type="float" office:value="17.5" calcext:value-type="float">
            <text:p>17.5</text:p>
          </table:table-cell>
          <table:table-cell office:value-type="float" office:value="91.1" calcext:value-type="float">
            <text:p>91.1</text:p>
          </table:table-cell>
          <table:table-cell office:value-type="float" office:value="17.3" calcext:value-type="float">
            <text:p>17.3</text:p>
          </table:table-cell>
          <table:table-cell office:value-type="float" office:value="85.4" calcext:value-type="float">
            <text:p>85.4</text:p>
          </table:table-cell>
          <table:table-cell office:value-type="float" office:value="16.9" calcext:value-type="float">
            <text:p>16.9</text:p>
          </table:table-cell>
          <table:table-cell office:value-type="float" office:value="79" calcext:value-type="float">
            <text:p>79</text:p>
          </table:table-cell>
          <table:table-cell office:value-type="float" office:value="17.3" calcext:value-type="float">
            <text:p>17.3</text:p>
          </table:table-cell>
          <table:table-cell office:value-type="float" office:value="89.5" calcext:value-type="float">
            <text:p>89.5</text:p>
          </table:table-cell>
          <table:table-cell office:value-type="float" office:value="16.6" calcext:value-type="float">
            <text:p>16.6</text:p>
          </table:table-cell>
          <table:table-cell office:value-type="float" office:value="82.6" calcext:value-type="float">
            <text:p>82.6</text:p>
          </table:table-cell>
          <table:table-cell office:value-type="float" office:value="16.9" calcext:value-type="float">
            <text:p>16.9</text:p>
          </table:table-cell>
          <table:table-cell office:value-type="float" office:value="78.3" calcext:value-type="float">
            <text:p>78.3</text:p>
          </table:table-cell>
          <table:table-cell office:value-type="float" office:value="17.5" calcext:value-type="float">
            <text:p>17.5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022-09-08 15:38</text:p>
          </table:table-cell>
          <table:table-cell office:value-type="float" office:value="17.5" calcext:value-type="float">
            <text:p>17.5</text:p>
          </table:table-cell>
          <table:table-cell office:value-type="float" office:value="91.1" calcext:value-type="float">
            <text:p>91.1</text:p>
          </table:table-cell>
          <table:table-cell office:value-type="float" office:value="17.4" calcext:value-type="float">
            <text:p>17.4</text:p>
          </table:table-cell>
          <table:table-cell office:value-type="float" office:value="85.4" calcext:value-type="float">
            <text:p>85.4</text:p>
          </table:table-cell>
          <table:table-cell office:value-type="float" office:value="16.9" calcext:value-type="float">
            <text:p>16.9</text:p>
          </table:table-cell>
          <table:table-cell office:value-type="float" office:value="78.9" calcext:value-type="float">
            <text:p>78.9</text:p>
          </table:table-cell>
          <table:table-cell office:value-type="float" office:value="17.4" calcext:value-type="float">
            <text:p>17.4</text:p>
          </table:table-cell>
          <table:table-cell office:value-type="float" office:value="89.5" calcext:value-type="float">
            <text:p>89.5</text:p>
          </table:table-cell>
          <table:table-cell office:value-type="float" office:value="16.7" calcext:value-type="float">
            <text:p>16.7</text:p>
          </table:table-cell>
          <table:table-cell office:value-type="float" office:value="82.6" calcext:value-type="float">
            <text:p>82.6</text:p>
          </table:table-cell>
          <table:table-cell office:value-type="float" office:value="16.9" calcext:value-type="float">
            <text:p>16.9</text:p>
          </table:table-cell>
          <table:table-cell office:value-type="float" office:value="78.3" calcext:value-type="float">
            <text:p>78.3</text:p>
          </table:table-cell>
          <table:table-cell office:value-type="float" office:value="17.5" calcext:value-type="float">
            <text:p>17.5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022-09-08 15:43</text:p>
          </table:table-cell>
          <table:table-cell office:value-type="float" office:value="17.5" calcext:value-type="float">
            <text:p>17.5</text:p>
          </table:table-cell>
          <table:table-cell office:value-type="float" office:value="91" calcext:value-type="float">
            <text:p>91</text:p>
          </table:table-cell>
          <table:table-cell office:value-type="float" office:value="17.5" calcext:value-type="float">
            <text:p>17.5</text:p>
          </table:table-cell>
          <table:table-cell office:value-type="float" office:value="85.4" calcext:value-type="float">
            <text:p>85.4</text:p>
          </table:table-cell>
          <table:table-cell office:value-type="float" office:value="16.9" calcext:value-type="float">
            <text:p>16.9</text:p>
          </table:table-cell>
          <table:table-cell office:value-type="float" office:value="78.6" calcext:value-type="float">
            <text:p>78.6</text:p>
          </table:table-cell>
          <table:table-cell office:value-type="float" office:value="17.4" calcext:value-type="float">
            <text:p>17.4</text:p>
          </table:table-cell>
          <table:table-cell office:value-type="float" office:value="89.5" calcext:value-type="float">
            <text:p>89.5</text:p>
          </table:table-cell>
          <table:table-cell office:value-type="float" office:value="16.7" calcext:value-type="float">
            <text:p>16.7</text:p>
          </table:table-cell>
          <table:table-cell office:value-type="float" office:value="82.6" calcext:value-type="float">
            <text:p>82.6</text:p>
          </table:table-cell>
          <table:table-cell office:value-type="float" office:value="16.9" calcext:value-type="float">
            <text:p>16.9</text:p>
          </table:table-cell>
          <table:table-cell office:value-type="float" office:value="78.7" calcext:value-type="float">
            <text:p>78.7</text:p>
          </table:table-cell>
          <table:table-cell office:value-type="float" office:value="17.5" calcext:value-type="float">
            <text:p>17.5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022-09-08 15:48</text:p>
          </table:table-cell>
          <table:table-cell office:value-type="float" office:value="17.5" calcext:value-type="float">
            <text:p>17.5</text:p>
          </table:table-cell>
          <table:table-cell office:value-type="float" office:value="90.8" calcext:value-type="float">
            <text:p>90.8</text:p>
          </table:table-cell>
          <table:table-cell office:value-type="float" office:value="17.4" calcext:value-type="float">
            <text:p>17.4</text:p>
          </table:table-cell>
          <table:table-cell office:value-type="float" office:value="85.2" calcext:value-type="float">
            <text:p>85.2</text:p>
          </table:table-cell>
          <table:table-cell office:value-type="float" office:value="16.9" calcext:value-type="float">
            <text:p>16.9</text:p>
          </table:table-cell>
          <table:table-cell office:value-type="float" office:value="78.7" calcext:value-type="float">
            <text:p>78.7</text:p>
          </table:table-cell>
          <table:table-cell office:value-type="float" office:value="17.4" calcext:value-type="float">
            <text:p>17.4</text:p>
          </table:table-cell>
          <table:table-cell office:value-type="float" office:value="89.2" calcext:value-type="float">
            <text:p>89.2</text:p>
          </table:table-cell>
          <table:table-cell office:value-type="float" office:value="16.7" calcext:value-type="float">
            <text:p>16.7</text:p>
          </table:table-cell>
          <table:table-cell office:value-type="float" office:value="82.3" calcext:value-type="float">
            <text:p>82.3</text:p>
          </table:table-cell>
          <table:table-cell office:value-type="float" office:value="16.9" calcext:value-type="float">
            <text:p>16.9</text:p>
          </table:table-cell>
          <table:table-cell office:value-type="float" office:value="78" calcext:value-type="float">
            <text:p>78</text:p>
          </table:table-cell>
          <table:table-cell office:value-type="float" office:value="17.5" calcext:value-type="float">
            <text:p>17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022-09-08 15:53</text:p>
          </table:table-cell>
          <table:table-cell office:value-type="float" office:value="17.5" calcext:value-type="float">
            <text:p>17.5</text:p>
          </table:table-cell>
          <table:table-cell office:value-type="float" office:value="90.9" calcext:value-type="float">
            <text:p>90.9</text:p>
          </table:table-cell>
          <table:table-cell office:value-type="float" office:value="17.4" calcext:value-type="float">
            <text:p>17.4</text:p>
          </table:table-cell>
          <table:table-cell office:value-type="float" office:value="85.4" calcext:value-type="float">
            <text:p>85.4</text:p>
          </table:table-cell>
          <table:table-cell office:value-type="float" office:value="16.9" calcext:value-type="float">
            <text:p>16.9</text:p>
          </table:table-cell>
          <table:table-cell office:value-type="float" office:value="78.6" calcext:value-type="float">
            <text:p>78.6</text:p>
          </table:table-cell>
          <table:table-cell office:value-type="float" office:value="17.3" calcext:value-type="float">
            <text:p>17.3</text:p>
          </table:table-cell>
          <table:table-cell office:value-type="float" office:value="89.4" calcext:value-type="float">
            <text:p>89.4</text:p>
          </table:table-cell>
          <table:table-cell office:value-type="float" office:value="16.7" calcext:value-type="float">
            <text:p>16.7</text:p>
          </table:table-cell>
          <table:table-cell office:value-type="float" office:value="82.5" calcext:value-type="float">
            <text:p>82.5</text:p>
          </table:table-cell>
          <table:table-cell office:value-type="float" office:value="16.9" calcext:value-type="float">
            <text:p>16.9</text:p>
          </table:table-cell>
          <table:table-cell office:value-type="float" office:value="78.7" calcext:value-type="float">
            <text:p>78.7</text:p>
          </table:table-cell>
          <table:table-cell office:value-type="float" office:value="17.5" calcext:value-type="float">
            <text:p>17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022-09-08 15:58</text:p>
          </table:table-cell>
          <table:table-cell office:value-type="float" office:value="17.5" calcext:value-type="float">
            <text:p>17.5</text:p>
          </table:table-cell>
          <table:table-cell office:value-type="float" office:value="90.8" calcext:value-type="float">
            <text:p>90.8</text:p>
          </table:table-cell>
          <table:table-cell office:value-type="float" office:value="17.4" calcext:value-type="float">
            <text:p>17.4</text:p>
          </table:table-cell>
          <table:table-cell office:value-type="float" office:value="85.2" calcext:value-type="float">
            <text:p>85.2</text:p>
          </table:table-cell>
          <table:table-cell office:value-type="float" office:value="16.9" calcext:value-type="float">
            <text:p>16.9</text:p>
          </table:table-cell>
          <table:table-cell office:value-type="float" office:value="78.4" calcext:value-type="float">
            <text:p>78.4</text:p>
          </table:table-cell>
          <table:table-cell office:value-type="float" office:value="17.3" calcext:value-type="float">
            <text:p>17.3</text:p>
          </table:table-cell>
          <table:table-cell office:value-type="float" office:value="89.4" calcext:value-type="float">
            <text:p>89.4</text:p>
          </table:table-cell>
          <table:table-cell office:value-type="float" office:value="16.6" calcext:value-type="float">
            <text:p>16.6</text:p>
          </table:table-cell>
          <table:table-cell office:value-type="float" office:value="82.3" calcext:value-type="float">
            <text:p>82.3</text:p>
          </table:table-cell>
          <table:table-cell office:value-type="float" office:value="16.9" calcext:value-type="float">
            <text:p>16.9</text:p>
          </table:table-cell>
          <table:table-cell office:value-type="float" office:value="78.2" calcext:value-type="float">
            <text:p>78.2</text:p>
          </table:table-cell>
          <table:table-cell office:value-type="float" office:value="17.5" calcext:value-type="float">
            <text:p>17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2022-09-08 16:03</text:p>
          </table:table-cell>
          <table:table-cell office:value-type="float" office:value="17.4" calcext:value-type="float">
            <text:p>17.4</text:p>
          </table:table-cell>
          <table:table-cell office:value-type="float" office:value="90.7" calcext:value-type="float">
            <text:p>90.7</text:p>
          </table:table-cell>
          <table:table-cell office:value-type="float" office:value="17.4" calcext:value-type="float">
            <text:p>17.4</text:p>
          </table:table-cell>
          <table:table-cell office:value-type="float" office:value="85" calcext:value-type="float">
            <text:p>85</text:p>
          </table:table-cell>
          <table:table-cell office:value-type="float" office:value="16.8" calcext:value-type="float">
            <text:p>16.8</text:p>
          </table:table-cell>
          <table:table-cell office:value-type="float" office:value="78.4" calcext:value-type="float">
            <text:p>78.4</text:p>
          </table:table-cell>
          <table:table-cell office:value-type="float" office:value="17.3" calcext:value-type="float">
            <text:p>17.3</text:p>
          </table:table-cell>
          <table:table-cell office:value-type="float" office:value="89.2" calcext:value-type="float">
            <text:p>89.2</text:p>
          </table:table-cell>
          <table:table-cell office:value-type="float" office:value="16.6" calcext:value-type="float">
            <text:p>16.6</text:p>
          </table:table-cell>
          <table:table-cell office:value-type="float" office:value="82.2" calcext:value-type="float">
            <text:p>82.2</text:p>
          </table:table-cell>
          <table:table-cell office:value-type="float" office:value="16.8" calcext:value-type="float">
            <text:p>16.8</text:p>
          </table:table-cell>
          <table:table-cell office:value-type="float" office:value="78.6" calcext:value-type="float">
            <text:p>78.6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022-09-08 16:08</text:p>
          </table:table-cell>
          <table:table-cell office:value-type="float" office:value="17.4" calcext:value-type="float">
            <text:p>17.4</text:p>
          </table:table-cell>
          <table:table-cell office:value-type="float" office:value="90.7" calcext:value-type="float">
            <text:p>90.7</text:p>
          </table:table-cell>
          <table:table-cell office:value-type="float" office:value="17.3" calcext:value-type="float">
            <text:p>17.3</text:p>
          </table:table-cell>
          <table:table-cell office:value-type="float" office:value="85" calcext:value-type="float">
            <text:p>85</text:p>
          </table:table-cell>
          <table:table-cell office:value-type="float" office:value="16.7" calcext:value-type="float">
            <text:p>16.7</text:p>
          </table:table-cell>
          <table:table-cell office:value-type="float" office:value="78.1" calcext:value-type="float">
            <text:p>78.1</text:p>
          </table:table-cell>
          <table:table-cell office:value-type="float" office:value="17.2" calcext:value-type="float">
            <text:p>17.2</text:p>
          </table:table-cell>
          <table:table-cell office:value-type="float" office:value="89.1" calcext:value-type="float">
            <text:p>89.1</text:p>
          </table:table-cell>
          <table:table-cell office:value-type="float" office:value="16.5" calcext:value-type="float">
            <text:p>16.5</text:p>
          </table:table-cell>
          <table:table-cell office:value-type="float" office:value="82" calcext:value-type="float">
            <text:p>82</text:p>
          </table:table-cell>
          <table:table-cell office:value-type="float" office:value="16.8" calcext:value-type="float">
            <text:p>16.8</text:p>
          </table:table-cell>
          <table:table-cell office:value-type="float" office:value="78.1" calcext:value-type="float">
            <text:p>78.1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022-09-08 16:13</text:p>
          </table:table-cell>
          <table:table-cell office:value-type="float" office:value="17.3" calcext:value-type="float">
            <text:p>17.3</text:p>
          </table:table-cell>
          <table:table-cell office:value-type="float" office:value="90.6" calcext:value-type="float">
            <text:p>90.6</text:p>
          </table:table-cell>
          <table:table-cell office:value-type="float" office:value="17.3" calcext:value-type="float">
            <text:p>17.3</text:p>
          </table:table-cell>
          <table:table-cell office:value-type="float" office:value="84.8" calcext:value-type="float">
            <text:p>84.8</text:p>
          </table:table-cell>
          <table:table-cell office:value-type="float" office:value="16.7" calcext:value-type="float">
            <text:p>16.7</text:p>
          </table:table-cell>
          <table:table-cell office:value-type="float" office:value="78.2" calcext:value-type="float">
            <text:p>78.2</text:p>
          </table:table-cell>
          <table:table-cell office:value-type="float" office:value="17.2" calcext:value-type="float">
            <text:p>17.2</text:p>
          </table:table-cell>
          <table:table-cell office:value-type="float" office:value="89" calcext:value-type="float">
            <text:p>89</text:p>
          </table:table-cell>
          <table:table-cell office:value-type="float" office:value="16.5" calcext:value-type="float">
            <text:p>16.5</text:p>
          </table:table-cell>
          <table:table-cell office:value-type="float" office:value="81.8" calcext:value-type="float">
            <text:p>81.8</text:p>
          </table:table-cell>
          <table:table-cell office:value-type="float" office:value="16.7" calcext:value-type="float">
            <text:p>16.7</text:p>
          </table:table-cell>
          <table:table-cell office:value-type="float" office:value="78.4" calcext:value-type="float">
            <text:p>78.4</text:p>
          </table:table-cell>
          <table:table-cell office:value-type="float" office:value="17" calcext:value-type="float">
            <text:p>17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022-09-08 16:18</text:p>
          </table:table-cell>
          <table:table-cell office:value-type="float" office:value="17.3" calcext:value-type="float">
            <text:p>17.3</text:p>
          </table:table-cell>
          <table:table-cell office:value-type="float" office:value="90.7" calcext:value-type="float">
            <text:p>90.7</text:p>
          </table:table-cell>
          <table:table-cell office:value-type="float" office:value="17.2" calcext:value-type="float">
            <text:p>17.2</text:p>
          </table:table-cell>
          <table:table-cell office:value-type="float" office:value="85" calcext:value-type="float">
            <text:p>85</text:p>
          </table:table-cell>
          <table:table-cell office:value-type="float" office:value="16.7" calcext:value-type="float">
            <text:p>16.7</text:p>
          </table:table-cell>
          <table:table-cell office:value-type="float" office:value="78.6" calcext:value-type="float">
            <text:p>78.6</text:p>
          </table:table-cell>
          <table:table-cell office:value-type="float" office:value="17.1" calcext:value-type="float">
            <text:p>17.1</text:p>
          </table:table-cell>
          <table:table-cell office:value-type="float" office:value="89.1" calcext:value-type="float">
            <text:p>89.1</text:p>
          </table:table-cell>
          <table:table-cell office:value-type="float" office:value="16.5" calcext:value-type="float">
            <text:p>16.5</text:p>
          </table:table-cell>
          <table:table-cell office:value-type="float" office:value="82" calcext:value-type="float">
            <text:p>82</text:p>
          </table:table-cell>
          <table:table-cell office:value-type="float" office:value="16.7" calcext:value-type="float">
            <text:p>16.7</text:p>
          </table:table-cell>
          <table:table-cell office:value-type="float" office:value="78.2" calcext:value-type="float">
            <text:p>78.2</text:p>
          </table:table-cell>
          <table:table-cell office:value-type="float" office:value="17" calcext:value-type="float">
            <text:p>17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022-09-08 16:23</text:p>
          </table:table-cell>
          <table:table-cell office:value-type="float" office:value="17.3" calcext:value-type="float">
            <text:p>17.3</text:p>
          </table:table-cell>
          <table:table-cell office:value-type="float" office:value="90.8" calcext:value-type="float">
            <text:p>90.8</text:p>
          </table:table-cell>
          <table:table-cell office:value-type="float" office:value="17.2" calcext:value-type="float">
            <text:p>17.2</text:p>
          </table:table-cell>
          <table:table-cell office:value-type="float" office:value="85.2" calcext:value-type="float">
            <text:p>85.2</text:p>
          </table:table-cell>
          <table:table-cell office:value-type="float" office:value="16.7" calcext:value-type="float">
            <text:p>16.7</text:p>
          </table:table-cell>
          <table:table-cell office:value-type="float" office:value="78.8" calcext:value-type="float">
            <text:p>78.8</text:p>
          </table:table-cell>
          <table:table-cell office:value-type="float" office:value="17.1" calcext:value-type="float">
            <text:p>17.1</text:p>
          </table:table-cell>
          <table:table-cell office:value-type="float" office:value="89.3" calcext:value-type="float">
            <text:p>89.3</text:p>
          </table:table-cell>
          <table:table-cell office:value-type="float" office:value="16.4" calcext:value-type="float">
            <text:p>16.4</text:p>
          </table:table-cell>
          <table:table-cell office:value-type="float" office:value="82.3" calcext:value-type="float">
            <text:p>82.3</text:p>
          </table:table-cell>
          <table:table-cell office:value-type="float" office:value="16.6" calcext:value-type="float">
            <text:p>16.6</text:p>
          </table:table-cell>
          <table:table-cell office:value-type="float" office:value="78.4" calcext:value-type="float">
            <text:p>78.4</text:p>
          </table:table-cell>
          <table:table-cell office:value-type="float" office:value="17" calcext:value-type="float">
            <text:p>17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22-09-08 16:28</text:p>
          </table:table-cell>
          <table:table-cell office:value-type="float" office:value="17.3" calcext:value-type="float">
            <text:p>17.3</text:p>
          </table:table-cell>
          <table:table-cell office:value-type="float" office:value="90.9" calcext:value-type="float">
            <text:p>90.9</text:p>
          </table:table-cell>
          <table:table-cell office:value-type="float" office:value="17.2" calcext:value-type="float">
            <text:p>17.2</text:p>
          </table:table-cell>
          <table:table-cell office:value-type="float" office:value="85.2" calcext:value-type="float">
            <text:p>85.2</text:p>
          </table:table-cell>
          <table:table-cell office:value-type="float" office:value="16.6" calcext:value-type="float">
            <text:p>16.6</text:p>
          </table:table-cell>
          <table:table-cell office:value-type="float" office:value="79.2" calcext:value-type="float">
            <text:p>79.2</text:p>
          </table:table-cell>
          <table:table-cell office:value-type="float" office:value="17.2" calcext:value-type="float">
            <text:p>17.2</text:p>
          </table:table-cell>
          <table:table-cell office:value-type="float" office:value="89.4" calcext:value-type="float">
            <text:p>89.4</text:p>
          </table:table-cell>
          <table:table-cell office:value-type="float" office:value="16.4" calcext:value-type="float">
            <text:p>16.4</text:p>
          </table:table-cell>
          <table:table-cell office:value-type="float" office:value="82.6" calcext:value-type="float">
            <text:p>82.6</text:p>
          </table:table-cell>
          <table:table-cell office:value-type="float" office:value="16.6" calcext:value-type="float">
            <text:p>16.6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22-09-08 16:33</text:p>
          </table:table-cell>
          <table:table-cell office:value-type="float" office:value="17.3" calcext:value-type="float">
            <text:p>17.3</text:p>
          </table:table-cell>
          <table:table-cell office:value-type="float" office:value="91.1" calcext:value-type="float">
            <text:p>91.1</text:p>
          </table:table-cell>
          <table:table-cell office:value-type="float" office:value="17.1" calcext:value-type="float">
            <text:p>17.1</text:p>
          </table:table-cell>
          <table:table-cell office:value-type="float" office:value="85.5" calcext:value-type="float">
            <text:p>85.5</text:p>
          </table:table-cell>
          <table:table-cell office:value-type="float" office:value="16.7" calcext:value-type="float">
            <text:p>16.7</text:p>
          </table:table-cell>
          <table:table-cell office:value-type="float" office:value="78.9" calcext:value-type="float">
            <text:p>78.9</text:p>
          </table:table-cell>
          <table:table-cell office:value-type="float" office:value="17.2" calcext:value-type="float">
            <text:p>17.2</text:p>
          </table:table-cell>
          <table:table-cell office:value-type="float" office:value="89.7" calcext:value-type="float">
            <text:p>89.7</text:p>
          </table:table-cell>
          <table:table-cell office:value-type="float" office:value="16.4" calcext:value-type="float">
            <text:p>16.4</text:p>
          </table:table-cell>
          <table:table-cell office:value-type="float" office:value="83" calcext:value-type="float">
            <text:p>83</text:p>
          </table:table-cell>
          <table:table-cell office:value-type="float" office:value="16.6" calcext:value-type="float">
            <text:p>16.6</text:p>
          </table:table-cell>
          <table:table-cell office:value-type="float" office:value="79.2" calcext:value-type="float">
            <text:p>79.2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022-09-08 16:38</text:p>
          </table:table-cell>
          <table:table-cell office:value-type="float" office:value="17.2" calcext:value-type="float">
            <text:p>17.2</text:p>
          </table:table-cell>
          <table:table-cell office:value-type="float" office:value="91" calcext:value-type="float">
            <text:p>91</text:p>
          </table:table-cell>
          <table:table-cell office:value-type="float" office:value="17.2" calcext:value-type="float">
            <text:p>17.2</text:p>
          </table:table-cell>
          <table:table-cell office:value-type="float" office:value="85.5" calcext:value-type="float">
            <text:p>85.5</text:p>
          </table:table-cell>
          <table:table-cell office:value-type="float" office:value="16.7" calcext:value-type="float">
            <text:p>16.7</text:p>
          </table:table-cell>
          <table:table-cell office:value-type="float" office:value="79" calcext:value-type="float">
            <text:p>79</text:p>
          </table:table-cell>
          <table:table-cell office:value-type="float" office:value="17.2" calcext:value-type="float">
            <text:p>17.2</text:p>
          </table:table-cell>
          <table:table-cell office:value-type="float" office:value="89.5" calcext:value-type="float">
            <text:p>89.5</text:p>
          </table:table-cell>
          <table:table-cell office:value-type="float" office:value="16.4" calcext:value-type="float">
            <text:p>16.4</text:p>
          </table:table-cell>
          <table:table-cell office:value-type="float" office:value="82.7" calcext:value-type="float">
            <text:p>82.7</text:p>
          </table:table-cell>
          <table:table-cell office:value-type="float" office:value="16.6" calcext:value-type="float">
            <text:p>16.6</text:p>
          </table:table-cell>
          <table:table-cell office:value-type="float" office:value="78.8" calcext:value-type="float">
            <text:p>78.8</text:p>
          </table:table-cell>
          <table:table-cell office:value-type="float" office:value="17" calcext:value-type="float">
            <text:p>17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022-09-08 16:43</text:p>
          </table:table-cell>
          <table:table-cell office:value-type="float" office:value="17.3" calcext:value-type="float">
            <text:p>17.3</text:p>
          </table:table-cell>
          <table:table-cell office:value-type="float" office:value="91" calcext:value-type="float">
            <text:p>91</text:p>
          </table:table-cell>
          <table:table-cell office:value-type="float" office:value="17.1" calcext:value-type="float">
            <text:p>17.1</text:p>
          </table:table-cell>
          <table:table-cell office:value-type="float" office:value="85.5" calcext:value-type="float">
            <text:p>85.5</text:p>
          </table:table-cell>
          <table:table-cell office:value-type="float" office:value="16.6" calcext:value-type="float">
            <text:p>16.6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89.6" calcext:value-type="float">
            <text:p>89.6</text:p>
          </table:table-cell>
          <table:table-cell office:value-type="float" office:value="16.4" calcext:value-type="float">
            <text:p>16.4</text:p>
          </table:table-cell>
          <table:table-cell office:value-type="float" office:value="82.7" calcext:value-type="float">
            <text:p>82.7</text:p>
          </table:table-cell>
          <table:table-cell office:value-type="float" office:value="16.6" calcext:value-type="float">
            <text:p>16.6</text:p>
          </table:table-cell>
          <table:table-cell office:value-type="float" office:value="78.8" calcext:value-type="float">
            <text:p>78.8</text:p>
          </table:table-cell>
          <table:table-cell office:value-type="float" office:value="17" calcext:value-type="float">
            <text:p>17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022-09-08 16:48</text:p>
          </table:table-cell>
          <table:table-cell office:value-type="float" office:value="17.3" calcext:value-type="float">
            <text:p>17.3</text:p>
          </table:table-cell>
          <table:table-cell office:value-type="float" office:value="91" calcext:value-type="float">
            <text:p>91</text:p>
          </table:table-cell>
          <table:table-cell office:value-type="float" office:value="17.2" calcext:value-type="float">
            <text:p>17.2</text:p>
          </table:table-cell>
          <table:table-cell office:value-type="float" office:value="85.6" calcext:value-type="float">
            <text:p>85.6</text:p>
          </table:table-cell>
          <table:table-cell office:value-type="float" office:value="16.6" calcext:value-type="float">
            <text:p>16.6</text:p>
          </table:table-cell>
          <table:table-cell office:value-type="float" office:value="78.9" calcext:value-type="float">
            <text:p>78.9</text:p>
          </table:table-cell>
          <table:table-cell office:value-type="float" office:value="17.1" calcext:value-type="float">
            <text:p>17.1</text:p>
          </table:table-cell>
          <table:table-cell office:value-type="float" office:value="89.8" calcext:value-type="float">
            <text:p>89.8</text:p>
          </table:table-cell>
          <table:table-cell office:value-type="float" office:value="16.4" calcext:value-type="float">
            <text:p>16.4</text:p>
          </table:table-cell>
          <table:table-cell office:value-type="float" office:value="82.8" calcext:value-type="float">
            <text:p>82.8</text:p>
          </table:table-cell>
          <table:table-cell office:value-type="float" office:value="16.6" calcext:value-type="float">
            <text:p>16.6</text:p>
          </table:table-cell>
          <table:table-cell office:value-type="float" office:value="78.8" calcext:value-type="float">
            <text:p>78.8</text:p>
          </table:table-cell>
          <table:table-cell office:value-type="float" office:value="17" calcext:value-type="float">
            <text:p>17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022-09-08 16:53</text:p>
          </table:table-cell>
          <table:table-cell office:value-type="float" office:value="17.3" calcext:value-type="float">
            <text:p>17.3</text:p>
          </table:table-cell>
          <table:table-cell office:value-type="float" office:value="90.9" calcext:value-type="float">
            <text:p>90.9</text:p>
          </table:table-cell>
          <table:table-cell office:value-type="float" office:value="17.2" calcext:value-type="float">
            <text:p>17.2</text:p>
          </table:table-cell>
          <table:table-cell office:value-type="float" office:value="85.4" calcext:value-type="float">
            <text:p>85.4</text:p>
          </table:table-cell>
          <table:table-cell office:value-type="float" office:value="16.6" calcext:value-type="float">
            <text:p>16.6</text:p>
          </table:table-cell>
          <table:table-cell office:value-type="float" office:value="78.9" calcext:value-type="float">
            <text:p>78.9</text:p>
          </table:table-cell>
          <table:table-cell office:value-type="float" office:value="17.1" calcext:value-type="float">
            <text:p>17.1</text:p>
          </table:table-cell>
          <table:table-cell office:value-type="float" office:value="89.5" calcext:value-type="float">
            <text:p>89.5</text:p>
          </table:table-cell>
          <table:table-cell office:value-type="float" office:value="16.4" calcext:value-type="float">
            <text:p>16.4</text:p>
          </table:table-cell>
          <table:table-cell office:value-type="float" office:value="82.7" calcext:value-type="float">
            <text:p>82.7</text:p>
          </table:table-cell>
          <table:table-cell office:value-type="float" office:value="16.6" calcext:value-type="float">
            <text:p>16.6</text:p>
          </table:table-cell>
          <table:table-cell office:value-type="float" office:value="78.5" calcext:value-type="float">
            <text:p>78.5</text:p>
          </table:table-cell>
          <table:table-cell office:value-type="float" office:value="17" calcext:value-type="float">
            <text:p>17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022-09-08 16:58</text:p>
          </table:table-cell>
          <table:table-cell office:value-type="float" office:value="17.3" calcext:value-type="float">
            <text:p>17.3</text:p>
          </table:table-cell>
          <table:table-cell office:value-type="float" office:value="90.9" calcext:value-type="float">
            <text:p>90.9</text:p>
          </table:table-cell>
          <table:table-cell office:value-type="float" office:value="17.2" calcext:value-type="float">
            <text:p>17.2</text:p>
          </table:table-cell>
          <table:table-cell office:value-type="float" office:value="85.4" calcext:value-type="float">
            <text:p>85.4</text:p>
          </table:table-cell>
          <table:table-cell office:value-type="float" office:value="16.6" calcext:value-type="float">
            <text:p>16.6</text:p>
          </table:table-cell>
          <table:table-cell office:value-type="float" office:value="78.9" calcext:value-type="float">
            <text:p>78.9</text:p>
          </table:table-cell>
          <table:table-cell office:value-type="float" office:value="17.1" calcext:value-type="float">
            <text:p>17.1</text:p>
          </table:table-cell>
          <table:table-cell office:value-type="float" office:value="89.5" calcext:value-type="float">
            <text:p>89.5</text:p>
          </table:table-cell>
          <table:table-cell office:value-type="float" office:value="16.4" calcext:value-type="float">
            <text:p>16.4</text:p>
          </table:table-cell>
          <table:table-cell office:value-type="float" office:value="82.7" calcext:value-type="float">
            <text:p>82.7</text:p>
          </table:table-cell>
          <table:table-cell office:value-type="float" office:value="16.6" calcext:value-type="float">
            <text:p>16.6</text:p>
          </table:table-cell>
          <table:table-cell office:value-type="float" office:value="78.9" calcext:value-type="float">
            <text:p>78.9</text:p>
          </table:table-cell>
          <table:table-cell office:value-type="float" office:value="17" calcext:value-type="float">
            <text:p>17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022-09-08 17:03</text:p>
          </table:table-cell>
          <table:table-cell office:value-type="float" office:value="17.3" calcext:value-type="float">
            <text:p>17.3</text:p>
          </table:table-cell>
          <table:table-cell office:value-type="float" office:value="90.9" calcext:value-type="float">
            <text:p>90.9</text:p>
          </table:table-cell>
          <table:table-cell office:value-type="float" office:value="17.2" calcext:value-type="float">
            <text:p>17.2</text:p>
          </table:table-cell>
          <table:table-cell office:value-type="float" office:value="85.5" calcext:value-type="float">
            <text:p>85.5</text:p>
          </table:table-cell>
          <table:table-cell office:value-type="float" office:value="16.6" calcext:value-type="float">
            <text:p>16.6</text:p>
          </table:table-cell>
          <table:table-cell office:value-type="float" office:value="78.9" calcext:value-type="float">
            <text:p>78.9</text:p>
          </table:table-cell>
          <table:table-cell office:value-type="float" office:value="17.1" calcext:value-type="float">
            <text:p>17.1</text:p>
          </table:table-cell>
          <table:table-cell office:value-type="float" office:value="89.7" calcext:value-type="float">
            <text:p>89.7</text:p>
          </table:table-cell>
          <table:table-cell office:value-type="float" office:value="16.4" calcext:value-type="float">
            <text:p>16.4</text:p>
          </table:table-cell>
          <table:table-cell office:value-type="float" office:value="82.7" calcext:value-type="float">
            <text:p>82.7</text:p>
          </table:table-cell>
          <table:table-cell office:value-type="float" office:value="16.6" calcext:value-type="float">
            <text:p>16.6</text:p>
          </table:table-cell>
          <table:table-cell office:value-type="float" office:value="78.7" calcext:value-type="float">
            <text:p>78.7</text:p>
          </table:table-cell>
          <table:table-cell office:value-type="float" office:value="17" calcext:value-type="float">
            <text:p>17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022-09-08 17:08</text:p>
          </table:table-cell>
          <table:table-cell office:value-type="float" office:value="17.2" calcext:value-type="float">
            <text:p>17.2</text:p>
          </table:table-cell>
          <table:table-cell office:value-type="float" office:value="90.9" calcext:value-type="float">
            <text:p>90.9</text:p>
          </table:table-cell>
          <table:table-cell office:value-type="float" office:value="17.1" calcext:value-type="float">
            <text:p>17.1</text:p>
          </table:table-cell>
          <table:table-cell office:value-type="float" office:value="85.4" calcext:value-type="float">
            <text:p>85.4</text:p>
          </table:table-cell>
          <table:table-cell office:value-type="float" office:value="16.6" calcext:value-type="float">
            <text:p>16.6</text:p>
          </table:table-cell>
          <table:table-cell office:value-type="float" office:value="78.9" calcext:value-type="float">
            <text:p>78.9</text:p>
          </table:table-cell>
          <table:table-cell office:value-type="float" office:value="17.1" calcext:value-type="float">
            <text:p>17.1</text:p>
          </table:table-cell>
          <table:table-cell office:value-type="float" office:value="89.6" calcext:value-type="float">
            <text:p>89.6</text:p>
          </table:table-cell>
          <table:table-cell office:value-type="float" office:value="16.4" calcext:value-type="float">
            <text:p>16.4</text:p>
          </table:table-cell>
          <table:table-cell office:value-type="float" office:value="82.7" calcext:value-type="float">
            <text:p>82.7</text:p>
          </table:table-cell>
          <table:table-cell office:value-type="float" office:value="16.6" calcext:value-type="float">
            <text:p>16.6</text:p>
          </table:table-cell>
          <table:table-cell office:value-type="float" office:value="78.9" calcext:value-type="float">
            <text:p>78.9</text:p>
          </table:table-cell>
          <table:table-cell office:value-type="float" office:value="17" calcext:value-type="float">
            <text:p>17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022-09-08 17:13</text:p>
          </table:table-cell>
          <table:table-cell office:value-type="float" office:value="17.2" calcext:value-type="float">
            <text:p>17.2</text:p>
          </table:table-cell>
          <table:table-cell office:value-type="float" office:value="90.9" calcext:value-type="float">
            <text:p>90.9</text:p>
          </table:table-cell>
          <table:table-cell office:value-type="float" office:value="17.1" calcext:value-type="float">
            <text:p>17.1</text:p>
          </table:table-cell>
          <table:table-cell office:value-type="float" office:value="85.5" calcext:value-type="float">
            <text:p>85.5</text:p>
          </table:table-cell>
          <table:table-cell office:value-type="float" office:value="16.6" calcext:value-type="float">
            <text:p>16.6</text:p>
          </table:table-cell>
          <table:table-cell office:value-type="float" office:value="78.7" calcext:value-type="float">
            <text:p>78.7</text:p>
          </table:table-cell>
          <table:table-cell office:value-type="float" office:value="17.1" calcext:value-type="float">
            <text:p>17.1</text:p>
          </table:table-cell>
          <table:table-cell office:value-type="float" office:value="89.5" calcext:value-type="float">
            <text:p>89.5</text:p>
          </table:table-cell>
          <table:table-cell office:value-type="float" office:value="16.4" calcext:value-type="float">
            <text:p>16.4</text:p>
          </table:table-cell>
          <table:table-cell office:value-type="float" office:value="82.6" calcext:value-type="float">
            <text:p>82.6</text:p>
          </table:table-cell>
          <table:table-cell office:value-type="float" office:value="16.6" calcext:value-type="float">
            <text:p>16.6</text:p>
          </table:table-cell>
          <table:table-cell office:value-type="float" office:value="78.5" calcext:value-type="float">
            <text:p>78.5</text:p>
          </table:table-cell>
          <table:table-cell office:value-type="float" office:value="17" calcext:value-type="float">
            <text:p>17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22-09-08 17:18</text:p>
          </table:table-cell>
          <table:table-cell office:value-type="float" office:value="17.2" calcext:value-type="float">
            <text:p>17.2</text:p>
          </table:table-cell>
          <table:table-cell office:value-type="float" office:value="90.8" calcext:value-type="float">
            <text:p>90.8</text:p>
          </table:table-cell>
          <table:table-cell office:value-type="float" office:value="17.1" calcext:value-type="float">
            <text:p>17.1</text:p>
          </table:table-cell>
          <table:table-cell office:value-type="float" office:value="85.2" calcext:value-type="float">
            <text:p>85.2</text:p>
          </table:table-cell>
          <table:table-cell office:value-type="float" office:value="16.6" calcext:value-type="float">
            <text:p>16.6</text:p>
          </table:table-cell>
          <table:table-cell office:value-type="float" office:value="78.6" calcext:value-type="float">
            <text:p>78.6</text:p>
          </table:table-cell>
          <table:table-cell office:value-type="float" office:value="17.1" calcext:value-type="float">
            <text:p>17.1</text:p>
          </table:table-cell>
          <table:table-cell office:value-type="float" office:value="89.4" calcext:value-type="float">
            <text:p>89.4</text:p>
          </table:table-cell>
          <table:table-cell office:value-type="float" office:value="16.4" calcext:value-type="float">
            <text:p>16.4</text:p>
          </table:table-cell>
          <table:table-cell office:value-type="float" office:value="82.4" calcext:value-type="float">
            <text:p>82.4</text:p>
          </table:table-cell>
          <table:table-cell office:value-type="float" office:value="16.6" calcext:value-type="float">
            <text:p>16.6</text:p>
          </table:table-cell>
          <table:table-cell office:value-type="float" office:value="78.5" calcext:value-type="float">
            <text:p>78.5</text:p>
          </table:table-cell>
          <table:table-cell office:value-type="float" office:value="17" calcext:value-type="float">
            <text:p>17</text:p>
          </table:table-cell>
          <table:table-cell office:value-type="float" office:value="84.5" calcext:value-type="float">
            <text:p>84.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022-09-08 17:23</text:p>
          </table:table-cell>
          <table:table-cell office:value-type="float" office:value="17.2" calcext:value-type="float">
            <text:p>17.2</text:p>
          </table:table-cell>
          <table:table-cell office:value-type="float" office:value="90.8" calcext:value-type="float">
            <text:p>90.8</text:p>
          </table:table-cell>
          <table:table-cell office:value-type="float" office:value="17" calcext:value-type="float">
            <text:p>17</text:p>
          </table:table-cell>
          <table:table-cell office:value-type="float" office:value="85.1" calcext:value-type="float">
            <text:p>85.1</text:p>
          </table:table-cell>
          <table:table-cell office:value-type="float" office:value="16.5" calcext:value-type="float">
            <text:p>16.5</text:p>
          </table:table-cell>
          <table:table-cell office:value-type="float" office:value="78.6" calcext:value-type="float">
            <text:p>78.6</text:p>
          </table:table-cell>
          <table:table-cell office:value-type="float" office:value="17.1" calcext:value-type="float">
            <text:p>17.1</text:p>
          </table:table-cell>
          <table:table-cell office:value-type="float" office:value="89.4" calcext:value-type="float">
            <text:p>89.4</text:p>
          </table:table-cell>
          <table:table-cell office:value-type="float" office:value="16.3" calcext:value-type="float">
            <text:p>16.3</text:p>
          </table:table-cell>
          <table:table-cell office:value-type="float" office:value="82.4" calcext:value-type="float">
            <text:p>82.4</text:p>
          </table:table-cell>
          <table:table-cell office:value-type="float" office:value="16.5" calcext:value-type="float">
            <text:p>16.5</text:p>
          </table:table-cell>
          <table:table-cell office:value-type="float" office:value="78.5" calcext:value-type="float">
            <text:p>78.5</text:p>
          </table:table-cell>
          <table:table-cell office:value-type="float" office:value="18.5" calcext:value-type="float">
            <text:p>18.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022-09-08 17:28</text:p>
          </table:table-cell>
          <table:table-cell office:value-type="float" office:value="17.1" calcext:value-type="float">
            <text:p>17.1</text:p>
          </table:table-cell>
          <table:table-cell office:value-type="float" office:value="90.8" calcext:value-type="float">
            <text:p>90.8</text:p>
          </table:table-cell>
          <table:table-cell office:value-type="float" office:value="17.1" calcext:value-type="float">
            <text:p>17.1</text:p>
          </table:table-cell>
          <table:table-cell office:value-type="float" office:value="85.3" calcext:value-type="float">
            <text:p>85.3</text:p>
          </table:table-cell>
          <table:table-cell office:value-type="float" office:value="17.2" calcext:value-type="float">
            <text:p>17.2</text:p>
          </table:table-cell>
          <table:table-cell office:value-type="float" office:value="84.5" calcext:value-type="float">
            <text:p>84.5</text:p>
          </table:table-cell>
          <table:table-cell office:value-type="float" office:value="17" calcext:value-type="float">
            <text:p>17</text:p>
          </table:table-cell>
          <table:table-cell office:value-type="float" office:value="89.5" calcext:value-type="float">
            <text:p>89.5</text:p>
          </table:table-cell>
          <table:table-cell office:value-type="float" office:value="16.3" calcext:value-type="float">
            <text:p>16.3</text:p>
          </table:table-cell>
          <table:table-cell office:value-type="float" office:value="82.5" calcext:value-type="float">
            <text:p>82.5</text:p>
          </table:table-cell>
          <table:table-cell office:value-type="float" office:value="16.5" calcext:value-type="float">
            <text:p>16.5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022-09-08 17:33</text:p>
          </table:table-cell>
          <table:table-cell office:value-type="float" office:value="18.1" calcext:value-type="float">
            <text:p>18.1</text:p>
          </table:table-cell>
          <table:table-cell office:value-type="float" office:value="93.7" calcext:value-type="float">
            <text:p>93.7</text:p>
          </table:table-cell>
          <table:table-cell office:value-type="float" office:value="18.2" calcext:value-type="float">
            <text:p>18.2</text:p>
          </table:table-cell>
          <table:table-cell office:value-type="float" office:value="88.4" calcext:value-type="float">
            <text:p>88.4</text:p>
          </table:table-cell>
          <table:table-cell office:value-type="float" office:value="18.8" calcext:value-type="float">
            <text:p>18.8</text:p>
          </table:table-cell>
          <table:table-cell office:value-type="float" office:value="70.6" calcext:value-type="float">
            <text:p>70.6</text:p>
          </table:table-cell>
          <table:table-cell office:value-type="float" office:value="18.1" calcext:value-type="float">
            <text:p>18.1</text:p>
          </table:table-cell>
          <table:table-cell office:value-type="float" office:value="93.7" calcext:value-type="float">
            <text:p>93.7</text:p>
          </table:table-cell>
          <table:table-cell office:value-type="float" office:value="17.1" calcext:value-type="float">
            <text:p>17.1</text:p>
          </table:table-cell>
          <table:table-cell office:value-type="float" office:value="87.9" calcext:value-type="float">
            <text:p>87.9</text:p>
          </table:table-cell>
          <table:table-cell office:value-type="float" office:value="17.5" calcext:value-type="float">
            <text:p>17.5</text:p>
          </table:table-cell>
          <table:table-cell office:value-type="float" office:value="83.8" calcext:value-type="float">
            <text:p>83.8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22-09-08 17:38</text:p>
          </table:table-cell>
          <table:table-cell office:value-type="float" office:value="19.6" calcext:value-type="float">
            <text:p>19.6</text:p>
          </table:table-cell>
          <table:table-cell office:value-type="float" office:value="82" calcext:value-type="float">
            <text:p>82</text:p>
          </table:table-cell>
          <table:table-cell office:value-type="float" office:value="19.3" calcext:value-type="float">
            <text:p>19.3</text:p>
          </table:table-cell>
          <table:table-cell office:value-type="float" office:value="79" calcext:value-type="float">
            <text:p>79</text:p>
          </table:table-cell>
          <table:table-cell office:value-type="float" office:value="19.4" calcext:value-type="float">
            <text:p>19.4</text:p>
          </table:table-cell>
          <table:table-cell office:value-type="float" office:value="68" calcext:value-type="float">
            <text:p>68</text:p>
          </table:table-cell>
          <table:table-cell office:value-type="float" office:value="19.1" calcext:value-type="float">
            <text:p>19.1</text:p>
          </table:table-cell>
          <table:table-cell office:value-type="float" office:value="82.9" calcext:value-type="float">
            <text:p>82.9</text:p>
          </table:table-cell>
          <table:table-cell office:value-type="float" office:value="18.7" calcext:value-type="float">
            <text:p>18.7</text:p>
          </table:table-cell>
          <table:table-cell office:value-type="float" office:value="73.9" calcext:value-type="float">
            <text:p>73.9</text:p>
          </table:table-cell>
          <table:table-cell office:value-type="float" office:value="19.2" calcext:value-type="float">
            <text:p>19.2</text:p>
          </table:table-cell>
          <table:table-cell office:value-type="float" office:value="68.2" calcext:value-type="float">
            <text:p>68.2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2022-09-08 17:43</text:p>
          </table:table-cell>
          <table:table-cell office:value-type="float" office:value="20.2" calcext:value-type="float">
            <text:p>20.2</text:p>
          </table:table-cell>
          <table:table-cell office:value-type="float" office:value="78.3" calcext:value-type="float">
            <text:p>78.3</text:p>
          </table:table-cell>
          <table:table-cell office:value-type="float" office:value="19.8" calcext:value-type="float">
            <text:p>19.8</text:p>
          </table:table-cell>
          <table:table-cell office:value-type="float" office:value="76.9" calcext:value-type="float">
            <text:p>76.9</text:p>
          </table:table-cell>
          <table:table-cell office:value-type="float" office:value="19.7" calcext:value-type="float">
            <text:p>19.7</text:p>
          </table:table-cell>
          <table:table-cell office:value-type="float" office:value="66.8" calcext:value-type="float">
            <text:p>66.8</text:p>
          </table:table-cell>
          <table:table-cell office:value-type="float" office:value="19.8" calcext:value-type="float">
            <text:p>19.8</text:p>
          </table:table-cell>
          <table:table-cell office:value-type="float" office:value="80.5" calcext:value-type="float">
            <text:p>80.5</text:p>
          </table:table-cell>
          <table:table-cell office:value-type="float" office:value="19.3" calcext:value-type="float">
            <text:p>19.3</text:p>
          </table:table-cell>
          <table:table-cell office:value-type="float" office:value="71.5" calcext:value-type="float">
            <text:p>71.5</text:p>
          </table:table-cell>
          <table:table-cell office:value-type="float" office:value="19.7" calcext:value-type="float">
            <text:p>19.7</text:p>
          </table:table-cell>
          <table:table-cell office:value-type="float" office:value="66.2" calcext:value-type="float">
            <text:p>66.2</text:p>
          </table:table-cell>
          <table:table-cell office:value-type="float" office:value="20.5" calcext:value-type="float">
            <text:p>20.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2022-09-08 17:48</text:p>
          </table:table-cell>
          <table:table-cell office:value-type="float" office:value="20.5" calcext:value-type="float">
            <text:p>20.5</text:p>
          </table:table-cell>
          <table:table-cell office:value-type="float" office:value="77" calcext:value-type="float">
            <text:p>77</text:p>
          </table:table-cell>
          <table:table-cell office:value-type="float" office:value="20.2" calcext:value-type="float">
            <text:p>20.2</text:p>
          </table:table-cell>
          <table:table-cell office:value-type="float" office:value="76.1" calcext:value-type="float">
            <text:p>76.1</text:p>
          </table:table-cell>
          <table:table-cell office:value-type="float" office:value="20" calcext:value-type="float">
            <text:p>20</text:p>
          </table:table-cell>
          <table:table-cell office:value-type="float" office:value="66.1" calcext:value-type="float">
            <text:p>66.1</text:p>
          </table:table-cell>
          <table:table-cell office:value-type="float" office:value="20.2" calcext:value-type="float">
            <text:p>20.2</text:p>
          </table:table-cell>
          <table:table-cell office:value-type="float" office:value="79.8" calcext:value-type="float">
            <text:p>79.8</text:p>
          </table:table-cell>
          <table:table-cell office:value-type="float" office:value="19.7" calcext:value-type="float">
            <text:p>19.7</text:p>
          </table:table-cell>
          <table:table-cell office:value-type="float" office:value="70.5" calcext:value-type="float">
            <text:p>70.5</text:p>
          </table:table-cell>
          <table:table-cell office:value-type="float" office:value="20" calcext:value-type="float">
            <text:p>20</text:p>
          </table:table-cell>
          <table:table-cell office:value-type="float" office:value="65.3" calcext:value-type="float">
            <text:p>65.3</text:p>
          </table:table-cell>
          <table:table-cell office:value-type="float" office:value="20.5" calcext:value-type="float">
            <text:p>20.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2022-09-08 17:53</text:p>
          </table:table-cell>
          <table:table-cell office:value-type="float" office:value="20.7" calcext:value-type="float">
            <text:p>20.7</text:p>
          </table:table-cell>
          <table:table-cell office:value-type="float" office:value="76" calcext:value-type="float">
            <text:p>76</text:p>
          </table:table-cell>
          <table:table-cell office:value-type="float" office:value="20.4" calcext:value-type="float">
            <text:p>20.4</text:p>
          </table:table-cell>
          <table:table-cell office:value-type="float" office:value="75.6" calcext:value-type="float">
            <text:p>75.6</text:p>
          </table:table-cell>
          <table:table-cell office:value-type="float" office:value="20.1" calcext:value-type="float">
            <text:p>20.1</text:p>
          </table:table-cell>
          <table:table-cell office:value-type="float" office:value="65.2" calcext:value-type="float">
            <text:p>65.2</text:p>
          </table:table-cell>
          <table:table-cell office:value-type="float" office:value="20.3" calcext:value-type="float">
            <text:p>20.3</text:p>
          </table:table-cell>
          <table:table-cell office:value-type="float" office:value="79.2" calcext:value-type="float">
            <text:p>79.2</text:p>
          </table:table-cell>
          <table:table-cell office:value-type="float" office:value="19.9" calcext:value-type="float">
            <text:p>19.9</text:p>
          </table:table-cell>
          <table:table-cell office:value-type="float" office:value="69.8" calcext:value-type="float">
            <text:p>69.8</text:p>
          </table:table-cell>
          <table:table-cell office:value-type="float" office:value="20.1" calcext:value-type="float">
            <text:p>20.1</text:p>
          </table:table-cell>
          <table:table-cell office:value-type="float" office:value="64.7" calcext:value-type="float">
            <text:p>64.7</text:p>
          </table:table-cell>
          <table:table-cell office:value-type="float" office:value="20.5" calcext:value-type="float">
            <text:p>20.5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022-09-08 17:58</text:p>
          </table:table-cell>
          <table:table-cell office:value-type="float" office:value="20.8" calcext:value-type="float">
            <text:p>20.8</text:p>
          </table:table-cell>
          <table:table-cell office:value-type="float" office:value="74.8" calcext:value-type="float">
            <text:p>74.8</text:p>
          </table:table-cell>
          <table:table-cell office:value-type="float" office:value="20.6" calcext:value-type="float">
            <text:p>20.6</text:p>
          </table:table-cell>
          <table:table-cell office:value-type="float" office:value="74.5" calcext:value-type="float">
            <text:p>74.5</text:p>
          </table:table-cell>
          <table:table-cell office:value-type="float" office:value="20.3" calcext:value-type="float">
            <text:p>20.3</text:p>
          </table:table-cell>
          <table:table-cell office:value-type="float" office:value="64.9" calcext:value-type="float">
            <text:p>64.9</text:p>
          </table:table-cell>
          <table:table-cell office:value-type="float" office:value="20.5" calcext:value-type="float">
            <text:p>20.5</text:p>
          </table:table-cell>
          <table:table-cell office:value-type="float" office:value="78.6" calcext:value-type="float">
            <text:p>78.6</text:p>
          </table:table-cell>
          <table:table-cell office:value-type="float" office:value="20" calcext:value-type="float">
            <text:p>20</text:p>
          </table:table-cell>
          <table:table-cell office:value-type="float" office:value="69.1" calcext:value-type="float">
            <text:p>69.1</text:p>
          </table:table-cell>
          <table:table-cell office:value-type="float" office:value="20.3" calcext:value-type="float">
            <text:p>20.3</text:p>
          </table:table-cell>
          <table:table-cell office:value-type="float" office:value="64.1" calcext:value-type="float">
            <text:p>64.1</text:p>
          </table:table-cell>
          <table:table-cell office:value-type="float" office:value="21" calcext:value-type="float">
            <text:p>21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022-09-08 18:03</text:p>
          </table:table-cell>
          <table:table-cell office:value-type="float" office:value="20.9" calcext:value-type="float">
            <text:p>20.9</text:p>
          </table:table-cell>
          <table:table-cell office:value-type="float" office:value="74.2" calcext:value-type="float">
            <text:p>74.2</text:p>
          </table:table-cell>
          <table:table-cell office:value-type="float" office:value="20.7" calcext:value-type="float">
            <text:p>20.7</text:p>
          </table:table-cell>
          <table:table-cell office:value-type="float" office:value="74.1" calcext:value-type="float">
            <text:p>74.1</text:p>
          </table:table-cell>
          <table:table-cell office:value-type="float" office:value="20.3" calcext:value-type="float">
            <text:p>20.3</text:p>
          </table:table-cell>
          <table:table-cell office:value-type="float" office:value="64.5" calcext:value-type="float">
            <text:p>64.5</text:p>
          </table:table-cell>
          <table:table-cell office:value-type="float" office:value="20.6" calcext:value-type="float">
            <text:p>20.6</text:p>
          </table:table-cell>
          <table:table-cell office:value-type="float" office:value="78.2" calcext:value-type="float">
            <text:p>78.2</text:p>
          </table:table-cell>
          <table:table-cell office:value-type="float" office:value="20.1" calcext:value-type="float">
            <text:p>20.1</text:p>
          </table:table-cell>
          <table:table-cell office:value-type="float" office:value="68.7" calcext:value-type="float">
            <text:p>68.7</text:p>
          </table:table-cell>
          <table:table-cell office:value-type="float" office:value="20.4" calcext:value-type="float">
            <text:p>20.4</text:p>
          </table:table-cell>
          <table:table-cell office:value-type="float" office:value="63.8" calcext:value-type="float">
            <text:p>63.8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2022-09-08 18:08</text:p>
          </table:table-cell>
          <table:table-cell office:value-type="float" office:value="21" calcext:value-type="float">
            <text:p>21</text:p>
          </table:table-cell>
          <table:table-cell office:value-type="float" office:value="73.8" calcext:value-type="float">
            <text:p>73.8</text:p>
          </table:table-cell>
          <table:table-cell office:value-type="float" office:value="20.9" calcext:value-type="float">
            <text:p>20.9</text:p>
          </table:table-cell>
          <table:table-cell office:value-type="float" office:value="72.3" calcext:value-type="float">
            <text:p>72.3</text:p>
          </table:table-cell>
          <table:table-cell office:value-type="float" office:value="20.5" calcext:value-type="float">
            <text:p>20.5</text:p>
          </table:table-cell>
          <table:table-cell office:value-type="float" office:value="64.2" calcext:value-type="float">
            <text:p>64.2</text:p>
          </table:table-cell>
          <table:table-cell office:value-type="float" office:value="20.8" calcext:value-type="float">
            <text:p>20.8</text:p>
          </table:table-cell>
          <table:table-cell office:value-type="float" office:value="77.9" calcext:value-type="float">
            <text:p>77.9</text:p>
          </table:table-cell>
          <table:table-cell office:value-type="float" office:value="20.2" calcext:value-type="float">
            <text:p>20.2</text:p>
          </table:table-cell>
          <table:table-cell office:value-type="float" office:value="68.5" calcext:value-type="float">
            <text:p>68.5</text:p>
          </table:table-cell>
          <table:table-cell office:value-type="float" office:value="20.5" calcext:value-type="float">
            <text:p>20.5</text:p>
          </table:table-cell>
          <table:table-cell office:value-type="float" office:value="63.6" calcext:value-type="float">
            <text:p>63.6</text:p>
          </table:table-cell>
          <table:table-cell office:value-type="float" office:value="21" calcext:value-type="float">
            <text:p>21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2022-09-08 18:13</text:p>
          </table:table-cell>
          <table:table-cell office:value-type="float" office:value="21.1" calcext:value-type="float">
            <text:p>21.1</text:p>
          </table:table-cell>
          <table:table-cell office:value-type="float" office:value="73.3" calcext:value-type="float">
            <text:p>73.3</text:p>
          </table:table-cell>
          <table:table-cell office:value-type="float" office:value="21.1" calcext:value-type="float">
            <text:p>21.1</text:p>
          </table:table-cell>
          <table:table-cell office:value-type="float" office:value="72.1" calcext:value-type="float">
            <text:p>72.1</text:p>
          </table:table-cell>
          <table:table-cell office:value-type="float" office:value="20.5" calcext:value-type="float">
            <text:p>20.5</text:p>
          </table:table-cell>
          <table:table-cell office:value-type="float" office:value="64" calcext:value-type="float">
            <text:p>64</text:p>
          </table:table-cell>
          <table:table-cell office:value-type="float" office:value="20.8" calcext:value-type="float">
            <text:p>20.8</text:p>
          </table:table-cell>
          <table:table-cell office:value-type="float" office:value="77.6" calcext:value-type="float">
            <text:p>77.6</text:p>
          </table:table-cell>
          <table:table-cell office:value-type="float" office:value="20.3" calcext:value-type="float">
            <text:p>20.3</text:p>
          </table:table-cell>
          <table:table-cell office:value-type="float" office:value="68.2" calcext:value-type="float">
            <text:p>68.2</text:p>
          </table:table-cell>
          <table:table-cell office:value-type="float" office:value="20.5" calcext:value-type="float">
            <text:p>20.5</text:p>
          </table:table-cell>
          <table:table-cell office:value-type="float" office:value="63.2" calcext:value-type="float">
            <text:p>63.2</text:p>
          </table:table-cell>
          <table:table-cell office:value-type="float" office:value="21" calcext:value-type="float">
            <text:p>21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022-09-08 18:18</text:p>
          </table:table-cell>
          <table:table-cell office:value-type="float" office:value="21.1" calcext:value-type="float">
            <text:p>21.1</text:p>
          </table:table-cell>
          <table:table-cell office:value-type="float" office:value="72.9" calcext:value-type="float">
            <text:p>72.9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20.5" calcext:value-type="float">
            <text:p>20.5</text:p>
          </table:table-cell>
          <table:table-cell office:value-type="float" office:value="64" calcext:value-type="float">
            <text:p>64</text:p>
          </table:table-cell>
          <table:table-cell office:value-type="float" office:value="20.9" calcext:value-type="float">
            <text:p>20.9</text:p>
          </table:table-cell>
          <table:table-cell office:value-type="float" office:value="77.3" calcext:value-type="float">
            <text:p>77.3</text:p>
          </table:table-cell>
          <table:table-cell office:value-type="float" office:value="20.3" calcext:value-type="float">
            <text:p>20.3</text:p>
          </table:table-cell>
          <table:table-cell office:value-type="float" office:value="68" calcext:value-type="float">
            <text:p>68</text:p>
          </table:table-cell>
          <table:table-cell office:value-type="float" office:value="20.6" calcext:value-type="float">
            <text:p>20.6</text:p>
          </table:table-cell>
          <table:table-cell office:value-type="float" office:value="63.2" calcext:value-type="float">
            <text:p>63.2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022-09-08 18:23</text:p>
          </table:table-cell>
          <table:table-cell office:value-type="float" office:value="21.1" calcext:value-type="float">
            <text:p>21.1</text:p>
          </table:table-cell>
          <table:table-cell office:value-type="float" office:value="72.8" calcext:value-type="float">
            <text:p>72.8</text:p>
          </table:table-cell>
          <table:table-cell office:value-type="float" office:value="21.1" calcext:value-type="float">
            <text:p>21.1</text:p>
          </table:table-cell>
          <table:table-cell office:value-type="float" office:value="71.8" calcext:value-type="float">
            <text:p>71.8</text:p>
          </table:table-cell>
          <table:table-cell office:value-type="float" office:value="20.5" calcext:value-type="float">
            <text:p>20.5</text:p>
          </table:table-cell>
          <table:table-cell office:value-type="float" office:value="63.9" calcext:value-type="float">
            <text:p>63.9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20.3" calcext:value-type="float">
            <text:p>20.3</text:p>
          </table:table-cell>
          <table:table-cell office:value-type="float" office:value="68" calcext:value-type="float">
            <text:p>68</text:p>
          </table:table-cell>
          <table:table-cell office:value-type="float" office:value="20.6" calcext:value-type="float">
            <text:p>20.6</text:p>
          </table:table-cell>
          <table:table-cell office:value-type="float" office:value="63.2" calcext:value-type="float">
            <text:p>63.2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022-09-08 18:28</text:p>
          </table:table-cell>
          <table:table-cell office:value-type="float" office:value="21.1" calcext:value-type="float">
            <text:p>21.1</text:p>
          </table:table-cell>
          <table:table-cell office:value-type="float" office:value="72.6" calcext:value-type="float">
            <text:p>72.6</text:p>
          </table:table-cell>
          <table:table-cell office:value-type="float" office:value="21.1" calcext:value-type="float">
            <text:p>21.1</text:p>
          </table:table-cell>
          <table:table-cell office:value-type="float" office:value="71.8" calcext:value-type="float">
            <text:p>71.8</text:p>
          </table:table-cell>
          <table:table-cell office:value-type="float" office:value="20.5" calcext:value-type="float">
            <text:p>20.5</text:p>
          </table:table-cell>
          <table:table-cell office:value-type="float" office:value="63.8" calcext:value-type="float">
            <text:p>63.8</text:p>
          </table:table-cell>
          <table:table-cell office:value-type="float" office:value="21" calcext:value-type="float">
            <text:p>21</text:p>
          </table:table-cell>
          <table:table-cell office:value-type="float" office:value="76.1" calcext:value-type="float">
            <text:p>76.1</text:p>
          </table:table-cell>
          <table:table-cell office:value-type="float" office:value="20.4" calcext:value-type="float">
            <text:p>20.4</text:p>
          </table:table-cell>
          <table:table-cell office:value-type="float" office:value="68" calcext:value-type="float">
            <text:p>68</text:p>
          </table:table-cell>
          <table:table-cell office:value-type="float" office:value="20.6" calcext:value-type="float">
            <text:p>20.6</text:p>
          </table:table-cell>
          <table:table-cell office:value-type="float" office:value="63.2" calcext:value-type="float">
            <text:p>63.2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2022-09-08 18:33</text:p>
          </table:table-cell>
          <table:table-cell office:value-type="float" office:value="21.2" calcext:value-type="float">
            <text:p>21.2</text:p>
          </table:table-cell>
          <table:table-cell office:value-type="float" office:value="72.4" calcext:value-type="float">
            <text:p>72.4</text:p>
          </table:table-cell>
          <table:table-cell office:value-type="float" office:value="21.1" calcext:value-type="float">
            <text:p>21.1</text:p>
          </table:table-cell>
          <table:table-cell office:value-type="float" office:value="71.4" calcext:value-type="float">
            <text:p>71.4</text:p>
          </table:table-cell>
          <table:table-cell office:value-type="float" office:value="20.6" calcext:value-type="float">
            <text:p>20.6</text:p>
          </table:table-cell>
          <table:table-cell office:value-type="float" office:value="63.7" calcext:value-type="float">
            <text:p>63.7</text:p>
          </table:table-cell>
          <table:table-cell office:value-type="float" office:value="21.1" calcext:value-type="float">
            <text:p>21.1</text:p>
          </table:table-cell>
          <table:table-cell office:value-type="float" office:value="75.7" calcext:value-type="float">
            <text:p>75.7</text:p>
          </table:table-cell>
          <table:table-cell office:value-type="float" office:value="20.4" calcext:value-type="float">
            <text:p>20.4</text:p>
          </table:table-cell>
          <table:table-cell office:value-type="float" office:value="67.9" calcext:value-type="float">
            <text:p>67.9</text:p>
          </table:table-cell>
          <table:table-cell office:value-type="float" office:value="20.6" calcext:value-type="float">
            <text:p>20.6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2022-09-08 18:38</text:p>
          </table:table-cell>
          <table:table-cell office:value-type="float" office:value="21.2" calcext:value-type="float">
            <text:p>21.2</text:p>
          </table:table-cell>
          <table:table-cell office:value-type="float" office:value="72.2" calcext:value-type="float">
            <text:p>72.2</text:p>
          </table:table-cell>
          <table:table-cell office:value-type="float" office:value="21.2" calcext:value-type="float">
            <text:p>21.2</text:p>
          </table:table-cell>
          <table:table-cell office:value-type="float" office:value="71.3" calcext:value-type="float">
            <text:p>71.3</text:p>
          </table:table-cell>
          <table:table-cell office:value-type="float" office:value="20.6" calcext:value-type="float">
            <text:p>20.6</text:p>
          </table:table-cell>
          <table:table-cell office:value-type="float" office:value="63.5" calcext:value-type="float">
            <text:p>63.5</text:p>
          </table:table-cell>
          <table:table-cell office:value-type="float" office:value="21" calcext:value-type="float">
            <text:p>21</text:p>
          </table:table-cell>
          <table:table-cell office:value-type="float" office:value="75.5" calcext:value-type="float">
            <text:p>75.5</text:p>
          </table:table-cell>
          <table:table-cell office:value-type="float" office:value="20.5" calcext:value-type="float">
            <text:p>20.5</text:p>
          </table:table-cell>
          <table:table-cell office:value-type="float" office:value="67.7" calcext:value-type="float">
            <text:p>67.7</text:p>
          </table:table-cell>
          <table:table-cell office:value-type="float" office:value="20.6" calcext:value-type="float">
            <text:p>20.6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2022-09-08 18:43</text:p>
          </table:table-cell>
          <table:table-cell office:value-type="float" office:value="21.2" calcext:value-type="float">
            <text:p>21.2</text:p>
          </table:table-cell>
          <table:table-cell office:value-type="float" office:value="72.1" calcext:value-type="float">
            <text:p>72.1</text:p>
          </table:table-cell>
          <table:table-cell office:value-type="float" office:value="21.2" calcext:value-type="float">
            <text:p>21.2</text:p>
          </table:table-cell>
          <table:table-cell office:value-type="float" office:value="71.1" calcext:value-type="float">
            <text:p>71.1</text:p>
          </table:table-cell>
          <table:table-cell office:value-type="float" office:value="20.6" calcext:value-type="float">
            <text:p>20.6</text:p>
          </table:table-cell>
          <table:table-cell office:value-type="float" office:value="63.5" calcext:value-type="float">
            <text:p>63.5</text:p>
          </table:table-cell>
          <table:table-cell office:value-type="float" office:value="21.1" calcext:value-type="float">
            <text:p>21.1</text:p>
          </table:table-cell>
          <table:table-cell office:value-type="float" office:value="75.4" calcext:value-type="float">
            <text:p>75.4</text:p>
          </table:table-cell>
          <table:table-cell office:value-type="float" office:value="20.5" calcext:value-type="float">
            <text:p>20.5</text:p>
          </table:table-cell>
          <table:table-cell office:value-type="float" office:value="67.7" calcext:value-type="float">
            <text:p>67.7</text:p>
          </table:table-cell>
          <table:table-cell office:value-type="float" office:value="20.6" calcext:value-type="float">
            <text:p>20.6</text:p>
          </table:table-cell>
          <table:table-cell office:value-type="float" office:value="62.9" calcext:value-type="float">
            <text:p>62.9</text:p>
          </table:table-cell>
          <table:table-cell office:value-type="float" office:value="21.5" calcext:value-type="float">
            <text:p>21.5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22-09-08 18:48</text:p>
          </table:table-cell>
          <table:table-cell office:value-type="float" office:value="21.2" calcext:value-type="float">
            <text:p>21.2</text:p>
          </table:table-cell>
          <table:table-cell office:value-type="float" office:value="71.9" calcext:value-type="float">
            <text:p>71.9</text:p>
          </table:table-cell>
          <table:table-cell office:value-type="float" office:value="21.1" calcext:value-type="float">
            <text:p>21.1</text:p>
          </table:table-cell>
          <table:table-cell office:value-type="float" office:value="71" calcext:value-type="float">
            <text:p>71</text:p>
          </table:table-cell>
          <table:table-cell office:value-type="float" office:value="20.7" calcext:value-type="float">
            <text:p>20.7</text:p>
          </table:table-cell>
          <table:table-cell office:value-type="float" office:value="77.1" calcext:value-type="float">
            <text:p>77.1</text:p>
          </table:table-cell>
          <table:table-cell office:value-type="float" office:value="21.2" calcext:value-type="float">
            <text:p>21.2</text:p>
          </table:table-cell>
          <table:table-cell office:value-type="float" office:value="75.5" calcext:value-type="float">
            <text:p>75.5</text:p>
          </table:table-cell>
          <table:table-cell office:value-type="float" office:value="20.5" calcext:value-type="float">
            <text:p>20.5</text:p>
          </table:table-cell>
          <table:table-cell office:value-type="float" office:value="67.6" calcext:value-type="float">
            <text:p>67.6</text:p>
          </table:table-cell>
          <table:table-cell office:value-type="float" office:value="20.7" calcext:value-type="float">
            <text:p>20.7</text:p>
          </table:table-cell>
          <table:table-cell office:value-type="float" office:value="62.9" calcext:value-type="float">
            <text:p>62.9</text:p>
          </table:table-cell>
          <table:table-cell office:value-type="float" office:value="21.5" calcext:value-type="float">
            <text:p>21.5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2022-09-08 18:53</text:p>
          </table:table-cell>
          <table:table-cell office:value-type="float" office:value="21.4" calcext:value-type="float">
            <text:p>21.4</text:p>
          </table:table-cell>
          <table:table-cell office:value-type="float" office:value="89.2" calcext:value-type="float">
            <text:p>89.2</text:p>
          </table:table-cell>
          <table:table-cell office:value-type="float" office:value="21.4" calcext:value-type="float">
            <text:p>21.4</text:p>
          </table:table-cell>
          <table:table-cell office:value-type="float" office:value="81.3" calcext:value-type="float">
            <text:p>81.3</text:p>
          </table:table-cell>
          <table:table-cell office:value-type="float" office:value="20.9" calcext:value-type="float">
            <text:p>20.9</text:p>
          </table:table-cell>
          <table:table-cell office:value-type="float" office:value="80.5" calcext:value-type="float">
            <text:p>80.5</text:p>
          </table:table-cell>
          <table:table-cell office:value-type="float" office:value="21.3" calcext:value-type="float">
            <text:p>21.3</text:p>
          </table:table-cell>
          <table:table-cell office:value-type="float" office:value="86.1" calcext:value-type="float">
            <text:p>86.1</text:p>
          </table:table-cell>
          <table:table-cell office:value-type="float" office:value="20.5" calcext:value-type="float">
            <text:p>20.5</text:p>
          </table:table-cell>
          <table:table-cell office:value-type="float" office:value="81.6" calcext:value-type="float">
            <text:p>81.6</text:p>
          </table:table-cell>
          <table:table-cell office:value-type="float" office:value="20.7" calcext:value-type="float">
            <text:p>20.7</text:p>
          </table:table-cell>
          <table:table-cell office:value-type="float" office:value="77.2" calcext:value-type="float">
            <text:p>77.2</text:p>
          </table:table-cell>
          <table:table-cell office:value-type="float" office:value="21.5" calcext:value-type="float">
            <text:p>21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2022-09-08 18:58</text:p>
          </table:table-cell>
          <table:table-cell office:value-type="float" office:value="21.5" calcext:value-type="float">
            <text:p>21.5</text:p>
          </table:table-cell>
          <table:table-cell office:value-type="float" office:value="91.2" calcext:value-type="float">
            <text:p>91.2</text:p>
          </table:table-cell>
          <table:table-cell office:value-type="float" office:value="21.5" calcext:value-type="float">
            <text:p>21.5</text:p>
          </table:table-cell>
          <table:table-cell office:value-type="float" office:value="84.1" calcext:value-type="float">
            <text:p>84.1</text:p>
          </table:table-cell>
          <table:table-cell office:value-type="float" office:value="20.9" calcext:value-type="float">
            <text:p>20.9</text:p>
          </table:table-cell>
          <table:table-cell office:value-type="float" office:value="79.7" calcext:value-type="float">
            <text:p>79.7</text:p>
          </table:table-cell>
          <table:table-cell office:value-type="float" office:value="21.4" calcext:value-type="float">
            <text:p>21.4</text:p>
          </table:table-cell>
          <table:table-cell office:value-type="float" office:value="88.8" calcext:value-type="float">
            <text:p>88.8</text:p>
          </table:table-cell>
          <table:table-cell office:value-type="float" office:value="20.7" calcext:value-type="float">
            <text:p>20.7</text:p>
          </table:table-cell>
          <table:table-cell office:value-type="float" office:value="84.9" calcext:value-type="float">
            <text:p>84.9</text:p>
          </table:table-cell>
          <table:table-cell office:value-type="float" office:value="20.9" calcext:value-type="float">
            <text:p>20.9</text:p>
          </table:table-cell>
          <table:table-cell office:value-type="float" office:value="80.8" calcext:value-type="float">
            <text:p>80.8</text:p>
          </table:table-cell>
          <table:table-cell office:value-type="float" office:value="21.5" calcext:value-type="float">
            <text:p>21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2022-09-08 19:03</text:p>
          </table:table-cell>
          <table:table-cell office:value-type="float" office:value="21.6" calcext:value-type="float">
            <text:p>21.6</text:p>
          </table:table-cell>
          <table:table-cell office:value-type="float" office:value="91" calcext:value-type="float">
            <text:p>91</text:p>
          </table:table-cell>
          <table:table-cell office:value-type="float" office:value="21.5" calcext:value-type="float">
            <text:p>21.5</text:p>
          </table:table-cell>
          <table:table-cell office:value-type="float" office:value="83.7" calcext:value-type="float">
            <text:p>83.7</text:p>
          </table:table-cell>
          <table:table-cell office:value-type="float" office:value="20.9" calcext:value-type="float">
            <text:p>20.9</text:p>
          </table:table-cell>
          <table:table-cell office:value-type="float" office:value="80.4" calcext:value-type="float">
            <text:p>80.4</text:p>
          </table:table-cell>
          <table:table-cell office:value-type="float" office:value="21.4" calcext:value-type="float">
            <text:p>21.4</text:p>
          </table:table-cell>
          <table:table-cell office:value-type="float" office:value="88.5" calcext:value-type="float">
            <text:p>88.5</text:p>
          </table:table-cell>
          <table:table-cell office:value-type="float" office:value="20.7" calcext:value-type="float">
            <text:p>20.7</text:p>
          </table:table-cell>
          <table:table-cell office:value-type="float" office:value="84.1" calcext:value-type="float">
            <text:p>84.1</text:p>
          </table:table-cell>
          <table:table-cell office:value-type="float" office:value="21" calcext:value-type="float">
            <text:p>21</text:p>
          </table:table-cell>
          <table:table-cell office:value-type="float" office:value="80.6" calcext:value-type="float">
            <text:p>80.6</text:p>
          </table:table-cell>
          <table:table-cell office:value-type="float" office:value="21.5" calcext:value-type="float">
            <text:p>21.5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2022-09-08 19:08</text:p>
          </table:table-cell>
          <table:table-cell office:value-type="float" office:value="21.6" calcext:value-type="float">
            <text:p>21.6</text:p>
          </table:table-cell>
          <table:table-cell office:value-type="float" office:value="91.4" calcext:value-type="float">
            <text:p>91.4</text:p>
          </table:table-cell>
          <table:table-cell office:value-type="float" office:value="21.5" calcext:value-type="float">
            <text:p>21.5</text:p>
          </table:table-cell>
          <table:table-cell office:value-type="float" office:value="84.4" calcext:value-type="float">
            <text:p>84.4</text:p>
          </table:table-cell>
          <table:table-cell office:value-type="float" office:value="20.9" calcext:value-type="float">
            <text:p>20.9</text:p>
          </table:table-cell>
          <table:table-cell office:value-type="float" office:value="80.4" calcext:value-type="float">
            <text:p>80.4</text:p>
          </table:table-cell>
          <table:table-cell office:value-type="float" office:value="21.5" calcext:value-type="float">
            <text:p>21.5</text:p>
          </table:table-cell>
          <table:table-cell office:value-type="float" office:value="89.1" calcext:value-type="float">
            <text:p>89.1</text:p>
          </table:table-cell>
          <table:table-cell office:value-type="float" office:value="20.7" calcext:value-type="float">
            <text:p>20.7</text:p>
          </table:table-cell>
          <table:table-cell office:value-type="float" office:value="84.7" calcext:value-type="float">
            <text:p>84.7</text:p>
          </table:table-cell>
          <table:table-cell office:value-type="float" office:value="20.9" calcext:value-type="float">
            <text:p>20.9</text:p>
          </table:table-cell>
          <table:table-cell office:value-type="float" office:value="80.5" calcext:value-type="float">
            <text:p>80.5</text:p>
          </table:table-cell>
          <table:table-cell office:value-type="float" office:value="21.5" calcext:value-type="float">
            <text:p>21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2022-09-08 19:13</text:p>
          </table:table-cell>
          <table:table-cell office:value-type="float" office:value="21.5" calcext:value-type="float">
            <text:p>21.5</text:p>
          </table:table-cell>
          <table:table-cell office:value-type="float" office:value="91.4" calcext:value-type="float">
            <text:p>91.4</text:p>
          </table:table-cell>
          <table:table-cell office:value-type="float" office:value="21.5" calcext:value-type="float">
            <text:p>21.5</text:p>
          </table:table-cell>
          <table:table-cell office:value-type="float" office:value="84.5" calcext:value-type="float">
            <text:p>84.5</text:p>
          </table:table-cell>
          <table:table-cell office:value-type="float" office:value="20.9" calcext:value-type="float">
            <text:p>20.9</text:p>
          </table:table-cell>
          <table:table-cell office:value-type="float" office:value="79.4" calcext:value-type="float">
            <text:p>79.4</text:p>
          </table:table-cell>
          <table:table-cell office:value-type="float" office:value="21.4" calcext:value-type="float">
            <text:p>21.4</text:p>
          </table:table-cell>
          <table:table-cell office:value-type="float" office:value="89.2" calcext:value-type="float">
            <text:p>89.2</text:p>
          </table:table-cell>
          <table:table-cell office:value-type="float" office:value="20.7" calcext:value-type="float">
            <text:p>20.7</text:p>
          </table:table-cell>
          <table:table-cell office:value-type="float" office:value="84.8" calcext:value-type="float">
            <text:p>84.8</text:p>
          </table:table-cell>
          <table:table-cell office:value-type="float" office:value="20.9" calcext:value-type="float">
            <text:p>20.9</text:p>
          </table:table-cell>
          <table:table-cell office:value-type="float" office:value="80.4" calcext:value-type="float">
            <text:p>80.4</text:p>
          </table:table-cell>
          <table:table-cell office:value-type="float" office:value="21.5" calcext:value-type="float">
            <text:p>21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2022-09-08 19:18</text:p>
          </table:table-cell>
          <table:table-cell office:value-type="float" office:value="21.5" calcext:value-type="float">
            <text:p>21.5</text:p>
          </table:table-cell>
          <table:table-cell office:value-type="float" office:value="90.8" calcext:value-type="float">
            <text:p>90.8</text:p>
          </table:table-cell>
          <table:table-cell office:value-type="float" office:value="21.4" calcext:value-type="float">
            <text:p>21.4</text:p>
          </table:table-cell>
          <table:table-cell office:value-type="float" office:value="83.6" calcext:value-type="float">
            <text:p>83.6</text:p>
          </table:table-cell>
          <table:table-cell office:value-type="float" office:value="20.8" calcext:value-type="float">
            <text:p>20.8</text:p>
          </table:table-cell>
          <table:table-cell office:value-type="float" office:value="79.1" calcext:value-type="float">
            <text:p>79.1</text:p>
          </table:table-cell>
          <table:table-cell office:value-type="float" office:value="21.4" calcext:value-type="float">
            <text:p>21.4</text:p>
          </table:table-cell>
          <table:table-cell office:value-type="float" office:value="88.2" calcext:value-type="float">
            <text:p>88.2</text:p>
          </table:table-cell>
          <table:table-cell office:value-type="float" office:value="20.7" calcext:value-type="float">
            <text:p>20.7</text:p>
          </table:table-cell>
          <table:table-cell office:value-type="float" office:value="83.8" calcext:value-type="float">
            <text:p>83.8</text:p>
          </table:table-cell>
          <table:table-cell office:value-type="float" office:value="20.8" calcext:value-type="float">
            <text:p>20.8</text:p>
          </table:table-cell>
          <table:table-cell office:value-type="float" office:value="79.8" calcext:value-type="float">
            <text:p>79.8</text:p>
          </table:table-cell>
          <table:table-cell office:value-type="float" office:value="21.5" calcext:value-type="float">
            <text:p>21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022-09-08 19:23</text:p>
          </table:table-cell>
          <table:table-cell office:value-type="float" office:value="21.4" calcext:value-type="float">
            <text:p>21.4</text:p>
          </table:table-cell>
          <table:table-cell office:value-type="float" office:value="90.6" calcext:value-type="float">
            <text:p>90.6</text:p>
          </table:table-cell>
          <table:table-cell office:value-type="float" office:value="21.4" calcext:value-type="float">
            <text:p>21.4</text:p>
          </table:table-cell>
          <table:table-cell office:value-type="float" office:value="83.4" calcext:value-type="float">
            <text:p>83.4</text:p>
          </table:table-cell>
          <table:table-cell office:value-type="float" office:value="20.8" calcext:value-type="float">
            <text:p>20.8</text:p>
          </table:table-cell>
          <table:table-cell office:value-type="float" office:value="78.9" calcext:value-type="float">
            <text:p>78.9</text:p>
          </table:table-cell>
          <table:table-cell office:value-type="float" office:value="21.4" calcext:value-type="float">
            <text:p>21.4</text:p>
          </table:table-cell>
          <table:table-cell office:value-type="float" office:value="88" calcext:value-type="float">
            <text:p>88</text:p>
          </table:table-cell>
          <table:table-cell office:value-type="float" office:value="20.6" calcext:value-type="float">
            <text:p>20.6</text:p>
          </table:table-cell>
          <table:table-cell office:value-type="float" office:value="83.4" calcext:value-type="float">
            <text:p>83.4</text:p>
          </table:table-cell>
          <table:table-cell office:value-type="float" office:value="20.8" calcext:value-type="float">
            <text:p>20.8</text:p>
          </table:table-cell>
          <table:table-cell office:value-type="float" office:value="79.3" calcext:value-type="float">
            <text:p>79.3</text:p>
          </table:table-cell>
          <table:table-cell office:value-type="float" office:value="21.5" calcext:value-type="float">
            <text:p>21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022-09-08 19:28</text:p>
          </table:table-cell>
          <table:table-cell office:value-type="float" office:value="21.4" calcext:value-type="float">
            <text:p>21.4</text:p>
          </table:table-cell>
          <table:table-cell office:value-type="float" office:value="90.5" calcext:value-type="float">
            <text:p>90.5</text:p>
          </table:table-cell>
          <table:table-cell office:value-type="float" office:value="21.3" calcext:value-type="float">
            <text:p>21.3</text:p>
          </table:table-cell>
          <table:table-cell office:value-type="float" office:value="83.1" calcext:value-type="float">
            <text:p>83.1</text:p>
          </table:table-cell>
          <table:table-cell office:value-type="float" office:value="20.8" calcext:value-type="float">
            <text:p>20.8</text:p>
          </table:table-cell>
          <table:table-cell office:value-type="float" office:value="78.2" calcext:value-type="float">
            <text:p>78.2</text:p>
          </table:table-cell>
          <table:table-cell office:value-type="float" office:value="21.3" calcext:value-type="float">
            <text:p>21.3</text:p>
          </table:table-cell>
          <table:table-cell office:value-type="float" office:value="87.7" calcext:value-type="float">
            <text:p>87.7</text:p>
          </table:table-cell>
          <table:table-cell office:value-type="float" office:value="20.6" calcext:value-type="float">
            <text:p>20.6</text:p>
          </table:table-cell>
          <table:table-cell office:value-type="float" office:value="83.2" calcext:value-type="float">
            <text:p>83.2</text:p>
          </table:table-cell>
          <table:table-cell office:value-type="float" office:value="20.7" calcext:value-type="float">
            <text:p>20.7</text:p>
          </table:table-cell>
          <table:table-cell office:value-type="float" office:value="79" calcext:value-type="float">
            <text:p>79</text:p>
          </table:table-cell>
          <table:table-cell office:value-type="float" office:value="21.5" calcext:value-type="float">
            <text:p>21.5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2022-09-08 19:33</text:p>
          </table:table-cell>
          <table:table-cell office:value-type="float" office:value="21.3" calcext:value-type="float">
            <text:p>21.3</text:p>
          </table:table-cell>
          <table:table-cell office:value-type="float" office:value="90.1" calcext:value-type="float">
            <text:p>90.1</text:p>
          </table:table-cell>
          <table:table-cell office:value-type="float" office:value="21.4" calcext:value-type="float">
            <text:p>21.4</text:p>
          </table:table-cell>
          <table:table-cell office:value-type="float" office:value="82.5" calcext:value-type="float">
            <text:p>82.5</text:p>
          </table:table-cell>
          <table:table-cell office:value-type="float" office:value="20.7" calcext:value-type="float">
            <text:p>20.7</text:p>
          </table:table-cell>
          <table:table-cell office:value-type="float" office:value="77.8" calcext:value-type="float">
            <text:p>77.8</text:p>
          </table:table-cell>
          <table:table-cell office:value-type="float" office:value="21.3" calcext:value-type="float">
            <text:p>21.3</text:p>
          </table:table-cell>
          <table:table-cell office:value-type="float" office:value="87.1" calcext:value-type="float">
            <text:p>87.1</text:p>
          </table:table-cell>
          <table:table-cell office:value-type="float" office:value="20.5" calcext:value-type="float">
            <text:p>20.5</text:p>
          </table:table-cell>
          <table:table-cell office:value-type="float" office:value="82.6" calcext:value-type="float">
            <text:p>82.6</text:p>
          </table:table-cell>
          <table:table-cell office:value-type="float" office:value="20.7" calcext:value-type="float">
            <text:p>20.7</text:p>
          </table:table-cell>
          <table:table-cell office:value-type="float" office:value="78.3" calcext:value-type="float">
            <text:p>78.3</text:p>
          </table:table-cell>
          <table:table-cell office:value-type="float" office:value="21.5" calcext:value-type="float">
            <text:p>21.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022-09-08 19:38</text:p>
          </table:table-cell>
          <table:table-cell office:value-type="float" office:value="21.4" calcext:value-type="float">
            <text:p>21.4</text:p>
          </table:table-cell>
          <table:table-cell office:value-type="float" office:value="90" calcext:value-type="float">
            <text:p>90</text:p>
          </table:table-cell>
          <table:table-cell office:value-type="float" office:value="21.3" calcext:value-type="float">
            <text:p>21.3</text:p>
          </table:table-cell>
          <table:table-cell office:value-type="float" office:value="82.3" calcext:value-type="float">
            <text:p>82.3</text:p>
          </table:table-cell>
          <table:table-cell office:value-type="float" office:value="20.7" calcext:value-type="float">
            <text:p>20.7</text:p>
          </table:table-cell>
          <table:table-cell office:value-type="float" office:value="76.7" calcext:value-type="float">
            <text:p>76.7</text:p>
          </table:table-cell>
          <table:table-cell office:value-type="float" office:value="21.3" calcext:value-type="float">
            <text:p>21.3</text:p>
          </table:table-cell>
          <table:table-cell office:value-type="float" office:value="87" calcext:value-type="float">
            <text:p>87</text:p>
          </table:table-cell>
          <table:table-cell office:value-type="float" office:value="20.5" calcext:value-type="float">
            <text:p>20.5</text:p>
          </table:table-cell>
          <table:table-cell office:value-type="float" office:value="82.4" calcext:value-type="float">
            <text:p>82.4</text:p>
          </table:table-cell>
          <table:table-cell office:value-type="float" office:value="20.6" calcext:value-type="float">
            <text:p>20.6</text:p>
          </table:table-cell>
          <table:table-cell office:value-type="float" office:value="78.3" calcext:value-type="float">
            <text:p>78.3</text:p>
          </table:table-cell>
          <table:table-cell office:value-type="float" office:value="21" calcext:value-type="float">
            <text:p>21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2022-09-08 19:43</text:p>
          </table:table-cell>
          <table:table-cell office:value-type="float" office:value="21.4" calcext:value-type="float">
            <text:p>21.4</text:p>
          </table:table-cell>
          <table:table-cell office:value-type="float" office:value="88.5" calcext:value-type="float">
            <text:p>88.5</text:p>
          </table:table-cell>
          <table:table-cell office:value-type="float" office:value="21.3" calcext:value-type="float">
            <text:p>21.3</text:p>
          </table:table-cell>
          <table:table-cell office:value-type="float" office:value="81.6" calcext:value-type="float">
            <text:p>81.6</text:p>
          </table:table-cell>
          <table:table-cell office:value-type="float" office:value="20.7" calcext:value-type="float">
            <text:p>20.7</text:p>
          </table:table-cell>
          <table:table-cell office:value-type="float" office:value="76.6" calcext:value-type="float">
            <text:p>76.6</text:p>
          </table:table-cell>
          <table:table-cell office:value-type="float" office:value="21.3" calcext:value-type="float">
            <text:p>21.3</text:p>
          </table:table-cell>
          <table:table-cell office:value-type="float" office:value="86.2" calcext:value-type="float">
            <text:p>86.2</text:p>
          </table:table-cell>
          <table:table-cell office:value-type="float" office:value="20.5" calcext:value-type="float">
            <text:p>20.5</text:p>
          </table:table-cell>
          <table:table-cell office:value-type="float" office:value="81.1" calcext:value-type="float">
            <text:p>81.1</text:p>
          </table:table-cell>
          <table:table-cell office:value-type="float" office:value="20.6" calcext:value-type="float">
            <text:p>20.6</text:p>
          </table:table-cell>
          <table:table-cell office:value-type="float" office:value="76.8" calcext:value-type="float">
            <text:p>76.8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/00/0000</text:date>, <text:time style:data-style-name="N2" text:time-value="20:35:55.816382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2T16:34:17.957021008</meta:creation-date>
    <dc:date>2022-09-30T20:36:22.077629972</dc:date>
    <meta:editing-duration>PT33M25S</meta:editing-duration>
    <meta:editing-cycles>7</meta:editing-cycles>
    <meta:generator>LibreOffice/6.0.7.3$Linux_X86_64 LibreOffice_project/00m0$Build-3</meta:generator>
    <meta:document-statistic meta:table-count="1" meta:cell-count="38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3.914cm" svg:height="14.164cm" xlink:href=".." xlink:type="simple" chart:class="chart:line" chart:style-name="ch1">
        <chart:legend chart:legend-position="end" svg:x="21.247cm" svg:y="3.546cm" style:legend-expansion="high" chart:style-name="ch2"/>
        <chart:plot-area chart:style-name="ch3" table:cell-range-address="'During shower'.C1:'During shower'.P242" chart:data-source-has-labels="row" svg:x="1.829cm" svg:y="1.206cm" svg:width="19.856cm" svg:height="12.95cm">
          <chartooo:coordinate-region svg:x="2.636cm" svg:y="1.405cm" svg:width="18.908cm" svg:height="11.8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uring shower'.C2:'During shower'.C242" chart:label-cell-address="'During shower'.C1:'During shower'.C1" chart:class="chart:line">
            <chart:data-point chart:repeated="241"/>
          </chart:series>
          <chart:series chart:style-name="ch7" chart:values-cell-range-address="'During shower'.D2:'During shower'.D242" chart:label-cell-address="'During shower'.D1:'During shower'.D1" chart:class="chart:line">
            <chart:data-point chart:repeated="241"/>
          </chart:series>
          <chart:series chart:style-name="ch8" chart:values-cell-range-address="'During shower'.E2:'During shower'.E242" chart:label-cell-address="'During shower'.E1:'During shower'.E1" chart:class="chart:line">
            <chart:data-point chart:repeated="241"/>
          </chart:series>
          <chart:series chart:style-name="ch9" chart:values-cell-range-address="'During shower'.F2:'During shower'.F242" chart:label-cell-address="'During shower'.F1:'During shower'.F1" chart:class="chart:line">
            <chart:data-point chart:repeated="241"/>
          </chart:series>
          <chart:series chart:style-name="ch10" chart:values-cell-range-address="'During shower'.G2:'During shower'.G242" chart:label-cell-address="'During shower'.G1:'During shower'.G1" chart:class="chart:line">
            <chart:data-point chart:repeated="241"/>
          </chart:series>
          <chart:series chart:style-name="ch11" chart:values-cell-range-address="'During shower'.H2:'During shower'.H242" chart:label-cell-address="'During shower'.H1:'During shower'.H1" chart:class="chart:line">
            <chart:data-point chart:repeated="241"/>
          </chart:series>
          <chart:series chart:style-name="ch12" chart:values-cell-range-address="'During shower'.I2:'During shower'.I242" chart:label-cell-address="'During shower'.I1:'During shower'.I1" chart:class="chart:line">
            <chart:data-point chart:repeated="241"/>
          </chart:series>
          <chart:series chart:style-name="ch13" chart:values-cell-range-address="'During shower'.J2:'During shower'.J242" chart:label-cell-address="'During shower'.J1:'During shower'.J1" chart:class="chart:line">
            <chart:data-point chart:repeated="241"/>
          </chart:series>
          <chart:series chart:style-name="ch14" chart:values-cell-range-address="'During shower'.K2:'During shower'.K242" chart:label-cell-address="'During shower'.K1:'During shower'.K1" chart:class="chart:line">
            <chart:data-point chart:repeated="241"/>
          </chart:series>
          <chart:series chart:style-name="ch15" chart:values-cell-range-address="'During shower'.L2:'During shower'.L242" chart:label-cell-address="'During shower'.L1:'During shower'.L1" chart:class="chart:line">
            <chart:data-point chart:repeated="241"/>
          </chart:series>
          <chart:series chart:style-name="ch16" chart:values-cell-range-address="'During shower'.M2:'During shower'.M242" chart:label-cell-address="'During shower'.M1:'During shower'.M1" chart:class="chart:line">
            <chart:data-point chart:repeated="241"/>
          </chart:series>
          <chart:series chart:style-name="ch17" chart:values-cell-range-address="'During shower'.N2:'During shower'.N242" chart:label-cell-address="'During shower'.N1:'During shower'.N1" chart:class="chart:line">
            <chart:data-point chart:repeated="241"/>
          </chart:series>
          <chart:series chart:style-name="ch18" chart:values-cell-range-address="'During shower'.O2:'During shower'.O242" chart:label-cell-address="'During shower'.O1:'During shower'.O1" chart:class="chart:line">
            <chart:data-point chart:repeated="241"/>
          </chart:series>
          <chart:series chart:style-name="ch19" chart:values-cell-range-address="'During shower'.P2:'During shower'.P242" chart:label-cell-address="'During shower'.P1:'During shower'.P1" chart:class="chart:line">
            <chart:data-point chart:repeated="24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</text:p>
                <draw:g>
                  <svg:desc>'During shower'.C1:'During shower'.C1</svg:desc>
                </draw:g>
              </table:table-cell>
              <table:table-cell office:value-type="string">
                <text:p>h1</text:p>
                <draw:g>
                  <svg:desc>'During shower'.D1:'During shower'.D1</svg:desc>
                </draw:g>
              </table:table-cell>
              <table:table-cell office:value-type="string">
                <text:p>t2</text:p>
                <draw:g>
                  <svg:desc>'During shower'.E1:'During shower'.E1</svg:desc>
                </draw:g>
              </table:table-cell>
              <table:table-cell office:value-type="string">
                <text:p>h2</text:p>
                <draw:g>
                  <svg:desc>'During shower'.F1:'During shower'.F1</svg:desc>
                </draw:g>
              </table:table-cell>
              <table:table-cell office:value-type="string">
                <text:p>t10</text:p>
                <draw:g>
                  <svg:desc>'During shower'.G1:'During shower'.G1</svg:desc>
                </draw:g>
              </table:table-cell>
              <table:table-cell office:value-type="string">
                <text:p>h10</text:p>
                <draw:g>
                  <svg:desc>'During shower'.H1:'During shower'.H1</svg:desc>
                </draw:g>
              </table:table-cell>
              <table:table-cell office:value-type="string">
                <text:p>t25</text:p>
                <draw:g>
                  <svg:desc>'During shower'.I1:'During shower'.I1</svg:desc>
                </draw:g>
              </table:table-cell>
              <table:table-cell office:value-type="string">
                <text:p>h25</text:p>
                <draw:g>
                  <svg:desc>'During shower'.J1:'During shower'.J1</svg:desc>
                </draw:g>
              </table:table-cell>
              <table:table-cell office:value-type="string">
                <text:p>t26</text:p>
                <draw:g>
                  <svg:desc>'During shower'.K1:'During shower'.K1</svg:desc>
                </draw:g>
              </table:table-cell>
              <table:table-cell office:value-type="string">
                <text:p>h26</text:p>
                <draw:g>
                  <svg:desc>'During shower'.L1:'During shower'.L1</svg:desc>
                </draw:g>
              </table:table-cell>
              <table:table-cell office:value-type="string">
                <text:p>t27</text:p>
                <draw:g>
                  <svg:desc>'During shower'.M1:'During shower'.M1</svg:desc>
                </draw:g>
              </table:table-cell>
              <table:table-cell office:value-type="string">
                <text:p>h27</text:p>
                <draw:g>
                  <svg:desc>'During shower'.N1:'During shower'.N1</svg:desc>
                </draw:g>
              </table:table-cell>
              <table:table-cell office:value-type="string">
                <text:p>Lascar t</text:p>
                <draw:g>
                  <svg:desc>'During shower'.O1:'During shower'.O1</svg:desc>
                </draw:g>
              </table:table-cell>
              <table:table-cell office:value-type="string">
                <text:p>Lascar h</text:p>
                <draw:g>
                  <svg:desc>'During shower'.P1:'During shower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2">
                <text:p>24.2</text:p>
                <draw:g>
                  <svg:desc>'During shower'.C2:'During shower'.C242</svg:desc>
                </draw:g>
              </table:table-cell>
              <table:table-cell office:value-type="float" office:value="58.5">
                <text:p>58.5</text:p>
                <draw:g>
                  <svg:desc>'During shower'.D2:'During shower'.D242</svg:desc>
                </draw:g>
              </table:table-cell>
              <table:table-cell office:value-type="float" office:value="23.9">
                <text:p>23.9</text:p>
                <draw:g>
                  <svg:desc>'During shower'.E2:'During shower'.E242</svg:desc>
                </draw:g>
              </table:table-cell>
              <table:table-cell office:value-type="float" office:value="60.4">
                <text:p>60.4</text:p>
                <draw:g>
                  <svg:desc>'During shower'.F2:'During shower'.F242</svg:desc>
                </draw:g>
              </table:table-cell>
              <table:table-cell office:value-type="float" office:value="22.8">
                <text:p>22.8</text:p>
                <draw:g>
                  <svg:desc>'During shower'.G2:'During shower'.G242</svg:desc>
                </draw:g>
              </table:table-cell>
              <table:table-cell office:value-type="float" office:value="55.4">
                <text:p>55.4</text:p>
                <draw:g>
                  <svg:desc>'During shower'.H2:'During shower'.H242</svg:desc>
                </draw:g>
              </table:table-cell>
              <table:table-cell office:value-type="float" office:value="23.9">
                <text:p>23.9</text:p>
                <draw:g>
                  <svg:desc>'During shower'.I2:'During shower'.I242</svg:desc>
                </draw:g>
              </table:table-cell>
              <table:table-cell office:value-type="float" office:value="64.1">
                <text:p>64.1</text:p>
                <draw:g>
                  <svg:desc>'During shower'.J2:'During shower'.J242</svg:desc>
                </draw:g>
              </table:table-cell>
              <table:table-cell office:value-type="float" office:value="23.1">
                <text:p>23.1</text:p>
                <draw:g>
                  <svg:desc>'During shower'.K2:'During shower'.K242</svg:desc>
                </draw:g>
              </table:table-cell>
              <table:table-cell office:value-type="float" office:value="58.7">
                <text:p>58.7</text:p>
                <draw:g>
                  <svg:desc>'During shower'.L2:'During shower'.L242</svg:desc>
                </draw:g>
              </table:table-cell>
              <table:table-cell office:value-type="float" office:value="23.3">
                <text:p>23.3</text:p>
                <draw:g>
                  <svg:desc>'During shower'.M2:'During shower'.M242</svg:desc>
                </draw:g>
              </table:table-cell>
              <table:table-cell office:value-type="float" office:value="54.7">
                <text:p>54.7</text:p>
                <draw:g>
                  <svg:desc>'During shower'.N2:'During shower'.N242</svg:desc>
                </draw:g>
              </table:table-cell>
              <table:table-cell office:value-type="float" office:value="22.5">
                <text:p>22.5</text:p>
                <draw:g>
                  <svg:desc>'During shower'.O2:'During shower'.O242</svg:desc>
                </draw:g>
              </table:table-cell>
              <table:table-cell office:value-type="float" office:value="60.5">
                <text:p>60.5</text:p>
                <draw:g>
                  <svg:desc>'During shower'.P2:'During shower'.P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6">
                <text:p>23.6</text:p>
              </table:table-cell>
              <table:table-cell office:value-type="float" office:value="59">
                <text:p>59</text:p>
              </table:table-cell>
              <table:table-cell office:value-type="float" office:value="23.5">
                <text:p>23.5</text:p>
              </table:table-cell>
              <table:table-cell office:value-type="float" office:value="61.4">
                <text:p>61.4</text:p>
              </table:table-cell>
              <table:table-cell office:value-type="float" office:value="22.3">
                <text:p>22.3</text:p>
              </table:table-cell>
              <table:table-cell office:value-type="float" office:value="56.1">
                <text:p>56.1</text:p>
              </table:table-cell>
              <table:table-cell office:value-type="float" office:value="23.4">
                <text:p>23.4</text:p>
              </table:table-cell>
              <table:table-cell office:value-type="float" office:value="64.8">
                <text:p>64.8</text:p>
              </table:table-cell>
              <table:table-cell office:value-type="float" office:value="22.5">
                <text:p>22.5</text:p>
              </table:table-cell>
              <table:table-cell office:value-type="float" office:value="59.1">
                <text:p>59.1</text:p>
              </table:table-cell>
              <table:table-cell office:value-type="float" office:value="22.6">
                <text:p>22.6</text:p>
              </table:table-cell>
              <table:table-cell office:value-type="float" office:value="55.4">
                <text:p>55.4</text:p>
              </table:table-cell>
              <table:table-cell office:value-type="float" office:value="23">
                <text:p>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">
                <text:p>22.9</text:p>
              </table:table-cell>
              <table:table-cell office:value-type="float" office:value="60.7">
                <text:p>60.7</text:p>
              </table:table-cell>
              <table:table-cell office:value-type="float" office:value="22.9">
                <text:p>22.9</text:p>
              </table:table-cell>
              <table:table-cell office:value-type="float" office:value="62.1">
                <text:p>62.1</text:p>
              </table:table-cell>
              <table:table-cell office:value-type="float" office:value="21.9">
                <text:p>21.9</text:p>
              </table:table-cell>
              <table:table-cell office:value-type="float" office:value="57">
                <text:p>57</text:p>
              </table:table-cell>
              <table:table-cell office:value-type="float" office:value="22.8">
                <text:p>22.8</text:p>
              </table:table-cell>
              <table:table-cell office:value-type="float" office:value="65.8">
                <text:p>65.8</text:p>
              </table:table-cell>
              <table:table-cell office:value-type="float" office:value="22">
                <text:p>22</text:p>
              </table:table-cell>
              <table:table-cell office:value-type="float" office:value="59.8">
                <text:p>59.8</text:p>
              </table:table-cell>
              <table:table-cell office:value-type="float" office:value="22.1">
                <text:p>22.1</text:p>
              </table:table-cell>
              <table:table-cell office:value-type="float" office:value="56.2">
                <text:p>56.2</text:p>
              </table:table-cell>
              <table:table-cell office:value-type="float" office:value="22.5">
                <text:p>22.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5">
                <text:p>22.5</text:p>
              </table:table-cell>
              <table:table-cell office:value-type="float" office:value="62.1">
                <text:p>62.1</text:p>
              </table:table-cell>
              <table:table-cell office:value-type="float" office:value="22.4">
                <text:p>22.4</text:p>
              </table:table-cell>
              <table:table-cell office:value-type="float" office:value="63">
                <text:p>63</text:p>
              </table:table-cell>
              <table:table-cell office:value-type="float" office:value="21.6">
                <text:p>21.6</text:p>
              </table:table-cell>
              <table:table-cell office:value-type="float" office:value="57.7">
                <text:p>57.7</text:p>
              </table:table-cell>
              <table:table-cell office:value-type="float" office:value="22.3">
                <text:p>22.3</text:p>
              </table:table-cell>
              <table:table-cell office:value-type="float" office:value="66.7">
                <text:p>66.7</text:p>
              </table:table-cell>
              <table:table-cell office:value-type="float" office:value="21.7">
                <text:p>21.7</text:p>
              </table:table-cell>
              <table:table-cell office:value-type="float" office:value="60.6">
                <text:p>60.6</text:p>
              </table:table-cell>
              <table:table-cell office:value-type="float" office:value="21.7">
                <text:p>21.7</text:p>
              </table:table-cell>
              <table:table-cell office:value-type="float" office:value="57">
                <text:p>57</text:p>
              </table:table-cell>
              <table:table-cell office:value-type="float" office:value="22.5">
                <text:p>22.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2">
                <text:p>22.2</text:p>
              </table:table-cell>
              <table:table-cell office:value-type="float" office:value="62.9">
                <text:p>62.9</text:p>
              </table:table-cell>
              <table:table-cell office:value-type="float" office:value="22.2">
                <text:p>22.2</text:p>
              </table:table-cell>
              <table:table-cell office:value-type="float" office:value="63.5">
                <text:p>63.5</text:p>
              </table:table-cell>
              <table:table-cell office:value-type="float" office:value="21.5">
                <text:p>21.5</text:p>
              </table:table-cell>
              <table:table-cell office:value-type="float" office:value="58.2">
                <text:p>58.2</text:p>
              </table:table-cell>
              <table:table-cell office:value-type="float" office:value="22.2">
                <text:p>22.2</text:p>
              </table:table-cell>
              <table:table-cell office:value-type="float" office:value="66.9">
                <text:p>66.9</text:p>
              </table:table-cell>
              <table:table-cell office:value-type="float" office:value="21.4">
                <text:p>21.4</text:p>
              </table:table-cell>
              <table:table-cell office:value-type="float" office:value="61.2">
                <text:p>61.2</text:p>
              </table:table-cell>
              <table:table-cell office:value-type="float" office:value="21.5">
                <text:p>21.5</text:p>
              </table:table-cell>
              <table:table-cell office:value-type="float" office:value="57.5">
                <text:p>57.5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63.5">
                <text:p>63.5</text:p>
              </table:table-cell>
              <table:table-cell office:value-type="float" office:value="22">
                <text:p>22</text:p>
              </table:table-cell>
              <table:table-cell office:value-type="float" office:value="63.8">
                <text:p>63.8</text:p>
              </table:table-cell>
              <table:table-cell office:value-type="float" office:value="21.4">
                <text:p>21.4</text:p>
              </table:table-cell>
              <table:table-cell office:value-type="float" office:value="58.4">
                <text:p>58.4</text:p>
              </table:table-cell>
              <table:table-cell office:value-type="float" office:value="22">
                <text:p>22</text:p>
              </table:table-cell>
              <table:table-cell office:value-type="float" office:value="67.7">
                <text:p>67.7</text:p>
              </table:table-cell>
              <table:table-cell office:value-type="float" office:value="21.3">
                <text:p>21.3</text:p>
              </table:table-cell>
              <table:table-cell office:value-type="float" office:value="61.6">
                <text:p>61.6</text:p>
              </table:table-cell>
              <table:table-cell office:value-type="float" office:value="21.4">
                <text:p>21.4</text:p>
              </table:table-cell>
              <table:table-cell office:value-type="float" office:value="57.9">
                <text:p>57.9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9">
                <text:p>21.9</text:p>
              </table:table-cell>
              <table:table-cell office:value-type="float" office:value="63.8">
                <text:p>63.8</text:p>
              </table:table-cell>
              <table:table-cell office:value-type="float" office:value="21.9">
                <text:p>21.9</text:p>
              </table:table-cell>
              <table:table-cell office:value-type="float" office:value="64.2">
                <text:p>64.2</text:p>
              </table:table-cell>
              <table:table-cell office:value-type="float" office:value="21.3">
                <text:p>21.3</text:p>
              </table:table-cell>
              <table:table-cell office:value-type="float" office:value="58.6">
                <text:p>58.6</text:p>
              </table:table-cell>
              <table:table-cell office:value-type="float" office:value="21.8">
                <text:p>21.8</text:p>
              </table:table-cell>
              <table:table-cell office:value-type="float" office:value="67.7">
                <text:p>67.7</text:p>
              </table:table-cell>
              <table:table-cell office:value-type="float" office:value="21.1">
                <text:p>21.1</text:p>
              </table:table-cell>
              <table:table-cell office:value-type="float" office:value="61.8">
                <text:p>61.8</text:p>
              </table:table-cell>
              <table:table-cell office:value-type="float" office:value="21.3">
                <text:p>21.3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9">
                <text:p>21.9</text:p>
              </table:table-cell>
              <table:table-cell office:value-type="float" office:value="64.2">
                <text:p>64.2</text:p>
              </table:table-cell>
              <table:table-cell office:value-type="float" office:value="21.8">
                <text:p>21.8</text:p>
              </table:table-cell>
              <table:table-cell office:value-type="float" office:value="64.4">
                <text:p>64.4</text:p>
              </table:table-cell>
              <table:table-cell office:value-type="float" office:value="21.2">
                <text:p>21.2</text:p>
              </table:table-cell>
              <table:table-cell office:value-type="float" office:value="58.8">
                <text:p>58.8</text:p>
              </table:table-cell>
              <table:table-cell office:value-type="float" office:value="21.8">
                <text:p>21.8</text:p>
              </table:table-cell>
              <table:table-cell office:value-type="float" office:value="68.2">
                <text:p>68.2</text:p>
              </table:table-cell>
              <table:table-cell office:value-type="float" office:value="21.1">
                <text:p>21.1</text:p>
              </table:table-cell>
              <table:table-cell office:value-type="float" office:value="62">
                <text:p>62</text:p>
              </table:table-cell>
              <table:table-cell office:value-type="float" office:value="21.3">
                <text:p>21.3</text:p>
              </table:table-cell>
              <table:table-cell office:value-type="float" office:value="58.2">
                <text:p>58.2</text:p>
              </table:table-cell>
              <table:table-cell office:value-type="float" office:value="22">
                <text:p>22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8">
                <text:p>21.8</text:p>
              </table:table-cell>
              <table:table-cell office:value-type="float" office:value="64.3">
                <text:p>64.3</text:p>
              </table:table-cell>
              <table:table-cell office:value-type="float" office:value="21.8">
                <text:p>21.8</text:p>
              </table:table-cell>
              <table:table-cell office:value-type="float" office:value="64.5">
                <text:p>64.5</text:p>
              </table:table-cell>
              <table:table-cell office:value-type="float" office:value="21.2">
                <text:p>21.2</text:p>
              </table:table-cell>
              <table:table-cell office:value-type="float" office:value="58.9">
                <text:p>58.9</text:p>
              </table:table-cell>
              <table:table-cell office:value-type="float" office:value="21.8">
                <text:p>21.8</text:p>
              </table:table-cell>
              <table:table-cell office:value-type="float" office:value="68.4">
                <text:p>68.4</text:p>
              </table:table-cell>
              <table:table-cell office:value-type="float" office:value="21">
                <text:p>21</text:p>
              </table:table-cell>
              <table:table-cell office:value-type="float" office:value="62.2">
                <text:p>62.2</text:p>
              </table:table-cell>
              <table:table-cell office:value-type="float" office:value="21.1">
                <text:p>21.1</text:p>
              </table:table-cell>
              <table:table-cell office:value-type="float" office:value="58.4">
                <text:p>58.4</text:p>
              </table:table-cell>
              <table:table-cell office:value-type="float" office:value="22">
                <text:p>22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">
                <text:p>21.8</text:p>
              </table:table-cell>
              <table:table-cell office:value-type="float" office:value="64.4">
                <text:p>64.4</text:p>
              </table:table-cell>
              <table:table-cell office:value-type="float" office:value="21.7">
                <text:p>21.7</text:p>
              </table:table-cell>
              <table:table-cell office:value-type="float" office:value="64.6">
                <text:p>64.6</text:p>
              </table:table-cell>
              <table:table-cell office:value-type="float" office:value="21.1">
                <text:p>21.1</text:p>
              </table:table-cell>
              <table:table-cell office:value-type="float" office:value="59">
                <text:p>59</text:p>
              </table:table-cell>
              <table:table-cell office:value-type="float" office:value="21.7">
                <text:p>21.7</text:p>
              </table:table-cell>
              <table:table-cell office:value-type="float" office:value="68.7">
                <text:p>68.7</text:p>
              </table:table-cell>
              <table:table-cell office:value-type="float" office:value="21">
                <text:p>21</text:p>
              </table:table-cell>
              <table:table-cell office:value-type="float" office:value="62.2">
                <text:p>62.2</text:p>
              </table:table-cell>
              <table:table-cell office:value-type="float" office:value="21.1">
                <text:p>21.1</text:p>
              </table:table-cell>
              <table:table-cell office:value-type="float" office:value="58.4">
                <text:p>58.4</text:p>
              </table:table-cell>
              <table:table-cell office:value-type="float" office:value="22">
                <text:p>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7">
                <text:p>21.7</text:p>
              </table:table-cell>
              <table:table-cell office:value-type="float" office:value="64.5">
                <text:p>64.5</text:p>
              </table:table-cell>
              <table:table-cell office:value-type="float" office:value="21.8">
                <text:p>21.8</text:p>
              </table:table-cell>
              <table:table-cell office:value-type="float" office:value="64.6">
                <text:p>64.6</text:p>
              </table:table-cell>
              <table:table-cell office:value-type="float" office:value="21.1">
                <text:p>21.1</text:p>
              </table:table-cell>
              <table:table-cell office:value-type="float" office:value="59">
                <text:p>59</text:p>
              </table:table-cell>
              <table:table-cell office:value-type="float" office:value="21.7">
                <text:p>21.7</text:p>
              </table:table-cell>
              <table:table-cell office:value-type="float" office:value="68.4">
                <text:p>68.4</text:p>
              </table:table-cell>
              <table:table-cell office:value-type="float" office:value="21">
                <text:p>21</text:p>
              </table:table-cell>
              <table:table-cell office:value-type="float" office:value="62.3">
                <text:p>62.3</text:p>
              </table:table-cell>
              <table:table-cell office:value-type="float" office:value="21.1">
                <text:p>21.1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7">
                <text:p>21.7</text:p>
              </table:table-cell>
              <table:table-cell office:value-type="float" office:value="64.5">
                <text:p>64.5</text:p>
              </table:table-cell>
              <table:table-cell office:value-type="float" office:value="21.7">
                <text:p>21.7</text:p>
              </table:table-cell>
              <table:table-cell office:value-type="float" office:value="64.6">
                <text:p>64.6</text:p>
              </table:table-cell>
              <table:table-cell office:value-type="float" office:value="21.1">
                <text:p>21.1</text:p>
              </table:table-cell>
              <table:table-cell office:value-type="float" office:value="59">
                <text:p>59</text:p>
              </table:table-cell>
              <table:table-cell office:value-type="float" office:value="21.7">
                <text:p>21.7</text:p>
              </table:table-cell>
              <table:table-cell office:value-type="float" office:value="68.8">
                <text:p>68.8</text:p>
              </table:table-cell>
              <table:table-cell office:value-type="float" office:value="21">
                <text:p>21</text:p>
              </table:table-cell>
              <table:table-cell office:value-type="float" office:value="62.3">
                <text:p>62.3</text:p>
              </table:table-cell>
              <table:table-cell office:value-type="float" office:value="21.1">
                <text:p>21.1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7">
                <text:p>21.7</text:p>
              </table:table-cell>
              <table:table-cell office:value-type="float" office:value="64.6">
                <text:p>64.6</text:p>
              </table:table-cell>
              <table:table-cell office:value-type="float" office:value="21.7">
                <text:p>21.7</text:p>
              </table:table-cell>
              <table:table-cell office:value-type="float" office:value="64.7">
                <text:p>64.7</text:p>
              </table:table-cell>
              <table:table-cell office:value-type="float" office:value="21.1">
                <text:p>21.1</text:p>
              </table:table-cell>
              <table:table-cell office:value-type="float" office:value="59">
                <text:p>59</text:p>
              </table:table-cell>
              <table:table-cell office:value-type="float" office:value="21.6">
                <text:p>21.6</text:p>
              </table:table-cell>
              <table:table-cell office:value-type="float" office:value="68.8">
                <text:p>68.8</text:p>
              </table:table-cell>
              <table:table-cell office:value-type="float" office:value="20.9">
                <text:p>20.9</text:p>
              </table:table-cell>
              <table:table-cell office:value-type="float" office:value="62.3">
                <text:p>62.3</text:p>
              </table:table-cell>
              <table:table-cell office:value-type="float" office:value="21.1">
                <text:p>21.1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7">
                <text:p>21.7</text:p>
              </table:table-cell>
              <table:table-cell office:value-type="float" office:value="64.7">
                <text:p>64.7</text:p>
              </table:table-cell>
              <table:table-cell office:value-type="float" office:value="21.6">
                <text:p>21.6</text:p>
              </table:table-cell>
              <table:table-cell office:value-type="float" office:value="64.7">
                <text:p>64.7</text:p>
              </table:table-cell>
              <table:table-cell office:value-type="float" office:value="21.1">
                <text:p>21.1</text:p>
              </table:table-cell>
              <table:table-cell office:value-type="float" office:value="59.1">
                <text:p>59.1</text:p>
              </table:table-cell>
              <table:table-cell office:value-type="float" office:value="21.6">
                <text:p>21.6</text:p>
              </table:table-cell>
              <table:table-cell office:value-type="float" office:value="68.6">
                <text:p>68.6</text:p>
              </table:table-cell>
              <table:table-cell office:value-type="float" office:value="20.9">
                <text:p>20.9</text:p>
              </table:table-cell>
              <table:table-cell office:value-type="float" office:value="62.4">
                <text:p>62.4</text:p>
              </table:table-cell>
              <table:table-cell office:value-type="float" office:value="21.1">
                <text:p>21.1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7">
                <text:p>21.7</text:p>
              </table:table-cell>
              <table:table-cell office:value-type="float" office:value="64.7">
                <text:p>64.7</text:p>
              </table:table-cell>
              <table:table-cell office:value-type="float" office:value="21.7">
                <text:p>21.7</text:p>
              </table:table-cell>
              <table:table-cell office:value-type="float" office:value="64.9">
                <text:p>64.9</text:p>
              </table:table-cell>
              <table:table-cell office:value-type="float" office:value="21.1">
                <text:p>21.1</text:p>
              </table:table-cell>
              <table:table-cell office:value-type="float" office:value="59.1">
                <text:p>59.1</text:p>
              </table:table-cell>
              <table:table-cell office:value-type="float" office:value="21.7">
                <text:p>21.7</text:p>
              </table:table-cell>
              <table:table-cell office:value-type="float" office:value="68.6">
                <text:p>68.6</text:p>
              </table:table-cell>
              <table:table-cell office:value-type="float" office:value="20.9">
                <text:p>20.9</text:p>
              </table:table-cell>
              <table:table-cell office:value-type="float" office:value="62.4">
                <text:p>62.4</text:p>
              </table:table-cell>
              <table:table-cell office:value-type="float" office:value="21.1">
                <text:p>21.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7">
                <text:p>21.7</text:p>
              </table:table-cell>
              <table:table-cell office:value-type="float" office:value="64.7">
                <text:p>64.7</text:p>
              </table:table-cell>
              <table:table-cell office:value-type="float" office:value="21.6">
                <text:p>21.6</text:p>
              </table:table-cell>
              <table:table-cell office:value-type="float" office:value="64.8">
                <text:p>64.8</text:p>
              </table:table-cell>
              <table:table-cell office:value-type="float" office:value="21.1">
                <text:p>21.1</text:p>
              </table:table-cell>
              <table:table-cell office:value-type="float" office:value="59.1">
                <text:p>59.1</text:p>
              </table:table-cell>
              <table:table-cell office:value-type="float" office:value="21.6">
                <text:p>21.6</text:p>
              </table:table-cell>
              <table:table-cell office:value-type="float" office:value="68.9">
                <text:p>68.9</text:p>
              </table:table-cell>
              <table:table-cell office:value-type="float" office:value="20.9">
                <text:p>20.9</text:p>
              </table:table-cell>
              <table:table-cell office:value-type="float" office:value="62.4">
                <text:p>62.4</text:p>
              </table:table-cell>
              <table:table-cell office:value-type="float" office:value="21.1">
                <text:p>21.1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7">
                <text:p>21.7</text:p>
              </table:table-cell>
              <table:table-cell office:value-type="float" office:value="64.7">
                <text:p>64.7</text:p>
              </table:table-cell>
              <table:table-cell office:value-type="float" office:value="21.6">
                <text:p>21.6</text:p>
              </table:table-cell>
              <table:table-cell office:value-type="float" office:value="64.8">
                <text:p>64.8</text:p>
              </table:table-cell>
              <table:table-cell office:value-type="float" office:value="21.1">
                <text:p>21.1</text:p>
              </table:table-cell>
              <table:table-cell office:value-type="float" office:value="59.1">
                <text:p>59.1</text:p>
              </table:table-cell>
              <table:table-cell office:value-type="float" office:value="21.6">
                <text:p>21.6</text:p>
              </table:table-cell>
              <table:table-cell office:value-type="float" office:value="68.9">
                <text:p>68.9</text:p>
              </table:table-cell>
              <table:table-cell office:value-type="float" office:value="20.9">
                <text:p>20.9</text:p>
              </table:table-cell>
              <table:table-cell office:value-type="float" office:value="62.4">
                <text:p>62.4</text:p>
              </table:table-cell>
              <table:table-cell office:value-type="float" office:value="21.1">
                <text:p>21.1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7">
                <text:p>21.7</text:p>
              </table:table-cell>
              <table:table-cell office:value-type="float" office:value="64.7">
                <text:p>64.7</text:p>
              </table:table-cell>
              <table:table-cell office:value-type="float" office:value="21.6">
                <text:p>21.6</text:p>
              </table:table-cell>
              <table:table-cell office:value-type="float" office:value="65.1">
                <text:p>65.1</text:p>
              </table:table-cell>
              <table:table-cell office:value-type="float" office:value="21.1">
                <text:p>21.1</text:p>
              </table:table-cell>
              <table:table-cell office:value-type="float" office:value="59">
                <text:p>59</text:p>
              </table:table-cell>
              <table:table-cell office:value-type="float" office:value="21.6">
                <text:p>21.6</text:p>
              </table:table-cell>
              <table:table-cell office:value-type="float" office:value="68.7">
                <text:p>68.7</text:p>
              </table:table-cell>
              <table:table-cell office:value-type="float" office:value="20.9">
                <text:p>20.9</text:p>
              </table:table-cell>
              <table:table-cell office:value-type="float" office:value="62.4">
                <text:p>62.4</text:p>
              </table:table-cell>
              <table:table-cell office:value-type="float" office:value="21.1">
                <text:p>21.1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7">
                <text:p>21.7</text:p>
              </table:table-cell>
              <table:table-cell office:value-type="float" office:value="64.7">
                <text:p>64.7</text:p>
              </table:table-cell>
              <table:table-cell office:value-type="float" office:value="21.7">
                <text:p>21.7</text:p>
              </table:table-cell>
              <table:table-cell office:value-type="float" office:value="64.8">
                <text:p>64.8</text:p>
              </table:table-cell>
              <table:table-cell office:value-type="float" office:value="21.1">
                <text:p>21.1</text:p>
              </table:table-cell>
              <table:table-cell office:value-type="float" office:value="59.1">
                <text:p>59.1</text:p>
              </table:table-cell>
              <table:table-cell office:value-type="float" office:value="21.6">
                <text:p>21.6</text:p>
              </table:table-cell>
              <table:table-cell office:value-type="float" office:value="68.6">
                <text:p>68.6</text:p>
              </table:table-cell>
              <table:table-cell office:value-type="float" office:value="20.9">
                <text:p>20.9</text:p>
              </table:table-cell>
              <table:table-cell office:value-type="float" office:value="62.4">
                <text:p>62.4</text:p>
              </table:table-cell>
              <table:table-cell office:value-type="float" office:value="21.1">
                <text:p>21.1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7">
                <text:p>21.7</text:p>
              </table:table-cell>
              <table:table-cell office:value-type="float" office:value="64.7">
                <text:p>64.7</text:p>
              </table:table-cell>
              <table:table-cell office:value-type="float" office:value="21.6">
                <text:p>21.6</text:p>
              </table:table-cell>
              <table:table-cell office:value-type="float" office:value="64.9">
                <text:p>64.9</text:p>
              </table:table-cell>
              <table:table-cell office:value-type="float" office:value="21.1">
                <text:p>21.1</text:p>
              </table:table-cell>
              <table:table-cell office:value-type="float" office:value="59.1">
                <text:p>59.1</text:p>
              </table:table-cell>
              <table:table-cell office:value-type="float" office:value="21.6">
                <text:p>21.6</text:p>
              </table:table-cell>
              <table:table-cell office:value-type="float" office:value="68.9">
                <text:p>68.9</text:p>
              </table:table-cell>
              <table:table-cell office:value-type="float" office:value="20.9">
                <text:p>20.9</text:p>
              </table:table-cell>
              <table:table-cell office:value-type="float" office:value="62.4">
                <text:p>62.4</text:p>
              </table:table-cell>
              <table:table-cell office:value-type="float" office:value="21.1">
                <text:p>21.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7">
                <text:p>21.7</text:p>
              </table:table-cell>
              <table:table-cell office:value-type="float" office:value="64.7">
                <text:p>64.7</text:p>
              </table:table-cell>
              <table:table-cell office:value-type="float" office:value="21.6">
                <text:p>21.6</text:p>
              </table:table-cell>
              <table:table-cell office:value-type="float" office:value="65">
                <text:p>65</text:p>
              </table:table-cell>
              <table:table-cell office:value-type="float" office:value="21.1">
                <text:p>21.1</text:p>
              </table:table-cell>
              <table:table-cell office:value-type="float" office:value="59.1">
                <text:p>59.1</text:p>
              </table:table-cell>
              <table:table-cell office:value-type="float" office:value="21.6">
                <text:p>21.6</text:p>
              </table:table-cell>
              <table:table-cell office:value-type="float" office:value="68.8">
                <text:p>68.8</text:p>
              </table:table-cell>
              <table:table-cell office:value-type="float" office:value="20.9">
                <text:p>20.9</text:p>
              </table:table-cell>
              <table:table-cell office:value-type="float" office:value="62.4">
                <text:p>62.4</text:p>
              </table:table-cell>
              <table:table-cell office:value-type="float" office:value="21.1">
                <text:p>21.1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7">
                <text:p>21.7</text:p>
              </table:table-cell>
              <table:table-cell office:value-type="float" office:value="64.8">
                <text:p>64.8</text:p>
              </table:table-cell>
              <table:table-cell office:value-type="float" office:value="21.6">
                <text:p>21.6</text:p>
              </table:table-cell>
              <table:table-cell office:value-type="float" office:value="64.9">
                <text:p>64.9</text:p>
              </table:table-cell>
              <table:table-cell office:value-type="float" office:value="21.1">
                <text:p>21.1</text:p>
              </table:table-cell>
              <table:table-cell office:value-type="float" office:value="59.1">
                <text:p>59.1</text:p>
              </table:table-cell>
              <table:table-cell office:value-type="float" office:value="21.6">
                <text:p>21.6</text:p>
              </table:table-cell>
              <table:table-cell office:value-type="float" office:value="68.8">
                <text:p>68.8</text:p>
              </table:table-cell>
              <table:table-cell office:value-type="float" office:value="20.9">
                <text:p>20.9</text:p>
              </table:table-cell>
              <table:table-cell office:value-type="float" office:value="62.4">
                <text:p>62.4</text:p>
              </table:table-cell>
              <table:table-cell office:value-type="float" office:value="21.1">
                <text:p>21.1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7">
                <text:p>21.7</text:p>
              </table:table-cell>
              <table:table-cell office:value-type="float" office:value="64.8">
                <text:p>64.8</text:p>
              </table:table-cell>
              <table:table-cell office:value-type="float" office:value="21.6">
                <text:p>21.6</text:p>
              </table:table-cell>
              <table:table-cell office:value-type="float" office:value="64.9">
                <text:p>64.9</text:p>
              </table:table-cell>
              <table:table-cell office:value-type="float" office:value="21.1">
                <text:p>21.1</text:p>
              </table:table-cell>
              <table:table-cell office:value-type="float" office:value="59.1">
                <text:p>59.1</text:p>
              </table:table-cell>
              <table:table-cell office:value-type="float" office:value="21.6">
                <text:p>21.6</text:p>
              </table:table-cell>
              <table:table-cell office:value-type="float" office:value="69.1">
                <text:p>69.1</text:p>
              </table:table-cell>
              <table:table-cell office:value-type="float" office:value="20.9">
                <text:p>20.9</text:p>
              </table:table-cell>
              <table:table-cell office:value-type="float" office:value="62.4">
                <text:p>62.4</text:p>
              </table:table-cell>
              <table:table-cell office:value-type="float" office:value="21.1">
                <text:p>21.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7">
                <text:p>21.7</text:p>
              </table:table-cell>
              <table:table-cell office:value-type="float" office:value="64.8">
                <text:p>64.8</text:p>
              </table:table-cell>
              <table:table-cell office:value-type="float" office:value="21.6">
                <text:p>21.6</text:p>
              </table:table-cell>
              <table:table-cell office:value-type="float" office:value="65.1">
                <text:p>65.1</text:p>
              </table:table-cell>
              <table:table-cell office:value-type="float" office:value="21.1">
                <text:p>21.1</text:p>
              </table:table-cell>
              <table:table-cell office:value-type="float" office:value="59.2">
                <text:p>59.2</text:p>
              </table:table-cell>
              <table:table-cell office:value-type="float" office:value="21.6">
                <text:p>21.6</text:p>
              </table:table-cell>
              <table:table-cell office:value-type="float" office:value="68.9">
                <text:p>68.9</text:p>
              </table:table-cell>
              <table:table-cell office:value-type="float" office:value="20.9">
                <text:p>20.9</text:p>
              </table:table-cell>
              <table:table-cell office:value-type="float" office:value="62.4">
                <text:p>62.4</text:p>
              </table:table-cell>
              <table:table-cell office:value-type="float" office:value="21.1">
                <text:p>21.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7">
                <text:p>21.7</text:p>
              </table:table-cell>
              <table:table-cell office:value-type="float" office:value="64.8">
                <text:p>64.8</text:p>
              </table:table-cell>
              <table:table-cell office:value-type="float" office:value="21.6">
                <text:p>21.6</text:p>
              </table:table-cell>
              <table:table-cell office:value-type="float" office:value="64.8">
                <text:p>64.8</text:p>
              </table:table-cell>
              <table:table-cell office:value-type="float" office:value="21.1">
                <text:p>21.1</text:p>
              </table:table-cell>
              <table:table-cell office:value-type="float" office:value="59.2">
                <text:p>59.2</text:p>
              </table:table-cell>
              <table:table-cell office:value-type="float" office:value="21.6">
                <text:p>21.6</text:p>
              </table:table-cell>
              <table:table-cell office:value-type="float" office:value="68.8">
                <text:p>68.8</text:p>
              </table:table-cell>
              <table:table-cell office:value-type="float" office:value="20.9">
                <text:p>20.9</text:p>
              </table:table-cell>
              <table:table-cell office:value-type="float" office:value="62.5">
                <text:p>62.5</text:p>
              </table:table-cell>
              <table:table-cell office:value-type="float" office:value="21.1">
                <text:p>21.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7">
                <text:p>21.7</text:p>
              </table:table-cell>
              <table:table-cell office:value-type="float" office:value="64.8">
                <text:p>64.8</text:p>
              </table:table-cell>
              <table:table-cell office:value-type="float" office:value="21.6">
                <text:p>21.6</text:p>
              </table:table-cell>
              <table:table-cell office:value-type="float" office:value="65">
                <text:p>65</text:p>
              </table:table-cell>
              <table:table-cell office:value-type="float" office:value="21.1">
                <text:p>21.1</text:p>
              </table:table-cell>
              <table:table-cell office:value-type="float" office:value="59.2">
                <text:p>59.2</text:p>
              </table:table-cell>
              <table:table-cell office:value-type="float" office:value="21.6">
                <text:p>21.6</text:p>
              </table:table-cell>
              <table:table-cell office:value-type="float" office:value="68.9">
                <text:p>68.9</text:p>
              </table:table-cell>
              <table:table-cell office:value-type="float" office:value="20.9">
                <text:p>20.9</text:p>
              </table:table-cell>
              <table:table-cell office:value-type="float" office:value="62.5">
                <text:p>62.5</text:p>
              </table:table-cell>
              <table:table-cell office:value-type="float" office:value="21.1">
                <text:p>21.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7">
                <text:p>21.7</text:p>
              </table:table-cell>
              <table:table-cell office:value-type="float" office:value="64.8">
                <text:p>64.8</text:p>
              </table:table-cell>
              <table:table-cell office:value-type="float" office:value="21.6">
                <text:p>21.6</text:p>
              </table:table-cell>
              <table:table-cell office:value-type="float" office:value="64.9">
                <text:p>64.9</text:p>
              </table:table-cell>
              <table:table-cell office:value-type="float" office:value="21.1">
                <text:p>21.1</text:p>
              </table:table-cell>
              <table:table-cell office:value-type="float" office:value="59.1">
                <text:p>59.1</text:p>
              </table:table-cell>
              <table:table-cell office:value-type="float" office:value="21.6">
                <text:p>21.6</text:p>
              </table:table-cell>
              <table:table-cell office:value-type="float" office:value="69.1">
                <text:p>69.1</text:p>
              </table:table-cell>
              <table:table-cell office:value-type="float" office:value="20.9">
                <text:p>20.9</text:p>
              </table:table-cell>
              <table:table-cell office:value-type="float" office:value="62.5">
                <text:p>62.5</text:p>
              </table:table-cell>
              <table:table-cell office:value-type="float" office:value="21.1">
                <text:p>21.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7">
                <text:p>21.7</text:p>
              </table:table-cell>
              <table:table-cell office:value-type="float" office:value="64.8">
                <text:p>64.8</text:p>
              </table:table-cell>
              <table:table-cell office:value-type="float" office:value="21.6">
                <text:p>21.6</text:p>
              </table:table-cell>
              <table:table-cell office:value-type="float" office:value="65.1">
                <text:p>65.1</text:p>
              </table:table-cell>
              <table:table-cell office:value-type="float" office:value="21.1">
                <text:p>21.1</text:p>
              </table:table-cell>
              <table:table-cell office:value-type="float" office:value="59.2">
                <text:p>59.2</text:p>
              </table:table-cell>
              <table:table-cell office:value-type="float" office:value="21.6">
                <text:p>21.6</text:p>
              </table:table-cell>
              <table:table-cell office:value-type="float" office:value="69">
                <text:p>69</text:p>
              </table:table-cell>
              <table:table-cell office:value-type="float" office:value="20.9">
                <text:p>20.9</text:p>
              </table:table-cell>
              <table:table-cell office:value-type="float" office:value="62.5">
                <text:p>62.5</text:p>
              </table:table-cell>
              <table:table-cell office:value-type="float" office:value="21.1">
                <text:p>21.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6">
                <text:p>21.6</text:p>
              </table:table-cell>
              <table:table-cell office:value-type="float" office:value="64.8">
                <text:p>64.8</text:p>
              </table:table-cell>
              <table:table-cell office:value-type="float" office:value="21.6">
                <text:p>21.6</text:p>
              </table:table-cell>
              <table:table-cell office:value-type="float" office:value="64.9">
                <text:p>64.9</text:p>
              </table:table-cell>
              <table:table-cell office:value-type="float" office:value="21.1">
                <text:p>21.1</text:p>
              </table:table-cell>
              <table:table-cell office:value-type="float" office:value="59.2">
                <text:p>59.2</text:p>
              </table:table-cell>
              <table:table-cell office:value-type="float" office:value="21.5">
                <text:p>21.5</text:p>
              </table:table-cell>
              <table:table-cell office:value-type="float" office:value="69.2">
                <text:p>69.2</text:p>
              </table:table-cell>
              <table:table-cell office:value-type="float" office:value="20.9">
                <text:p>20.9</text:p>
              </table:table-cell>
              <table:table-cell office:value-type="float" office:value="62.5">
                <text:p>62.5</text:p>
              </table:table-cell>
              <table:table-cell office:value-type="float" office:value="21">
                <text:p>2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6">
                <text:p>21.6</text:p>
              </table:table-cell>
              <table:table-cell office:value-type="float" office:value="64.8">
                <text:p>64.8</text:p>
              </table:table-cell>
              <table:table-cell office:value-type="float" office:value="21.6">
                <text:p>21.6</text:p>
              </table:table-cell>
              <table:table-cell office:value-type="float" office:value="65.1">
                <text:p>65.1</text:p>
              </table:table-cell>
              <table:table-cell office:value-type="float" office:value="21.1">
                <text:p>21.1</text:p>
              </table:table-cell>
              <table:table-cell office:value-type="float" office:value="59.1">
                <text:p>59.1</text:p>
              </table:table-cell>
              <table:table-cell office:value-type="float" office:value="21.5">
                <text:p>21.5</text:p>
              </table:table-cell>
              <table:table-cell office:value-type="float" office:value="69.1">
                <text:p>69.1</text:p>
              </table:table-cell>
              <table:table-cell office:value-type="float" office:value="20.9">
                <text:p>20.9</text:p>
              </table:table-cell>
              <table:table-cell office:value-type="float" office:value="62.5">
                <text:p>62.5</text:p>
              </table:table-cell>
              <table:table-cell office:value-type="float" office:value="21">
                <text:p>2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.6">
                <text:p>21.6</text:p>
              </table:table-cell>
              <table:table-cell office:value-type="float" office:value="64.8">
                <text:p>64.8</text:p>
              </table:table-cell>
              <table:table-cell office:value-type="float" office:value="21.6">
                <text:p>21.6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59.1">
                <text:p>59.1</text:p>
              </table:table-cell>
              <table:table-cell office:value-type="float" office:value="21.5">
                <text:p>21.5</text:p>
              </table:table-cell>
              <table:table-cell office:value-type="float" office:value="68.9">
                <text:p>68.9</text:p>
              </table:table-cell>
              <table:table-cell office:value-type="float" office:value="20.9">
                <text:p>20.9</text:p>
              </table:table-cell>
              <table:table-cell office:value-type="float" office:value="62.5">
                <text:p>62.5</text:p>
              </table:table-cell>
              <table:table-cell office:value-type="float" office:value="21.1">
                <text:p>21.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.6">
                <text:p>21.6</text:p>
              </table:table-cell>
              <table:table-cell office:value-type="float" office:value="64.7">
                <text:p>64.7</text:p>
              </table:table-cell>
              <table:table-cell office:value-type="float" office:value="21.6">
                <text:p>21.6</text:p>
              </table:table-cell>
              <table:table-cell office:value-type="float" office:value="64.9">
                <text:p>64.9</text:p>
              </table:table-cell>
              <table:table-cell office:value-type="float" office:value="21">
                <text:p>21</text:p>
              </table:table-cell>
              <table:table-cell office:value-type="float" office:value="59.1">
                <text:p>59.1</text:p>
              </table:table-cell>
              <table:table-cell office:value-type="float" office:value="21.6">
                <text:p>21.6</text:p>
              </table:table-cell>
              <table:table-cell office:value-type="float" office:value="68.8">
                <text:p>68.8</text:p>
              </table:table-cell>
              <table:table-cell office:value-type="float" office:value="20.9">
                <text:p>20.9</text:p>
              </table:table-cell>
              <table:table-cell office:value-type="float" office:value="62.5">
                <text:p>62.5</text:p>
              </table:table-cell>
              <table:table-cell office:value-type="float" office:value="21.1">
                <text:p>21.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.6">
                <text:p>21.6</text:p>
              </table:table-cell>
              <table:table-cell office:value-type="float" office:value="64.8">
                <text:p>64.8</text:p>
              </table:table-cell>
              <table:table-cell office:value-type="float" office:value="21.6">
                <text:p>21.6</text:p>
              </table:table-cell>
              <table:table-cell office:value-type="float" office:value="65.1">
                <text:p>65.1</text:p>
              </table:table-cell>
              <table:table-cell office:value-type="float" office:value="21">
                <text:p>21</text:p>
              </table:table-cell>
              <table:table-cell office:value-type="float" office:value="59.1">
                <text:p>59.1</text:p>
              </table:table-cell>
              <table:table-cell office:value-type="float" office:value="21.6">
                <text:p>21.6</text:p>
              </table:table-cell>
              <table:table-cell office:value-type="float" office:value="68.8">
                <text:p>68.8</text:p>
              </table:table-cell>
              <table:table-cell office:value-type="float" office:value="20.9">
                <text:p>20.9</text:p>
              </table:table-cell>
              <table:table-cell office:value-type="float" office:value="62.5">
                <text:p>62.5</text:p>
              </table:table-cell>
              <table:table-cell office:value-type="float" office:value="21.1">
                <text:p>21.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6">
                <text:p>21.6</text:p>
              </table:table-cell>
              <table:table-cell office:value-type="float" office:value="64.8">
                <text:p>64.8</text:p>
              </table:table-cell>
              <table:table-cell office:value-type="float" office:value="21.6">
                <text:p>21.6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59.2">
                <text:p>59.2</text:p>
              </table:table-cell>
              <table:table-cell office:value-type="float" office:value="21.6">
                <text:p>21.6</text:p>
              </table:table-cell>
              <table:table-cell office:value-type="float" office:value="68.8">
                <text:p>68.8</text:p>
              </table:table-cell>
              <table:table-cell office:value-type="float" office:value="20.9">
                <text:p>20.9</text:p>
              </table:table-cell>
              <table:table-cell office:value-type="float" office:value="62.5">
                <text:p>62.5</text:p>
              </table:table-cell>
              <table:table-cell office:value-type="float" office:value="21">
                <text:p>2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.6">
                <text:p>21.6</text:p>
              </table:table-cell>
              <table:table-cell office:value-type="float" office:value="64.8">
                <text:p>64.8</text:p>
              </table:table-cell>
              <table:table-cell office:value-type="float" office:value="21.6">
                <text:p>21.6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59.1">
                <text:p>59.1</text:p>
              </table:table-cell>
              <table:table-cell office:value-type="float" office:value="21.5">
                <text:p>21.5</text:p>
              </table:table-cell>
              <table:table-cell office:value-type="float" office:value="69">
                <text:p>69</text:p>
              </table:table-cell>
              <table:table-cell office:value-type="float" office:value="20.9">
                <text:p>20.9</text:p>
              </table:table-cell>
              <table:table-cell office:value-type="float" office:value="62.5">
                <text:p>62.5</text:p>
              </table:table-cell>
              <table:table-cell office:value-type="float" office:value="21.1">
                <text:p>21.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.6">
                <text:p>21.6</text:p>
              </table:table-cell>
              <table:table-cell office:value-type="float" office:value="64.7">
                <text:p>64.7</text:p>
              </table:table-cell>
              <table:table-cell office:value-type="float" office:value="21.6">
                <text:p>21.6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59.1">
                <text:p>59.1</text:p>
              </table:table-cell>
              <table:table-cell office:value-type="float" office:value="21.6">
                <text:p>21.6</text:p>
              </table:table-cell>
              <table:table-cell office:value-type="float" office:value="68.9">
                <text:p>68.9</text:p>
              </table:table-cell>
              <table:table-cell office:value-type="float" office:value="20.9">
                <text:p>20.9</text:p>
              </table:table-cell>
              <table:table-cell office:value-type="float" office:value="62.5">
                <text:p>62.5</text:p>
              </table:table-cell>
              <table:table-cell office:value-type="float" office:value="21.1">
                <text:p>21.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.6">
                <text:p>21.6</text:p>
              </table:table-cell>
              <table:table-cell office:value-type="float" office:value="64.7">
                <text:p>64.7</text:p>
              </table:table-cell>
              <table:table-cell office:value-type="float" office:value="21.5">
                <text:p>21.5</text:p>
              </table:table-cell>
              <table:table-cell office:value-type="float" office:value="65">
                <text:p>65</text:p>
              </table:table-cell>
              <table:table-cell office:value-type="float" office:value="21.1">
                <text:p>21.1</text:p>
              </table:table-cell>
              <table:table-cell office:value-type="float" office:value="59.1">
                <text:p>59.1</text:p>
              </table:table-cell>
              <table:table-cell office:value-type="float" office:value="21.6">
                <text:p>21.6</text:p>
              </table:table-cell>
              <table:table-cell office:value-type="float" office:value="68.8">
                <text:p>68.8</text:p>
              </table:table-cell>
              <table:table-cell office:value-type="float" office:value="20.9">
                <text:p>20.9</text:p>
              </table:table-cell>
              <table:table-cell office:value-type="float" office:value="62.4">
                <text:p>62.4</text:p>
              </table:table-cell>
              <table:table-cell office:value-type="float" office:value="21">
                <text:p>21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.6">
                <text:p>21.6</text:p>
              </table:table-cell>
              <table:table-cell office:value-type="float" office:value="64.7">
                <text:p>64.7</text:p>
              </table:table-cell>
              <table:table-cell office:value-type="float" office:value="21.5">
                <text:p>21.5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59.1">
                <text:p>59.1</text:p>
              </table:table-cell>
              <table:table-cell office:value-type="float" office:value="21.6">
                <text:p>21.6</text:p>
              </table:table-cell>
              <table:table-cell office:value-type="float" office:value="69.1">
                <text:p>69.1</text:p>
              </table:table-cell>
              <table:table-cell office:value-type="float" office:value="20.9">
                <text:p>20.9</text:p>
              </table:table-cell>
              <table:table-cell office:value-type="float" office:value="62.4">
                <text:p>62.4</text:p>
              </table:table-cell>
              <table:table-cell office:value-type="float" office:value="21.1">
                <text:p>21.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6">
                <text:p>21.6</text:p>
              </table:table-cell>
              <table:table-cell office:value-type="float" office:value="64.7">
                <text:p>64.7</text:p>
              </table:table-cell>
              <table:table-cell office:value-type="float" office:value="21.6">
                <text:p>21.6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59.1">
                <text:p>59.1</text:p>
              </table:table-cell>
              <table:table-cell office:value-type="float" office:value="21.5">
                <text:p>21.5</text:p>
              </table:table-cell>
              <table:table-cell office:value-type="float" office:value="69.1">
                <text:p>69.1</text:p>
              </table:table-cell>
              <table:table-cell office:value-type="float" office:value="20.9">
                <text:p>20.9</text:p>
              </table:table-cell>
              <table:table-cell office:value-type="float" office:value="62.4">
                <text:p>62.4</text:p>
              </table:table-cell>
              <table:table-cell office:value-type="float" office:value="21">
                <text:p>21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6">
                <text:p>21.6</text:p>
              </table:table-cell>
              <table:table-cell office:value-type="float" office:value="64.8">
                <text:p>64.8</text:p>
              </table:table-cell>
              <table:table-cell office:value-type="float" office:value="21.6">
                <text:p>21.6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59.1">
                <text:p>59.1</text:p>
              </table:table-cell>
              <table:table-cell office:value-type="float" office:value="21.6">
                <text:p>21.6</text:p>
              </table:table-cell>
              <table:table-cell office:value-type="float" office:value="69">
                <text:p>69</text:p>
              </table:table-cell>
              <table:table-cell office:value-type="float" office:value="20.9">
                <text:p>20.9</text:p>
              </table:table-cell>
              <table:table-cell office:value-type="float" office:value="62.4">
                <text:p>62.4</text:p>
              </table:table-cell>
              <table:table-cell office:value-type="float" office:value="21.1">
                <text:p>21.1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.6">
                <text:p>21.6</text:p>
              </table:table-cell>
              <table:table-cell office:value-type="float" office:value="64.7">
                <text:p>64.7</text:p>
              </table:table-cell>
              <table:table-cell office:value-type="float" office:value="21.6">
                <text:p>21.6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59.1">
                <text:p>59.1</text:p>
              </table:table-cell>
              <table:table-cell office:value-type="float" office:value="21.6">
                <text:p>21.6</text:p>
              </table:table-cell>
              <table:table-cell office:value-type="float" office:value="69.2">
                <text:p>69.2</text:p>
              </table:table-cell>
              <table:table-cell office:value-type="float" office:value="20.8">
                <text:p>20.8</text:p>
              </table:table-cell>
              <table:table-cell office:value-type="float" office:value="62.5">
                <text:p>62.5</text:p>
              </table:table-cell>
              <table:table-cell office:value-type="float" office:value="21">
                <text:p>2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6">
                <text:p>21.6</text:p>
              </table:table-cell>
              <table:table-cell office:value-type="float" office:value="64.7">
                <text:p>64.7</text:p>
              </table:table-cell>
              <table:table-cell office:value-type="float" office:value="21.6">
                <text:p>21.6</text:p>
              </table:table-cell>
              <table:table-cell office:value-type="float" office:value="65.2">
                <text:p>65.2</text:p>
              </table:table-cell>
              <table:table-cell office:value-type="float" office:value="21">
                <text:p>21</text:p>
              </table:table-cell>
              <table:table-cell office:value-type="float" office:value="59.1">
                <text:p>59.1</text:p>
              </table:table-cell>
              <table:table-cell office:value-type="float" office:value="21.6">
                <text:p>21.6</text:p>
              </table:table-cell>
              <table:table-cell office:value-type="float" office:value="68.6">
                <text:p>68.6</text:p>
              </table:table-cell>
              <table:table-cell office:value-type="float" office:value="20.8">
                <text:p>20.8</text:p>
              </table:table-cell>
              <table:table-cell office:value-type="float" office:value="62.4">
                <text:p>62.4</text:p>
              </table:table-cell>
              <table:table-cell office:value-type="float" office:value="21">
                <text:p>21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6">
                <text:p>21.6</text:p>
              </table:table-cell>
              <table:table-cell office:value-type="float" office:value="64.7">
                <text:p>64.7</text:p>
              </table:table-cell>
              <table:table-cell office:value-type="float" office:value="21.5">
                <text:p>21.5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59.1">
                <text:p>59.1</text:p>
              </table:table-cell>
              <table:table-cell office:value-type="float" office:value="21.5">
                <text:p>21.5</text:p>
              </table:table-cell>
              <table:table-cell office:value-type="float" office:value="69">
                <text:p>69</text:p>
              </table:table-cell>
              <table:table-cell office:value-type="float" office:value="20.8">
                <text:p>20.8</text:p>
              </table:table-cell>
              <table:table-cell office:value-type="float" office:value="62.4">
                <text:p>62.4</text:p>
              </table:table-cell>
              <table:table-cell office:value-type="float" office:value="21">
                <text:p>21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6">
                <text:p>21.6</text:p>
              </table:table-cell>
              <table:table-cell office:value-type="float" office:value="64.7">
                <text:p>64.7</text:p>
              </table:table-cell>
              <table:table-cell office:value-type="float" office:value="21.6">
                <text:p>21.6</text:p>
              </table:table-cell>
              <table:table-cell office:value-type="float" office:value="64.9">
                <text:p>64.9</text:p>
              </table:table-cell>
              <table:table-cell office:value-type="float" office:value="21">
                <text:p>21</text:p>
              </table:table-cell>
              <table:table-cell office:value-type="float" office:value="59.1">
                <text:p>59.1</text:p>
              </table:table-cell>
              <table:table-cell office:value-type="float" office:value="21.5">
                <text:p>21.5</text:p>
              </table:table-cell>
              <table:table-cell office:value-type="float" office:value="69.2">
                <text:p>69.2</text:p>
              </table:table-cell>
              <table:table-cell office:value-type="float" office:value="20.8">
                <text:p>20.8</text:p>
              </table:table-cell>
              <table:table-cell office:value-type="float" office:value="62.3">
                <text:p>62.3</text:p>
              </table:table-cell>
              <table:table-cell office:value-type="float" office:value="21">
                <text:p>2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6">
                <text:p>21.6</text:p>
              </table:table-cell>
              <table:table-cell office:value-type="float" office:value="64.7">
                <text:p>64.7</text:p>
              </table:table-cell>
              <table:table-cell office:value-type="float" office:value="21.6">
                <text:p>21.6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59.3">
                <text:p>59.3</text:p>
              </table:table-cell>
              <table:table-cell office:value-type="float" office:value="21.5">
                <text:p>21.5</text:p>
              </table:table-cell>
              <table:table-cell office:value-type="float" office:value="69.1">
                <text:p>69.1</text:p>
              </table:table-cell>
              <table:table-cell office:value-type="float" office:value="20.9">
                <text:p>20.9</text:p>
              </table:table-cell>
              <table:table-cell office:value-type="float" office:value="62.4">
                <text:p>62.4</text:p>
              </table:table-cell>
              <table:table-cell office:value-type="float" office:value="21.1">
                <text:p>21.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6">
                <text:p>21.6</text:p>
              </table:table-cell>
              <table:table-cell office:value-type="float" office:value="65">
                <text:p>65</text:p>
              </table:table-cell>
              <table:table-cell office:value-type="float" office:value="21.6">
                <text:p>21.6</text:p>
              </table:table-cell>
              <table:table-cell office:value-type="float" office:value="65.2">
                <text:p>65.2</text:p>
              </table:table-cell>
              <table:table-cell office:value-type="float" office:value="21">
                <text:p>21</text:p>
              </table:table-cell>
              <table:table-cell office:value-type="float" office:value="59.2">
                <text:p>59.2</text:p>
              </table:table-cell>
              <table:table-cell office:value-type="float" office:value="21.5">
                <text:p>21.5</text:p>
              </table:table-cell>
              <table:table-cell office:value-type="float" office:value="69.2">
                <text:p>69.2</text:p>
              </table:table-cell>
              <table:table-cell office:value-type="float" office:value="20.9">
                <text:p>20.9</text:p>
              </table:table-cell>
              <table:table-cell office:value-type="float" office:value="62.6">
                <text:p>62.6</text:p>
              </table:table-cell>
              <table:table-cell office:value-type="float" office:value="21.1">
                <text:p>21.1</text:p>
              </table:table-cell>
              <table:table-cell office:value-type="float" office:value="58.7">
                <text:p>58.7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.6">
                <text:p>21.6</text:p>
              </table:table-cell>
              <table:table-cell office:value-type="float" office:value="64.9">
                <text:p>64.9</text:p>
              </table:table-cell>
              <table:table-cell office:value-type="float" office:value="21.6">
                <text:p>21.6</text:p>
              </table:table-cell>
              <table:table-cell office:value-type="float" office:value="65.1">
                <text:p>65.1</text:p>
              </table:table-cell>
              <table:table-cell office:value-type="float" office:value="21">
                <text:p>21</text:p>
              </table:table-cell>
              <table:table-cell office:value-type="float" office:value="59.1">
                <text:p>59.1</text:p>
              </table:table-cell>
              <table:table-cell office:value-type="float" office:value="21.6">
                <text:p>21.6</text:p>
              </table:table-cell>
              <table:table-cell office:value-type="float" office:value="69.2">
                <text:p>69.2</text:p>
              </table:table-cell>
              <table:table-cell office:value-type="float" office:value="20.9">
                <text:p>20.9</text:p>
              </table:table-cell>
              <table:table-cell office:value-type="float" office:value="62.5">
                <text:p>62.5</text:p>
              </table:table-cell>
              <table:table-cell office:value-type="float" office:value="21">
                <text:p>2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.6">
                <text:p>21.6</text:p>
              </table:table-cell>
              <table:table-cell office:value-type="float" office:value="64.8">
                <text:p>64.8</text:p>
              </table:table-cell>
              <table:table-cell office:value-type="float" office:value="21.6">
                <text:p>21.6</text:p>
              </table:table-cell>
              <table:table-cell office:value-type="float" office:value="65.1">
                <text:p>65.1</text:p>
              </table:table-cell>
              <table:table-cell office:value-type="float" office:value="21">
                <text:p>21</text:p>
              </table:table-cell>
              <table:table-cell office:value-type="float" office:value="59.1">
                <text:p>59.1</text:p>
              </table:table-cell>
              <table:table-cell office:value-type="float" office:value="21.6">
                <text:p>21.6</text:p>
              </table:table-cell>
              <table:table-cell office:value-type="float" office:value="69.1">
                <text:p>69.1</text:p>
              </table:table-cell>
              <table:table-cell office:value-type="float" office:value="20.8">
                <text:p>20.8</text:p>
              </table:table-cell>
              <table:table-cell office:value-type="float" office:value="62.5">
                <text:p>62.5</text:p>
              </table:table-cell>
              <table:table-cell office:value-type="float" office:value="21.1">
                <text:p>21.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.6">
                <text:p>21.6</text:p>
              </table:table-cell>
              <table:table-cell office:value-type="float" office:value="64.8">
                <text:p>64.8</text:p>
              </table:table-cell>
              <table:table-cell office:value-type="float" office:value="21.5">
                <text:p>21.5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59.2">
                <text:p>59.2</text:p>
              </table:table-cell>
              <table:table-cell office:value-type="float" office:value="21.6">
                <text:p>21.6</text:p>
              </table:table-cell>
              <table:table-cell office:value-type="float" office:value="69.1">
                <text:p>69.1</text:p>
              </table:table-cell>
              <table:table-cell office:value-type="float" office:value="20.8">
                <text:p>20.8</text:p>
              </table:table-cell>
              <table:table-cell office:value-type="float" office:value="62.5">
                <text:p>62.5</text:p>
              </table:table-cell>
              <table:table-cell office:value-type="float" office:value="21.1">
                <text:p>21.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.6">
                <text:p>21.6</text:p>
              </table:table-cell>
              <table:table-cell office:value-type="float" office:value="64.8">
                <text:p>64.8</text:p>
              </table:table-cell>
              <table:table-cell office:value-type="float" office:value="21.6">
                <text:p>21.6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59.1">
                <text:p>59.1</text:p>
              </table:table-cell>
              <table:table-cell office:value-type="float" office:value="21.5">
                <text:p>21.5</text:p>
              </table:table-cell>
              <table:table-cell office:value-type="float" office:value="69.1">
                <text:p>69.1</text:p>
              </table:table-cell>
              <table:table-cell office:value-type="float" office:value="20.9">
                <text:p>20.9</text:p>
              </table:table-cell>
              <table:table-cell office:value-type="float" office:value="62.5">
                <text:p>62.5</text:p>
              </table:table-cell>
              <table:table-cell office:value-type="float" office:value="21.1">
                <text:p>21.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.6">
                <text:p>21.6</text:p>
              </table:table-cell>
              <table:table-cell office:value-type="float" office:value="64.8">
                <text:p>64.8</text:p>
              </table:table-cell>
              <table:table-cell office:value-type="float" office:value="21.6">
                <text:p>21.6</text:p>
              </table:table-cell>
              <table:table-cell office:value-type="float" office:value="65.1">
                <text:p>65.1</text:p>
              </table:table-cell>
              <table:table-cell office:value-type="float" office:value="21">
                <text:p>21</text:p>
              </table:table-cell>
              <table:table-cell office:value-type="float" office:value="59.1">
                <text:p>59.1</text:p>
              </table:table-cell>
              <table:table-cell office:value-type="float" office:value="21.6">
                <text:p>21.6</text:p>
              </table:table-cell>
              <table:table-cell office:value-type="float" office:value="68.9">
                <text:p>68.9</text:p>
              </table:table-cell>
              <table:table-cell office:value-type="float" office:value="20.8">
                <text:p>20.8</text:p>
              </table:table-cell>
              <table:table-cell office:value-type="float" office:value="62.5">
                <text:p>62.5</text:p>
              </table:table-cell>
              <table:table-cell office:value-type="float" office:value="21">
                <text:p>2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.6">
                <text:p>21.6</text:p>
              </table:table-cell>
              <table:table-cell office:value-type="float" office:value="64.8">
                <text:p>64.8</text:p>
              </table:table-cell>
              <table:table-cell office:value-type="float" office:value="21.6">
                <text:p>21.6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59.1">
                <text:p>59.1</text:p>
              </table:table-cell>
              <table:table-cell office:value-type="float" office:value="21.5">
                <text:p>21.5</text:p>
              </table:table-cell>
              <table:table-cell office:value-type="float" office:value="69.1">
                <text:p>69.1</text:p>
              </table:table-cell>
              <table:table-cell office:value-type="float" office:value="20.8">
                <text:p>20.8</text:p>
              </table:table-cell>
              <table:table-cell office:value-type="float" office:value="62.4">
                <text:p>62.4</text:p>
              </table:table-cell>
              <table:table-cell office:value-type="float" office:value="21">
                <text:p>21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.6">
                <text:p>21.6</text:p>
              </table:table-cell>
              <table:table-cell office:value-type="float" office:value="64.8">
                <text:p>64.8</text:p>
              </table:table-cell>
              <table:table-cell office:value-type="float" office:value="21.5">
                <text:p>21.5</text:p>
              </table:table-cell>
              <table:table-cell office:value-type="float" office:value="65.1">
                <text:p>65.1</text:p>
              </table:table-cell>
              <table:table-cell office:value-type="float" office:value="21">
                <text:p>21</text:p>
              </table:table-cell>
              <table:table-cell office:value-type="float" office:value="59.1">
                <text:p>59.1</text:p>
              </table:table-cell>
              <table:table-cell office:value-type="float" office:value="21.6">
                <text:p>21.6</text:p>
              </table:table-cell>
              <table:table-cell office:value-type="float" office:value="69.1">
                <text:p>69.1</text:p>
              </table:table-cell>
              <table:table-cell office:value-type="float" office:value="20.8">
                <text:p>20.8</text:p>
              </table:table-cell>
              <table:table-cell office:value-type="float" office:value="62.4">
                <text:p>62.4</text:p>
              </table:table-cell>
              <table:table-cell office:value-type="float" office:value="21">
                <text:p>2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.6">
                <text:p>21.6</text:p>
              </table:table-cell>
              <table:table-cell office:value-type="float" office:value="64.8">
                <text:p>64.8</text:p>
              </table:table-cell>
              <table:table-cell office:value-type="float" office:value="21.6">
                <text:p>21.6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59.1">
                <text:p>59.1</text:p>
              </table:table-cell>
              <table:table-cell office:value-type="float" office:value="21.5">
                <text:p>21.5</text:p>
              </table:table-cell>
              <table:table-cell office:value-type="float" office:value="68.9">
                <text:p>68.9</text:p>
              </table:table-cell>
              <table:table-cell office:value-type="float" office:value="20.8">
                <text:p>20.8</text:p>
              </table:table-cell>
              <table:table-cell office:value-type="float" office:value="62.4">
                <text:p>62.4</text:p>
              </table:table-cell>
              <table:table-cell office:value-type="float" office:value="21">
                <text:p>21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.6">
                <text:p>21.6</text:p>
              </table:table-cell>
              <table:table-cell office:value-type="float" office:value="64.7">
                <text:p>64.7</text:p>
              </table:table-cell>
              <table:table-cell office:value-type="float" office:value="21.5">
                <text:p>21.5</text:p>
              </table:table-cell>
              <table:table-cell office:value-type="float" office:value="65.1">
                <text:p>65.1</text:p>
              </table:table-cell>
              <table:table-cell office:value-type="float" office:value="21">
                <text:p>21</text:p>
              </table:table-cell>
              <table:table-cell office:value-type="float" office:value="59.1">
                <text:p>59.1</text:p>
              </table:table-cell>
              <table:table-cell office:value-type="float" office:value="21.5">
                <text:p>21.5</text:p>
              </table:table-cell>
              <table:table-cell office:value-type="float" office:value="68.9">
                <text:p>68.9</text:p>
              </table:table-cell>
              <table:table-cell office:value-type="float" office:value="20.8">
                <text:p>20.8</text:p>
              </table:table-cell>
              <table:table-cell office:value-type="float" office:value="62.4">
                <text:p>62.4</text:p>
              </table:table-cell>
              <table:table-cell office:value-type="float" office:value="21">
                <text:p>21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.6">
                <text:p>21.6</text:p>
              </table:table-cell>
              <table:table-cell office:value-type="float" office:value="64.7">
                <text:p>64.7</text:p>
              </table:table-cell>
              <table:table-cell office:value-type="float" office:value="21.5">
                <text:p>21.5</text:p>
              </table:table-cell>
              <table:table-cell office:value-type="float" office:value="64.9">
                <text:p>64.9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21.5">
                <text:p>21.5</text:p>
              </table:table-cell>
              <table:table-cell office:value-type="float" office:value="69">
                <text:p>69</text:p>
              </table:table-cell>
              <table:table-cell office:value-type="float" office:value="20.8">
                <text:p>20.8</text:p>
              </table:table-cell>
              <table:table-cell office:value-type="float" office:value="62.4">
                <text:p>62.4</text:p>
              </table:table-cell>
              <table:table-cell office:value-type="float" office:value="21">
                <text:p>21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.6">
                <text:p>21.6</text:p>
              </table:table-cell>
              <table:table-cell office:value-type="float" office:value="64.7">
                <text:p>64.7</text:p>
              </table:table-cell>
              <table:table-cell office:value-type="float" office:value="21.6">
                <text:p>21.6</text:p>
              </table:table-cell>
              <table:table-cell office:value-type="float" office:value="64.9">
                <text:p>64.9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21.5">
                <text:p>21.5</text:p>
              </table:table-cell>
              <table:table-cell office:value-type="float" office:value="69">
                <text:p>69</text:p>
              </table:table-cell>
              <table:table-cell office:value-type="float" office:value="20.8">
                <text:p>20.8</text:p>
              </table:table-cell>
              <table:table-cell office:value-type="float" office:value="62.3">
                <text:p>62.3</text:p>
              </table:table-cell>
              <table:table-cell office:value-type="float" office:value="21">
                <text:p>21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.6">
                <text:p>21.6</text:p>
              </table:table-cell>
              <table:table-cell office:value-type="float" office:value="64.7">
                <text:p>64.7</text:p>
              </table:table-cell>
              <table:table-cell office:value-type="float" office:value="21.5">
                <text:p>21.5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21.5">
                <text:p>21.5</text:p>
              </table:table-cell>
              <table:table-cell office:value-type="float" office:value="69">
                <text:p>69</text:p>
              </table:table-cell>
              <table:table-cell office:value-type="float" office:value="20.8">
                <text:p>20.8</text:p>
              </table:table-cell>
              <table:table-cell office:value-type="float" office:value="62.3">
                <text:p>62.3</text:p>
              </table:table-cell>
              <table:table-cell office:value-type="float" office:value="21">
                <text:p>21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.6">
                <text:p>21.6</text:p>
              </table:table-cell>
              <table:table-cell office:value-type="float" office:value="64.7">
                <text:p>64.7</text:p>
              </table:table-cell>
              <table:table-cell office:value-type="float" office:value="21.5">
                <text:p>21.5</text:p>
              </table:table-cell>
              <table:table-cell office:value-type="float" office:value="64.9">
                <text:p>64.9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21.5">
                <text:p>21.5</text:p>
              </table:table-cell>
              <table:table-cell office:value-type="float" office:value="69">
                <text:p>69</text:p>
              </table:table-cell>
              <table:table-cell office:value-type="float" office:value="20.8">
                <text:p>20.8</text:p>
              </table:table-cell>
              <table:table-cell office:value-type="float" office:value="62.3">
                <text:p>62.3</text:p>
              </table:table-cell>
              <table:table-cell office:value-type="float" office:value="21">
                <text:p>21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.6">
                <text:p>21.6</text:p>
              </table:table-cell>
              <table:table-cell office:value-type="float" office:value="64.7">
                <text:p>64.7</text:p>
              </table:table-cell>
              <table:table-cell office:value-type="float" office:value="21.6">
                <text:p>21.6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21.5">
                <text:p>21.5</text:p>
              </table:table-cell>
              <table:table-cell office:value-type="float" office:value="68.8">
                <text:p>68.8</text:p>
              </table:table-cell>
              <table:table-cell office:value-type="float" office:value="20.8">
                <text:p>20.8</text:p>
              </table:table-cell>
              <table:table-cell office:value-type="float" office:value="62.3">
                <text:p>62.3</text:p>
              </table:table-cell>
              <table:table-cell office:value-type="float" office:value="21">
                <text:p>21</text:p>
              </table:table-cell>
              <table:table-cell office:value-type="float" office:value="58.4">
                <text:p>58.4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.6">
                <text:p>21.6</text:p>
              </table:table-cell>
              <table:table-cell office:value-type="float" office:value="64.7">
                <text:p>64.7</text:p>
              </table:table-cell>
              <table:table-cell office:value-type="float" office:value="21.5">
                <text:p>21.5</text:p>
              </table:table-cell>
              <table:table-cell office:value-type="float" office:value="64.9">
                <text:p>64.9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21.6">
                <text:p>21.6</text:p>
              </table:table-cell>
              <table:table-cell office:value-type="float" office:value="68.8">
                <text:p>68.8</text:p>
              </table:table-cell>
              <table:table-cell office:value-type="float" office:value="20.8">
                <text:p>20.8</text:p>
              </table:table-cell>
              <table:table-cell office:value-type="float" office:value="62.3">
                <text:p>62.3</text:p>
              </table:table-cell>
              <table:table-cell office:value-type="float" office:value="21">
                <text:p>21</text:p>
              </table:table-cell>
              <table:table-cell office:value-type="float" office:value="58.4">
                <text:p>58.4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.6">
                <text:p>21.6</text:p>
              </table:table-cell>
              <table:table-cell office:value-type="float" office:value="64.7">
                <text:p>64.7</text:p>
              </table:table-cell>
              <table:table-cell office:value-type="float" office:value="21.6">
                <text:p>21.6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21.5">
                <text:p>21.5</text:p>
              </table:table-cell>
              <table:table-cell office:value-type="float" office:value="69">
                <text:p>69</text:p>
              </table:table-cell>
              <table:table-cell office:value-type="float" office:value="20.8">
                <text:p>20.8</text:p>
              </table:table-cell>
              <table:table-cell office:value-type="float" office:value="62.3">
                <text:p>62.3</text:p>
              </table:table-cell>
              <table:table-cell office:value-type="float" office:value="21">
                <text:p>21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.6">
                <text:p>21.6</text:p>
              </table:table-cell>
              <table:table-cell office:value-type="float" office:value="64.7">
                <text:p>64.7</text:p>
              </table:table-cell>
              <table:table-cell office:value-type="float" office:value="21.5">
                <text:p>21.5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21.5">
                <text:p>21.5</text:p>
              </table:table-cell>
              <table:table-cell office:value-type="float" office:value="69">
                <text:p>69</text:p>
              </table:table-cell>
              <table:table-cell office:value-type="float" office:value="20.8">
                <text:p>20.8</text:p>
              </table:table-cell>
              <table:table-cell office:value-type="float" office:value="62.3">
                <text:p>62.3</text:p>
              </table:table-cell>
              <table:table-cell office:value-type="float" office:value="21">
                <text:p>21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.6">
                <text:p>21.6</text:p>
              </table:table-cell>
              <table:table-cell office:value-type="float" office:value="64.7">
                <text:p>64.7</text:p>
              </table:table-cell>
              <table:table-cell office:value-type="float" office:value="21.5">
                <text:p>21.5</text:p>
              </table:table-cell>
              <table:table-cell office:value-type="float" office:value="64.9">
                <text:p>64.9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21.5">
                <text:p>21.5</text:p>
              </table:table-cell>
              <table:table-cell office:value-type="float" office:value="69">
                <text:p>69</text:p>
              </table:table-cell>
              <table:table-cell office:value-type="float" office:value="20.8">
                <text:p>20.8</text:p>
              </table:table-cell>
              <table:table-cell office:value-type="float" office:value="62.3">
                <text:p>62.3</text:p>
              </table:table-cell>
              <table:table-cell office:value-type="float" office:value="21">
                <text:p>21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.6">
                <text:p>21.6</text:p>
              </table:table-cell>
              <table:table-cell office:value-type="float" office:value="64.7">
                <text:p>64.7</text:p>
              </table:table-cell>
              <table:table-cell office:value-type="float" office:value="21.5">
                <text:p>21.5</text:p>
              </table:table-cell>
              <table:table-cell office:value-type="float" office:value="64.9">
                <text:p>64.9</text:p>
              </table:table-cell>
              <table:table-cell office:value-type="float" office:value="21">
                <text:p>21</text:p>
              </table:table-cell>
              <table:table-cell office:value-type="float" office:value="58.9">
                <text:p>58.9</text:p>
              </table:table-cell>
              <table:table-cell office:value-type="float" office:value="21.5">
                <text:p>21.5</text:p>
              </table:table-cell>
              <table:table-cell office:value-type="float" office:value="69.2">
                <text:p>69.2</text:p>
              </table:table-cell>
              <table:table-cell office:value-type="float" office:value="20.8">
                <text:p>20.8</text:p>
              </table:table-cell>
              <table:table-cell office:value-type="float" office:value="62.3">
                <text:p>62.3</text:p>
              </table:table-cell>
              <table:table-cell office:value-type="float" office:value="21">
                <text:p>21</text:p>
              </table:table-cell>
              <table:table-cell office:value-type="float" office:value="58.4">
                <text:p>58.4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.6">
                <text:p>21.6</text:p>
              </table:table-cell>
              <table:table-cell office:value-type="float" office:value="64.6">
                <text:p>64.6</text:p>
              </table:table-cell>
              <table:table-cell office:value-type="float" office:value="21.5">
                <text:p>21.5</text:p>
              </table:table-cell>
              <table:table-cell office:value-type="float" office:value="64.8">
                <text:p>64.8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21.5">
                <text:p>21.5</text:p>
              </table:table-cell>
              <table:table-cell office:value-type="float" office:value="69">
                <text:p>69</text:p>
              </table:table-cell>
              <table:table-cell office:value-type="float" office:value="20.8">
                <text:p>20.8</text:p>
              </table:table-cell>
              <table:table-cell office:value-type="float" office:value="62.3">
                <text:p>62.3</text:p>
              </table:table-cell>
              <table:table-cell office:value-type="float" office:value="21">
                <text:p>21</text:p>
              </table:table-cell>
              <table:table-cell office:value-type="float" office:value="58.4">
                <text:p>58.4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6">
                <text:p>21.6</text:p>
              </table:table-cell>
              <table:table-cell office:value-type="float" office:value="64.6">
                <text:p>64.6</text:p>
              </table:table-cell>
              <table:table-cell office:value-type="float" office:value="21.6">
                <text:p>21.6</text:p>
              </table:table-cell>
              <table:table-cell office:value-type="float" office:value="64.9">
                <text:p>64.9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21.5">
                <text:p>21.5</text:p>
              </table:table-cell>
              <table:table-cell office:value-type="float" office:value="68.6">
                <text:p>68.6</text:p>
              </table:table-cell>
              <table:table-cell office:value-type="float" office:value="20.8">
                <text:p>20.8</text:p>
              </table:table-cell>
              <table:table-cell office:value-type="float" office:value="62.3">
                <text:p>62.3</text:p>
              </table:table-cell>
              <table:table-cell office:value-type="float" office:value="21">
                <text:p>21</text:p>
              </table:table-cell>
              <table:table-cell office:value-type="float" office:value="58.4">
                <text:p>58.4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6">
                <text:p>21.6</text:p>
              </table:table-cell>
              <table:table-cell office:value-type="float" office:value="64.6">
                <text:p>64.6</text:p>
              </table:table-cell>
              <table:table-cell office:value-type="float" office:value="21.5">
                <text:p>21.5</text:p>
              </table:table-cell>
              <table:table-cell office:value-type="float" office:value="64.8">
                <text:p>64.8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21.5">
                <text:p>21.5</text:p>
              </table:table-cell>
              <table:table-cell office:value-type="float" office:value="69.1">
                <text:p>69.1</text:p>
              </table:table-cell>
              <table:table-cell office:value-type="float" office:value="20.8">
                <text:p>20.8</text:p>
              </table:table-cell>
              <table:table-cell office:value-type="float" office:value="62.2">
                <text:p>62.2</text:p>
              </table:table-cell>
              <table:table-cell office:value-type="float" office:value="21">
                <text:p>21</text:p>
              </table:table-cell>
              <table:table-cell office:value-type="float" office:value="58.4">
                <text:p>58.4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.6">
                <text:p>21.6</text:p>
              </table:table-cell>
              <table:table-cell office:value-type="float" office:value="64.6">
                <text:p>64.6</text:p>
              </table:table-cell>
              <table:table-cell office:value-type="float" office:value="21.6">
                <text:p>21.6</text:p>
              </table:table-cell>
              <table:table-cell office:value-type="float" office:value="64.8">
                <text:p>64.8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21.6">
                <text:p>21.6</text:p>
              </table:table-cell>
              <table:table-cell office:value-type="float" office:value="68.9">
                <text:p>68.9</text:p>
              </table:table-cell>
              <table:table-cell office:value-type="float" office:value="20.8">
                <text:p>20.8</text:p>
              </table:table-cell>
              <table:table-cell office:value-type="float" office:value="62.3">
                <text:p>62.3</text:p>
              </table:table-cell>
              <table:table-cell office:value-type="float" office:value="21">
                <text:p>21</text:p>
              </table:table-cell>
              <table:table-cell office:value-type="float" office:value="58.4">
                <text:p>58.4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6">
                <text:p>21.6</text:p>
              </table:table-cell>
              <table:table-cell office:value-type="float" office:value="64.6">
                <text:p>64.6</text:p>
              </table:table-cell>
              <table:table-cell office:value-type="float" office:value="21.5">
                <text:p>21.5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58.9">
                <text:p>58.9</text:p>
              </table:table-cell>
              <table:table-cell office:value-type="float" office:value="21.5">
                <text:p>21.5</text:p>
              </table:table-cell>
              <table:table-cell office:value-type="float" office:value="68.8">
                <text:p>68.8</text:p>
              </table:table-cell>
              <table:table-cell office:value-type="float" office:value="20.8">
                <text:p>20.8</text:p>
              </table:table-cell>
              <table:table-cell office:value-type="float" office:value="62.2">
                <text:p>62.2</text:p>
              </table:table-cell>
              <table:table-cell office:value-type="float" office:value="21">
                <text:p>21</text:p>
              </table:table-cell>
              <table:table-cell office:value-type="float" office:value="58.4">
                <text:p>58.4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.6">
                <text:p>21.6</text:p>
              </table:table-cell>
              <table:table-cell office:value-type="float" office:value="64.6">
                <text:p>64.6</text:p>
              </table:table-cell>
              <table:table-cell office:value-type="float" office:value="21.6">
                <text:p>21.6</text:p>
              </table:table-cell>
              <table:table-cell office:value-type="float" office:value="64.9">
                <text:p>64.9</text:p>
              </table:table-cell>
              <table:table-cell office:value-type="float" office:value="21">
                <text:p>21</text:p>
              </table:table-cell>
              <table:table-cell office:value-type="float" office:value="58.9">
                <text:p>58.9</text:p>
              </table:table-cell>
              <table:table-cell office:value-type="float" office:value="21.5">
                <text:p>21.5</text:p>
              </table:table-cell>
              <table:table-cell office:value-type="float" office:value="68.9">
                <text:p>68.9</text:p>
              </table:table-cell>
              <table:table-cell office:value-type="float" office:value="20.8">
                <text:p>20.8</text:p>
              </table:table-cell>
              <table:table-cell office:value-type="float" office:value="62.2">
                <text:p>62.2</text:p>
              </table:table-cell>
              <table:table-cell office:value-type="float" office:value="21">
                <text:p>21</text:p>
              </table:table-cell>
              <table:table-cell office:value-type="float" office:value="58.4">
                <text:p>58.4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6">
                <text:p>21.6</text:p>
              </table:table-cell>
              <table:table-cell office:value-type="float" office:value="64.5">
                <text:p>64.5</text:p>
              </table:table-cell>
              <table:table-cell office:value-type="float" office:value="21.5">
                <text:p>21.5</text:p>
              </table:table-cell>
              <table:table-cell office:value-type="float" office:value="64.7">
                <text:p>64.7</text:p>
              </table:table-cell>
              <table:table-cell office:value-type="float" office:value="21">
                <text:p>21</text:p>
              </table:table-cell>
              <table:table-cell office:value-type="float" office:value="58.9">
                <text:p>58.9</text:p>
              </table:table-cell>
              <table:table-cell office:value-type="float" office:value="21.5">
                <text:p>21.5</text:p>
              </table:table-cell>
              <table:table-cell office:value-type="float" office:value="68.8">
                <text:p>68.8</text:p>
              </table:table-cell>
              <table:table-cell office:value-type="float" office:value="20.8">
                <text:p>20.8</text:p>
              </table:table-cell>
              <table:table-cell office:value-type="float" office:value="62.2">
                <text:p>62.2</text:p>
              </table:table-cell>
              <table:table-cell office:value-type="float" office:value="21">
                <text:p>21</text:p>
              </table:table-cell>
              <table:table-cell office:value-type="float" office:value="58.3">
                <text:p>58.3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.6">
                <text:p>21.6</text:p>
              </table:table-cell>
              <table:table-cell office:value-type="float" office:value="64.6">
                <text:p>64.6</text:p>
              </table:table-cell>
              <table:table-cell office:value-type="float" office:value="21.6">
                <text:p>21.6</text:p>
              </table:table-cell>
              <table:table-cell office:value-type="float" office:value="64.8">
                <text:p>64.8</text:p>
              </table:table-cell>
              <table:table-cell office:value-type="float" office:value="21">
                <text:p>21</text:p>
              </table:table-cell>
              <table:table-cell office:value-type="float" office:value="58.9">
                <text:p>58.9</text:p>
              </table:table-cell>
              <table:table-cell office:value-type="float" office:value="21.5">
                <text:p>21.5</text:p>
              </table:table-cell>
              <table:table-cell office:value-type="float" office:value="68.4">
                <text:p>68.4</text:p>
              </table:table-cell>
              <table:table-cell office:value-type="float" office:value="20.8">
                <text:p>20.8</text:p>
              </table:table-cell>
              <table:table-cell office:value-type="float" office:value="62.2">
                <text:p>62.2</text:p>
              </table:table-cell>
              <table:table-cell office:value-type="float" office:value="21">
                <text:p>21</text:p>
              </table:table-cell>
              <table:table-cell office:value-type="float" office:value="58.3">
                <text:p>58.3</text:p>
              </table:table-cell>
              <table:table-cell office:value-type="float" office:value="21.5">
                <text:p>21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.6">
                <text:p>21.6</text:p>
              </table:table-cell>
              <table:table-cell office:value-type="float" office:value="64.6">
                <text:p>64.6</text:p>
              </table:table-cell>
              <table:table-cell office:value-type="float" office:value="21.5">
                <text:p>21.5</text:p>
              </table:table-cell>
              <table:table-cell office:value-type="float" office:value="64.9">
                <text:p>64.9</text:p>
              </table:table-cell>
              <table:table-cell office:value-type="float" office:value="21">
                <text:p>21</text:p>
              </table:table-cell>
              <table:table-cell office:value-type="float" office:value="58.9">
                <text:p>58.9</text:p>
              </table:table-cell>
              <table:table-cell office:value-type="float" office:value="21.5">
                <text:p>21.5</text:p>
              </table:table-cell>
              <table:table-cell office:value-type="float" office:value="68.8">
                <text:p>68.8</text:p>
              </table:table-cell>
              <table:table-cell office:value-type="float" office:value="20.8">
                <text:p>20.8</text:p>
              </table:table-cell>
              <table:table-cell office:value-type="float" office:value="62.2">
                <text:p>62.2</text:p>
              </table:table-cell>
              <table:table-cell office:value-type="float" office:value="21">
                <text:p>21</text:p>
              </table:table-cell>
              <table:table-cell office:value-type="float" office:value="58.3">
                <text:p>58.3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6">
                <text:p>21.6</text:p>
              </table:table-cell>
              <table:table-cell office:value-type="float" office:value="64.5">
                <text:p>64.5</text:p>
              </table:table-cell>
              <table:table-cell office:value-type="float" office:value="21.5">
                <text:p>21.5</text:p>
              </table:table-cell>
              <table:table-cell office:value-type="float" office:value="64.8">
                <text:p>64.8</text:p>
              </table:table-cell>
              <table:table-cell office:value-type="float" office:value="21">
                <text:p>21</text:p>
              </table:table-cell>
              <table:table-cell office:value-type="float" office:value="58.8">
                <text:p>58.8</text:p>
              </table:table-cell>
              <table:table-cell office:value-type="float" office:value="21.5">
                <text:p>21.5</text:p>
              </table:table-cell>
              <table:table-cell office:value-type="float" office:value="68.8">
                <text:p>68.8</text:p>
              </table:table-cell>
              <table:table-cell office:value-type="float" office:value="20.8">
                <text:p>20.8</text:p>
              </table:table-cell>
              <table:table-cell office:value-type="float" office:value="62.2">
                <text:p>62.2</text:p>
              </table:table-cell>
              <table:table-cell office:value-type="float" office:value="21">
                <text:p>21</text:p>
              </table:table-cell>
              <table:table-cell office:value-type="float" office:value="58.3">
                <text:p>58.3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6">
                <text:p>21.6</text:p>
              </table:table-cell>
              <table:table-cell office:value-type="float" office:value="64.5">
                <text:p>64.5</text:p>
              </table:table-cell>
              <table:table-cell office:value-type="float" office:value="21.5">
                <text:p>21.5</text:p>
              </table:table-cell>
              <table:table-cell office:value-type="float" office:value="64.9">
                <text:p>64.9</text:p>
              </table:table-cell>
              <table:table-cell office:value-type="float" office:value="21">
                <text:p>21</text:p>
              </table:table-cell>
              <table:table-cell office:value-type="float" office:value="58.8">
                <text:p>58.8</text:p>
              </table:table-cell>
              <table:table-cell office:value-type="float" office:value="21.6">
                <text:p>21.6</text:p>
              </table:table-cell>
              <table:table-cell office:value-type="float" office:value="68.7">
                <text:p>68.7</text:p>
              </table:table-cell>
              <table:table-cell office:value-type="float" office:value="20.8">
                <text:p>20.8</text:p>
              </table:table-cell>
              <table:table-cell office:value-type="float" office:value="62.2">
                <text:p>62.2</text:p>
              </table:table-cell>
              <table:table-cell office:value-type="float" office:value="21">
                <text:p>21</text:p>
              </table:table-cell>
              <table:table-cell office:value-type="float" office:value="58.3">
                <text:p>58.3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.6">
                <text:p>21.6</text:p>
              </table:table-cell>
              <table:table-cell office:value-type="float" office:value="64.5">
                <text:p>64.5</text:p>
              </table:table-cell>
              <table:table-cell office:value-type="float" office:value="21.5">
                <text:p>21.5</text:p>
              </table:table-cell>
              <table:table-cell office:value-type="float" office:value="64.8">
                <text:p>64.8</text:p>
              </table:table-cell>
              <table:table-cell office:value-type="float" office:value="21">
                <text:p>21</text:p>
              </table:table-cell>
              <table:table-cell office:value-type="float" office:value="58.9">
                <text:p>58.9</text:p>
              </table:table-cell>
              <table:table-cell office:value-type="float" office:value="21.5">
                <text:p>21.5</text:p>
              </table:table-cell>
              <table:table-cell office:value-type="float" office:value="68.7">
                <text:p>68.7</text:p>
              </table:table-cell>
              <table:table-cell office:value-type="float" office:value="20.8">
                <text:p>20.8</text:p>
              </table:table-cell>
              <table:table-cell office:value-type="float" office:value="62.2">
                <text:p>62.2</text:p>
              </table:table-cell>
              <table:table-cell office:value-type="float" office:value="21">
                <text:p>21</text:p>
              </table:table-cell>
              <table:table-cell office:value-type="float" office:value="58.3">
                <text:p>58.3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.5">
                <text:p>21.5</text:p>
              </table:table-cell>
              <table:table-cell office:value-type="float" office:value="64.4">
                <text:p>64.4</text:p>
              </table:table-cell>
              <table:table-cell office:value-type="float" office:value="21.5">
                <text:p>21.5</text:p>
              </table:table-cell>
              <table:table-cell office:value-type="float" office:value="64.9">
                <text:p>64.9</text:p>
              </table:table-cell>
              <table:table-cell office:value-type="float" office:value="21">
                <text:p>21</text:p>
              </table:table-cell>
              <table:table-cell office:value-type="float" office:value="58.8">
                <text:p>58.8</text:p>
              </table:table-cell>
              <table:table-cell office:value-type="float" office:value="21.5">
                <text:p>21.5</text:p>
              </table:table-cell>
              <table:table-cell office:value-type="float" office:value="68.8">
                <text:p>68.8</text:p>
              </table:table-cell>
              <table:table-cell office:value-type="float" office:value="20.8">
                <text:p>20.8</text:p>
              </table:table-cell>
              <table:table-cell office:value-type="float" office:value="62.2">
                <text:p>62.2</text:p>
              </table:table-cell>
              <table:table-cell office:value-type="float" office:value="21">
                <text:p>21</text:p>
              </table:table-cell>
              <table:table-cell office:value-type="float" office:value="58.3">
                <text:p>58.3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.6">
                <text:p>21.6</text:p>
              </table:table-cell>
              <table:table-cell office:value-type="float" office:value="64.5">
                <text:p>64.5</text:p>
              </table:table-cell>
              <table:table-cell office:value-type="float" office:value="21.5">
                <text:p>21.5</text:p>
              </table:table-cell>
              <table:table-cell office:value-type="float" office:value="64.8">
                <text:p>64.8</text:p>
              </table:table-cell>
              <table:table-cell office:value-type="float" office:value="21">
                <text:p>21</text:p>
              </table:table-cell>
              <table:table-cell office:value-type="float" office:value="58.8">
                <text:p>58.8</text:p>
              </table:table-cell>
              <table:table-cell office:value-type="float" office:value="21.5">
                <text:p>21.5</text:p>
              </table:table-cell>
              <table:table-cell office:value-type="float" office:value="68.7">
                <text:p>68.7</text:p>
              </table:table-cell>
              <table:table-cell office:value-type="float" office:value="20.8">
                <text:p>20.8</text:p>
              </table:table-cell>
              <table:table-cell office:value-type="float" office:value="62.1">
                <text:p>62.1</text:p>
              </table:table-cell>
              <table:table-cell office:value-type="float" office:value="21">
                <text:p>21</text:p>
              </table:table-cell>
              <table:table-cell office:value-type="float" office:value="58.3">
                <text:p>58.3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.6">
                <text:p>21.6</text:p>
              </table:table-cell>
              <table:table-cell office:value-type="float" office:value="64.5">
                <text:p>64.5</text:p>
              </table:table-cell>
              <table:table-cell office:value-type="float" office:value="21.6">
                <text:p>21.6</text:p>
              </table:table-cell>
              <table:table-cell office:value-type="float" office:value="64.7">
                <text:p>64.7</text:p>
              </table:table-cell>
              <table:table-cell office:value-type="float" office:value="21">
                <text:p>21</text:p>
              </table:table-cell>
              <table:table-cell office:value-type="float" office:value="58.8">
                <text:p>58.8</text:p>
              </table:table-cell>
              <table:table-cell office:value-type="float" office:value="21.5">
                <text:p>21.5</text:p>
              </table:table-cell>
              <table:table-cell office:value-type="float" office:value="68.6">
                <text:p>68.6</text:p>
              </table:table-cell>
              <table:table-cell office:value-type="float" office:value="20.8">
                <text:p>20.8</text:p>
              </table:table-cell>
              <table:table-cell office:value-type="float" office:value="62.1">
                <text:p>62.1</text:p>
              </table:table-cell>
              <table:table-cell office:value-type="float" office:value="21">
                <text:p>21</text:p>
              </table:table-cell>
              <table:table-cell office:value-type="float" office:value="58.2">
                <text:p>58.2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.5">
                <text:p>21.5</text:p>
              </table:table-cell>
              <table:table-cell office:value-type="float" office:value="64.4">
                <text:p>64.4</text:p>
              </table:table-cell>
              <table:table-cell office:value-type="float" office:value="21.5">
                <text:p>21.5</text:p>
              </table:table-cell>
              <table:table-cell office:value-type="float" office:value="64.8">
                <text:p>64.8</text:p>
              </table:table-cell>
              <table:table-cell office:value-type="float" office:value="21">
                <text:p>21</text:p>
              </table:table-cell>
              <table:table-cell office:value-type="float" office:value="58.8">
                <text:p>58.8</text:p>
              </table:table-cell>
              <table:table-cell office:value-type="float" office:value="21.4">
                <text:p>21.4</text:p>
              </table:table-cell>
              <table:table-cell office:value-type="float" office:value="68.8">
                <text:p>68.8</text:p>
              </table:table-cell>
              <table:table-cell office:value-type="float" office:value="20.8">
                <text:p>20.8</text:p>
              </table:table-cell>
              <table:table-cell office:value-type="float" office:value="62.1">
                <text:p>62.1</text:p>
              </table:table-cell>
              <table:table-cell office:value-type="float" office:value="21">
                <text:p>21</text:p>
              </table:table-cell>
              <table:table-cell office:value-type="float" office:value="58.3">
                <text:p>58.3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.5">
                <text:p>21.5</text:p>
              </table:table-cell>
              <table:table-cell office:value-type="float" office:value="64.4">
                <text:p>64.4</text:p>
              </table:table-cell>
              <table:table-cell office:value-type="float" office:value="21.6">
                <text:p>21.6</text:p>
              </table:table-cell>
              <table:table-cell office:value-type="float" office:value="64.7">
                <text:p>64.7</text:p>
              </table:table-cell>
              <table:table-cell office:value-type="float" office:value="21">
                <text:p>21</text:p>
              </table:table-cell>
              <table:table-cell office:value-type="float" office:value="58.7">
                <text:p>58.7</text:p>
              </table:table-cell>
              <table:table-cell office:value-type="float" office:value="21.5">
                <text:p>21.5</text:p>
              </table:table-cell>
              <table:table-cell office:value-type="float" office:value="68.6">
                <text:p>68.6</text:p>
              </table:table-cell>
              <table:table-cell office:value-type="float" office:value="20.8">
                <text:p>20.8</text:p>
              </table:table-cell>
              <table:table-cell office:value-type="float" office:value="62.1">
                <text:p>62.1</text:p>
              </table:table-cell>
              <table:table-cell office:value-type="float" office:value="21">
                <text:p>21</text:p>
              </table:table-cell>
              <table:table-cell office:value-type="float" office:value="58.2">
                <text:p>58.2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.5">
                <text:p>21.5</text:p>
              </table:table-cell>
              <table:table-cell office:value-type="float" office:value="64.3">
                <text:p>64.3</text:p>
              </table:table-cell>
              <table:table-cell office:value-type="float" office:value="21.5">
                <text:p>21.5</text:p>
              </table:table-cell>
              <table:table-cell office:value-type="float" office:value="64.6">
                <text:p>64.6</text:p>
              </table:table-cell>
              <table:table-cell office:value-type="float" office:value="21">
                <text:p>21</text:p>
              </table:table-cell>
              <table:table-cell office:value-type="float" office:value="58.8">
                <text:p>58.8</text:p>
              </table:table-cell>
              <table:table-cell office:value-type="float" office:value="21.5">
                <text:p>21.5</text:p>
              </table:table-cell>
              <table:table-cell office:value-type="float" office:value="68.5">
                <text:p>68.5</text:p>
              </table:table-cell>
              <table:table-cell office:value-type="float" office:value="20.8">
                <text:p>20.8</text:p>
              </table:table-cell>
              <table:table-cell office:value-type="float" office:value="62.1">
                <text:p>62.1</text:p>
              </table:table-cell>
              <table:table-cell office:value-type="float" office:value="21">
                <text:p>21</text:p>
              </table:table-cell>
              <table:table-cell office:value-type="float" office:value="58.2">
                <text:p>58.2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.6">
                <text:p>21.6</text:p>
              </table:table-cell>
              <table:table-cell office:value-type="float" office:value="64.4">
                <text:p>64.4</text:p>
              </table:table-cell>
              <table:table-cell office:value-type="float" office:value="21.5">
                <text:p>21.5</text:p>
              </table:table-cell>
              <table:table-cell office:value-type="float" office:value="64.8">
                <text:p>64.8</text:p>
              </table:table-cell>
              <table:table-cell office:value-type="float" office:value="21">
                <text:p>21</text:p>
              </table:table-cell>
              <table:table-cell office:value-type="float" office:value="58.7">
                <text:p>58.7</text:p>
              </table:table-cell>
              <table:table-cell office:value-type="float" office:value="21.5">
                <text:p>21.5</text:p>
              </table:table-cell>
              <table:table-cell office:value-type="float" office:value="68.5">
                <text:p>68.5</text:p>
              </table:table-cell>
              <table:table-cell office:value-type="float" office:value="20.8">
                <text:p>20.8</text:p>
              </table:table-cell>
              <table:table-cell office:value-type="float" office:value="62.1">
                <text:p>62.1</text:p>
              </table:table-cell>
              <table:table-cell office:value-type="float" office:value="21">
                <text:p>21</text:p>
              </table:table-cell>
              <table:table-cell office:value-type="float" office:value="58.2">
                <text:p>58.2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.5">
                <text:p>21.5</text:p>
              </table:table-cell>
              <table:table-cell office:value-type="float" office:value="64.3">
                <text:p>64.3</text:p>
              </table:table-cell>
              <table:table-cell office:value-type="float" office:value="21.6">
                <text:p>21.6</text:p>
              </table:table-cell>
              <table:table-cell office:value-type="float" office:value="64.7">
                <text:p>64.7</text:p>
              </table:table-cell>
              <table:table-cell office:value-type="float" office:value="21">
                <text:p>21</text:p>
              </table:table-cell>
              <table:table-cell office:value-type="float" office:value="58.7">
                <text:p>58.7</text:p>
              </table:table-cell>
              <table:table-cell office:value-type="float" office:value="21.5">
                <text:p>21.5</text:p>
              </table:table-cell>
              <table:table-cell office:value-type="float" office:value="68.6">
                <text:p>68.6</text:p>
              </table:table-cell>
              <table:table-cell office:value-type="float" office:value="20.8">
                <text:p>20.8</text:p>
              </table:table-cell>
              <table:table-cell office:value-type="float" office:value="62.1">
                <text:p>62.1</text:p>
              </table:table-cell>
              <table:table-cell office:value-type="float" office:value="21">
                <text:p>21</text:p>
              </table:table-cell>
              <table:table-cell office:value-type="float" office:value="58.2">
                <text:p>58.2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5">
                <text:p>21.5</text:p>
              </table:table-cell>
              <table:table-cell office:value-type="float" office:value="64.3">
                <text:p>64.3</text:p>
              </table:table-cell>
              <table:table-cell office:value-type="float" office:value="21.5">
                <text:p>21.5</text:p>
              </table:table-cell>
              <table:table-cell office:value-type="float" office:value="64.9">
                <text:p>64.9</text:p>
              </table:table-cell>
              <table:table-cell office:value-type="float" office:value="21">
                <text:p>21</text:p>
              </table:table-cell>
              <table:table-cell office:value-type="float" office:value="58.7">
                <text:p>58.7</text:p>
              </table:table-cell>
              <table:table-cell office:value-type="float" office:value="21.6">
                <text:p>21.6</text:p>
              </table:table-cell>
              <table:table-cell office:value-type="float" office:value="68.7">
                <text:p>68.7</text:p>
              </table:table-cell>
              <table:table-cell office:value-type="float" office:value="20.8">
                <text:p>20.8</text:p>
              </table:table-cell>
              <table:table-cell office:value-type="float" office:value="62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58.2">
                <text:p>58.2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.5">
                <text:p>21.5</text:p>
              </table:table-cell>
              <table:table-cell office:value-type="float" office:value="64.3">
                <text:p>64.3</text:p>
              </table:table-cell>
              <table:table-cell office:value-type="float" office:value="21.5">
                <text:p>21.5</text:p>
              </table:table-cell>
              <table:table-cell office:value-type="float" office:value="64.9">
                <text:p>64.9</text:p>
              </table:table-cell>
              <table:table-cell office:value-type="float" office:value="21">
                <text:p>21</text:p>
              </table:table-cell>
              <table:table-cell office:value-type="float" office:value="58.7">
                <text:p>58.7</text:p>
              </table:table-cell>
              <table:table-cell office:value-type="float" office:value="21.5">
                <text:p>21.5</text:p>
              </table:table-cell>
              <table:table-cell office:value-type="float" office:value="68.6">
                <text:p>68.6</text:p>
              </table:table-cell>
              <table:table-cell office:value-type="float" office:value="20.8">
                <text:p>20.8</text:p>
              </table:table-cell>
              <table:table-cell office:value-type="float" office:value="62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58.2">
                <text:p>58.2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.5">
                <text:p>21.5</text:p>
              </table:table-cell>
              <table:table-cell office:value-type="float" office:value="64.2">
                <text:p>64.2</text:p>
              </table:table-cell>
              <table:table-cell office:value-type="float" office:value="21.5">
                <text:p>21.5</text:p>
              </table:table-cell>
              <table:table-cell office:value-type="float" office:value="64.6">
                <text:p>64.6</text:p>
              </table:table-cell>
              <table:table-cell office:value-type="float" office:value="21">
                <text:p>21</text:p>
              </table:table-cell>
              <table:table-cell office:value-type="float" office:value="58.7">
                <text:p>58.7</text:p>
              </table:table-cell>
              <table:table-cell office:value-type="float" office:value="21.5">
                <text:p>21.5</text:p>
              </table:table-cell>
              <table:table-cell office:value-type="float" office:value="68.5">
                <text:p>68.5</text:p>
              </table:table-cell>
              <table:table-cell office:value-type="float" office:value="20.8">
                <text:p>20.8</text:p>
              </table:table-cell>
              <table:table-cell office:value-type="float" office:value="62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58.2">
                <text:p>58.2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.5">
                <text:p>21.5</text:p>
              </table:table-cell>
              <table:table-cell office:value-type="float" office:value="64.2">
                <text:p>64.2</text:p>
              </table:table-cell>
              <table:table-cell office:value-type="float" office:value="21.5">
                <text:p>21.5</text:p>
              </table:table-cell>
              <table:table-cell office:value-type="float" office:value="64.7">
                <text:p>64.7</text:p>
              </table:table-cell>
              <table:table-cell office:value-type="float" office:value="21">
                <text:p>21</text:p>
              </table:table-cell>
              <table:table-cell office:value-type="float" office:value="58.7">
                <text:p>58.7</text:p>
              </table:table-cell>
              <table:table-cell office:value-type="float" office:value="21.5">
                <text:p>21.5</text:p>
              </table:table-cell>
              <table:table-cell office:value-type="float" office:value="68.7">
                <text:p>68.7</text:p>
              </table:table-cell>
              <table:table-cell office:value-type="float" office:value="20.8">
                <text:p>20.8</text:p>
              </table:table-cell>
              <table:table-cell office:value-type="float" office:value="62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58.2">
                <text:p>58.2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.5">
                <text:p>21.5</text:p>
              </table:table-cell>
              <table:table-cell office:value-type="float" office:value="64.2">
                <text:p>64.2</text:p>
              </table:table-cell>
              <table:table-cell office:value-type="float" office:value="21.5">
                <text:p>21.5</text:p>
              </table:table-cell>
              <table:table-cell office:value-type="float" office:value="64.6">
                <text:p>64.6</text:p>
              </table:table-cell>
              <table:table-cell office:value-type="float" office:value="21">
                <text:p>21</text:p>
              </table:table-cell>
              <table:table-cell office:value-type="float" office:value="58.7">
                <text:p>58.7</text:p>
              </table:table-cell>
              <table:table-cell office:value-type="float" office:value="21.5">
                <text:p>21.5</text:p>
              </table:table-cell>
              <table:table-cell office:value-type="float" office:value="68.2">
                <text:p>68.2</text:p>
              </table:table-cell>
              <table:table-cell office:value-type="float" office:value="20.8">
                <text:p>20.8</text:p>
              </table:table-cell>
              <table:table-cell office:value-type="float" office:value="62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58.1">
                <text:p>58.1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.5">
                <text:p>21.5</text:p>
              </table:table-cell>
              <table:table-cell office:value-type="float" office:value="64.2">
                <text:p>64.2</text:p>
              </table:table-cell>
              <table:table-cell office:value-type="float" office:value="21.5">
                <text:p>21.5</text:p>
              </table:table-cell>
              <table:table-cell office:value-type="float" office:value="64.6">
                <text:p>64.6</text:p>
              </table:table-cell>
              <table:table-cell office:value-type="float" office:value="21">
                <text:p>2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8.6">
                <text:p>68.6</text:p>
              </table:table-cell>
              <table:table-cell office:value-type="float" office:value="20.8">
                <text:p>20.8</text:p>
              </table:table-cell>
              <table:table-cell office:value-type="float" office:value="62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58.1">
                <text:p>58.1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.5">
                <text:p>21.5</text:p>
              </table:table-cell>
              <table:table-cell office:value-type="float" office:value="64.2">
                <text:p>64.2</text:p>
              </table:table-cell>
              <table:table-cell office:value-type="float" office:value="21.5">
                <text:p>21.5</text:p>
              </table:table-cell>
              <table:table-cell office:value-type="float" office:value="64.7">
                <text:p>64.7</text:p>
              </table:table-cell>
              <table:table-cell office:value-type="float" office:value="21">
                <text:p>2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8.4">
                <text:p>68.4</text:p>
              </table:table-cell>
              <table:table-cell office:value-type="float" office:value="20.8">
                <text:p>20.8</text:p>
              </table:table-cell>
              <table:table-cell office:value-type="float" office:value="62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58.1">
                <text:p>58.1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.5">
                <text:p>21.5</text:p>
              </table:table-cell>
              <table:table-cell office:value-type="float" office:value="64.2">
                <text:p>64.2</text:p>
              </table:table-cell>
              <table:table-cell office:value-type="float" office:value="21.5">
                <text:p>21.5</text:p>
              </table:table-cell>
              <table:table-cell office:value-type="float" office:value="64.7">
                <text:p>64.7</text:p>
              </table:table-cell>
              <table:table-cell office:value-type="float" office:value="21">
                <text:p>2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8.4">
                <text:p>68.4</text:p>
              </table:table-cell>
              <table:table-cell office:value-type="float" office:value="20.8">
                <text:p>20.8</text:p>
              </table:table-cell>
              <table:table-cell office:value-type="float" office:value="62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58.1">
                <text:p>58.1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.5">
                <text:p>21.5</text:p>
              </table:table-cell>
              <table:table-cell office:value-type="float" office:value="64.2">
                <text:p>64.2</text:p>
              </table:table-cell>
              <table:table-cell office:value-type="float" office:value="21.5">
                <text:p>21.5</text:p>
              </table:table-cell>
              <table:table-cell office:value-type="float" office:value="64.5">
                <text:p>64.5</text:p>
              </table:table-cell>
              <table:table-cell office:value-type="float" office:value="21">
                <text:p>21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8.2">
                <text:p>68.2</text:p>
              </table:table-cell>
              <table:table-cell office:value-type="float" office:value="20.8">
                <text:p>20.8</text:p>
              </table:table-cell>
              <table:table-cell office:value-type="float" office:value="61.9">
                <text:p>61.9</text:p>
              </table:table-cell>
              <table:table-cell office:value-type="float" office:value="21">
                <text:p>21</text:p>
              </table:table-cell>
              <table:table-cell office:value-type="float" office:value="58.1">
                <text:p>58.1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5">
                <text:p>21.5</text:p>
              </table:table-cell>
              <table:table-cell office:value-type="float" office:value="64.2">
                <text:p>64.2</text:p>
              </table:table-cell>
              <table:table-cell office:value-type="float" office:value="21.5">
                <text:p>21.5</text:p>
              </table:table-cell>
              <table:table-cell office:value-type="float" office:value="64.5">
                <text:p>64.5</text:p>
              </table:table-cell>
              <table:table-cell office:value-type="float" office:value="20.9">
                <text:p>20.9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8.4">
                <text:p>68.4</text:p>
              </table:table-cell>
              <table:table-cell office:value-type="float" office:value="20.8">
                <text:p>20.8</text:p>
              </table:table-cell>
              <table:table-cell office:value-type="float" office:value="61.9">
                <text:p>61.9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5">
                <text:p>21.5</text:p>
              </table:table-cell>
              <table:table-cell office:value-type="float" office:value="64.1">
                <text:p>64.1</text:p>
              </table:table-cell>
              <table:table-cell office:value-type="float" office:value="21.4">
                <text:p>21.4</text:p>
              </table:table-cell>
              <table:table-cell office:value-type="float" office:value="64.7">
                <text:p>64.7</text:p>
              </table:table-cell>
              <table:table-cell office:value-type="float" office:value="21">
                <text:p>21</text:p>
              </table:table-cell>
              <table:table-cell office:value-type="float" office:value="58.6">
                <text:p>58.6</text:p>
              </table:table-cell>
              <table:table-cell office:value-type="float" office:value="21.6">
                <text:p>21.6</text:p>
              </table:table-cell>
              <table:table-cell office:value-type="float" office:value="68.4">
                <text:p>68.4</text:p>
              </table:table-cell>
              <table:table-cell office:value-type="float" office:value="20.8">
                <text:p>20.8</text:p>
              </table:table-cell>
              <table:table-cell office:value-type="float" office:value="61.9">
                <text:p>61.9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5">
                <text:p>21.5</text:p>
              </table:table-cell>
              <table:table-cell office:value-type="float" office:value="64.1">
                <text:p>64.1</text:p>
              </table:table-cell>
              <table:table-cell office:value-type="float" office:value="21.5">
                <text:p>21.5</text:p>
              </table:table-cell>
              <table:table-cell office:value-type="float" office:value="64.6">
                <text:p>64.6</text:p>
              </table:table-cell>
              <table:table-cell office:value-type="float" office:value="20.9">
                <text:p>20.9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8.6">
                <text:p>68.6</text:p>
              </table:table-cell>
              <table:table-cell office:value-type="float" office:value="20.8">
                <text:p>20.8</text:p>
              </table:table-cell>
              <table:table-cell office:value-type="float" office:value="61.9">
                <text:p>61.9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5">
                <text:p>21.5</text:p>
              </table:table-cell>
              <table:table-cell office:value-type="float" office:value="64.1">
                <text:p>64.1</text:p>
              </table:table-cell>
              <table:table-cell office:value-type="float" office:value="21.5">
                <text:p>21.5</text:p>
              </table:table-cell>
              <table:table-cell office:value-type="float" office:value="64.7">
                <text:p>64.7</text:p>
              </table:table-cell>
              <table:table-cell office:value-type="float" office:value="20.9">
                <text:p>20.9</text:p>
              </table:table-cell>
              <table:table-cell office:value-type="float" office:value="58.6">
                <text:p>58.6</text:p>
              </table:table-cell>
              <table:table-cell office:value-type="float" office:value="21.4">
                <text:p>21.4</text:p>
              </table:table-cell>
              <table:table-cell office:value-type="float" office:value="68.5">
                <text:p>68.5</text:p>
              </table:table-cell>
              <table:table-cell office:value-type="float" office:value="20.8">
                <text:p>20.8</text:p>
              </table:table-cell>
              <table:table-cell office:value-type="float" office:value="61.9">
                <text:p>61.9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5">
                <text:p>21.5</text:p>
              </table:table-cell>
              <table:table-cell office:value-type="float" office:value="64.1">
                <text:p>64.1</text:p>
              </table:table-cell>
              <table:table-cell office:value-type="float" office:value="21.5">
                <text:p>21.5</text:p>
              </table:table-cell>
              <table:table-cell office:value-type="float" office:value="64.6">
                <text:p>64.6</text:p>
              </table:table-cell>
              <table:table-cell office:value-type="float" office:value="20.9">
                <text:p>20.9</text:p>
              </table:table-cell>
              <table:table-cell office:value-type="float" office:value="58.6">
                <text:p>58.6</text:p>
              </table:table-cell>
              <table:table-cell office:value-type="float" office:value="21.6">
                <text:p>21.6</text:p>
              </table:table-cell>
              <table:table-cell office:value-type="float" office:value="68.6">
                <text:p>68.6</text:p>
              </table:table-cell>
              <table:table-cell office:value-type="float" office:value="20.8">
                <text:p>20.8</text:p>
              </table:table-cell>
              <table:table-cell office:value-type="float" office:value="61.9">
                <text:p>61.9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5">
                <text:p>21.5</text:p>
              </table:table-cell>
              <table:table-cell office:value-type="float" office:value="64.1">
                <text:p>64.1</text:p>
              </table:table-cell>
              <table:table-cell office:value-type="float" office:value="21.5">
                <text:p>21.5</text:p>
              </table:table-cell>
              <table:table-cell office:value-type="float" office:value="64.7">
                <text:p>64.7</text:p>
              </table:table-cell>
              <table:table-cell office:value-type="float" office:value="20.9">
                <text:p>20.9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8.5">
                <text:p>68.5</text:p>
              </table:table-cell>
              <table:table-cell office:value-type="float" office:value="20.8">
                <text:p>20.8</text:p>
              </table:table-cell>
              <table:table-cell office:value-type="float" office:value="61.9">
                <text:p>61.9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5">
                <text:p>21.5</text:p>
              </table:table-cell>
              <table:table-cell office:value-type="float" office:value="64.1">
                <text:p>64.1</text:p>
              </table:table-cell>
              <table:table-cell office:value-type="float" office:value="21.5">
                <text:p>21.5</text:p>
              </table:table-cell>
              <table:table-cell office:value-type="float" office:value="64.7">
                <text:p>64.7</text:p>
              </table:table-cell>
              <table:table-cell office:value-type="float" office:value="20.9">
                <text:p>20.9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8.3">
                <text:p>68.3</text:p>
              </table:table-cell>
              <table:table-cell office:value-type="float" office:value="20.8">
                <text:p>20.8</text:p>
              </table:table-cell>
              <table:table-cell office:value-type="float" office:value="61.9">
                <text:p>61.9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5">
                <text:p>21.5</text:p>
              </table:table-cell>
              <table:table-cell office:value-type="float" office:value="64.1">
                <text:p>64.1</text:p>
              </table:table-cell>
              <table:table-cell office:value-type="float" office:value="21.5">
                <text:p>21.5</text:p>
              </table:table-cell>
              <table:table-cell office:value-type="float" office:value="64.6">
                <text:p>64.6</text:p>
              </table:table-cell>
              <table:table-cell office:value-type="float" office:value="20.9">
                <text:p>20.9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8.5">
                <text:p>68.5</text:p>
              </table:table-cell>
              <table:table-cell office:value-type="float" office:value="20.8">
                <text:p>20.8</text:p>
              </table:table-cell>
              <table:table-cell office:value-type="float" office:value="61.8">
                <text:p>61.8</text:p>
              </table:table-cell>
              <table:table-cell office:value-type="float" office:value="20.9">
                <text:p>20.9</text:p>
              </table:table-cell>
              <table:table-cell office:value-type="float" office:value="58">
                <text:p>58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5">
                <text:p>21.5</text:p>
              </table:table-cell>
              <table:table-cell office:value-type="float" office:value="64.1">
                <text:p>64.1</text:p>
              </table:table-cell>
              <table:table-cell office:value-type="float" office:value="21.5">
                <text:p>21.5</text:p>
              </table:table-cell>
              <table:table-cell office:value-type="float" office:value="64.6">
                <text:p>64.6</text:p>
              </table:table-cell>
              <table:table-cell office:value-type="float" office:value="20.9">
                <text:p>20.9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8.4">
                <text:p>68.4</text:p>
              </table:table-cell>
              <table:table-cell office:value-type="float" office:value="20.8">
                <text:p>20.8</text:p>
              </table:table-cell>
              <table:table-cell office:value-type="float" office:value="61.9">
                <text:p>61.9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5">
                <text:p>21.5</text:p>
              </table:table-cell>
              <table:table-cell office:value-type="float" office:value="64.1">
                <text:p>64.1</text:p>
              </table:table-cell>
              <table:table-cell office:value-type="float" office:value="21.5">
                <text:p>21.5</text:p>
              </table:table-cell>
              <table:table-cell office:value-type="float" office:value="64.6">
                <text:p>64.6</text:p>
              </table:table-cell>
              <table:table-cell office:value-type="float" office:value="20.9">
                <text:p>20.9</text:p>
              </table:table-cell>
              <table:table-cell office:value-type="float" office:value="58.6">
                <text:p>58.6</text:p>
              </table:table-cell>
              <table:table-cell office:value-type="float" office:value="21.4">
                <text:p>21.4</text:p>
              </table:table-cell>
              <table:table-cell office:value-type="float" office:value="68.5">
                <text:p>68.5</text:p>
              </table:table-cell>
              <table:table-cell office:value-type="float" office:value="20.7">
                <text:p>20.7</text:p>
              </table:table-cell>
              <table:table-cell office:value-type="float" office:value="61.9">
                <text:p>61.9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5">
                <text:p>21.5</text:p>
              </table:table-cell>
              <table:table-cell office:value-type="float" office:value="64.2">
                <text:p>64.2</text:p>
              </table:table-cell>
              <table:table-cell office:value-type="float" office:value="21.5">
                <text:p>21.5</text:p>
              </table:table-cell>
              <table:table-cell office:value-type="float" office:value="64.6">
                <text:p>64.6</text:p>
              </table:table-cell>
              <table:table-cell office:value-type="float" office:value="20.9">
                <text:p>20.9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8.3">
                <text:p>68.3</text:p>
              </table:table-cell>
              <table:table-cell office:value-type="float" office:value="20.8">
                <text:p>20.8</text:p>
              </table:table-cell>
              <table:table-cell office:value-type="float" office:value="61.9">
                <text:p>61.9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5">
                <text:p>21.5</text:p>
              </table:table-cell>
              <table:table-cell office:value-type="float" office:value="64.2">
                <text:p>64.2</text:p>
              </table:table-cell>
              <table:table-cell office:value-type="float" office:value="21.5">
                <text:p>21.5</text:p>
              </table:table-cell>
              <table:table-cell office:value-type="float" office:value="64.7">
                <text:p>64.7</text:p>
              </table:table-cell>
              <table:table-cell office:value-type="float" office:value="20.9">
                <text:p>20.9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8.5">
                <text:p>68.5</text:p>
              </table:table-cell>
              <table:table-cell office:value-type="float" office:value="20.8">
                <text:p>20.8</text:p>
              </table:table-cell>
              <table:table-cell office:value-type="float" office:value="61.9">
                <text:p>61.9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5">
                <text:p>21.5</text:p>
              </table:table-cell>
              <table:table-cell office:value-type="float" office:value="64.2">
                <text:p>64.2</text:p>
              </table:table-cell>
              <table:table-cell office:value-type="float" office:value="21.5">
                <text:p>21.5</text:p>
              </table:table-cell>
              <table:table-cell office:value-type="float" office:value="64.7">
                <text:p>64.7</text:p>
              </table:table-cell>
              <table:table-cell office:value-type="float" office:value="20.9">
                <text:p>20.9</text:p>
              </table:table-cell>
              <table:table-cell office:value-type="float" office:value="58.6">
                <text:p>58.6</text:p>
              </table:table-cell>
              <table:table-cell office:value-type="float" office:value="21.5">
                <text:p>21.5</text:p>
              </table:table-cell>
              <table:table-cell office:value-type="float" office:value="68.4">
                <text:p>68.4</text:p>
              </table:table-cell>
              <table:table-cell office:value-type="float" office:value="20.8">
                <text:p>20.8</text:p>
              </table:table-cell>
              <table:table-cell office:value-type="float" office:value="61.9">
                <text:p>61.9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5">
                <text:p>21.5</text:p>
              </table:table-cell>
              <table:table-cell office:value-type="float" office:value="64.2">
                <text:p>64.2</text:p>
              </table:table-cell>
              <table:table-cell office:value-type="float" office:value="21.5">
                <text:p>21.5</text:p>
              </table:table-cell>
              <table:table-cell office:value-type="float" office:value="64.6">
                <text:p>64.6</text:p>
              </table:table-cell>
              <table:table-cell office:value-type="float" office:value="20.9">
                <text:p>20.9</text:p>
              </table:table-cell>
              <table:table-cell office:value-type="float" office:value="58.5">
                <text:p>58.5</text:p>
              </table:table-cell>
              <table:table-cell office:value-type="float" office:value="21.5">
                <text:p>21.5</text:p>
              </table:table-cell>
              <table:table-cell office:value-type="float" office:value="68.2">
                <text:p>68.2</text:p>
              </table:table-cell>
              <table:table-cell office:value-type="float" office:value="20.8">
                <text:p>20.8</text:p>
              </table:table-cell>
              <table:table-cell office:value-type="float" office:value="61.9">
                <text:p>61.9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5">
                <text:p>21.5</text:p>
              </table:table-cell>
              <table:table-cell office:value-type="float" office:value="64.1">
                <text:p>64.1</text:p>
              </table:table-cell>
              <table:table-cell office:value-type="float" office:value="21.5">
                <text:p>21.5</text:p>
              </table:table-cell>
              <table:table-cell office:value-type="float" office:value="64.7">
                <text:p>64.7</text:p>
              </table:table-cell>
              <table:table-cell office:value-type="float" office:value="21">
                <text:p>21</text:p>
              </table:table-cell>
              <table:table-cell office:value-type="float" office:value="58.8">
                <text:p>58.8</text:p>
              </table:table-cell>
              <table:table-cell office:value-type="float" office:value="21.5">
                <text:p>21.5</text:p>
              </table:table-cell>
              <table:table-cell office:value-type="float" office:value="68.5">
                <text:p>68.5</text:p>
              </table:table-cell>
              <table:table-cell office:value-type="float" office:value="20.8">
                <text:p>20.8</text:p>
              </table:table-cell>
              <table:table-cell office:value-type="float" office:value="61.9">
                <text:p>61.9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21.5">
                <text:p>21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5">
                <text:p>21.5</text:p>
              </table:table-cell>
              <table:table-cell office:value-type="float" office:value="64.4">
                <text:p>64.4</text:p>
              </table:table-cell>
              <table:table-cell office:value-type="float" office:value="21.4">
                <text:p>21.4</text:p>
              </table:table-cell>
              <table:table-cell office:value-type="float" office:value="64.8">
                <text:p>64.8</text:p>
              </table:table-cell>
              <table:table-cell office:value-type="float" office:value="20.3">
                <text:p>20.3</text:p>
              </table:table-cell>
              <table:table-cell office:value-type="float" office:value="39">
                <text:p>39</text:p>
              </table:table-cell>
              <table:table-cell office:value-type="float" office:value="21.5">
                <text:p>21.5</text:p>
              </table:table-cell>
              <table:table-cell office:value-type="float" office:value="68.8">
                <text:p>68.8</text:p>
              </table:table-cell>
              <table:table-cell office:value-type="float" office:value="20.7">
                <text:p>20.7</text:p>
              </table:table-cell>
              <table:table-cell office:value-type="float" office:value="62.2">
                <text:p>62.2</text:p>
              </table:table-cell>
              <table:table-cell office:value-type="float" office:value="21">
                <text:p>21</text:p>
              </table:table-cell>
              <table:table-cell office:value-type="float" office:value="58.3">
                <text:p>58.3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.5">
                <text:p>20.5</text:p>
              </table:table-cell>
              <table:table-cell office:value-type="float" office:value="41">
                <text:p>41</text:p>
              </table:table-cell>
              <table:table-cell office:value-type="float" office:value="20.3">
                <text:p>20.3</text:p>
              </table:table-cell>
              <table:table-cell office:value-type="float" office:value="48.3">
                <text:p>48.3</text:p>
              </table:table-cell>
              <table:table-cell office:value-type="float" office:value="14.9">
                <text:p>14.9</text:p>
              </table:table-cell>
              <table:table-cell office:value-type="float" office:value="33.8">
                <text:p>33.8</text:p>
              </table:table-cell>
              <table:table-cell office:value-type="float" office:value="20.2">
                <text:p>20.2</text:p>
              </table:table-cell>
              <table:table-cell office:value-type="float" office:value="49.9">
                <text:p>49.9</text:p>
              </table:table-cell>
              <table:table-cell office:value-type="float" office:value="20">
                <text:p>20</text:p>
              </table:table-cell>
              <table:table-cell office:value-type="float" office:value="41.2">
                <text:p>41.2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14.5">
                <text:p>14.5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.2">
                <text:p>15.2</text:p>
              </table:table-cell>
              <table:table-cell office:value-type="float" office:value="36.9">
                <text:p>36.9</text:p>
              </table:table-cell>
              <table:table-cell office:value-type="float" office:value="15.3">
                <text:p>15.3</text:p>
              </table:table-cell>
              <table:table-cell office:value-type="float" office:value="44.6">
                <text:p>44.6</text:p>
              </table:table-cell>
              <table:table-cell office:value-type="float" office:value="12.5">
                <text:p>12.5</text:p>
              </table:table-cell>
              <table:table-cell office:value-type="float" office:value="37.1">
                <text:p>37.1</text:p>
              </table:table-cell>
              <table:table-cell office:value-type="float" office:value="15.1">
                <text:p>15.1</text:p>
              </table:table-cell>
              <table:table-cell office:value-type="float" office:value="46.4">
                <text:p>46.4</text:p>
              </table:table-cell>
              <table:table-cell office:value-type="float" office:value="14.8">
                <text:p>14.8</text:p>
              </table:table-cell>
              <table:table-cell office:value-type="float" office:value="36.1">
                <text:p>36.1</text:p>
              </table:table-cell>
              <table:table-cell office:value-type="float" office:value="14.2">
                <text:p>14.2</text:p>
              </table:table-cell>
              <table:table-cell office:value-type="float" office:value="32.2">
                <text:p>32.2</text:p>
              </table:table-cell>
              <table:table-cell office:value-type="float" office:value="13">
                <text:p>13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7">
                <text:p>12.7</text:p>
              </table:table-cell>
              <table:table-cell office:value-type="float" office:value="42.9">
                <text:p>42.9</text:p>
              </table:table-cell>
              <table:table-cell office:value-type="float" office:value="12.8">
                <text:p>12.8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41.5">
                <text:p>41.5</text:p>
              </table:table-cell>
              <table:table-cell office:value-type="float" office:value="13">
                <text:p>13</text:p>
              </table:table-cell>
              <table:table-cell office:value-type="float" office:value="48.9">
                <text:p>48.9</text:p>
              </table:table-cell>
              <table:table-cell office:value-type="float" office:value="11.9">
                <text:p>11.9</text:p>
              </table:table-cell>
              <table:table-cell office:value-type="float" office:value="39.9">
                <text:p>39.9</text:p>
              </table:table-cell>
              <table:table-cell office:value-type="float" office:value="11.5">
                <text:p>11.5</text:p>
              </table:table-cell>
              <table:table-cell office:value-type="float" office:value="37">
                <text:p>37</text:p>
              </table:table-cell>
              <table:table-cell office:value-type="float" office:value="11.5">
                <text:p>11.5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48.7">
                <text:p>48.7</text:p>
              </table:table-cell>
              <table:table-cell office:value-type="float" office:value="11.2">
                <text:p>11.2</text:p>
              </table:table-cell>
              <table:table-cell office:value-type="float" office:value="52.6">
                <text:p>52.6</text:p>
              </table:table-cell>
              <table:table-cell office:value-type="float" office:value="10">
                <text:p>10</text:p>
              </table:table-cell>
              <table:table-cell office:value-type="float" office:value="45.7">
                <text:p>45.7</text:p>
              </table:table-cell>
              <table:table-cell office:value-type="float" office:value="11.2">
                <text:p>11.2</text:p>
              </table:table-cell>
              <table:table-cell office:value-type="float" office:value="53.9">
                <text:p>53.9</text:p>
              </table:table-cell>
              <table:table-cell office:value-type="float" office:value="10.4">
                <text:p>10.4</text:p>
              </table:table-cell>
              <table:table-cell office:value-type="float" office:value="44.3">
                <text:p>44.3</text:p>
              </table:table-cell>
              <table:table-cell office:value-type="float" office:value="10.1">
                <text:p>10.1</text:p>
              </table:table-cell>
              <table:table-cell office:value-type="float" office:value="42">
                <text:p>42</text:p>
              </table:table-cell>
              <table:table-cell office:value-type="float" office:value="10.5">
                <text:p>10.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4">
                <text:p>10.4</text:p>
              </table:table-cell>
              <table:table-cell office:value-type="float" office:value="53.4">
                <text:p>53.4</text:p>
              </table:table-cell>
              <table:table-cell office:value-type="float" office:value="10.2">
                <text:p>10.2</text:p>
              </table:table-cell>
              <table:table-cell office:value-type="float" office:value="56.1">
                <text:p>56.1</text:p>
              </table:table-cell>
              <table:table-cell office:value-type="float" office:value="9.3">
                <text:p>9.3</text:p>
              </table:table-cell>
              <table:table-cell office:value-type="float" office:value="49.2">
                <text:p>49.2</text:p>
              </table:table-cell>
              <table:table-cell office:value-type="float" office:value="10.2">
                <text:p>10.2</text:p>
              </table:table-cell>
              <table:table-cell office:value-type="float" office:value="58.1">
                <text:p>58.1</text:p>
              </table:table-cell>
              <table:table-cell office:value-type="float" office:value="9.4">
                <text:p>9.4</text:p>
              </table:table-cell>
              <table:table-cell office:value-type="float" office:value="48.4">
                <text:p>48.4</text:p>
              </table:table-cell>
              <table:table-cell office:value-type="float" office:value="9.4">
                <text:p>9.4</text:p>
              </table:table-cell>
              <table:table-cell office:value-type="float" office:value="46.3">
                <text:p>46.3</text:p>
              </table:table-cell>
              <table:table-cell office:value-type="float" office:value="10">
                <text:p>10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9">
                <text:p>9.9</text:p>
              </table:table-cell>
              <table:table-cell office:value-type="float" office:value="56.8">
                <text:p>56.8</text:p>
              </table:table-cell>
              <table:table-cell office:value-type="float" office:value="9.8">
                <text:p>9.8</text:p>
              </table:table-cell>
              <table:table-cell office:value-type="float" office:value="58.7">
                <text:p>58.7</text:p>
              </table:table-cell>
              <table:table-cell office:value-type="float" office:value="8.9">
                <text:p>8.9</text:p>
              </table:table-cell>
              <table:table-cell office:value-type="float" office:value="51.6">
                <text:p>51.6</text:p>
              </table:table-cell>
              <table:table-cell office:value-type="float" office:value="9.7">
                <text:p>9.7</text:p>
              </table:table-cell>
              <table:table-cell office:value-type="float" office:value="61.4">
                <text:p>61.4</text:p>
              </table:table-cell>
              <table:table-cell office:value-type="float" office:value="8.8">
                <text:p>8.8</text:p>
              </table:table-cell>
              <table:table-cell office:value-type="float" office:value="51.7">
                <text:p>51.7</text:p>
              </table:table-cell>
              <table:table-cell office:value-type="float" office:value="9">
                <text:p>9</text:p>
              </table:table-cell>
              <table:table-cell office:value-type="float" office:value="49.7">
                <text:p>49.7</text:p>
              </table:table-cell>
              <table:table-cell office:value-type="float" office:value="9.5">
                <text:p>9.5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6">
                <text:p>9.6</text:p>
              </table:table-cell>
              <table:table-cell office:value-type="float" office:value="59.1">
                <text:p>59.1</text:p>
              </table:table-cell>
              <table:table-cell office:value-type="float" office:value="9.4">
                <text:p>9.4</text:p>
              </table:table-cell>
              <table:table-cell office:value-type="float" office:value="61">
                <text:p>61</text:p>
              </table:table-cell>
              <table:table-cell office:value-type="float" office:value="8.6">
                <text:p>8.6</text:p>
              </table:table-cell>
              <table:table-cell office:value-type="float" office:value="53.4">
                <text:p>53.4</text:p>
              </table:table-cell>
              <table:table-cell office:value-type="float" office:value="9.3">
                <text:p>9.3</text:p>
              </table:table-cell>
              <table:table-cell office:value-type="float" office:value="63.7">
                <text:p>63.7</text:p>
              </table:table-cell>
              <table:table-cell office:value-type="float" office:value="8.4">
                <text:p>8.4</text:p>
              </table:table-cell>
              <table:table-cell office:value-type="float" office:value="54.3">
                <text:p>54.3</text:p>
              </table:table-cell>
              <table:table-cell office:value-type="float" office:value="8.6">
                <text:p>8.6</text:p>
              </table:table-cell>
              <table:table-cell office:value-type="float" office:value="51.8">
                <text:p>51.8</text:p>
              </table:table-cell>
              <table:table-cell office:value-type="float" office:value="9">
                <text:p>9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4">
                <text:p>9.4</text:p>
              </table:table-cell>
              <table:table-cell office:value-type="float" office:value="61">
                <text:p>61</text:p>
              </table:table-cell>
              <table:table-cell office:value-type="float" office:value="9.2">
                <text:p>9.2</text:p>
              </table:table-cell>
              <table:table-cell office:value-type="float" office:value="62.3">
                <text:p>62.3</text:p>
              </table:table-cell>
              <table:table-cell office:value-type="float" office:value="8.5">
                <text:p>8.5</text:p>
              </table:table-cell>
              <table:table-cell office:value-type="float" office:value="54.8">
                <text:p>54.8</text:p>
              </table:table-cell>
              <table:table-cell office:value-type="float" office:value="9.1">
                <text:p>9.1</text:p>
              </table:table-cell>
              <table:table-cell office:value-type="float" office:value="64.9">
                <text:p>64.9</text:p>
              </table:table-cell>
              <table:table-cell office:value-type="float" office:value="8.1">
                <text:p>8.1</text:p>
              </table:table-cell>
              <table:table-cell office:value-type="float" office:value="56.1">
                <text:p>56.1</text:p>
              </table:table-cell>
              <table:table-cell office:value-type="float" office:value="8.6">
                <text:p>8.6</text:p>
              </table:table-cell>
              <table:table-cell office:value-type="float" office:value="53.4">
                <text:p>53.4</text:p>
              </table:table-cell>
              <table:table-cell office:value-type="float" office:value="9">
                <text:p>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3">
                <text:p>9.3</text:p>
              </table:table-cell>
              <table:table-cell office:value-type="float" office:value="62.8">
                <text:p>62.8</text:p>
              </table:table-cell>
              <table:table-cell office:value-type="float" office:value="9.1">
                <text:p>9.1</text:p>
              </table:table-cell>
              <table:table-cell office:value-type="float" office:value="63.6">
                <text:p>63.6</text:p>
              </table:table-cell>
              <table:table-cell office:value-type="float" office:value="8.4">
                <text:p>8.4</text:p>
              </table:table-cell>
              <table:table-cell office:value-type="float" office:value="55.9">
                <text:p>55.9</text:p>
              </table:table-cell>
              <table:table-cell office:value-type="float" office:value="9">
                <text:p>9</text:p>
              </table:table-cell>
              <table:table-cell office:value-type="float" office:value="66.2">
                <text:p>66.2</text:p>
              </table:table-cell>
              <table:table-cell office:value-type="float" office:value="8">
                <text:p>8</text:p>
              </table:table-cell>
              <table:table-cell office:value-type="float" office:value="57.4">
                <text:p>57.4</text:p>
              </table:table-cell>
              <table:table-cell office:value-type="float" office:value="8.4">
                <text:p>8.4</text:p>
              </table:table-cell>
              <table:table-cell office:value-type="float" office:value="54.5">
                <text:p>54.5</text:p>
              </table:table-cell>
              <table:table-cell office:value-type="float" office:value="8.5">
                <text:p>8.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2">
                <text:p>9.2</text:p>
              </table:table-cell>
              <table:table-cell office:value-type="float" office:value="64.3">
                <text:p>64.3</text:p>
              </table:table-cell>
              <table:table-cell office:value-type="float" office:value="8.9">
                <text:p>8.9</text:p>
              </table:table-cell>
              <table:table-cell office:value-type="float" office:value="64.5">
                <text:p>64.5</text:p>
              </table:table-cell>
              <table:table-cell office:value-type="float" office:value="8.3">
                <text:p>8.3</text:p>
              </table:table-cell>
              <table:table-cell office:value-type="float" office:value="57.1">
                <text:p>57.1</text:p>
              </table:table-cell>
              <table:table-cell office:value-type="float" office:value="8.8">
                <text:p>8.8</text:p>
              </table:table-cell>
              <table:table-cell office:value-type="float" office:value="67.1">
                <text:p>67.1</text:p>
              </table:table-cell>
              <table:table-cell office:value-type="float" office:value="7.9">
                <text:p>7.9</text:p>
              </table:table-cell>
              <table:table-cell office:value-type="float" office:value="58.5">
                <text:p>58.5</text:p>
              </table:table-cell>
              <table:table-cell office:value-type="float" office:value="8.4">
                <text:p>8.4</text:p>
              </table:table-cell>
              <table:table-cell office:value-type="float" office:value="55.2">
                <text:p>55.2</text:p>
              </table:table-cell>
              <table:table-cell office:value-type="float" office:value="8.5">
                <text:p>8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.1">
                <text:p>9.1</text:p>
              </table:table-cell>
              <table:table-cell office:value-type="float" office:value="65.7">
                <text:p>65.7</text:p>
              </table:table-cell>
              <table:table-cell office:value-type="float" office:value="9">
                <text:p>9</text:p>
              </table:table-cell>
              <table:table-cell office:value-type="float" office:value="65.4">
                <text:p>65.4</text:p>
              </table:table-cell>
              <table:table-cell office:value-type="float" office:value="8.3">
                <text:p>8.3</text:p>
              </table:table-cell>
              <table:table-cell office:value-type="float" office:value="58.2">
                <text:p>58.2</text:p>
              </table:table-cell>
              <table:table-cell office:value-type="float" office:value="8.8">
                <text:p>8.8</text:p>
              </table:table-cell>
              <table:table-cell office:value-type="float" office:value="68.7">
                <text:p>68.7</text:p>
              </table:table-cell>
              <table:table-cell office:value-type="float" office:value="7.8">
                <text:p>7.8</text:p>
              </table:table-cell>
              <table:table-cell office:value-type="float" office:value="59.6">
                <text:p>59.6</text:p>
              </table:table-cell>
              <table:table-cell office:value-type="float" office:value="8.3">
                <text:p>8.3</text:p>
              </table:table-cell>
              <table:table-cell office:value-type="float" office:value="55.9">
                <text:p>55.9</text:p>
              </table:table-cell>
              <table:table-cell office:value-type="float" office:value="8.5">
                <text:p>8.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">
                <text:p>9</text:p>
              </table:table-cell>
              <table:table-cell office:value-type="float" office:value="66.9">
                <text:p>66.9</text:p>
              </table:table-cell>
              <table:table-cell office:value-type="float" office:value="8.8">
                <text:p>8.8</text:p>
              </table:table-cell>
              <table:table-cell office:value-type="float" office:value="66.4">
                <text:p>66.4</text:p>
              </table:table-cell>
              <table:table-cell office:value-type="float" office:value="8.3">
                <text:p>8.3</text:p>
              </table:table-cell>
              <table:table-cell office:value-type="float" office:value="59.2">
                <text:p>59.2</text:p>
              </table:table-cell>
              <table:table-cell office:value-type="float" office:value="8.7">
                <text:p>8.7</text:p>
              </table:table-cell>
              <table:table-cell office:value-type="float" office:value="69.4">
                <text:p>69.4</text:p>
              </table:table-cell>
              <table:table-cell office:value-type="float" office:value="7.8">
                <text:p>7.8</text:p>
              </table:table-cell>
              <table:table-cell office:value-type="float" office:value="60.7">
                <text:p>60.7</text:p>
              </table:table-cell>
              <table:table-cell office:value-type="float" office:value="8.3">
                <text:p>8.3</text:p>
              </table:table-cell>
              <table:table-cell office:value-type="float" office:value="56.7">
                <text:p>56.7</text:p>
              </table:table-cell>
              <table:table-cell office:value-type="float" office:value="8.5">
                <text:p>8.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">
                <text:p>9</text:p>
              </table:table-cell>
              <table:table-cell office:value-type="float" office:value="68">
                <text:p>68</text:p>
              </table:table-cell>
              <table:table-cell office:value-type="float" office:value="8.8">
                <text:p>8.8</text:p>
              </table:table-cell>
              <table:table-cell office:value-type="float" office:value="67.1">
                <text:p>67.1</text:p>
              </table:table-cell>
              <table:table-cell office:value-type="float" office:value="8.2">
                <text:p>8.2</text:p>
              </table:table-cell>
              <table:table-cell office:value-type="float" office:value="60.2">
                <text:p>60.2</text:p>
              </table:table-cell>
              <table:table-cell office:value-type="float" office:value="8.7">
                <text:p>8.7</text:p>
              </table:table-cell>
              <table:table-cell office:value-type="float" office:value="70.4">
                <text:p>70.4</text:p>
              </table:table-cell>
              <table:table-cell office:value-type="float" office:value="7.8">
                <text:p>7.8</text:p>
              </table:table-cell>
              <table:table-cell office:value-type="float" office:value="61.7">
                <text:p>61.7</text:p>
              </table:table-cell>
              <table:table-cell office:value-type="float" office:value="8.3">
                <text:p>8.3</text:p>
              </table:table-cell>
              <table:table-cell office:value-type="float" office:value="57.7">
                <text:p>57.7</text:p>
              </table:table-cell>
              <table:table-cell office:value-type="float" office:value="8.5">
                <text:p>8.5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">
                <text:p>9</text:p>
              </table:table-cell>
              <table:table-cell office:value-type="float" office:value="69.1">
                <text:p>69.1</text:p>
              </table:table-cell>
              <table:table-cell office:value-type="float" office:value="8.7">
                <text:p>8.7</text:p>
              </table:table-cell>
              <table:table-cell office:value-type="float" office:value="68.1">
                <text:p>68.1</text:p>
              </table:table-cell>
              <table:table-cell office:value-type="float" office:value="8.5">
                <text:p>8.5</text:p>
              </table:table-cell>
              <table:table-cell office:value-type="float" office:value="79.9">
                <text:p>79.9</text:p>
              </table:table-cell>
              <table:table-cell office:value-type="float" office:value="8.6">
                <text:p>8.6</text:p>
              </table:table-cell>
              <table:table-cell office:value-type="float" office:value="71.5">
                <text:p>71.5</text:p>
              </table:table-cell>
              <table:table-cell office:value-type="float" office:value="7.8">
                <text:p>7.8</text:p>
              </table:table-cell>
              <table:table-cell office:value-type="float" office:value="62.6">
                <text:p>62.6</text:p>
              </table:table-cell>
              <table:table-cell office:value-type="float" office:value="8.3">
                <text:p>8.3</text:p>
              </table:table-cell>
              <table:table-cell office:value-type="float" office:value="58.5">
                <text:p>58.5</text:p>
              </table:table-cell>
              <table:table-cell office:value-type="float" office:value="8.5">
                <text:p>8.5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.3">
                <text:p>9.3</text:p>
              </table:table-cell>
              <table:table-cell office:value-type="float" office:value="90.5">
                <text:p>90.5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  <table:table-cell office:value-type="float" office:value="8.6">
                <text:p>8.6</text:p>
              </table:table-cell>
              <table:table-cell office:value-type="float" office:value="85.1">
                <text:p>85.1</text:p>
              </table:table-cell>
              <table:table-cell office:value-type="float" office:value="8.9">
                <text:p>8.9</text:p>
              </table:table-cell>
              <table:table-cell office:value-type="float" office:value="88.9">
                <text:p>88.9</text:p>
              </table:table-cell>
              <table:table-cell office:value-type="float" office:value="8">
                <text:p>8</text:p>
              </table:table-cell>
              <table:table-cell office:value-type="float" office:value="83.3">
                <text:p>83.3</text:p>
              </table:table-cell>
              <table:table-cell office:value-type="float" office:value="8.6">
                <text:p>8.6</text:p>
              </table:table-cell>
              <table:table-cell office:value-type="float" office:value="79.8">
                <text:p>79.8</text:p>
              </table:table-cell>
              <table:table-cell office:value-type="float" office:value="8.5">
                <text:p>8.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.5">
                <text:p>9.5</text:p>
              </table:table-cell>
              <table:table-cell office:value-type="float" office:value="93.3">
                <text:p>93.3</text:p>
              </table:table-cell>
              <table:table-cell office:value-type="float" office:value="9.2">
                <text:p>9.2</text:p>
              </table:table-cell>
              <table:table-cell office:value-type="float" office:value="88.6">
                <text:p>88.6</text:p>
              </table:table-cell>
              <table:table-cell office:value-type="float" office:value="8.7">
                <text:p>8.7</text:p>
              </table:table-cell>
              <table:table-cell office:value-type="float" office:value="81.6">
                <text:p>81.6</text:p>
              </table:table-cell>
              <table:table-cell office:value-type="float" office:value="9.1">
                <text:p>9.1</text:p>
              </table:table-cell>
              <table:table-cell office:value-type="float" office:value="93.3">
                <text:p>93.3</text:p>
              </table:table-cell>
              <table:table-cell office:value-type="float" office:value="8.2">
                <text:p>8.2</text:p>
              </table:table-cell>
              <table:table-cell office:value-type="float" office:value="87.5">
                <text:p>87.5</text:p>
              </table:table-cell>
              <table:table-cell office:value-type="float" office:value="8.8">
                <text:p>8.8</text:p>
              </table:table-cell>
              <table:table-cell office:value-type="float" office:value="85">
                <text:p>85</text:p>
              </table:table-cell>
              <table:table-cell office:value-type="float" office:value="8.5">
                <text:p>8.5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.5">
                <text:p>9.5</text:p>
              </table:table-cell>
              <table:table-cell office:value-type="float" office:value="91.7">
                <text:p>91.7</text:p>
              </table:table-cell>
              <table:table-cell office:value-type="float" office:value="9.3">
                <text:p>9.3</text:p>
              </table:table-cell>
              <table:table-cell office:value-type="float" office:value="86.3">
                <text:p>86.3</text:p>
              </table:table-cell>
              <table:table-cell office:value-type="float" office:value="8.7">
                <text:p>8.7</text:p>
              </table:table-cell>
              <table:table-cell office:value-type="float" office:value="78.5">
                <text:p>78.5</text:p>
              </table:table-cell>
              <table:table-cell office:value-type="float" office:value="9.1">
                <text:p>9.1</text:p>
              </table:table-cell>
              <table:table-cell office:value-type="float" office:value="90.7">
                <text:p>90.7</text:p>
              </table:table-cell>
              <table:table-cell office:value-type="float" office:value="8.2">
                <text:p>8.2</text:p>
              </table:table-cell>
              <table:table-cell office:value-type="float" office:value="84.2">
                <text:p>84.2</text:p>
              </table:table-cell>
              <table:table-cell office:value-type="float" office:value="8.9">
                <text:p>8.9</text:p>
              </table:table-cell>
              <table:table-cell office:value-type="float" office:value="78.9">
                <text:p>78.9</text:p>
              </table:table-cell>
              <table:table-cell office:value-type="float" office:value="8.5">
                <text:p>8.5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5">
                <text:p>9.5</text:p>
              </table:table-cell>
              <table:table-cell office:value-type="float" office:value="89.3">
                <text:p>89.3</text:p>
              </table:table-cell>
              <table:table-cell office:value-type="float" office:value="9.2">
                <text:p>9.2</text:p>
              </table:table-cell>
              <table:table-cell office:value-type="float" office:value="83.6">
                <text:p>83.6</text:p>
              </table:table-cell>
              <table:table-cell office:value-type="float" office:value="8.7">
                <text:p>8.7</text:p>
              </table:table-cell>
              <table:table-cell office:value-type="float" office:value="75.7">
                <text:p>75.7</text:p>
              </table:table-cell>
              <table:table-cell office:value-type="float" office:value="9.1">
                <text:p>9.1</text:p>
              </table:table-cell>
              <table:table-cell office:value-type="float" office:value="88">
                <text:p>88</text:p>
              </table:table-cell>
              <table:table-cell office:value-type="float" office:value="8.2">
                <text:p>8.2</text:p>
              </table:table-cell>
              <table:table-cell office:value-type="float" office:value="81.2">
                <text:p>81.2</text:p>
              </table:table-cell>
              <table:table-cell office:value-type="float" office:value="8.8">
                <text:p>8.8</text:p>
              </table:table-cell>
              <table:table-cell office:value-type="float" office:value="75.8">
                <text:p>75.8</text:p>
              </table:table-cell>
              <table:table-cell office:value-type="float" office:value="8.5">
                <text:p>8.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4">
                <text:p>9.4</text:p>
              </table:table-cell>
              <table:table-cell office:value-type="float" office:value="86.4">
                <text:p>86.4</text:p>
              </table:table-cell>
              <table:table-cell office:value-type="float" office:value="9.2">
                <text:p>9.2</text:p>
              </table:table-cell>
              <table:table-cell office:value-type="float" office:value="81.7">
                <text:p>81.7</text:p>
              </table:table-cell>
              <table:table-cell office:value-type="float" office:value="8.6">
                <text:p>8.6</text:p>
              </table:table-cell>
              <table:table-cell office:value-type="float" office:value="73.4">
                <text:p>73.4</text:p>
              </table:table-cell>
              <table:table-cell office:value-type="float" office:value="9.1">
                <text:p>9.1</text:p>
              </table:table-cell>
              <table:table-cell office:value-type="float" office:value="85.9">
                <text:p>85.9</text:p>
              </table:table-cell>
              <table:table-cell office:value-type="float" office:value="8.3">
                <text:p>8.3</text:p>
              </table:table-cell>
              <table:table-cell office:value-type="float" office:value="78.4">
                <text:p>78.4</text:p>
              </table:table-cell>
              <table:table-cell office:value-type="float" office:value="8.8">
                <text:p>8.8</text:p>
              </table:table-cell>
              <table:table-cell office:value-type="float" office:value="73.2">
                <text:p>73.2</text:p>
              </table:table-cell>
              <table:table-cell office:value-type="float" office:value="8.5">
                <text:p>8.5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4">
                <text:p>9.4</text:p>
              </table:table-cell>
              <table:table-cell office:value-type="float" office:value="84.2">
                <text:p>84.2</text:p>
              </table:table-cell>
              <table:table-cell office:value-type="float" office:value="9.2">
                <text:p>9.2</text:p>
              </table:table-cell>
              <table:table-cell office:value-type="float" office:value="80.2">
                <text:p>80.2</text:p>
              </table:table-cell>
              <table:table-cell office:value-type="float" office:value="8.6">
                <text:p>8.6</text:p>
              </table:table-cell>
              <table:table-cell office:value-type="float" office:value="76.1">
                <text:p>76.1</text:p>
              </table:table-cell>
              <table:table-cell office:value-type="float" office:value="9">
                <text:p>9</text:p>
              </table:table-cell>
              <table:table-cell office:value-type="float" office:value="84.5">
                <text:p>84.5</text:p>
              </table:table-cell>
              <table:table-cell office:value-type="float" office:value="8.2">
                <text:p>8.2</text:p>
              </table:table-cell>
              <table:table-cell office:value-type="float" office:value="75.8">
                <text:p>75.8</text:p>
              </table:table-cell>
              <table:table-cell office:value-type="float" office:value="8.8">
                <text:p>8.8</text:p>
              </table:table-cell>
              <table:table-cell office:value-type="float" office:value="70.2">
                <text:p>70.2</text:p>
              </table:table-cell>
              <table:table-cell office:value-type="float" office:value="8.5">
                <text:p>8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4">
                <text:p>9.4</text:p>
              </table:table-cell>
              <table:table-cell office:value-type="float" office:value="87.8">
                <text:p>87.8</text:p>
              </table:table-cell>
              <table:table-cell office:value-type="float" office:value="9.1">
                <text:p>9.1</text:p>
              </table:table-cell>
              <table:table-cell office:value-type="float" office:value="82.4">
                <text:p>82.4</text:p>
              </table:table-cell>
              <table:table-cell office:value-type="float" office:value="8.5">
                <text:p>8.5</text:p>
              </table:table-cell>
              <table:table-cell office:value-type="float" office:value="67.6">
                <text:p>67.6</text:p>
              </table:table-cell>
              <table:table-cell office:value-type="float" office:value="9">
                <text:p>9</text:p>
              </table:table-cell>
              <table:table-cell office:value-type="float" office:value="86.5">
                <text:p>86.5</text:p>
              </table:table-cell>
              <table:table-cell office:value-type="float" office:value="8.1">
                <text:p>8.1</text:p>
              </table:table-cell>
              <table:table-cell office:value-type="float" office:value="78.1">
                <text:p>78.1</text:p>
              </table:table-cell>
              <table:table-cell office:value-type="float" office:value="8.7">
                <text:p>8.7</text:p>
              </table:table-cell>
              <table:table-cell office:value-type="float" office:value="71.8">
                <text:p>71.8</text:p>
              </table:table-cell>
              <table:table-cell office:value-type="float" office:value="8.5">
                <text:p>8.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.2">
                <text:p>9.2</text:p>
              </table:table-cell>
              <table:table-cell office:value-type="float" office:value="77.2">
                <text:p>77.2</text:p>
              </table:table-cell>
              <table:table-cell office:value-type="float" office:value="8.9">
                <text:p>8.9</text:p>
              </table:table-cell>
              <table:table-cell office:value-type="float" office:value="74.9">
                <text:p>74.9</text:p>
              </table:table-cell>
              <table:table-cell office:value-type="float" office:value="8.3">
                <text:p>8.3</text:p>
              </table:table-cell>
              <table:table-cell office:value-type="float" office:value="59.3">
                <text:p>59.3</text:p>
              </table:table-cell>
              <table:table-cell office:value-type="float" office:value="8.8">
                <text:p>8.8</text:p>
              </table:table-cell>
              <table:table-cell office:value-type="float" office:value="79.8">
                <text:p>79.8</text:p>
              </table:table-cell>
              <table:table-cell office:value-type="float" office:value="8">
                <text:p>8</text:p>
              </table:table-cell>
              <table:table-cell office:value-type="float" office:value="69.2">
                <text:p>69.2</text:p>
              </table:table-cell>
              <table:table-cell office:value-type="float" office:value="8.6">
                <text:p>8.6</text:p>
              </table:table-cell>
              <table:table-cell office:value-type="float" office:value="55">
                <text:p>55</text:p>
              </table:table-cell>
              <table:table-cell office:value-type="float" office:value="8.5">
                <text:p>8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1">
                <text:p>9.1</text:p>
              </table:table-cell>
              <table:table-cell office:value-type="float" office:value="67.4">
                <text:p>67.4</text:p>
              </table:table-cell>
              <table:table-cell office:value-type="float" office:value="8.8">
                <text:p>8.8</text:p>
              </table:table-cell>
              <table:table-cell office:value-type="float" office:value="66.8">
                <text:p>66.8</text:p>
              </table:table-cell>
              <table:table-cell office:value-type="float" office:value="8.5">
                <text:p>8.5</text:p>
              </table:table-cell>
              <table:table-cell office:value-type="float" office:value="80.7">
                <text:p>80.7</text:p>
              </table:table-cell>
              <table:table-cell office:value-type="float" office:value="8.6">
                <text:p>8.6</text:p>
              </table:table-cell>
              <table:table-cell office:value-type="float" office:value="70.8">
                <text:p>70.8</text:p>
              </table:table-cell>
              <table:table-cell office:value-type="float" office:value="7.9">
                <text:p>7.9</text:p>
              </table:table-cell>
              <table:table-cell office:value-type="float" office:value="61.5">
                <text:p>61.5</text:p>
              </table:table-cell>
              <table:table-cell office:value-type="float" office:value="8.5">
                <text:p>8.5</text:p>
              </table:table-cell>
              <table:table-cell office:value-type="float" office:value="45.5">
                <text:p>45.5</text:p>
              </table:table-cell>
              <table:table-cell office:value-type="float" office:value="8.5">
                <text:p>8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3">
                <text:p>9.3</text:p>
              </table:table-cell>
              <table:table-cell office:value-type="float" office:value="91.3">
                <text:p>91.3</text:p>
              </table:table-cell>
              <table:table-cell office:value-type="float" office:value="9">
                <text:p>9</text:p>
              </table:table-cell>
              <table:table-cell office:value-type="float" office:value="84.9">
                <text:p>84.9</text:p>
              </table:table-cell>
              <table:table-cell office:value-type="float" office:value="8.6">
                <text:p>8.6</text:p>
              </table:table-cell>
              <table:table-cell office:value-type="float" office:value="74.3">
                <text:p>74.3</text:p>
              </table:table-cell>
              <table:table-cell office:value-type="float" office:value="8.9">
                <text:p>8.9</text:p>
              </table:table-cell>
              <table:table-cell office:value-type="float" office:value="89.6">
                <text:p>89.6</text:p>
              </table:table-cell>
              <table:table-cell office:value-type="float" office:value="8">
                <text:p>8</text:p>
              </table:table-cell>
              <table:table-cell office:value-type="float" office:value="82.8">
                <text:p>82.8</text:p>
              </table:table-cell>
              <table:table-cell office:value-type="float" office:value="8.7">
                <text:p>8.7</text:p>
              </table:table-cell>
              <table:table-cell office:value-type="float" office:value="80">
                <text:p>80</text:p>
              </table:table-cell>
              <table:table-cell office:value-type="float" office:value="8.5">
                <text:p>8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3">
                <text:p>9.3</text:p>
              </table:table-cell>
              <table:table-cell office:value-type="float" office:value="84.3">
                <text:p>84.3</text:p>
              </table:table-cell>
              <table:table-cell office:value-type="float" office:value="9.1">
                <text:p>9.1</text:p>
              </table:table-cell>
              <table:table-cell office:value-type="float" office:value="80.4">
                <text:p>80.4</text:p>
              </table:table-cell>
              <table:table-cell office:value-type="float" office:value="8.4">
                <text:p>8.4</text:p>
              </table:table-cell>
              <table:table-cell office:value-type="float" office:value="60">
                <text:p>60</text:p>
              </table:table-cell>
              <table:table-cell office:value-type="float" office:value="8.8">
                <text:p>8.8</text:p>
              </table:table-cell>
              <table:table-cell office:value-type="float" office:value="84.5">
                <text:p>84.5</text:p>
              </table:table-cell>
              <table:table-cell office:value-type="float" office:value="8.1">
                <text:p>8.1</text:p>
              </table:table-cell>
              <table:table-cell office:value-type="float" office:value="77.9">
                <text:p>77.9</text:p>
              </table:table-cell>
              <table:table-cell office:value-type="float" office:value="8.8">
                <text:p>8.8</text:p>
              </table:table-cell>
              <table:table-cell office:value-type="float" office:value="58.3">
                <text:p>58.3</text:p>
              </table:table-cell>
              <table:table-cell office:value-type="float" office:value="8">
                <text:p>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.1">
                <text:p>9.1</text:p>
              </table:table-cell>
              <table:table-cell office:value-type="float" office:value="67.9">
                <text:p>67.9</text:p>
              </table:table-cell>
              <table:table-cell office:value-type="float" office:value="8.9">
                <text:p>8.9</text:p>
              </table:table-cell>
              <table:table-cell office:value-type="float" office:value="67.1">
                <text:p>67.1</text:p>
              </table:table-cell>
              <table:table-cell office:value-type="float" office:value="8.2">
                <text:p>8.2</text:p>
              </table:table-cell>
              <table:table-cell office:value-type="float" office:value="51.7">
                <text:p>51.7</text:p>
              </table:table-cell>
              <table:table-cell office:value-type="float" office:value="8.8">
                <text:p>8.8</text:p>
              </table:table-cell>
              <table:table-cell office:value-type="float" office:value="71.1">
                <text:p>71.1</text:p>
              </table:table-cell>
              <table:table-cell office:value-type="float" office:value="7.9">
                <text:p>7.9</text:p>
              </table:table-cell>
              <table:table-cell office:value-type="float" office:value="63.8">
                <text:p>63.8</text:p>
              </table:table-cell>
              <table:table-cell office:value-type="float" office:value="8.5">
                <text:p>8.5</text:p>
              </table:table-cell>
              <table:table-cell office:value-type="float" office:value="46.4">
                <text:p>46.4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9">
                <text:p>8.9</text:p>
              </table:table-cell>
              <table:table-cell office:value-type="float" office:value="59">
                <text:p>59</text:p>
              </table:table-cell>
              <table:table-cell office:value-type="float" office:value="8.7">
                <text:p>8.7</text:p>
              </table:table-cell>
              <table:table-cell office:value-type="float" office:value="60.2">
                <text:p>60.2</text:p>
              </table:table-cell>
              <table:table-cell office:value-type="float" office:value="8">
                <text:p>8</text:p>
              </table:table-cell>
              <table:table-cell office:value-type="float" office:value="45.6">
                <text:p>45.6</text:p>
              </table:table-cell>
              <table:table-cell office:value-type="float" office:value="8.6">
                <text:p>8.6</text:p>
              </table:table-cell>
              <table:table-cell office:value-type="float" office:value="63.3">
                <text:p>63.3</text:p>
              </table:table-cell>
              <table:table-cell office:value-type="float" office:value="7.8">
                <text:p>7.8</text:p>
              </table:table-cell>
              <table:table-cell office:value-type="float" office:value="55.2">
                <text:p>55.2</text:p>
              </table:table-cell>
              <table:table-cell office:value-type="float" office:value="8.4">
                <text:p>8.4</text:p>
              </table:table-cell>
              <table:table-cell office:value-type="float" office:value="38.5">
                <text:p>38.5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8">
                <text:p>8.8</text:p>
              </table:table-cell>
              <table:table-cell office:value-type="float" office:value="53.2">
                <text:p>53.2</text:p>
              </table:table-cell>
              <table:table-cell office:value-type="float" office:value="8.6">
                <text:p>8.6</text:p>
              </table:table-cell>
              <table:table-cell office:value-type="float" office:value="55.1">
                <text:p>55.1</text:p>
              </table:table-cell>
              <table:table-cell office:value-type="float" office:value="7.9">
                <text:p>7.9</text:p>
              </table:table-cell>
              <table:table-cell office:value-type="float" office:value="42.5">
                <text:p>42.5</text:p>
              </table:table-cell>
              <table:table-cell office:value-type="float" office:value="8.4">
                <text:p>8.4</text:p>
              </table:table-cell>
              <table:table-cell office:value-type="float" office:value="57.7">
                <text:p>57.7</text:p>
              </table:table-cell>
              <table:table-cell office:value-type="float" office:value="7.6">
                <text:p>7.6</text:p>
              </table:table-cell>
              <table:table-cell office:value-type="float" office:value="48.9">
                <text:p>48.9</text:p>
              </table:table-cell>
              <table:table-cell office:value-type="float" office:value="8.1">
                <text:p>8.1</text:p>
              </table:table-cell>
              <table:table-cell office:value-type="float" office:value="34.8">
                <text:p>34.8</text:p>
              </table:table-cell>
              <table:table-cell office:value-type="float" office:value="8">
                <text:p>8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7">
                <text:p>8.7</text:p>
              </table:table-cell>
              <table:table-cell office:value-type="float" office:value="50.2">
                <text:p>50.2</text:p>
              </table:table-cell>
              <table:table-cell office:value-type="float" office:value="8.5">
                <text:p>8.5</text:p>
              </table:table-cell>
              <table:table-cell office:value-type="float" office:value="52.9">
                <text:p>52.9</text:p>
              </table:table-cell>
              <table:table-cell office:value-type="float" office:value="7.8">
                <text:p>7.8</text:p>
              </table:table-cell>
              <table:table-cell office:value-type="float" office:value="41.8">
                <text:p>41.8</text:p>
              </table:table-cell>
              <table:table-cell office:value-type="float" office:value="8.4">
                <text:p>8.4</text:p>
              </table:table-cell>
              <table:table-cell office:value-type="float" office:value="54.9">
                <text:p>54.9</text:p>
              </table:table-cell>
              <table:table-cell office:value-type="float" office:value="7.5">
                <text:p>7.5</text:p>
              </table:table-cell>
              <table:table-cell office:value-type="float" office:value="45.3">
                <text:p>45.3</text:p>
              </table:table-cell>
              <table:table-cell office:value-type="float" office:value="8">
                <text:p>8</text:p>
              </table:table-cell>
              <table:table-cell office:value-type="float" office:value="32.3">
                <text:p>32.3</text:p>
              </table:table-cell>
              <table:table-cell office:value-type="float" office:value="8">
                <text:p>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5">
                <text:p>8.5</text:p>
              </table:table-cell>
              <table:table-cell office:value-type="float" office:value="49.4">
                <text:p>49.4</text:p>
              </table:table-cell>
              <table:table-cell office:value-type="float" office:value="8.3">
                <text:p>8.3</text:p>
              </table:table-cell>
              <table:table-cell office:value-type="float" office:value="52">
                <text:p>52</text:p>
              </table:table-cell>
              <table:table-cell office:value-type="float" office:value="7.8">
                <text:p>7.8</text:p>
              </table:table-cell>
              <table:table-cell office:value-type="float" office:value="45">
                <text:p>45</text:p>
              </table:table-cell>
              <table:table-cell office:value-type="float" office:value="8.2">
                <text:p>8.2</text:p>
              </table:table-cell>
              <table:table-cell office:value-type="float" office:value="54.1">
                <text:p>54.1</text:p>
              </table:table-cell>
              <table:table-cell office:value-type="float" office:value="7.4">
                <text:p>7.4</text:p>
              </table:table-cell>
              <table:table-cell office:value-type="float" office:value="44.5">
                <text:p>44.5</text:p>
              </table:table-cell>
              <table:table-cell office:value-type="float" office:value="7.9">
                <text:p>7.9</text:p>
              </table:table-cell>
              <table:table-cell office:value-type="float" office:value="33.9">
                <text:p>33.9</text:p>
              </table:table-cell>
              <table:table-cell office:value-type="float" office:value="8">
                <text:p>8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5">
                <text:p>8.5</text:p>
              </table:table-cell>
              <table:table-cell office:value-type="float" office:value="52.6">
                <text:p>52.6</text:p>
              </table:table-cell>
              <table:table-cell office:value-type="float" office:value="8.3">
                <text:p>8.3</text:p>
              </table:table-cell>
              <table:table-cell office:value-type="float" office:value="54.6">
                <text:p>54.6</text:p>
              </table:table-cell>
              <table:table-cell office:value-type="float" office:value="7.8">
                <text:p>7.8</text:p>
              </table:table-cell>
              <table:table-cell office:value-type="float" office:value="48.4">
                <text:p>48.4</text:p>
              </table:table-cell>
              <table:table-cell office:value-type="float" office:value="8.2">
                <text:p>8.2</text:p>
              </table:table-cell>
              <table:table-cell office:value-type="float" office:value="57.1">
                <text:p>57.1</text:p>
              </table:table-cell>
              <table:table-cell office:value-type="float" office:value="7.4">
                <text:p>7.4</text:p>
              </table:table-cell>
              <table:table-cell office:value-type="float" office:value="47.5">
                <text:p>47.5</text:p>
              </table:table-cell>
              <table:table-cell office:value-type="float" office:value="7.9">
                <text:p>7.9</text:p>
              </table:table-cell>
              <table:table-cell office:value-type="float" office:value="38.9">
                <text:p>38.9</text:p>
              </table:table-cell>
              <table:table-cell office:value-type="float" office:value="10">
                <text:p>10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5">
                <text:p>8.5</text:p>
              </table:table-cell>
              <table:table-cell office:value-type="float" office:value="56.2">
                <text:p>56.2</text:p>
              </table:table-cell>
              <table:table-cell office:value-type="float" office:value="8.3">
                <text:p>8.3</text:p>
              </table:table-cell>
              <table:table-cell office:value-type="float" office:value="57.6">
                <text:p>57.6</text:p>
              </table:table-cell>
              <table:table-cell office:value-type="float" office:value="11.4">
                <text:p>11.4</text:p>
              </table:table-cell>
              <table:table-cell office:value-type="float" office:value="90.5">
                <text:p>90.5</text:p>
              </table:table-cell>
              <table:table-cell office:value-type="float" office:value="8.3">
                <text:p>8.3</text:p>
              </table:table-cell>
              <table:table-cell office:value-type="float" office:value="60.5">
                <text:p>60.5</text:p>
              </table:table-cell>
              <table:table-cell office:value-type="float" office:value="7.3">
                <text:p>7.3</text:p>
              </table:table-cell>
              <table:table-cell office:value-type="float" office:value="50.5">
                <text:p>50.5</text:p>
              </table:table-cell>
              <table:table-cell office:value-type="float" office:value="7.9">
                <text:p>7.9</text:p>
              </table:table-cell>
              <table:table-cell office:value-type="float" office:value="43.9">
                <text:p>43.9</text:p>
              </table:table-cell>
              <table:table-cell office:value-type="float" office:value="11.5">
                <text:p>11.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.3">
                <text:p>12.3</text:p>
              </table:table-cell>
              <table:table-cell office:value-type="float" office:value="99.9">
                <text:p>99.9</text:p>
              </table:table-cell>
              <table:table-cell office:value-type="float" office:value="11.7">
                <text:p>11.7</text:p>
              </table:table-cell>
              <table:table-cell office:value-type="float" office:value="95.7">
                <text:p>95.7</text:p>
              </table:table-cell>
              <table:table-cell office:value-type="float" office:value="12.9">
                <text:p>12.9</text:p>
              </table:table-cell>
              <table:table-cell office:value-type="float" office:value="92">
                <text:p>92</text:p>
              </table:table-cell>
              <table:table-cell office:value-type="float" office:value="11.4">
                <text:p>11.4</text:p>
              </table:table-cell>
              <table:table-cell office:value-type="float" office:value="99.6">
                <text:p>99.6</text:p>
              </table:table-cell>
              <table:table-cell office:value-type="float" office:value="11.2">
                <text:p>11.2</text:p>
              </table:table-cell>
              <table:table-cell office:value-type="float" office:value="95.1">
                <text:p>95.1</text:p>
              </table:table-cell>
              <table:table-cell office:value-type="float" office:value="12.3">
                <text:p>12.3</text:p>
              </table:table-cell>
              <table:table-cell office:value-type="float" office:value="90.8">
                <text:p>90.8</text:p>
              </table:table-cell>
              <table:table-cell office:value-type="float" office:value="12.5">
                <text:p>12.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6">
                <text:p>13.6</text:p>
              </table:table-cell>
              <table:table-cell office:value-type="float" office:value="99.9">
                <text:p>99.9</text:p>
              </table:table-cell>
              <table:table-cell office:value-type="float" office:value="13.3">
                <text:p>13.3</text:p>
              </table:table-cell>
              <table:table-cell office:value-type="float" office:value="95.8">
                <text:p>95.8</text:p>
              </table:table-cell>
              <table:table-cell office:value-type="float" office:value="13.6">
                <text:p>13.6</text:p>
              </table:table-cell>
              <table:table-cell office:value-type="float" office:value="92.3">
                <text:p>92.3</text:p>
              </table:table-cell>
              <table:table-cell office:value-type="float" office:value="13.2">
                <text:p>13.2</text:p>
              </table:table-cell>
              <table:table-cell office:value-type="float" office:value="99.4">
                <text:p>99.4</text:p>
              </table:table-cell>
              <table:table-cell office:value-type="float" office:value="12.8">
                <text:p>12.8</text:p>
              </table:table-cell>
              <table:table-cell office:value-type="float" office:value="96.7">
                <text:p>96.7</text:p>
              </table:table-cell>
              <table:table-cell office:value-type="float" office:value="13.5">
                <text:p>13.5</text:p>
              </table:table-cell>
              <table:table-cell office:value-type="float" office:value="91.9">
                <text:p>91.9</text:p>
              </table:table-cell>
              <table:table-cell office:value-type="float" office:value="13.5">
                <text:p>13.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3">
                <text:p>14.3</text:p>
              </table:table-cell>
              <table:table-cell office:value-type="float" office:value="98.5">
                <text:p>98.5</text:p>
              </table:table-cell>
              <table:table-cell office:value-type="float" office:value="14.1">
                <text:p>14.1</text:p>
              </table:table-cell>
              <table:table-cell office:value-type="float" office:value="95.6">
                <text:p>95.6</text:p>
              </table:table-cell>
              <table:table-cell office:value-type="float" office:value="14">
                <text:p>14</text:p>
              </table:table-cell>
              <table:table-cell office:value-type="float" office:value="91.3">
                <text:p>91.3</text:p>
              </table:table-cell>
              <table:table-cell office:value-type="float" office:value="13.9">
                <text:p>13.9</text:p>
              </table:table-cell>
              <table:table-cell office:value-type="float" office:value="99.6">
                <text:p>99.6</text:p>
              </table:table-cell>
              <table:table-cell office:value-type="float" office:value="13.5">
                <text:p>13.5</text:p>
              </table:table-cell>
              <table:table-cell office:value-type="float" office:value="95.7">
                <text:p>95.7</text:p>
              </table:table-cell>
              <table:table-cell office:value-type="float" office:value="14.1">
                <text:p>14.1</text:p>
              </table:table-cell>
              <table:table-cell office:value-type="float" office:value="91.7">
                <text:p>91.7</text:p>
              </table:table-cell>
              <table:table-cell office:value-type="float" office:value="14">
                <text:p>14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8">
                <text:p>14.8</text:p>
              </table:table-cell>
              <table:table-cell office:value-type="float" office:value="96.2">
                <text:p>96.2</text:p>
              </table:table-cell>
              <table:table-cell office:value-type="float" office:value="14.6">
                <text:p>14.6</text:p>
              </table:table-cell>
              <table:table-cell office:value-type="float" office:value="93.7">
                <text:p>93.7</text:p>
              </table:table-cell>
              <table:table-cell office:value-type="float" office:value="14.4">
                <text:p>14.4</text:p>
              </table:table-cell>
              <table:table-cell office:value-type="float" office:value="86.3">
                <text:p>86.3</text:p>
              </table:table-cell>
              <table:table-cell office:value-type="float" office:value="14.5">
                <text:p>14.5</text:p>
              </table:table-cell>
              <table:table-cell office:value-type="float" office:value="98.2">
                <text:p>98.2</text:p>
              </table:table-cell>
              <table:table-cell office:value-type="float" office:value="14">
                <text:p>14</text:p>
              </table:table-cell>
              <table:table-cell office:value-type="float" office:value="91.9">
                <text:p>91.9</text:p>
              </table:table-cell>
              <table:table-cell office:value-type="float" office:value="14.6">
                <text:p>14.6</text:p>
              </table:table-cell>
              <table:table-cell office:value-type="float" office:value="87.9">
                <text:p>87.9</text:p>
              </table:table-cell>
              <table:table-cell office:value-type="float" office:value="14.5">
                <text:p>14.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2">
                <text:p>15.2</text:p>
              </table:table-cell>
              <table:table-cell office:value-type="float" office:value="94.9">
                <text:p>94.9</text:p>
              </table:table-cell>
              <table:table-cell office:value-type="float" office:value="15">
                <text:p>15</text:p>
              </table:table-cell>
              <table:table-cell office:value-type="float" office:value="91.6">
                <text:p>91.6</text:p>
              </table:table-cell>
              <table:table-cell office:value-type="float" office:value="14.6">
                <text:p>14.6</text:p>
              </table:table-cell>
              <table:table-cell office:value-type="float" office:value="84.9">
                <text:p>84.9</text:p>
              </table:table-cell>
              <table:table-cell office:value-type="float" office:value="14.9">
                <text:p>14.9</text:p>
              </table:table-cell>
              <table:table-cell office:value-type="float" office:value="95">
                <text:p>95</text:p>
              </table:table-cell>
              <table:table-cell office:value-type="float" office:value="14.3">
                <text:p>14.3</text:p>
              </table:table-cell>
              <table:table-cell office:value-type="float" office:value="89.1">
                <text:p>89.1</text:p>
              </table:table-cell>
              <table:table-cell office:value-type="float" office:value="14.9">
                <text:p>14.9</text:p>
              </table:table-cell>
              <table:table-cell office:value-type="float" office:value="84.2">
                <text:p>84.2</text:p>
              </table:table-cell>
              <table:table-cell office:value-type="float" office:value="14.5">
                <text:p>14.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5">
                <text:p>15.5</text:p>
              </table:table-cell>
              <table:table-cell office:value-type="float" office:value="94">
                <text:p>94</text:p>
              </table:table-cell>
              <table:table-cell office:value-type="float" office:value="15.3">
                <text:p>15.3</text:p>
              </table:table-cell>
              <table:table-cell office:value-type="float" office:value="90.1">
                <text:p>90.1</text:p>
              </table:table-cell>
              <table:table-cell office:value-type="float" office:value="14.9">
                <text:p>14.9</text:p>
              </table:table-cell>
              <table:table-cell office:value-type="float" office:value="84.2">
                <text:p>84.2</text:p>
              </table:table-cell>
              <table:table-cell office:value-type="float" office:value="15.2">
                <text:p>15.2</text:p>
              </table:table-cell>
              <table:table-cell office:value-type="float" office:value="94">
                <text:p>94</text:p>
              </table:table-cell>
              <table:table-cell office:value-type="float" office:value="14.5">
                <text:p>14.5</text:p>
              </table:table-cell>
              <table:table-cell office:value-type="float" office:value="87.7">
                <text:p>87.7</text:p>
              </table:table-cell>
              <table:table-cell office:value-type="float" office:value="15.1">
                <text:p>15.1</text:p>
              </table:table-cell>
              <table:table-cell office:value-type="float" office:value="82.1">
                <text:p>82.1</text:p>
              </table:table-cell>
              <table:table-cell office:value-type="float" office:value="15">
                <text:p>1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7">
                <text:p>15.7</text:p>
              </table:table-cell>
              <table:table-cell office:value-type="float" office:value="93.7">
                <text:p>93.7</text:p>
              </table:table-cell>
              <table:table-cell office:value-type="float" office:value="15.5">
                <text:p>15.5</text:p>
              </table:table-cell>
              <table:table-cell office:value-type="float" office:value="88.4">
                <text:p>88.4</text:p>
              </table:table-cell>
              <table:table-cell office:value-type="float" office:value="15.2">
                <text:p>15.2</text:p>
              </table:table-cell>
              <table:table-cell office:value-type="float" office:value="83.4">
                <text:p>83.4</text:p>
              </table:table-cell>
              <table:table-cell office:value-type="float" office:value="15.5">
                <text:p>15.5</text:p>
              </table:table-cell>
              <table:table-cell office:value-type="float" office:value="92.2">
                <text:p>92.2</text:p>
              </table:table-cell>
              <table:table-cell office:value-type="float" office:value="14.8">
                <text:p>14.8</text:p>
              </table:table-cell>
              <table:table-cell office:value-type="float" office:value="86.7">
                <text:p>86.7</text:p>
              </table:table-cell>
              <table:table-cell office:value-type="float" office:value="15.3">
                <text:p>15.3</text:p>
              </table:table-cell>
              <table:table-cell office:value-type="float" office:value="80.9">
                <text:p>80.9</text:p>
              </table:table-cell>
              <table:table-cell office:value-type="float" office:value="15">
                <text:p>1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9">
                <text:p>15.9</text:p>
              </table:table-cell>
              <table:table-cell office:value-type="float" office:value="93.6">
                <text:p>93.6</text:p>
              </table:table-cell>
              <table:table-cell office:value-type="float" office:value="15.7">
                <text:p>15.7</text:p>
              </table:table-cell>
              <table:table-cell office:value-type="float" office:value="88.3">
                <text:p>88.3</text:p>
              </table:table-cell>
              <table:table-cell office:value-type="float" office:value="15.3">
                <text:p>15.3</text:p>
              </table:table-cell>
              <table:table-cell office:value-type="float" office:value="83.7">
                <text:p>83.7</text:p>
              </table:table-cell>
              <table:table-cell office:value-type="float" office:value="15.5">
                <text:p>15.5</text:p>
              </table:table-cell>
              <table:table-cell office:value-type="float" office:value="92">
                <text:p>92</text:p>
              </table:table-cell>
              <table:table-cell office:value-type="float" office:value="15">
                <text:p>15</text:p>
              </table:table-cell>
              <table:table-cell office:value-type="float" office:value="86.1">
                <text:p>86.1</text:p>
              </table:table-cell>
              <table:table-cell office:value-type="float" office:value="15.4">
                <text:p>15.4</text:p>
              </table:table-cell>
              <table:table-cell office:value-type="float" office:value="80.2">
                <text:p>80.2</text:p>
              </table:table-cell>
              <table:table-cell office:value-type="float" office:value="15.5">
                <text:p>15.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">
                <text:p>16</text:p>
              </table:table-cell>
              <table:table-cell office:value-type="float" office:value="94">
                <text:p>94</text:p>
              </table:table-cell>
              <table:table-cell office:value-type="float" office:value="15.9">
                <text:p>15.9</text:p>
              </table:table-cell>
              <table:table-cell office:value-type="float" office:value="88.8">
                <text:p>88.8</text:p>
              </table:table-cell>
              <table:table-cell office:value-type="float" office:value="15.5">
                <text:p>15.5</text:p>
              </table:table-cell>
              <table:table-cell office:value-type="float" office:value="82.6">
                <text:p>82.6</text:p>
              </table:table-cell>
              <table:table-cell office:value-type="float" office:value="15.8">
                <text:p>15.8</text:p>
              </table:table-cell>
              <table:table-cell office:value-type="float" office:value="92.4">
                <text:p>92.4</text:p>
              </table:table-cell>
              <table:table-cell office:value-type="float" office:value="15.1">
                <text:p>15.1</text:p>
              </table:table-cell>
              <table:table-cell office:value-type="float" office:value="86.2">
                <text:p>86.2</text:p>
              </table:table-cell>
              <table:table-cell office:value-type="float" office:value="15.5">
                <text:p>15.5</text:p>
              </table:table-cell>
              <table:table-cell office:value-type="float" office:value="80.3">
                <text:p>80.3</text:p>
              </table:table-cell>
              <table:table-cell office:value-type="float" office:value="15.5">
                <text:p>15.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1">
                <text:p>16.1</text:p>
              </table:table-cell>
              <table:table-cell office:value-type="float" office:value="93.2">
                <text:p>93.2</text:p>
              </table:table-cell>
              <table:table-cell office:value-type="float" office:value="16">
                <text:p>16</text:p>
              </table:table-cell>
              <table:table-cell office:value-type="float" office:value="87.8">
                <text:p>87.8</text:p>
              </table:table-cell>
              <table:table-cell office:value-type="float" office:value="15.5">
                <text:p>15.5</text:p>
              </table:table-cell>
              <table:table-cell office:value-type="float" office:value="82.7">
                <text:p>82.7</text:p>
              </table:table-cell>
              <table:table-cell office:value-type="float" office:value="15.8">
                <text:p>15.8</text:p>
              </table:table-cell>
              <table:table-cell office:value-type="float" office:value="91.6">
                <text:p>91.6</text:p>
              </table:table-cell>
              <table:table-cell office:value-type="float" office:value="15.2">
                <text:p>15.2</text:p>
              </table:table-cell>
              <table:table-cell office:value-type="float" office:value="85.3">
                <text:p>85.3</text:p>
              </table:table-cell>
              <table:table-cell office:value-type="float" office:value="15.6">
                <text:p>15.6</text:p>
              </table:table-cell>
              <table:table-cell office:value-type="float" office:value="78.8">
                <text:p>78.8</text:p>
              </table:table-cell>
              <table:table-cell office:value-type="float" office:value="15.5">
                <text:p>15.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1">
                <text:p>16.1</text:p>
              </table:table-cell>
              <table:table-cell office:value-type="float" office:value="92.4">
                <text:p>92.4</text:p>
              </table:table-cell>
              <table:table-cell office:value-type="float" office:value="16">
                <text:p>16</text:p>
              </table:table-cell>
              <table:table-cell office:value-type="float" office:value="87.3">
                <text:p>87.3</text:p>
              </table:table-cell>
              <table:table-cell office:value-type="float" office:value="15.5">
                <text:p>15.5</text:p>
              </table:table-cell>
              <table:table-cell office:value-type="float" office:value="83.1">
                <text:p>83.1</text:p>
              </table:table-cell>
              <table:table-cell office:value-type="float" office:value="16">
                <text:p>16</text:p>
              </table:table-cell>
              <table:table-cell office:value-type="float" office:value="91.4">
                <text:p>91.4</text:p>
              </table:table-cell>
              <table:table-cell office:value-type="float" office:value="15.3">
                <text:p>15.3</text:p>
              </table:table-cell>
              <table:table-cell office:value-type="float" office:value="85.3">
                <text:p>85.3</text:p>
              </table:table-cell>
              <table:table-cell office:value-type="float" office:value="15.6">
                <text:p>15.6</text:p>
              </table:table-cell>
              <table:table-cell office:value-type="float" office:value="78.4">
                <text:p>78.4</text:p>
              </table:table-cell>
              <table:table-cell office:value-type="float" office:value="15.5">
                <text:p>15.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1">
                <text:p>16.1</text:p>
              </table:table-cell>
              <table:table-cell office:value-type="float" office:value="92.3">
                <text:p>92.3</text:p>
              </table:table-cell>
              <table:table-cell office:value-type="float" office:value="16.1">
                <text:p>16.1</text:p>
              </table:table-cell>
              <table:table-cell office:value-type="float" office:value="87.3">
                <text:p>87.3</text:p>
              </table:table-cell>
              <table:table-cell office:value-type="float" office:value="15.6">
                <text:p>15.6</text:p>
              </table:table-cell>
              <table:table-cell office:value-type="float" office:value="82.8">
                <text:p>82.8</text:p>
              </table:table-cell>
              <table:table-cell office:value-type="float" office:value="16">
                <text:p>16</text:p>
              </table:table-cell>
              <table:table-cell office:value-type="float" office:value="91.6">
                <text:p>91.6</text:p>
              </table:table-cell>
              <table:table-cell office:value-type="float" office:value="15.3">
                <text:p>15.3</text:p>
              </table:table-cell>
              <table:table-cell office:value-type="float" office:value="85.8">
                <text:p>85.8</text:p>
              </table:table-cell>
              <table:table-cell office:value-type="float" office:value="15.6">
                <text:p>15.6</text:p>
              </table:table-cell>
              <table:table-cell office:value-type="float" office:value="78.8">
                <text:p>78.8</text:p>
              </table:table-cell>
              <table:table-cell office:value-type="float" office:value="16">
                <text:p>16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2">
                <text:p>16.2</text:p>
              </table:table-cell>
              <table:table-cell office:value-type="float" office:value="92.2">
                <text:p>92.2</text:p>
              </table:table-cell>
              <table:table-cell office:value-type="float" office:value="16.1">
                <text:p>16.1</text:p>
              </table:table-cell>
              <table:table-cell office:value-type="float" office:value="86.9">
                <text:p>86.9</text:p>
              </table:table-cell>
              <table:table-cell office:value-type="float" office:value="15.6">
                <text:p>15.6</text:p>
              </table:table-cell>
              <table:table-cell office:value-type="float" office:value="81.7">
                <text:p>81.7</text:p>
              </table:table-cell>
              <table:table-cell office:value-type="float" office:value="16.1">
                <text:p>16.1</text:p>
              </table:table-cell>
              <table:table-cell office:value-type="float" office:value="91.4">
                <text:p>91.4</text:p>
              </table:table-cell>
              <table:table-cell office:value-type="float" office:value="15.3">
                <text:p>15.3</text:p>
              </table:table-cell>
              <table:table-cell office:value-type="float" office:value="85.6">
                <text:p>85.6</text:p>
              </table:table-cell>
              <table:table-cell office:value-type="float" office:value="15.6">
                <text:p>15.6</text:p>
              </table:table-cell>
              <table:table-cell office:value-type="float" office:value="78.9">
                <text:p>78.9</text:p>
              </table:table-cell>
              <table:table-cell office:value-type="float" office:value="16">
                <text:p>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2">
                <text:p>16.2</text:p>
              </table:table-cell>
              <table:table-cell office:value-type="float" office:value="92.1">
                <text:p>92.1</text:p>
              </table:table-cell>
              <table:table-cell office:value-type="float" office:value="16.1">
                <text:p>16.1</text:p>
              </table:table-cell>
              <table:table-cell office:value-type="float" office:value="86.3">
                <text:p>86.3</text:p>
              </table:table-cell>
              <table:table-cell office:value-type="float" office:value="15.6">
                <text:p>15.6</text:p>
              </table:table-cell>
              <table:table-cell office:value-type="float" office:value="80.7">
                <text:p>80.7</text:p>
              </table:table-cell>
              <table:table-cell office:value-type="float" office:value="16">
                <text:p>16</text:p>
              </table:table-cell>
              <table:table-cell office:value-type="float" office:value="90.5">
                <text:p>90.5</text:p>
              </table:table-cell>
              <table:table-cell office:value-type="float" office:value="15.4">
                <text:p>15.4</text:p>
              </table:table-cell>
              <table:table-cell office:value-type="float" office:value="85">
                <text:p>85</text:p>
              </table:table-cell>
              <table:table-cell office:value-type="float" office:value="15.6">
                <text:p>15.6</text:p>
              </table:table-cell>
              <table:table-cell office:value-type="float" office:value="79">
                <text:p>79</text:p>
              </table:table-cell>
              <table:table-cell office:value-type="float" office:value="16">
                <text:p>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.2">
                <text:p>16.2</text:p>
              </table:table-cell>
              <table:table-cell office:value-type="float" office:value="91.9">
                <text:p>91.9</text:p>
              </table:table-cell>
              <table:table-cell office:value-type="float" office:value="16.1">
                <text:p>16.1</text:p>
              </table:table-cell>
              <table:table-cell office:value-type="float" office:value="85.8">
                <text:p>85.8</text:p>
              </table:table-cell>
              <table:table-cell office:value-type="float" office:value="15.6">
                <text:p>15.6</text:p>
              </table:table-cell>
              <table:table-cell office:value-type="float" office:value="79.9">
                <text:p>79.9</text:p>
              </table:table-cell>
              <table:table-cell office:value-type="float" office:value="16.1">
                <text:p>16.1</text:p>
              </table:table-cell>
              <table:table-cell office:value-type="float" office:value="89.9">
                <text:p>89.9</text:p>
              </table:table-cell>
              <table:table-cell office:value-type="float" office:value="15.4">
                <text:p>15.4</text:p>
              </table:table-cell>
              <table:table-cell office:value-type="float" office:value="84.1">
                <text:p>84.1</text:p>
              </table:table-cell>
              <table:table-cell office:value-type="float" office:value="15.7">
                <text:p>15.7</text:p>
              </table:table-cell>
              <table:table-cell office:value-type="float" office:value="78.8">
                <text:p>78.8</text:p>
              </table:table-cell>
              <table:table-cell office:value-type="float" office:value="16">
                <text:p>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3">
                <text:p>16.3</text:p>
              </table:table-cell>
              <table:table-cell office:value-type="float" office:value="91.7">
                <text:p>91.7</text:p>
              </table:table-cell>
              <table:table-cell office:value-type="float" office:value="16.2">
                <text:p>16.2</text:p>
              </table:table-cell>
              <table:table-cell office:value-type="float" office:value="85.5">
                <text:p>85.5</text:p>
              </table:table-cell>
              <table:table-cell office:value-type="float" office:value="15.6">
                <text:p>15.6</text:p>
              </table:table-cell>
              <table:table-cell office:value-type="float" office:value="79.7">
                <text:p>79.7</text:p>
              </table:table-cell>
              <table:table-cell office:value-type="float" office:value="16.2">
                <text:p>16.2</text:p>
              </table:table-cell>
              <table:table-cell office:value-type="float" office:value="89.4">
                <text:p>89.4</text:p>
              </table:table-cell>
              <table:table-cell office:value-type="float" office:value="15.4">
                <text:p>15.4</text:p>
              </table:table-cell>
              <table:table-cell office:value-type="float" office:value="83.4">
                <text:p>83.4</text:p>
              </table:table-cell>
              <table:table-cell office:value-type="float" office:value="15.7">
                <text:p>15.7</text:p>
              </table:table-cell>
              <table:table-cell office:value-type="float" office:value="78.4">
                <text:p>78.4</text:p>
              </table:table-cell>
              <table:table-cell office:value-type="float" office:value="16">
                <text:p>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3">
                <text:p>16.3</text:p>
              </table:table-cell>
              <table:table-cell office:value-type="float" office:value="91.7">
                <text:p>91.7</text:p>
              </table:table-cell>
              <table:table-cell office:value-type="float" office:value="16.1">
                <text:p>16.1</text:p>
              </table:table-cell>
              <table:table-cell office:value-type="float" office:value="85.4">
                <text:p>85.4</text:p>
              </table:table-cell>
              <table:table-cell office:value-type="float" office:value="15.7">
                <text:p>15.7</text:p>
              </table:table-cell>
              <table:table-cell office:value-type="float" office:value="80.1">
                <text:p>80.1</text:p>
              </table:table-cell>
              <table:table-cell office:value-type="float" office:value="16.1">
                <text:p>16.1</text:p>
              </table:table-cell>
              <table:table-cell office:value-type="float" office:value="89.4">
                <text:p>89.4</text:p>
              </table:table-cell>
              <table:table-cell office:value-type="float" office:value="15.4">
                <text:p>15.4</text:p>
              </table:table-cell>
              <table:table-cell office:value-type="float" office:value="83.2">
                <text:p>83.2</text:p>
              </table:table-cell>
              <table:table-cell office:value-type="float" office:value="15.8">
                <text:p>15.8</text:p>
              </table:table-cell>
              <table:table-cell office:value-type="float" office:value="78.2">
                <text:p>78.2</text:p>
              </table:table-cell>
              <table:table-cell office:value-type="float" office:value="16">
                <text:p>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4">
                <text:p>16.4</text:p>
              </table:table-cell>
              <table:table-cell office:value-type="float" office:value="91.9">
                <text:p>91.9</text:p>
              </table:table-cell>
              <table:table-cell office:value-type="float" office:value="16.3">
                <text:p>16.3</text:p>
              </table:table-cell>
              <table:table-cell office:value-type="float" office:value="85.6">
                <text:p>85.6</text:p>
              </table:table-cell>
              <table:table-cell office:value-type="float" office:value="15.8">
                <text:p>15.8</text:p>
              </table:table-cell>
              <table:table-cell office:value-type="float" office:value="80.3">
                <text:p>80.3</text:p>
              </table:table-cell>
              <table:table-cell office:value-type="float" office:value="16.2">
                <text:p>16.2</text:p>
              </table:table-cell>
              <table:table-cell office:value-type="float" office:value="89.7">
                <text:p>89.7</text:p>
              </table:table-cell>
              <table:table-cell office:value-type="float" office:value="15.5">
                <text:p>15.5</text:p>
              </table:table-cell>
              <table:table-cell office:value-type="float" office:value="83.6">
                <text:p>83.6</text:p>
              </table:table-cell>
              <table:table-cell office:value-type="float" office:value="15.8">
                <text:p>15.8</text:p>
              </table:table-cell>
              <table:table-cell office:value-type="float" office:value="78.9">
                <text:p>78.9</text:p>
              </table:table-cell>
              <table:table-cell office:value-type="float" office:value="16">
                <text:p>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5">
                <text:p>16.5</text:p>
              </table:table-cell>
              <table:table-cell office:value-type="float" office:value="91.9">
                <text:p>91.9</text:p>
              </table:table-cell>
              <table:table-cell office:value-type="float" office:value="16.4">
                <text:p>16.4</text:p>
              </table:table-cell>
              <table:table-cell office:value-type="float" office:value="85.8">
                <text:p>85.8</text:p>
              </table:table-cell>
              <table:table-cell office:value-type="float" office:value="16">
                <text:p>16</text:p>
              </table:table-cell>
              <table:table-cell office:value-type="float" office:value="80.4">
                <text:p>80.4</text:p>
              </table:table-cell>
              <table:table-cell office:value-type="float" office:value="16.3">
                <text:p>16.3</text:p>
              </table:table-cell>
              <table:table-cell office:value-type="float" office:value="89.7">
                <text:p>89.7</text:p>
              </table:table-cell>
              <table:table-cell office:value-type="float" office:value="15.6">
                <text:p>15.6</text:p>
              </table:table-cell>
              <table:table-cell office:value-type="float" office:value="83.8">
                <text:p>83.8</text:p>
              </table:table-cell>
              <table:table-cell office:value-type="float" office:value="15.9">
                <text:p>15.9</text:p>
              </table:table-cell>
              <table:table-cell office:value-type="float" office:value="79.2">
                <text:p>79.2</text:p>
              </table:table-cell>
              <table:table-cell office:value-type="float" office:value="16.5">
                <text:p>16.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6">
                <text:p>16.6</text:p>
              </table:table-cell>
              <table:table-cell office:value-type="float" office:value="91.9">
                <text:p>91.9</text:p>
              </table:table-cell>
              <table:table-cell office:value-type="float" office:value="16.4">
                <text:p>16.4</text:p>
              </table:table-cell>
              <table:table-cell office:value-type="float" office:value="86.1">
                <text:p>86.1</text:p>
              </table:table-cell>
              <table:table-cell office:value-type="float" office:value="16">
                <text:p>16</text:p>
              </table:table-cell>
              <table:table-cell office:value-type="float" office:value="80.1">
                <text:p>80.1</text:p>
              </table:table-cell>
              <table:table-cell office:value-type="float" office:value="16.5">
                <text:p>16.5</text:p>
              </table:table-cell>
              <table:table-cell office:value-type="float" office:value="90">
                <text:p>90</text:p>
              </table:table-cell>
              <table:table-cell office:value-type="float" office:value="15.7">
                <text:p>15.7</text:p>
              </table:table-cell>
              <table:table-cell office:value-type="float" office:value="83.8">
                <text:p>83.8</text:p>
              </table:table-cell>
              <table:table-cell office:value-type="float" office:value="16">
                <text:p>16</text:p>
              </table:table-cell>
              <table:table-cell office:value-type="float" office:value="79.2">
                <text:p>79.2</text:p>
              </table:table-cell>
              <table:table-cell office:value-type="float" office:value="16.5">
                <text:p>16.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7">
                <text:p>16.7</text:p>
              </table:table-cell>
              <table:table-cell office:value-type="float" office:value="91.8">
                <text:p>91.8</text:p>
              </table:table-cell>
              <table:table-cell office:value-type="float" office:value="16.6">
                <text:p>16.6</text:p>
              </table:table-cell>
              <table:table-cell office:value-type="float" office:value="85.8">
                <text:p>85.8</text:p>
              </table:table-cell>
              <table:table-cell office:value-type="float" office:value="16.1">
                <text:p>16.1</text:p>
              </table:table-cell>
              <table:table-cell office:value-type="float" office:value="80.2">
                <text:p>80.2</text:p>
              </table:table-cell>
              <table:table-cell office:value-type="float" office:value="16.5">
                <text:p>16.5</text:p>
              </table:table-cell>
              <table:table-cell office:value-type="float" office:value="89.7">
                <text:p>89.7</text:p>
              </table:table-cell>
              <table:table-cell office:value-type="float" office:value="15.8">
                <text:p>15.8</text:p>
              </table:table-cell>
              <table:table-cell office:value-type="float" office:value="83.5">
                <text:p>83.5</text:p>
              </table:table-cell>
              <table:table-cell office:value-type="float" office:value="16.1">
                <text:p>16.1</text:p>
              </table:table-cell>
              <table:table-cell office:value-type="float" office:value="78.9">
                <text:p>78.9</text:p>
              </table:table-cell>
              <table:table-cell office:value-type="float" office:value="16.5">
                <text:p>16.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8">
                <text:p>16.8</text:p>
              </table:table-cell>
              <table:table-cell office:value-type="float" office:value="91.8">
                <text:p>91.8</text:p>
              </table:table-cell>
              <table:table-cell office:value-type="float" office:value="16.6">
                <text:p>16.6</text:p>
              </table:table-cell>
              <table:table-cell office:value-type="float" office:value="86">
                <text:p>86</text:p>
              </table:table-cell>
              <table:table-cell office:value-type="float" office:value="16.2">
                <text:p>16.2</text:p>
              </table:table-cell>
              <table:table-cell office:value-type="float" office:value="80.3">
                <text:p>80.3</text:p>
              </table:table-cell>
              <table:table-cell office:value-type="float" office:value="16.6">
                <text:p>16.6</text:p>
              </table:table-cell>
              <table:table-cell office:value-type="float" office:value="89.9">
                <text:p>89.9</text:p>
              </table:table-cell>
              <table:table-cell office:value-type="float" office:value="15.9">
                <text:p>15.9</text:p>
              </table:table-cell>
              <table:table-cell office:value-type="float" office:value="83.6">
                <text:p>83.6</text:p>
              </table:table-cell>
              <table:table-cell office:value-type="float" office:value="16.2">
                <text:p>16.2</text:p>
              </table:table-cell>
              <table:table-cell office:value-type="float" office:value="79">
                <text:p>79</text:p>
              </table:table-cell>
              <table:table-cell office:value-type="float" office:value="16.5">
                <text:p>16.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9">
                <text:p>16.9</text:p>
              </table:table-cell>
              <table:table-cell office:value-type="float" office:value="91.9">
                <text:p>91.9</text:p>
              </table:table-cell>
              <table:table-cell office:value-type="float" office:value="16.8">
                <text:p>16.8</text:p>
              </table:table-cell>
              <table:table-cell office:value-type="float" office:value="86.1">
                <text:p>86.1</text:p>
              </table:table-cell>
              <table:table-cell office:value-type="float" office:value="16.4">
                <text:p>16.4</text:p>
              </table:table-cell>
              <table:table-cell office:value-type="float" office:value="80">
                <text:p>80</text:p>
              </table:table-cell>
              <table:table-cell office:value-type="float" office:value="16.6">
                <text:p>16.6</text:p>
              </table:table-cell>
              <table:table-cell office:value-type="float" office:value="90.1">
                <text:p>90.1</text:p>
              </table:table-cell>
              <table:table-cell office:value-type="float" office:value="16">
                <text:p>16</text:p>
              </table:table-cell>
              <table:table-cell office:value-type="float" office:value="83.8">
                <text:p>83.8</text:p>
              </table:table-cell>
              <table:table-cell office:value-type="float" office:value="16.4">
                <text:p>16.4</text:p>
              </table:table-cell>
              <table:table-cell office:value-type="float" office:value="79.2">
                <text:p>79.2</text:p>
              </table:table-cell>
              <table:table-cell office:value-type="float" office:value="17">
                <text:p>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">
                <text:p>17</text:p>
              </table:table-cell>
              <table:table-cell office:value-type="float" office:value="91.7">
                <text:p>91.7</text:p>
              </table:table-cell>
              <table:table-cell office:value-type="float" office:value="16.8">
                <text:p>16.8</text:p>
              </table:table-cell>
              <table:table-cell office:value-type="float" office:value="85.9">
                <text:p>85.9</text:p>
              </table:table-cell>
              <table:table-cell office:value-type="float" office:value="16.5">
                <text:p>16.5</text:p>
              </table:table-cell>
              <table:table-cell office:value-type="float" office:value="80">
                <text:p>80</text:p>
              </table:table-cell>
              <table:table-cell office:value-type="float" office:value="16.8">
                <text:p>16.8</text:p>
              </table:table-cell>
              <table:table-cell office:value-type="float" office:value="89.9">
                <text:p>89.9</text:p>
              </table:table-cell>
              <table:table-cell office:value-type="float" office:value="16.1">
                <text:p>16.1</text:p>
              </table:table-cell>
              <table:table-cell office:value-type="float" office:value="83.4">
                <text:p>83.4</text:p>
              </table:table-cell>
              <table:table-cell office:value-type="float" office:value="16.5">
                <text:p>16.5</text:p>
              </table:table-cell>
              <table:table-cell office:value-type="float" office:value="78.7">
                <text:p>78.7</text:p>
              </table:table-cell>
              <table:table-cell office:value-type="float" office:value="17">
                <text:p>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.1">
                <text:p>17.1</text:p>
              </table:table-cell>
              <table:table-cell office:value-type="float" office:value="91.7">
                <text:p>91.7</text:p>
              </table:table-cell>
              <table:table-cell office:value-type="float" office:value="17">
                <text:p>17</text:p>
              </table:table-cell>
              <table:table-cell office:value-type="float" office:value="85.9">
                <text:p>85.9</text:p>
              </table:table-cell>
              <table:table-cell office:value-type="float" office:value="16.6">
                <text:p>16.6</text:p>
              </table:table-cell>
              <table:table-cell office:value-type="float" office:value="79.8">
                <text:p>79.8</text:p>
              </table:table-cell>
              <table:table-cell office:value-type="float" office:value="16.9">
                <text:p>16.9</text:p>
              </table:table-cell>
              <table:table-cell office:value-type="float" office:value="89.8">
                <text:p>89.8</text:p>
              </table:table-cell>
              <table:table-cell office:value-type="float" office:value="16.2">
                <text:p>16.2</text:p>
              </table:table-cell>
              <table:table-cell office:value-type="float" office:value="83.5">
                <text:p>83.5</text:p>
              </table:table-cell>
              <table:table-cell office:value-type="float" office:value="16.6">
                <text:p>16.6</text:p>
              </table:table-cell>
              <table:table-cell office:value-type="float" office:value="78.9">
                <text:p>78.9</text:p>
              </table:table-cell>
              <table:table-cell office:value-type="float" office:value="17">
                <text:p>1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.2">
                <text:p>17.2</text:p>
              </table:table-cell>
              <table:table-cell office:value-type="float" office:value="91.6">
                <text:p>91.6</text:p>
              </table:table-cell>
              <table:table-cell office:value-type="float" office:value="17">
                <text:p>17</text:p>
              </table:table-cell>
              <table:table-cell office:value-type="float" office:value="85.8">
                <text:p>85.8</text:p>
              </table:table-cell>
              <table:table-cell office:value-type="float" office:value="16.7">
                <text:p>16.7</text:p>
              </table:table-cell>
              <table:table-cell office:value-type="float" office:value="79.3">
                <text:p>79.3</text:p>
              </table:table-cell>
              <table:table-cell office:value-type="float" office:value="17">
                <text:p>17</text:p>
              </table:table-cell>
              <table:table-cell office:value-type="float" office:value="89.7">
                <text:p>89.7</text:p>
              </table:table-cell>
              <table:table-cell office:value-type="float" office:value="16.4">
                <text:p>16.4</text:p>
              </table:table-cell>
              <table:table-cell office:value-type="float" office:value="83.3">
                <text:p>83.3</text:p>
              </table:table-cell>
              <table:table-cell office:value-type="float" office:value="16.6">
                <text:p>16.6</text:p>
              </table:table-cell>
              <table:table-cell office:value-type="float" office:value="78.5">
                <text:p>78.5</text:p>
              </table:table-cell>
              <table:table-cell office:value-type="float" office:value="17">
                <text:p>1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.3">
                <text:p>17.3</text:p>
              </table:table-cell>
              <table:table-cell office:value-type="float" office:value="91.3">
                <text:p>91.3</text:p>
              </table:table-cell>
              <table:table-cell office:value-type="float" office:value="17.1">
                <text:p>17.1</text:p>
              </table:table-cell>
              <table:table-cell office:value-type="float" office:value="85.5">
                <text:p>85.5</text:p>
              </table:table-cell>
              <table:table-cell office:value-type="float" office:value="16.7">
                <text:p>16.7</text:p>
              </table:table-cell>
              <table:table-cell office:value-type="float" office:value="79.3">
                <text:p>79.3</text:p>
              </table:table-cell>
              <table:table-cell office:value-type="float" office:value="17.1">
                <text:p>17.1</text:p>
              </table:table-cell>
              <table:table-cell office:value-type="float" office:value="89.5">
                <text:p>89.5</text:p>
              </table:table-cell>
              <table:table-cell office:value-type="float" office:value="16.4">
                <text:p>16.4</text:p>
              </table:table-cell>
              <table:table-cell office:value-type="float" office:value="82.8">
                <text:p>82.8</text:p>
              </table:table-cell>
              <table:table-cell office:value-type="float" office:value="16.7">
                <text:p>16.7</text:p>
              </table:table-cell>
              <table:table-cell office:value-type="float" office:value="78.1">
                <text:p>78.1</text:p>
              </table:table-cell>
              <table:table-cell office:value-type="float" office:value="17">
                <text:p>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4">
                <text:p>17.4</text:p>
              </table:table-cell>
              <table:table-cell office:value-type="float" office:value="91.3">
                <text:p>91.3</text:p>
              </table:table-cell>
              <table:table-cell office:value-type="float" office:value="17.3">
                <text:p>17.3</text:p>
              </table:table-cell>
              <table:table-cell office:value-type="float" office:value="85.5">
                <text:p>85.5</text:p>
              </table:table-cell>
              <table:table-cell office:value-type="float" office:value="16.8">
                <text:p>16.8</text:p>
              </table:table-cell>
              <table:table-cell office:value-type="float" office:value="78.9">
                <text:p>78.9</text:p>
              </table:table-cell>
              <table:table-cell office:value-type="float" office:value="17.2">
                <text:p>17.2</text:p>
              </table:table-cell>
              <table:table-cell office:value-type="float" office:value="89.5">
                <text:p>89.5</text:p>
              </table:table-cell>
              <table:table-cell office:value-type="float" office:value="16.5">
                <text:p>16.5</text:p>
              </table:table-cell>
              <table:table-cell office:value-type="float" office:value="82.7">
                <text:p>82.7</text:p>
              </table:table-cell>
              <table:table-cell office:value-type="float" office:value="16.8">
                <text:p>16.8</text:p>
              </table:table-cell>
              <table:table-cell office:value-type="float" office:value="77.9">
                <text:p>77.9</text:p>
              </table:table-cell>
              <table:table-cell office:value-type="float" office:value="17.5">
                <text:p>17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5">
                <text:p>17.5</text:p>
              </table:table-cell>
              <table:table-cell office:value-type="float" office:value="91.1">
                <text:p>91.1</text:p>
              </table:table-cell>
              <table:table-cell office:value-type="float" office:value="17.2">
                <text:p>17.2</text:p>
              </table:table-cell>
              <table:table-cell office:value-type="float" office:value="85.2">
                <text:p>85.2</text:p>
              </table:table-cell>
              <table:table-cell office:value-type="float" office:value="16.9">
                <text:p>16.9</text:p>
              </table:table-cell>
              <table:table-cell office:value-type="float" office:value="78.7">
                <text:p>78.7</text:p>
              </table:table-cell>
              <table:table-cell office:value-type="float" office:value="17.3">
                <text:p>17.3</text:p>
              </table:table-cell>
              <table:table-cell office:value-type="float" office:value="89.2">
                <text:p>89.2</text:p>
              </table:table-cell>
              <table:table-cell office:value-type="float" office:value="16.6">
                <text:p>16.6</text:p>
              </table:table-cell>
              <table:table-cell office:value-type="float" office:value="82.5">
                <text:p>82.5</text:p>
              </table:table-cell>
              <table:table-cell office:value-type="float" office:value="16.9">
                <text:p>16.9</text:p>
              </table:table-cell>
              <table:table-cell office:value-type="float" office:value="77.8">
                <text:p>77.8</text:p>
              </table:table-cell>
              <table:table-cell office:value-type="float" office:value="17.5">
                <text:p>17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5">
                <text:p>17.5</text:p>
              </table:table-cell>
              <table:table-cell office:value-type="float" office:value="91">
                <text:p>91</text:p>
              </table:table-cell>
              <table:table-cell office:value-type="float" office:value="17.4">
                <text:p>17.4</text:p>
              </table:table-cell>
              <table:table-cell office:value-type="float" office:value="85.2">
                <text:p>85.2</text:p>
              </table:table-cell>
              <table:table-cell office:value-type="float" office:value="17">
                <text:p>17</text:p>
              </table:table-cell>
              <table:table-cell office:value-type="float" office:value="78.7">
                <text:p>78.7</text:p>
              </table:table-cell>
              <table:table-cell office:value-type="float" office:value="17.4">
                <text:p>17.4</text:p>
              </table:table-cell>
              <table:table-cell office:value-type="float" office:value="89.2">
                <text:p>89.2</text:p>
              </table:table-cell>
              <table:table-cell office:value-type="float" office:value="16.7">
                <text:p>16.7</text:p>
              </table:table-cell>
              <table:table-cell office:value-type="float" office:value="82.4">
                <text:p>82.4</text:p>
              </table:table-cell>
              <table:table-cell office:value-type="float" office:value="17">
                <text:p>17</text:p>
              </table:table-cell>
              <table:table-cell office:value-type="float" office:value="77.7">
                <text:p>77.7</text:p>
              </table:table-cell>
              <table:table-cell office:value-type="float" office:value="17.5">
                <text:p>17.5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6">
                <text:p>17.6</text:p>
              </table:table-cell>
              <table:table-cell office:value-type="float" office:value="90.9">
                <text:p>90.9</text:p>
              </table:table-cell>
              <table:table-cell office:value-type="float" office:value="17.4">
                <text:p>17.4</text:p>
              </table:table-cell>
              <table:table-cell office:value-type="float" office:value="84.9">
                <text:p>84.9</text:p>
              </table:table-cell>
              <table:table-cell office:value-type="float" office:value="17">
                <text:p>17</text:p>
              </table:table-cell>
              <table:table-cell office:value-type="float" office:value="78.4">
                <text:p>78.4</text:p>
              </table:table-cell>
              <table:table-cell office:value-type="float" office:value="17.4">
                <text:p>17.4</text:p>
              </table:table-cell>
              <table:table-cell office:value-type="float" office:value="89.2">
                <text:p>89.2</text:p>
              </table:table-cell>
              <table:table-cell office:value-type="float" office:value="16.8">
                <text:p>16.8</text:p>
              </table:table-cell>
              <table:table-cell office:value-type="float" office:value="82.3">
                <text:p>82.3</text:p>
              </table:table-cell>
              <table:table-cell office:value-type="float" office:value="17">
                <text:p>17</text:p>
              </table:table-cell>
              <table:table-cell office:value-type="float" office:value="78.1">
                <text:p>78.1</text:p>
              </table:table-cell>
              <table:table-cell office:value-type="float" office:value="17.5">
                <text:p>17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7">
                <text:p>17.7</text:p>
              </table:table-cell>
              <table:table-cell office:value-type="float" office:value="90.8">
                <text:p>90.8</text:p>
              </table:table-cell>
              <table:table-cell office:value-type="float" office:value="17.6">
                <text:p>17.6</text:p>
              </table:table-cell>
              <table:table-cell office:value-type="float" office:value="84.9">
                <text:p>84.9</text:p>
              </table:table-cell>
              <table:table-cell office:value-type="float" office:value="17.1">
                <text:p>17.1</text:p>
              </table:table-cell>
              <table:table-cell office:value-type="float" office:value="78">
                <text:p>78</text:p>
              </table:table-cell>
              <table:table-cell office:value-type="float" office:value="17.5">
                <text:p>17.5</text:p>
              </table:table-cell>
              <table:table-cell office:value-type="float" office:value="89">
                <text:p>89</text:p>
              </table:table-cell>
              <table:table-cell office:value-type="float" office:value="16.9">
                <text:p>16.9</text:p>
              </table:table-cell>
              <table:table-cell office:value-type="float" office:value="81.9">
                <text:p>81.9</text:p>
              </table:table-cell>
              <table:table-cell office:value-type="float" office:value="17.2">
                <text:p>17.2</text:p>
              </table:table-cell>
              <table:table-cell office:value-type="float" office:value="77.3">
                <text:p>77.3</text:p>
              </table:table-cell>
              <table:table-cell office:value-type="float" office:value="17.5">
                <text:p>17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7">
                <text:p>17.7</text:p>
              </table:table-cell>
              <table:table-cell office:value-type="float" office:value="90.6">
                <text:p>90.6</text:p>
              </table:table-cell>
              <table:table-cell office:value-type="float" office:value="17.7">
                <text:p>17.7</text:p>
              </table:table-cell>
              <table:table-cell office:value-type="float" office:value="84.7">
                <text:p>84.7</text:p>
              </table:table-cell>
              <table:table-cell office:value-type="float" office:value="17.2">
                <text:p>17.2</text:p>
              </table:table-cell>
              <table:table-cell office:value-type="float" office:value="78.1">
                <text:p>78.1</text:p>
              </table:table-cell>
              <table:table-cell office:value-type="float" office:value="17.6">
                <text:p>17.6</text:p>
              </table:table-cell>
              <table:table-cell office:value-type="float" office:value="88.7">
                <text:p>88.7</text:p>
              </table:table-cell>
              <table:table-cell office:value-type="float" office:value="16.9">
                <text:p>16.9</text:p>
              </table:table-cell>
              <table:table-cell office:value-type="float" office:value="81.5">
                <text:p>81.5</text:p>
              </table:table-cell>
              <table:table-cell office:value-type="float" office:value="17.2">
                <text:p>17.2</text:p>
              </table:table-cell>
              <table:table-cell office:value-type="float" office:value="76.8">
                <text:p>76.8</text:p>
              </table:table-cell>
              <table:table-cell office:value-type="float" office:value="17.5">
                <text:p>17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7">
                <text:p>17.7</text:p>
              </table:table-cell>
              <table:table-cell office:value-type="float" office:value="90.6">
                <text:p>90.6</text:p>
              </table:table-cell>
              <table:table-cell office:value-type="float" office:value="17.7">
                <text:p>17.7</text:p>
              </table:table-cell>
              <table:table-cell office:value-type="float" office:value="84.8">
                <text:p>84.8</text:p>
              </table:table-cell>
              <table:table-cell office:value-type="float" office:value="17.2">
                <text:p>17.2</text:p>
              </table:table-cell>
              <table:table-cell office:value-type="float" office:value="78">
                <text:p>78</text:p>
              </table:table-cell>
              <table:table-cell office:value-type="float" office:value="17.5">
                <text:p>17.5</text:p>
              </table:table-cell>
              <table:table-cell office:value-type="float" office:value="88.8">
                <text:p>88.8</text:p>
              </table:table-cell>
              <table:table-cell office:value-type="float" office:value="16.9">
                <text:p>16.9</text:p>
              </table:table-cell>
              <table:table-cell office:value-type="float" office:value="81.7">
                <text:p>81.7</text:p>
              </table:table-cell>
              <table:table-cell office:value-type="float" office:value="17.2">
                <text:p>17.2</text:p>
              </table:table-cell>
              <table:table-cell office:value-type="float" office:value="77.5">
                <text:p>77.5</text:p>
              </table:table-cell>
              <table:table-cell office:value-type="float" office:value="17.5">
                <text:p>17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8">
                <text:p>17.8</text:p>
              </table:table-cell>
              <table:table-cell office:value-type="float" office:value="90.6">
                <text:p>90.6</text:p>
              </table:table-cell>
              <table:table-cell office:value-type="float" office:value="17.7">
                <text:p>17.7</text:p>
              </table:table-cell>
              <table:table-cell office:value-type="float" office:value="84.7">
                <text:p>84.7</text:p>
              </table:table-cell>
              <table:table-cell office:value-type="float" office:value="17.2">
                <text:p>17.2</text:p>
              </table:table-cell>
              <table:table-cell office:value-type="float" office:value="77.9">
                <text:p>77.9</text:p>
              </table:table-cell>
              <table:table-cell office:value-type="float" office:value="17.7">
                <text:p>17.7</text:p>
              </table:table-cell>
              <table:table-cell office:value-type="float" office:value="88.7">
                <text:p>88.7</text:p>
              </table:table-cell>
              <table:table-cell office:value-type="float" office:value="17">
                <text:p>17</text:p>
              </table:table-cell>
              <table:table-cell office:value-type="float" office:value="81.6">
                <text:p>81.6</text:p>
              </table:table-cell>
              <table:table-cell office:value-type="float" office:value="17.2">
                <text:p>17.2</text:p>
              </table:table-cell>
              <table:table-cell office:value-type="float" office:value="77.1">
                <text:p>77.1</text:p>
              </table:table-cell>
              <table:table-cell office:value-type="float" office:value="17.5">
                <text:p>17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8">
                <text:p>17.8</text:p>
              </table:table-cell>
              <table:table-cell office:value-type="float" office:value="90.5">
                <text:p>90.5</text:p>
              </table:table-cell>
              <table:table-cell office:value-type="float" office:value="17.8">
                <text:p>17.8</text:p>
              </table:table-cell>
              <table:table-cell office:value-type="float" office:value="84.7">
                <text:p>84.7</text:p>
              </table:table-cell>
              <table:table-cell office:value-type="float" office:value="17.2">
                <text:p>17.2</text:p>
              </table:table-cell>
              <table:table-cell office:value-type="float" office:value="77.7">
                <text:p>77.7</text:p>
              </table:table-cell>
              <table:table-cell office:value-type="float" office:value="17.7">
                <text:p>17.7</text:p>
              </table:table-cell>
              <table:table-cell office:value-type="float" office:value="88.7">
                <text:p>88.7</text:p>
              </table:table-cell>
              <table:table-cell office:value-type="float" office:value="17">
                <text:p>17</text:p>
              </table:table-cell>
              <table:table-cell office:value-type="float" office:value="81.5">
                <text:p>81.5</text:p>
              </table:table-cell>
              <table:table-cell office:value-type="float" office:value="17.2">
                <text:p>17.2</text:p>
              </table:table-cell>
              <table:table-cell office:value-type="float" office:value="77.2">
                <text:p>77.2</text:p>
              </table:table-cell>
              <table:table-cell office:value-type="float" office:value="17.5">
                <text:p>17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90.4">
                <text:p>90.4</text:p>
              </table:table-cell>
              <table:table-cell office:value-type="float" office:value="17.8">
                <text:p>17.8</text:p>
              </table:table-cell>
              <table:table-cell office:value-type="float" office:value="84.6">
                <text:p>84.6</text:p>
              </table:table-cell>
              <table:table-cell office:value-type="float" office:value="17.2">
                <text:p>17.2</text:p>
              </table:table-cell>
              <table:table-cell office:value-type="float" office:value="78.2">
                <text:p>78.2</text:p>
              </table:table-cell>
              <table:table-cell office:value-type="float" office:value="17.7">
                <text:p>17.7</text:p>
              </table:table-cell>
              <table:table-cell office:value-type="float" office:value="88.6">
                <text:p>88.6</text:p>
              </table:table-cell>
              <table:table-cell office:value-type="float" office:value="17">
                <text:p>17</text:p>
              </table:table-cell>
              <table:table-cell office:value-type="float" office:value="81.4">
                <text:p>81.4</text:p>
              </table:table-cell>
              <table:table-cell office:value-type="float" office:value="17.2">
                <text:p>17.2</text:p>
              </table:table-cell>
              <table:table-cell office:value-type="float" office:value="77.2">
                <text:p>77.2</text:p>
              </table:table-cell>
              <table:table-cell office:value-type="float" office:value="17.5">
                <text:p>17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8">
                <text:p>17.8</text:p>
              </table:table-cell>
              <table:table-cell office:value-type="float" office:value="90.7">
                <text:p>90.7</text:p>
              </table:table-cell>
              <table:table-cell office:value-type="float" office:value="17.7">
                <text:p>17.7</text:p>
              </table:table-cell>
              <table:table-cell office:value-type="float" office:value="84.8">
                <text:p>84.8</text:p>
              </table:table-cell>
              <table:table-cell office:value-type="float" office:value="17.2">
                <text:p>17.2</text:p>
              </table:table-cell>
              <table:table-cell office:value-type="float" office:value="77.8">
                <text:p>77.8</text:p>
              </table:table-cell>
              <table:table-cell office:value-type="float" office:value="17.6">
                <text:p>17.6</text:p>
              </table:table-cell>
              <table:table-cell office:value-type="float" office:value="88.9">
                <text:p>88.9</text:p>
              </table:table-cell>
              <table:table-cell office:value-type="float" office:value="17">
                <text:p>17</text:p>
              </table:table-cell>
              <table:table-cell office:value-type="float" office:value="81.8">
                <text:p>81.8</text:p>
              </table:table-cell>
              <table:table-cell office:value-type="float" office:value="17.2">
                <text:p>17.2</text:p>
              </table:table-cell>
              <table:table-cell office:value-type="float" office:value="77.5">
                <text:p>77.5</text:p>
              </table:table-cell>
              <table:table-cell office:value-type="float" office:value="17.5">
                <text:p>17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.8">
                <text:p>17.8</text:p>
              </table:table-cell>
              <table:table-cell office:value-type="float" office:value="90.5">
                <text:p>90.5</text:p>
              </table:table-cell>
              <table:table-cell office:value-type="float" office:value="17.8">
                <text:p>17.8</text:p>
              </table:table-cell>
              <table:table-cell office:value-type="float" office:value="84.7">
                <text:p>84.7</text:p>
              </table:table-cell>
              <table:table-cell office:value-type="float" office:value="17.2">
                <text:p>17.2</text:p>
              </table:table-cell>
              <table:table-cell office:value-type="float" office:value="78">
                <text:p>78</text:p>
              </table:table-cell>
              <table:table-cell office:value-type="float" office:value="17.6">
                <text:p>17.6</text:p>
              </table:table-cell>
              <table:table-cell office:value-type="float" office:value="88.6">
                <text:p>88.6</text:p>
              </table:table-cell>
              <table:table-cell office:value-type="float" office:value="16.9">
                <text:p>16.9</text:p>
              </table:table-cell>
              <table:table-cell office:value-type="float" office:value="81.5">
                <text:p>81.5</text:p>
              </table:table-cell>
              <table:table-cell office:value-type="float" office:value="17.2">
                <text:p>17.2</text:p>
              </table:table-cell>
              <table:table-cell office:value-type="float" office:value="77.2">
                <text:p>77.2</text:p>
              </table:table-cell>
              <table:table-cell office:value-type="float" office:value="17.5">
                <text:p>17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.7">
                <text:p>17.7</text:p>
              </table:table-cell>
              <table:table-cell office:value-type="float" office:value="90.6">
                <text:p>90.6</text:p>
              </table:table-cell>
              <table:table-cell office:value-type="float" office:value="17.8">
                <text:p>17.8</text:p>
              </table:table-cell>
              <table:table-cell office:value-type="float" office:value="84.9">
                <text:p>84.9</text:p>
              </table:table-cell>
              <table:table-cell office:value-type="float" office:value="17.2">
                <text:p>17.2</text:p>
              </table:table-cell>
              <table:table-cell office:value-type="float" office:value="78">
                <text:p>78</text:p>
              </table:table-cell>
              <table:table-cell office:value-type="float" office:value="17.7">
                <text:p>17.7</text:p>
              </table:table-cell>
              <table:table-cell office:value-type="float" office:value="88.8">
                <text:p>88.8</text:p>
              </table:table-cell>
              <table:table-cell office:value-type="float" office:value="17">
                <text:p>17</text:p>
              </table:table-cell>
              <table:table-cell office:value-type="float" office:value="81.7">
                <text:p>81.7</text:p>
              </table:table-cell>
              <table:table-cell office:value-type="float" office:value="17.2">
                <text:p>17.2</text:p>
              </table:table-cell>
              <table:table-cell office:value-type="float" office:value="77.5">
                <text:p>77.5</text:p>
              </table:table-cell>
              <table:table-cell office:value-type="float" office:value="17.5">
                <text:p>17.5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.7">
                <text:p>17.7</text:p>
              </table:table-cell>
              <table:table-cell office:value-type="float" office:value="90.6">
                <text:p>90.6</text:p>
              </table:table-cell>
              <table:table-cell office:value-type="float" office:value="17.7">
                <text:p>17.7</text:p>
              </table:table-cell>
              <table:table-cell office:value-type="float" office:value="84.7">
                <text:p>84.7</text:p>
              </table:table-cell>
              <table:table-cell office:value-type="float" office:value="17">
                <text:p>17</text:p>
              </table:table-cell>
              <table:table-cell office:value-type="float" office:value="77.9">
                <text:p>77.9</text:p>
              </table:table-cell>
              <table:table-cell office:value-type="float" office:value="17.6">
                <text:p>17.6</text:p>
              </table:table-cell>
              <table:table-cell office:value-type="float" office:value="88.8">
                <text:p>88.8</text:p>
              </table:table-cell>
              <table:table-cell office:value-type="float" office:value="16.9">
                <text:p>16.9</text:p>
              </table:table-cell>
              <table:table-cell office:value-type="float" office:value="81.8">
                <text:p>81.8</text:p>
              </table:table-cell>
              <table:table-cell office:value-type="float" office:value="17.2">
                <text:p>17.2</text:p>
              </table:table-cell>
              <table:table-cell office:value-type="float" office:value="77.5">
                <text:p>77.5</text:p>
              </table:table-cell>
              <table:table-cell office:value-type="float" office:value="17.5">
                <text:p>17.5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.6">
                <text:p>17.6</text:p>
              </table:table-cell>
              <table:table-cell office:value-type="float" office:value="90.5">
                <text:p>90.5</text:p>
              </table:table-cell>
              <table:table-cell office:value-type="float" office:value="17.7">
                <text:p>17.7</text:p>
              </table:table-cell>
              <table:table-cell office:value-type="float" office:value="84.6">
                <text:p>84.6</text:p>
              </table:table-cell>
              <table:table-cell office:value-type="float" office:value="17">
                <text:p>17</text:p>
              </table:table-cell>
              <table:table-cell office:value-type="float" office:value="78">
                <text:p>78</text:p>
              </table:table-cell>
              <table:table-cell office:value-type="float" office:value="17.5">
                <text:p>17.5</text:p>
              </table:table-cell>
              <table:table-cell office:value-type="float" office:value="88.6">
                <text:p>88.6</text:p>
              </table:table-cell>
              <table:table-cell office:value-type="float" office:value="16.8">
                <text:p>16.8</text:p>
              </table:table-cell>
              <table:table-cell office:value-type="float" office:value="81.6">
                <text:p>81.6</text:p>
              </table:table-cell>
              <table:table-cell office:value-type="float" office:value="17">
                <text:p>17</text:p>
              </table:table-cell>
              <table:table-cell office:value-type="float" office:value="77.3">
                <text:p>77.3</text:p>
              </table:table-cell>
              <table:table-cell office:value-type="float" office:value="17.5">
                <text:p>17.5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.5">
                <text:p>17.5</text:p>
              </table:table-cell>
              <table:table-cell office:value-type="float" office:value="90.6">
                <text:p>90.6</text:p>
              </table:table-cell>
              <table:table-cell office:value-type="float" office:value="17.5">
                <text:p>17.5</text:p>
              </table:table-cell>
              <table:table-cell office:value-type="float" office:value="84.7">
                <text:p>84.7</text:p>
              </table:table-cell>
              <table:table-cell office:value-type="float" office:value="16.9">
                <text:p>16.9</text:p>
              </table:table-cell>
              <table:table-cell office:value-type="float" office:value="78.1">
                <text:p>78.1</text:p>
              </table:table-cell>
              <table:table-cell office:value-type="float" office:value="17.5">
                <text:p>17.5</text:p>
              </table:table-cell>
              <table:table-cell office:value-type="float" office:value="88.8">
                <text:p>88.8</text:p>
              </table:table-cell>
              <table:table-cell office:value-type="float" office:value="16.8">
                <text:p>16.8</text:p>
              </table:table-cell>
              <table:table-cell office:value-type="float" office:value="81.7">
                <text:p>81.7</text:p>
              </table:table-cell>
              <table:table-cell office:value-type="float" office:value="17">
                <text:p>17</text:p>
              </table:table-cell>
              <table:table-cell office:value-type="float" office:value="78">
                <text:p>78</text:p>
              </table:table-cell>
              <table:table-cell office:value-type="float" office:value="17.5">
                <text:p>17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5">
                <text:p>17.5</text:p>
              </table:table-cell>
              <table:table-cell office:value-type="float" office:value="90.7">
                <text:p>90.7</text:p>
              </table:table-cell>
              <table:table-cell office:value-type="float" office:value="17.5">
                <text:p>17.5</text:p>
              </table:table-cell>
              <table:table-cell office:value-type="float" office:value="84.8">
                <text:p>84.8</text:p>
              </table:table-cell>
              <table:table-cell office:value-type="float" office:value="16.9">
                <text:p>16.9</text:p>
              </table:table-cell>
              <table:table-cell office:value-type="float" office:value="78.3">
                <text:p>78.3</text:p>
              </table:table-cell>
              <table:table-cell office:value-type="float" office:value="17.4">
                <text:p>17.4</text:p>
              </table:table-cell>
              <table:table-cell office:value-type="float" office:value="88.8">
                <text:p>88.8</text:p>
              </table:table-cell>
              <table:table-cell office:value-type="float" office:value="16.7">
                <text:p>16.7</text:p>
              </table:table-cell>
              <table:table-cell office:value-type="float" office:value="81.8">
                <text:p>81.8</text:p>
              </table:table-cell>
              <table:table-cell office:value-type="float" office:value="16.9">
                <text:p>16.9</text:p>
              </table:table-cell>
              <table:table-cell office:value-type="float" office:value="77.9">
                <text:p>77.9</text:p>
              </table:table-cell>
              <table:table-cell office:value-type="float" office:value="17.5">
                <text:p>17.5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.5">
                <text:p>17.5</text:p>
              </table:table-cell>
              <table:table-cell office:value-type="float" office:value="90.8">
                <text:p>90.8</text:p>
              </table:table-cell>
              <table:table-cell office:value-type="float" office:value="17.4">
                <text:p>17.4</text:p>
              </table:table-cell>
              <table:table-cell office:value-type="float" office:value="84.8">
                <text:p>84.8</text:p>
              </table:table-cell>
              <table:table-cell office:value-type="float" office:value="16.9">
                <text:p>16.9</text:p>
              </table:table-cell>
              <table:table-cell office:value-type="float" office:value="78.8">
                <text:p>78.8</text:p>
              </table:table-cell>
              <table:table-cell office:value-type="float" office:value="17.3">
                <text:p>17.3</text:p>
              </table:table-cell>
              <table:table-cell office:value-type="float" office:value="88.9">
                <text:p>88.9</text:p>
              </table:table-cell>
              <table:table-cell office:value-type="float" office:value="16.6">
                <text:p>16.6</text:p>
              </table:table-cell>
              <table:table-cell office:value-type="float" office:value="81.9">
                <text:p>81.9</text:p>
              </table:table-cell>
              <table:table-cell office:value-type="float" office:value="16.9">
                <text:p>16.9</text:p>
              </table:table-cell>
              <table:table-cell office:value-type="float" office:value="77.9">
                <text:p>77.9</text:p>
              </table:table-cell>
              <table:table-cell office:value-type="float" office:value="17.5">
                <text:p>17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5">
                <text:p>17.5</text:p>
              </table:table-cell>
              <table:table-cell office:value-type="float" office:value="91.1">
                <text:p>91.1</text:p>
              </table:table-cell>
              <table:table-cell office:value-type="float" office:value="17.3">
                <text:p>17.3</text:p>
              </table:table-cell>
              <table:table-cell office:value-type="float" office:value="85.4">
                <text:p>85.4</text:p>
              </table:table-cell>
              <table:table-cell office:value-type="float" office:value="16.9">
                <text:p>16.9</text:p>
              </table:table-cell>
              <table:table-cell office:value-type="float" office:value="78.9">
                <text:p>78.9</text:p>
              </table:table-cell>
              <table:table-cell office:value-type="float" office:value="17.3">
                <text:p>17.3</text:p>
              </table:table-cell>
              <table:table-cell office:value-type="float" office:value="89.5">
                <text:p>89.5</text:p>
              </table:table-cell>
              <table:table-cell office:value-type="float" office:value="16.6">
                <text:p>16.6</text:p>
              </table:table-cell>
              <table:table-cell office:value-type="float" office:value="82.5">
                <text:p>82.5</text:p>
              </table:table-cell>
              <table:table-cell office:value-type="float" office:value="16.9">
                <text:p>16.9</text:p>
              </table:table-cell>
              <table:table-cell office:value-type="float" office:value="78.7">
                <text:p>78.7</text:p>
              </table:table-cell>
              <table:table-cell office:value-type="float" office:value="17.5">
                <text:p>17.5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5">
                <text:p>17.5</text:p>
              </table:table-cell>
              <table:table-cell office:value-type="float" office:value="91.1">
                <text:p>91.1</text:p>
              </table:table-cell>
              <table:table-cell office:value-type="float" office:value="17.3">
                <text:p>17.3</text:p>
              </table:table-cell>
              <table:table-cell office:value-type="float" office:value="85.4">
                <text:p>85.4</text:p>
              </table:table-cell>
              <table:table-cell office:value-type="float" office:value="16.9">
                <text:p>16.9</text:p>
              </table:table-cell>
              <table:table-cell office:value-type="float" office:value="79">
                <text:p>79</text:p>
              </table:table-cell>
              <table:table-cell office:value-type="float" office:value="17.3">
                <text:p>17.3</text:p>
              </table:table-cell>
              <table:table-cell office:value-type="float" office:value="89.5">
                <text:p>89.5</text:p>
              </table:table-cell>
              <table:table-cell office:value-type="float" office:value="16.6">
                <text:p>16.6</text:p>
              </table:table-cell>
              <table:table-cell office:value-type="float" office:value="82.6">
                <text:p>82.6</text:p>
              </table:table-cell>
              <table:table-cell office:value-type="float" office:value="16.9">
                <text:p>16.9</text:p>
              </table:table-cell>
              <table:table-cell office:value-type="float" office:value="78.3">
                <text:p>78.3</text:p>
              </table:table-cell>
              <table:table-cell office:value-type="float" office:value="17.5">
                <text:p>17.5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5">
                <text:p>17.5</text:p>
              </table:table-cell>
              <table:table-cell office:value-type="float" office:value="91.1">
                <text:p>91.1</text:p>
              </table:table-cell>
              <table:table-cell office:value-type="float" office:value="17.4">
                <text:p>17.4</text:p>
              </table:table-cell>
              <table:table-cell office:value-type="float" office:value="85.4">
                <text:p>85.4</text:p>
              </table:table-cell>
              <table:table-cell office:value-type="float" office:value="16.9">
                <text:p>16.9</text:p>
              </table:table-cell>
              <table:table-cell office:value-type="float" office:value="78.9">
                <text:p>78.9</text:p>
              </table:table-cell>
              <table:table-cell office:value-type="float" office:value="17.4">
                <text:p>17.4</text:p>
              </table:table-cell>
              <table:table-cell office:value-type="float" office:value="89.5">
                <text:p>89.5</text:p>
              </table:table-cell>
              <table:table-cell office:value-type="float" office:value="16.7">
                <text:p>16.7</text:p>
              </table:table-cell>
              <table:table-cell office:value-type="float" office:value="82.6">
                <text:p>82.6</text:p>
              </table:table-cell>
              <table:table-cell office:value-type="float" office:value="16.9">
                <text:p>16.9</text:p>
              </table:table-cell>
              <table:table-cell office:value-type="float" office:value="78.3">
                <text:p>78.3</text:p>
              </table:table-cell>
              <table:table-cell office:value-type="float" office:value="17.5">
                <text:p>17.5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5">
                <text:p>17.5</text:p>
              </table:table-cell>
              <table:table-cell office:value-type="float" office:value="91">
                <text:p>91</text:p>
              </table:table-cell>
              <table:table-cell office:value-type="float" office:value="17.5">
                <text:p>17.5</text:p>
              </table:table-cell>
              <table:table-cell office:value-type="float" office:value="85.4">
                <text:p>85.4</text:p>
              </table:table-cell>
              <table:table-cell office:value-type="float" office:value="16.9">
                <text:p>16.9</text:p>
              </table:table-cell>
              <table:table-cell office:value-type="float" office:value="78.6">
                <text:p>78.6</text:p>
              </table:table-cell>
              <table:table-cell office:value-type="float" office:value="17.4">
                <text:p>17.4</text:p>
              </table:table-cell>
              <table:table-cell office:value-type="float" office:value="89.5">
                <text:p>89.5</text:p>
              </table:table-cell>
              <table:table-cell office:value-type="float" office:value="16.7">
                <text:p>16.7</text:p>
              </table:table-cell>
              <table:table-cell office:value-type="float" office:value="82.6">
                <text:p>82.6</text:p>
              </table:table-cell>
              <table:table-cell office:value-type="float" office:value="16.9">
                <text:p>16.9</text:p>
              </table:table-cell>
              <table:table-cell office:value-type="float" office:value="78.7">
                <text:p>78.7</text:p>
              </table:table-cell>
              <table:table-cell office:value-type="float" office:value="17.5">
                <text:p>17.5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5">
                <text:p>17.5</text:p>
              </table:table-cell>
              <table:table-cell office:value-type="float" office:value="90.8">
                <text:p>90.8</text:p>
              </table:table-cell>
              <table:table-cell office:value-type="float" office:value="17.4">
                <text:p>17.4</text:p>
              </table:table-cell>
              <table:table-cell office:value-type="float" office:value="85.2">
                <text:p>85.2</text:p>
              </table:table-cell>
              <table:table-cell office:value-type="float" office:value="16.9">
                <text:p>16.9</text:p>
              </table:table-cell>
              <table:table-cell office:value-type="float" office:value="78.7">
                <text:p>78.7</text:p>
              </table:table-cell>
              <table:table-cell office:value-type="float" office:value="17.4">
                <text:p>17.4</text:p>
              </table:table-cell>
              <table:table-cell office:value-type="float" office:value="89.2">
                <text:p>89.2</text:p>
              </table:table-cell>
              <table:table-cell office:value-type="float" office:value="16.7">
                <text:p>16.7</text:p>
              </table:table-cell>
              <table:table-cell office:value-type="float" office:value="82.3">
                <text:p>82.3</text:p>
              </table:table-cell>
              <table:table-cell office:value-type="float" office:value="16.9">
                <text:p>16.9</text:p>
              </table:table-cell>
              <table:table-cell office:value-type="float" office:value="78">
                <text:p>78</text:p>
              </table:table-cell>
              <table:table-cell office:value-type="float" office:value="17.5">
                <text:p>17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.5">
                <text:p>17.5</text:p>
              </table:table-cell>
              <table:table-cell office:value-type="float" office:value="90.9">
                <text:p>90.9</text:p>
              </table:table-cell>
              <table:table-cell office:value-type="float" office:value="17.4">
                <text:p>17.4</text:p>
              </table:table-cell>
              <table:table-cell office:value-type="float" office:value="85.4">
                <text:p>85.4</text:p>
              </table:table-cell>
              <table:table-cell office:value-type="float" office:value="16.9">
                <text:p>16.9</text:p>
              </table:table-cell>
              <table:table-cell office:value-type="float" office:value="78.6">
                <text:p>78.6</text:p>
              </table:table-cell>
              <table:table-cell office:value-type="float" office:value="17.3">
                <text:p>17.3</text:p>
              </table:table-cell>
              <table:table-cell office:value-type="float" office:value="89.4">
                <text:p>89.4</text:p>
              </table:table-cell>
              <table:table-cell office:value-type="float" office:value="16.7">
                <text:p>16.7</text:p>
              </table:table-cell>
              <table:table-cell office:value-type="float" office:value="82.5">
                <text:p>82.5</text:p>
              </table:table-cell>
              <table:table-cell office:value-type="float" office:value="16.9">
                <text:p>16.9</text:p>
              </table:table-cell>
              <table:table-cell office:value-type="float" office:value="78.7">
                <text:p>78.7</text:p>
              </table:table-cell>
              <table:table-cell office:value-type="float" office:value="17.5">
                <text:p>17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.5">
                <text:p>17.5</text:p>
              </table:table-cell>
              <table:table-cell office:value-type="float" office:value="90.8">
                <text:p>90.8</text:p>
              </table:table-cell>
              <table:table-cell office:value-type="float" office:value="17.4">
                <text:p>17.4</text:p>
              </table:table-cell>
              <table:table-cell office:value-type="float" office:value="85.2">
                <text:p>85.2</text:p>
              </table:table-cell>
              <table:table-cell office:value-type="float" office:value="16.9">
                <text:p>16.9</text:p>
              </table:table-cell>
              <table:table-cell office:value-type="float" office:value="78.4">
                <text:p>78.4</text:p>
              </table:table-cell>
              <table:table-cell office:value-type="float" office:value="17.3">
                <text:p>17.3</text:p>
              </table:table-cell>
              <table:table-cell office:value-type="float" office:value="89.4">
                <text:p>89.4</text:p>
              </table:table-cell>
              <table:table-cell office:value-type="float" office:value="16.6">
                <text:p>16.6</text:p>
              </table:table-cell>
              <table:table-cell office:value-type="float" office:value="82.3">
                <text:p>82.3</text:p>
              </table:table-cell>
              <table:table-cell office:value-type="float" office:value="16.9">
                <text:p>16.9</text:p>
              </table:table-cell>
              <table:table-cell office:value-type="float" office:value="78.2">
                <text:p>78.2</text:p>
              </table:table-cell>
              <table:table-cell office:value-type="float" office:value="17.5">
                <text:p>17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.4">
                <text:p>17.4</text:p>
              </table:table-cell>
              <table:table-cell office:value-type="float" office:value="90.7">
                <text:p>90.7</text:p>
              </table:table-cell>
              <table:table-cell office:value-type="float" office:value="17.4">
                <text:p>17.4</text:p>
              </table:table-cell>
              <table:table-cell office:value-type="float" office:value="85">
                <text:p>85</text:p>
              </table:table-cell>
              <table:table-cell office:value-type="float" office:value="16.8">
                <text:p>16.8</text:p>
              </table:table-cell>
              <table:table-cell office:value-type="float" office:value="78.4">
                <text:p>78.4</text:p>
              </table:table-cell>
              <table:table-cell office:value-type="float" office:value="17.3">
                <text:p>17.3</text:p>
              </table:table-cell>
              <table:table-cell office:value-type="float" office:value="89.2">
                <text:p>89.2</text:p>
              </table:table-cell>
              <table:table-cell office:value-type="float" office:value="16.6">
                <text:p>16.6</text:p>
              </table:table-cell>
              <table:table-cell office:value-type="float" office:value="82.2">
                <text:p>82.2</text:p>
              </table:table-cell>
              <table:table-cell office:value-type="float" office:value="16.8">
                <text:p>16.8</text:p>
              </table:table-cell>
              <table:table-cell office:value-type="float" office:value="78.6">
                <text:p>78.6</text:p>
              </table:table-cell>
              <table:table-cell office:value-type="float" office:value="17">
                <text:p>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.4">
                <text:p>17.4</text:p>
              </table:table-cell>
              <table:table-cell office:value-type="float" office:value="90.7">
                <text:p>90.7</text:p>
              </table:table-cell>
              <table:table-cell office:value-type="float" office:value="17.3">
                <text:p>17.3</text:p>
              </table:table-cell>
              <table:table-cell office:value-type="float" office:value="85">
                <text:p>85</text:p>
              </table:table-cell>
              <table:table-cell office:value-type="float" office:value="16.7">
                <text:p>16.7</text:p>
              </table:table-cell>
              <table:table-cell office:value-type="float" office:value="78.1">
                <text:p>78.1</text:p>
              </table:table-cell>
              <table:table-cell office:value-type="float" office:value="17.2">
                <text:p>17.2</text:p>
              </table:table-cell>
              <table:table-cell office:value-type="float" office:value="89.1">
                <text:p>89.1</text:p>
              </table:table-cell>
              <table:table-cell office:value-type="float" office:value="16.5">
                <text:p>16.5</text:p>
              </table:table-cell>
              <table:table-cell office:value-type="float" office:value="82">
                <text:p>82</text:p>
              </table:table-cell>
              <table:table-cell office:value-type="float" office:value="16.8">
                <text:p>16.8</text:p>
              </table:table-cell>
              <table:table-cell office:value-type="float" office:value="78.1">
                <text:p>78.1</text:p>
              </table:table-cell>
              <table:table-cell office:value-type="float" office:value="17">
                <text:p>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.3">
                <text:p>17.3</text:p>
              </table:table-cell>
              <table:table-cell office:value-type="float" office:value="90.6">
                <text:p>90.6</text:p>
              </table:table-cell>
              <table:table-cell office:value-type="float" office:value="17.3">
                <text:p>17.3</text:p>
              </table:table-cell>
              <table:table-cell office:value-type="float" office:value="84.8">
                <text:p>84.8</text:p>
              </table:table-cell>
              <table:table-cell office:value-type="float" office:value="16.7">
                <text:p>16.7</text:p>
              </table:table-cell>
              <table:table-cell office:value-type="float" office:value="78.2">
                <text:p>78.2</text:p>
              </table:table-cell>
              <table:table-cell office:value-type="float" office:value="17.2">
                <text:p>17.2</text:p>
              </table:table-cell>
              <table:table-cell office:value-type="float" office:value="89">
                <text:p>89</text:p>
              </table:table-cell>
              <table:table-cell office:value-type="float" office:value="16.5">
                <text:p>16.5</text:p>
              </table:table-cell>
              <table:table-cell office:value-type="float" office:value="81.8">
                <text:p>81.8</text:p>
              </table:table-cell>
              <table:table-cell office:value-type="float" office:value="16.7">
                <text:p>16.7</text:p>
              </table:table-cell>
              <table:table-cell office:value-type="float" office:value="78.4">
                <text:p>78.4</text:p>
              </table:table-cell>
              <table:table-cell office:value-type="float" office:value="17">
                <text:p>17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.3">
                <text:p>17.3</text:p>
              </table:table-cell>
              <table:table-cell office:value-type="float" office:value="90.7">
                <text:p>90.7</text:p>
              </table:table-cell>
              <table:table-cell office:value-type="float" office:value="17.2">
                <text:p>17.2</text:p>
              </table:table-cell>
              <table:table-cell office:value-type="float" office:value="85">
                <text:p>85</text:p>
              </table:table-cell>
              <table:table-cell office:value-type="float" office:value="16.7">
                <text:p>16.7</text:p>
              </table:table-cell>
              <table:table-cell office:value-type="float" office:value="78.6">
                <text:p>78.6</text:p>
              </table:table-cell>
              <table:table-cell office:value-type="float" office:value="17.1">
                <text:p>17.1</text:p>
              </table:table-cell>
              <table:table-cell office:value-type="float" office:value="89.1">
                <text:p>89.1</text:p>
              </table:table-cell>
              <table:table-cell office:value-type="float" office:value="16.5">
                <text:p>16.5</text:p>
              </table:table-cell>
              <table:table-cell office:value-type="float" office:value="82">
                <text:p>82</text:p>
              </table:table-cell>
              <table:table-cell office:value-type="float" office:value="16.7">
                <text:p>16.7</text:p>
              </table:table-cell>
              <table:table-cell office:value-type="float" office:value="78.2">
                <text:p>78.2</text:p>
              </table:table-cell>
              <table:table-cell office:value-type="float" office:value="17">
                <text:p>17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.3">
                <text:p>17.3</text:p>
              </table:table-cell>
              <table:table-cell office:value-type="float" office:value="90.8">
                <text:p>90.8</text:p>
              </table:table-cell>
              <table:table-cell office:value-type="float" office:value="17.2">
                <text:p>17.2</text:p>
              </table:table-cell>
              <table:table-cell office:value-type="float" office:value="85.2">
                <text:p>85.2</text:p>
              </table:table-cell>
              <table:table-cell office:value-type="float" office:value="16.7">
                <text:p>16.7</text:p>
              </table:table-cell>
              <table:table-cell office:value-type="float" office:value="78.8">
                <text:p>78.8</text:p>
              </table:table-cell>
              <table:table-cell office:value-type="float" office:value="17.1">
                <text:p>17.1</text:p>
              </table:table-cell>
              <table:table-cell office:value-type="float" office:value="89.3">
                <text:p>89.3</text:p>
              </table:table-cell>
              <table:table-cell office:value-type="float" office:value="16.4">
                <text:p>16.4</text:p>
              </table:table-cell>
              <table:table-cell office:value-type="float" office:value="82.3">
                <text:p>82.3</text:p>
              </table:table-cell>
              <table:table-cell office:value-type="float" office:value="16.6">
                <text:p>16.6</text:p>
              </table:table-cell>
              <table:table-cell office:value-type="float" office:value="78.4">
                <text:p>78.4</text:p>
              </table:table-cell>
              <table:table-cell office:value-type="float" office:value="17">
                <text:p>17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.3">
                <text:p>17.3</text:p>
              </table:table-cell>
              <table:table-cell office:value-type="float" office:value="90.9">
                <text:p>90.9</text:p>
              </table:table-cell>
              <table:table-cell office:value-type="float" office:value="17.2">
                <text:p>17.2</text:p>
              </table:table-cell>
              <table:table-cell office:value-type="float" office:value="85.2">
                <text:p>85.2</text:p>
              </table:table-cell>
              <table:table-cell office:value-type="float" office:value="16.6">
                <text:p>16.6</text:p>
              </table:table-cell>
              <table:table-cell office:value-type="float" office:value="79.2">
                <text:p>79.2</text:p>
              </table:table-cell>
              <table:table-cell office:value-type="float" office:value="17.2">
                <text:p>17.2</text:p>
              </table:table-cell>
              <table:table-cell office:value-type="float" office:value="89.4">
                <text:p>89.4</text:p>
              </table:table-cell>
              <table:table-cell office:value-type="float" office:value="16.4">
                <text:p>16.4</text:p>
              </table:table-cell>
              <table:table-cell office:value-type="float" office:value="82.6">
                <text:p>82.6</text:p>
              </table:table-cell>
              <table:table-cell office:value-type="float" office:value="16.6">
                <text:p>16.6</text:p>
              </table:table-cell>
              <table:table-cell office:value-type="float" office:value="79">
                <text:p>79</text:p>
              </table:table-cell>
              <table:table-cell office:value-type="float" office:value="17">
                <text:p>17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3">
                <text:p>17.3</text:p>
              </table:table-cell>
              <table:table-cell office:value-type="float" office:value="91.1">
                <text:p>91.1</text:p>
              </table:table-cell>
              <table:table-cell office:value-type="float" office:value="17.1">
                <text:p>17.1</text:p>
              </table:table-cell>
              <table:table-cell office:value-type="float" office:value="85.5">
                <text:p>85.5</text:p>
              </table:table-cell>
              <table:table-cell office:value-type="float" office:value="16.7">
                <text:p>16.7</text:p>
              </table:table-cell>
              <table:table-cell office:value-type="float" office:value="78.9">
                <text:p>78.9</text:p>
              </table:table-cell>
              <table:table-cell office:value-type="float" office:value="17.2">
                <text:p>17.2</text:p>
              </table:table-cell>
              <table:table-cell office:value-type="float" office:value="89.7">
                <text:p>89.7</text:p>
              </table:table-cell>
              <table:table-cell office:value-type="float" office:value="16.4">
                <text:p>16.4</text:p>
              </table:table-cell>
              <table:table-cell office:value-type="float" office:value="83">
                <text:p>83</text:p>
              </table:table-cell>
              <table:table-cell office:value-type="float" office:value="16.6">
                <text:p>16.6</text:p>
              </table:table-cell>
              <table:table-cell office:value-type="float" office:value="79.2">
                <text:p>79.2</text:p>
              </table:table-cell>
              <table:table-cell office:value-type="float" office:value="17">
                <text:p>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.2">
                <text:p>17.2</text:p>
              </table:table-cell>
              <table:table-cell office:value-type="float" office:value="91">
                <text:p>91</text:p>
              </table:table-cell>
              <table:table-cell office:value-type="float" office:value="17.2">
                <text:p>17.2</text:p>
              </table:table-cell>
              <table:table-cell office:value-type="float" office:value="85.5">
                <text:p>85.5</text:p>
              </table:table-cell>
              <table:table-cell office:value-type="float" office:value="16.7">
                <text:p>16.7</text:p>
              </table:table-cell>
              <table:table-cell office:value-type="float" office:value="79">
                <text:p>79</text:p>
              </table:table-cell>
              <table:table-cell office:value-type="float" office:value="17.2">
                <text:p>17.2</text:p>
              </table:table-cell>
              <table:table-cell office:value-type="float" office:value="89.5">
                <text:p>89.5</text:p>
              </table:table-cell>
              <table:table-cell office:value-type="float" office:value="16.4">
                <text:p>16.4</text:p>
              </table:table-cell>
              <table:table-cell office:value-type="float" office:value="82.7">
                <text:p>82.7</text:p>
              </table:table-cell>
              <table:table-cell office:value-type="float" office:value="16.6">
                <text:p>16.6</text:p>
              </table:table-cell>
              <table:table-cell office:value-type="float" office:value="78.8">
                <text:p>78.8</text:p>
              </table:table-cell>
              <table:table-cell office:value-type="float" office:value="17">
                <text:p>17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.3">
                <text:p>17.3</text:p>
              </table:table-cell>
              <table:table-cell office:value-type="float" office:value="91">
                <text:p>91</text:p>
              </table:table-cell>
              <table:table-cell office:value-type="float" office:value="17.1">
                <text:p>17.1</text:p>
              </table:table-cell>
              <table:table-cell office:value-type="float" office:value="85.5">
                <text:p>85.5</text:p>
              </table:table-cell>
              <table:table-cell office:value-type="float" office:value="16.6">
                <text:p>16.6</text:p>
              </table:table-cell>
              <table:table-cell office:value-type="float" office:value="79">
                <text:p>79</text:p>
              </table:table-cell>
              <table:table-cell office:value-type="float" office:value="17">
                <text:p>17</text:p>
              </table:table-cell>
              <table:table-cell office:value-type="float" office:value="89.6">
                <text:p>89.6</text:p>
              </table:table-cell>
              <table:table-cell office:value-type="float" office:value="16.4">
                <text:p>16.4</text:p>
              </table:table-cell>
              <table:table-cell office:value-type="float" office:value="82.7">
                <text:p>82.7</text:p>
              </table:table-cell>
              <table:table-cell office:value-type="float" office:value="16.6">
                <text:p>16.6</text:p>
              </table:table-cell>
              <table:table-cell office:value-type="float" office:value="78.8">
                <text:p>78.8</text:p>
              </table:table-cell>
              <table:table-cell office:value-type="float" office:value="17">
                <text:p>17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.3">
                <text:p>17.3</text:p>
              </table:table-cell>
              <table:table-cell office:value-type="float" office:value="91">
                <text:p>91</text:p>
              </table:table-cell>
              <table:table-cell office:value-type="float" office:value="17.2">
                <text:p>17.2</text:p>
              </table:table-cell>
              <table:table-cell office:value-type="float" office:value="85.6">
                <text:p>85.6</text:p>
              </table:table-cell>
              <table:table-cell office:value-type="float" office:value="16.6">
                <text:p>16.6</text:p>
              </table:table-cell>
              <table:table-cell office:value-type="float" office:value="78.9">
                <text:p>78.9</text:p>
              </table:table-cell>
              <table:table-cell office:value-type="float" office:value="17.1">
                <text:p>17.1</text:p>
              </table:table-cell>
              <table:table-cell office:value-type="float" office:value="89.8">
                <text:p>89.8</text:p>
              </table:table-cell>
              <table:table-cell office:value-type="float" office:value="16.4">
                <text:p>16.4</text:p>
              </table:table-cell>
              <table:table-cell office:value-type="float" office:value="82.8">
                <text:p>82.8</text:p>
              </table:table-cell>
              <table:table-cell office:value-type="float" office:value="16.6">
                <text:p>16.6</text:p>
              </table:table-cell>
              <table:table-cell office:value-type="float" office:value="78.8">
                <text:p>78.8</text:p>
              </table:table-cell>
              <table:table-cell office:value-type="float" office:value="17">
                <text:p>17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.3">
                <text:p>17.3</text:p>
              </table:table-cell>
              <table:table-cell office:value-type="float" office:value="90.9">
                <text:p>90.9</text:p>
              </table:table-cell>
              <table:table-cell office:value-type="float" office:value="17.2">
                <text:p>17.2</text:p>
              </table:table-cell>
              <table:table-cell office:value-type="float" office:value="85.4">
                <text:p>85.4</text:p>
              </table:table-cell>
              <table:table-cell office:value-type="float" office:value="16.6">
                <text:p>16.6</text:p>
              </table:table-cell>
              <table:table-cell office:value-type="float" office:value="78.9">
                <text:p>78.9</text:p>
              </table:table-cell>
              <table:table-cell office:value-type="float" office:value="17.1">
                <text:p>17.1</text:p>
              </table:table-cell>
              <table:table-cell office:value-type="float" office:value="89.5">
                <text:p>89.5</text:p>
              </table:table-cell>
              <table:table-cell office:value-type="float" office:value="16.4">
                <text:p>16.4</text:p>
              </table:table-cell>
              <table:table-cell office:value-type="float" office:value="82.7">
                <text:p>82.7</text:p>
              </table:table-cell>
              <table:table-cell office:value-type="float" office:value="16.6">
                <text:p>16.6</text:p>
              </table:table-cell>
              <table:table-cell office:value-type="float" office:value="78.5">
                <text:p>78.5</text:p>
              </table:table-cell>
              <table:table-cell office:value-type="float" office:value="17">
                <text:p>17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.3">
                <text:p>17.3</text:p>
              </table:table-cell>
              <table:table-cell office:value-type="float" office:value="90.9">
                <text:p>90.9</text:p>
              </table:table-cell>
              <table:table-cell office:value-type="float" office:value="17.2">
                <text:p>17.2</text:p>
              </table:table-cell>
              <table:table-cell office:value-type="float" office:value="85.4">
                <text:p>85.4</text:p>
              </table:table-cell>
              <table:table-cell office:value-type="float" office:value="16.6">
                <text:p>16.6</text:p>
              </table:table-cell>
              <table:table-cell office:value-type="float" office:value="78.9">
                <text:p>78.9</text:p>
              </table:table-cell>
              <table:table-cell office:value-type="float" office:value="17.1">
                <text:p>17.1</text:p>
              </table:table-cell>
              <table:table-cell office:value-type="float" office:value="89.5">
                <text:p>89.5</text:p>
              </table:table-cell>
              <table:table-cell office:value-type="float" office:value="16.4">
                <text:p>16.4</text:p>
              </table:table-cell>
              <table:table-cell office:value-type="float" office:value="82.7">
                <text:p>82.7</text:p>
              </table:table-cell>
              <table:table-cell office:value-type="float" office:value="16.6">
                <text:p>16.6</text:p>
              </table:table-cell>
              <table:table-cell office:value-type="float" office:value="78.9">
                <text:p>78.9</text:p>
              </table:table-cell>
              <table:table-cell office:value-type="float" office:value="17">
                <text:p>17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.3">
                <text:p>17.3</text:p>
              </table:table-cell>
              <table:table-cell office:value-type="float" office:value="90.9">
                <text:p>90.9</text:p>
              </table:table-cell>
              <table:table-cell office:value-type="float" office:value="17.2">
                <text:p>17.2</text:p>
              </table:table-cell>
              <table:table-cell office:value-type="float" office:value="85.5">
                <text:p>85.5</text:p>
              </table:table-cell>
              <table:table-cell office:value-type="float" office:value="16.6">
                <text:p>16.6</text:p>
              </table:table-cell>
              <table:table-cell office:value-type="float" office:value="78.9">
                <text:p>78.9</text:p>
              </table:table-cell>
              <table:table-cell office:value-type="float" office:value="17.1">
                <text:p>17.1</text:p>
              </table:table-cell>
              <table:table-cell office:value-type="float" office:value="89.7">
                <text:p>89.7</text:p>
              </table:table-cell>
              <table:table-cell office:value-type="float" office:value="16.4">
                <text:p>16.4</text:p>
              </table:table-cell>
              <table:table-cell office:value-type="float" office:value="82.7">
                <text:p>82.7</text:p>
              </table:table-cell>
              <table:table-cell office:value-type="float" office:value="16.6">
                <text:p>16.6</text:p>
              </table:table-cell>
              <table:table-cell office:value-type="float" office:value="78.7">
                <text:p>78.7</text:p>
              </table:table-cell>
              <table:table-cell office:value-type="float" office:value="17">
                <text:p>17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.2">
                <text:p>17.2</text:p>
              </table:table-cell>
              <table:table-cell office:value-type="float" office:value="90.9">
                <text:p>90.9</text:p>
              </table:table-cell>
              <table:table-cell office:value-type="float" office:value="17.1">
                <text:p>17.1</text:p>
              </table:table-cell>
              <table:table-cell office:value-type="float" office:value="85.4">
                <text:p>85.4</text:p>
              </table:table-cell>
              <table:table-cell office:value-type="float" office:value="16.6">
                <text:p>16.6</text:p>
              </table:table-cell>
              <table:table-cell office:value-type="float" office:value="78.9">
                <text:p>78.9</text:p>
              </table:table-cell>
              <table:table-cell office:value-type="float" office:value="17.1">
                <text:p>17.1</text:p>
              </table:table-cell>
              <table:table-cell office:value-type="float" office:value="89.6">
                <text:p>89.6</text:p>
              </table:table-cell>
              <table:table-cell office:value-type="float" office:value="16.4">
                <text:p>16.4</text:p>
              </table:table-cell>
              <table:table-cell office:value-type="float" office:value="82.7">
                <text:p>82.7</text:p>
              </table:table-cell>
              <table:table-cell office:value-type="float" office:value="16.6">
                <text:p>16.6</text:p>
              </table:table-cell>
              <table:table-cell office:value-type="float" office:value="78.9">
                <text:p>78.9</text:p>
              </table:table-cell>
              <table:table-cell office:value-type="float" office:value="17">
                <text:p>17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.2">
                <text:p>17.2</text:p>
              </table:table-cell>
              <table:table-cell office:value-type="float" office:value="90.9">
                <text:p>90.9</text:p>
              </table:table-cell>
              <table:table-cell office:value-type="float" office:value="17.1">
                <text:p>17.1</text:p>
              </table:table-cell>
              <table:table-cell office:value-type="float" office:value="85.5">
                <text:p>85.5</text:p>
              </table:table-cell>
              <table:table-cell office:value-type="float" office:value="16.6">
                <text:p>16.6</text:p>
              </table:table-cell>
              <table:table-cell office:value-type="float" office:value="78.7">
                <text:p>78.7</text:p>
              </table:table-cell>
              <table:table-cell office:value-type="float" office:value="17.1">
                <text:p>17.1</text:p>
              </table:table-cell>
              <table:table-cell office:value-type="float" office:value="89.5">
                <text:p>89.5</text:p>
              </table:table-cell>
              <table:table-cell office:value-type="float" office:value="16.4">
                <text:p>16.4</text:p>
              </table:table-cell>
              <table:table-cell office:value-type="float" office:value="82.6">
                <text:p>82.6</text:p>
              </table:table-cell>
              <table:table-cell office:value-type="float" office:value="16.6">
                <text:p>16.6</text:p>
              </table:table-cell>
              <table:table-cell office:value-type="float" office:value="78.5">
                <text:p>78.5</text:p>
              </table:table-cell>
              <table:table-cell office:value-type="float" office:value="17">
                <text:p>17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.2">
                <text:p>17.2</text:p>
              </table:table-cell>
              <table:table-cell office:value-type="float" office:value="90.8">
                <text:p>90.8</text:p>
              </table:table-cell>
              <table:table-cell office:value-type="float" office:value="17.1">
                <text:p>17.1</text:p>
              </table:table-cell>
              <table:table-cell office:value-type="float" office:value="85.2">
                <text:p>85.2</text:p>
              </table:table-cell>
              <table:table-cell office:value-type="float" office:value="16.6">
                <text:p>16.6</text:p>
              </table:table-cell>
              <table:table-cell office:value-type="float" office:value="78.6">
                <text:p>78.6</text:p>
              </table:table-cell>
              <table:table-cell office:value-type="float" office:value="17.1">
                <text:p>17.1</text:p>
              </table:table-cell>
              <table:table-cell office:value-type="float" office:value="89.4">
                <text:p>89.4</text:p>
              </table:table-cell>
              <table:table-cell office:value-type="float" office:value="16.4">
                <text:p>16.4</text:p>
              </table:table-cell>
              <table:table-cell office:value-type="float" office:value="82.4">
                <text:p>82.4</text:p>
              </table:table-cell>
              <table:table-cell office:value-type="float" office:value="16.6">
                <text:p>16.6</text:p>
              </table:table-cell>
              <table:table-cell office:value-type="float" office:value="78.5">
                <text:p>78.5</text:p>
              </table:table-cell>
              <table:table-cell office:value-type="float" office:value="17">
                <text:p>17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.2">
                <text:p>17.2</text:p>
              </table:table-cell>
              <table:table-cell office:value-type="float" office:value="90.8">
                <text:p>90.8</text:p>
              </table:table-cell>
              <table:table-cell office:value-type="float" office:value="17">
                <text:p>17</text:p>
              </table:table-cell>
              <table:table-cell office:value-type="float" office:value="85.1">
                <text:p>85.1</text:p>
              </table:table-cell>
              <table:table-cell office:value-type="float" office:value="16.5">
                <text:p>16.5</text:p>
              </table:table-cell>
              <table:table-cell office:value-type="float" office:value="78.6">
                <text:p>78.6</text:p>
              </table:table-cell>
              <table:table-cell office:value-type="float" office:value="17.1">
                <text:p>17.1</text:p>
              </table:table-cell>
              <table:table-cell office:value-type="float" office:value="89.4">
                <text:p>89.4</text:p>
              </table:table-cell>
              <table:table-cell office:value-type="float" office:value="16.3">
                <text:p>16.3</text:p>
              </table:table-cell>
              <table:table-cell office:value-type="float" office:value="82.4">
                <text:p>82.4</text:p>
              </table:table-cell>
              <table:table-cell office:value-type="float" office:value="16.5">
                <text:p>16.5</text:p>
              </table:table-cell>
              <table:table-cell office:value-type="float" office:value="78.5">
                <text:p>78.5</text:p>
              </table:table-cell>
              <table:table-cell office:value-type="float" office:value="18.5">
                <text:p>18.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.1">
                <text:p>17.1</text:p>
              </table:table-cell>
              <table:table-cell office:value-type="float" office:value="90.8">
                <text:p>90.8</text:p>
              </table:table-cell>
              <table:table-cell office:value-type="float" office:value="17.1">
                <text:p>17.1</text:p>
              </table:table-cell>
              <table:table-cell office:value-type="float" office:value="85.3">
                <text:p>85.3</text:p>
              </table:table-cell>
              <table:table-cell office:value-type="float" office:value="17.2">
                <text:p>17.2</text:p>
              </table:table-cell>
              <table:table-cell office:value-type="float" office:value="84.5">
                <text:p>84.5</text:p>
              </table:table-cell>
              <table:table-cell office:value-type="float" office:value="17">
                <text:p>17</text:p>
              </table:table-cell>
              <table:table-cell office:value-type="float" office:value="89.5">
                <text:p>89.5</text:p>
              </table:table-cell>
              <table:table-cell office:value-type="float" office:value="16.3">
                <text:p>16.3</text:p>
              </table:table-cell>
              <table:table-cell office:value-type="float" office:value="82.5">
                <text:p>82.5</text:p>
              </table:table-cell>
              <table:table-cell office:value-type="float" office:value="16.5">
                <text:p>16.5</text:p>
              </table:table-cell>
              <table:table-cell office:value-type="float" office:value="79">
                <text:p>79</text:p>
              </table:table-cell>
              <table:table-cell office:value-type="float" office:value="19">
                <text:p>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.1">
                <text:p>18.1</text:p>
              </table:table-cell>
              <table:table-cell office:value-type="float" office:value="93.7">
                <text:p>93.7</text:p>
              </table:table-cell>
              <table:table-cell office:value-type="float" office:value="18.2">
                <text:p>18.2</text:p>
              </table:table-cell>
              <table:table-cell office:value-type="float" office:value="88.4">
                <text:p>88.4</text:p>
              </table:table-cell>
              <table:table-cell office:value-type="float" office:value="18.8">
                <text:p>18.8</text:p>
              </table:table-cell>
              <table:table-cell office:value-type="float" office:value="70.6">
                <text:p>70.6</text:p>
              </table:table-cell>
              <table:table-cell office:value-type="float" office:value="18.1">
                <text:p>18.1</text:p>
              </table:table-cell>
              <table:table-cell office:value-type="float" office:value="93.7">
                <text:p>93.7</text:p>
              </table:table-cell>
              <table:table-cell office:value-type="float" office:value="17.1">
                <text:p>17.1</text:p>
              </table:table-cell>
              <table:table-cell office:value-type="float" office:value="87.9">
                <text:p>87.9</text:p>
              </table:table-cell>
              <table:table-cell office:value-type="float" office:value="17.5">
                <text:p>17.5</text:p>
              </table:table-cell>
              <table:table-cell office:value-type="float" office:value="83.8">
                <text:p>83.8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6">
                <text:p>19.6</text:p>
              </table:table-cell>
              <table:table-cell office:value-type="float" office:value="82">
                <text:p>82</text:p>
              </table:table-cell>
              <table:table-cell office:value-type="float" office:value="19.3">
                <text:p>19.3</text:p>
              </table:table-cell>
              <table:table-cell office:value-type="float" office:value="79">
                <text:p>79</text:p>
              </table:table-cell>
              <table:table-cell office:value-type="float" office:value="19.4">
                <text:p>19.4</text:p>
              </table:table-cell>
              <table:table-cell office:value-type="float" office:value="68">
                <text:p>68</text:p>
              </table:table-cell>
              <table:table-cell office:value-type="float" office:value="19.1">
                <text:p>19.1</text:p>
              </table:table-cell>
              <table:table-cell office:value-type="float" office:value="82.9">
                <text:p>82.9</text:p>
              </table:table-cell>
              <table:table-cell office:value-type="float" office:value="18.7">
                <text:p>18.7</text:p>
              </table:table-cell>
              <table:table-cell office:value-type="float" office:value="73.9">
                <text:p>73.9</text:p>
              </table:table-cell>
              <table:table-cell office:value-type="float" office:value="19.2">
                <text:p>19.2</text:p>
              </table:table-cell>
              <table:table-cell office:value-type="float" office:value="68.2">
                <text:p>68.2</text:p>
              </table:table-cell>
              <table:table-cell office:value-type="float" office:value="20">
                <text:p>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2">
                <text:p>20.2</text:p>
              </table:table-cell>
              <table:table-cell office:value-type="float" office:value="78.3">
                <text:p>78.3</text:p>
              </table:table-cell>
              <table:table-cell office:value-type="float" office:value="19.8">
                <text:p>19.8</text:p>
              </table:table-cell>
              <table:table-cell office:value-type="float" office:value="76.9">
                <text:p>76.9</text:p>
              </table:table-cell>
              <table:table-cell office:value-type="float" office:value="19.7">
                <text:p>19.7</text:p>
              </table:table-cell>
              <table:table-cell office:value-type="float" office:value="66.8">
                <text:p>66.8</text:p>
              </table:table-cell>
              <table:table-cell office:value-type="float" office:value="19.8">
                <text:p>19.8</text:p>
              </table:table-cell>
              <table:table-cell office:value-type="float" office:value="80.5">
                <text:p>80.5</text:p>
              </table:table-cell>
              <table:table-cell office:value-type="float" office:value="19.3">
                <text:p>19.3</text:p>
              </table:table-cell>
              <table:table-cell office:value-type="float" office:value="71.5">
                <text:p>71.5</text:p>
              </table:table-cell>
              <table:table-cell office:value-type="float" office:value="19.7">
                <text:p>19.7</text:p>
              </table:table-cell>
              <table:table-cell office:value-type="float" office:value="66.2">
                <text:p>66.2</text:p>
              </table:table-cell>
              <table:table-cell office:value-type="float" office:value="20.5">
                <text:p>20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5">
                <text:p>20.5</text:p>
              </table:table-cell>
              <table:table-cell office:value-type="float" office:value="77">
                <text:p>77</text:p>
              </table:table-cell>
              <table:table-cell office:value-type="float" office:value="20.2">
                <text:p>20.2</text:p>
              </table:table-cell>
              <table:table-cell office:value-type="float" office:value="76.1">
                <text:p>76.1</text:p>
              </table:table-cell>
              <table:table-cell office:value-type="float" office:value="20">
                <text:p>20</text:p>
              </table:table-cell>
              <table:table-cell office:value-type="float" office:value="66.1">
                <text:p>66.1</text:p>
              </table:table-cell>
              <table:table-cell office:value-type="float" office:value="20.2">
                <text:p>20.2</text:p>
              </table:table-cell>
              <table:table-cell office:value-type="float" office:value="79.8">
                <text:p>79.8</text:p>
              </table:table-cell>
              <table:table-cell office:value-type="float" office:value="19.7">
                <text:p>19.7</text:p>
              </table:table-cell>
              <table:table-cell office:value-type="float" office:value="70.5">
                <text:p>70.5</text:p>
              </table:table-cell>
              <table:table-cell office:value-type="float" office:value="20">
                <text:p>20</text:p>
              </table:table-cell>
              <table:table-cell office:value-type="float" office:value="65.3">
                <text:p>65.3</text:p>
              </table:table-cell>
              <table:table-cell office:value-type="float" office:value="20.5">
                <text:p>20.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7">
                <text:p>20.7</text:p>
              </table:table-cell>
              <table:table-cell office:value-type="float" office:value="76">
                <text:p>76</text:p>
              </table:table-cell>
              <table:table-cell office:value-type="float" office:value="20.4">
                <text:p>20.4</text:p>
              </table:table-cell>
              <table:table-cell office:value-type="float" office:value="75.6">
                <text:p>75.6</text:p>
              </table:table-cell>
              <table:table-cell office:value-type="float" office:value="20.1">
                <text:p>20.1</text:p>
              </table:table-cell>
              <table:table-cell office:value-type="float" office:value="65.2">
                <text:p>65.2</text:p>
              </table:table-cell>
              <table:table-cell office:value-type="float" office:value="20.3">
                <text:p>20.3</text:p>
              </table:table-cell>
              <table:table-cell office:value-type="float" office:value="79.2">
                <text:p>79.2</text:p>
              </table:table-cell>
              <table:table-cell office:value-type="float" office:value="19.9">
                <text:p>19.9</text:p>
              </table:table-cell>
              <table:table-cell office:value-type="float" office:value="69.8">
                <text:p>69.8</text:p>
              </table:table-cell>
              <table:table-cell office:value-type="float" office:value="20.1">
                <text:p>20.1</text:p>
              </table:table-cell>
              <table:table-cell office:value-type="float" office:value="64.7">
                <text:p>64.7</text:p>
              </table:table-cell>
              <table:table-cell office:value-type="float" office:value="20.5">
                <text:p>20.5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8">
                <text:p>20.8</text:p>
              </table:table-cell>
              <table:table-cell office:value-type="float" office:value="74.8">
                <text:p>74.8</text:p>
              </table:table-cell>
              <table:table-cell office:value-type="float" office:value="20.6">
                <text:p>20.6</text:p>
              </table:table-cell>
              <table:table-cell office:value-type="float" office:value="74.5">
                <text:p>74.5</text:p>
              </table:table-cell>
              <table:table-cell office:value-type="float" office:value="20.3">
                <text:p>20.3</text:p>
              </table:table-cell>
              <table:table-cell office:value-type="float" office:value="64.9">
                <text:p>64.9</text:p>
              </table:table-cell>
              <table:table-cell office:value-type="float" office:value="20.5">
                <text:p>20.5</text:p>
              </table:table-cell>
              <table:table-cell office:value-type="float" office:value="78.6">
                <text:p>78.6</text:p>
              </table:table-cell>
              <table:table-cell office:value-type="float" office:value="20">
                <text:p>20</text:p>
              </table:table-cell>
              <table:table-cell office:value-type="float" office:value="69.1">
                <text:p>69.1</text:p>
              </table:table-cell>
              <table:table-cell office:value-type="float" office:value="20.3">
                <text:p>20.3</text:p>
              </table:table-cell>
              <table:table-cell office:value-type="float" office:value="64.1">
                <text:p>64.1</text:p>
              </table:table-cell>
              <table:table-cell office:value-type="float" office:value="21">
                <text:p>21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9">
                <text:p>20.9</text:p>
              </table:table-cell>
              <table:table-cell office:value-type="float" office:value="74.2">
                <text:p>74.2</text:p>
              </table:table-cell>
              <table:table-cell office:value-type="float" office:value="20.7">
                <text:p>20.7</text:p>
              </table:table-cell>
              <table:table-cell office:value-type="float" office:value="74.1">
                <text:p>74.1</text:p>
              </table:table-cell>
              <table:table-cell office:value-type="float" office:value="20.3">
                <text:p>20.3</text:p>
              </table:table-cell>
              <table:table-cell office:value-type="float" office:value="64.5">
                <text:p>64.5</text:p>
              </table:table-cell>
              <table:table-cell office:value-type="float" office:value="20.6">
                <text:p>20.6</text:p>
              </table:table-cell>
              <table:table-cell office:value-type="float" office:value="78.2">
                <text:p>78.2</text:p>
              </table:table-cell>
              <table:table-cell office:value-type="float" office:value="20.1">
                <text:p>20.1</text:p>
              </table:table-cell>
              <table:table-cell office:value-type="float" office:value="68.7">
                <text:p>68.7</text:p>
              </table:table-cell>
              <table:table-cell office:value-type="float" office:value="20.4">
                <text:p>20.4</text:p>
              </table:table-cell>
              <table:table-cell office:value-type="float" office:value="63.8">
                <text:p>63.8</text:p>
              </table:table-cell>
              <table:table-cell office:value-type="float" office:value="21">
                <text:p>2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">
                <text:p>21</text:p>
              </table:table-cell>
              <table:table-cell office:value-type="float" office:value="73.8">
                <text:p>73.8</text:p>
              </table:table-cell>
              <table:table-cell office:value-type="float" office:value="20.9">
                <text:p>20.9</text:p>
              </table:table-cell>
              <table:table-cell office:value-type="float" office:value="72.3">
                <text:p>72.3</text:p>
              </table:table-cell>
              <table:table-cell office:value-type="float" office:value="20.5">
                <text:p>20.5</text:p>
              </table:table-cell>
              <table:table-cell office:value-type="float" office:value="64.2">
                <text:p>64.2</text:p>
              </table:table-cell>
              <table:table-cell office:value-type="float" office:value="20.8">
                <text:p>20.8</text:p>
              </table:table-cell>
              <table:table-cell office:value-type="float" office:value="77.9">
                <text:p>77.9</text:p>
              </table:table-cell>
              <table:table-cell office:value-type="float" office:value="20.2">
                <text:p>20.2</text:p>
              </table:table-cell>
              <table:table-cell office:value-type="float" office:value="68.5">
                <text:p>68.5</text:p>
              </table:table-cell>
              <table:table-cell office:value-type="float" office:value="20.5">
                <text:p>20.5</text:p>
              </table:table-cell>
              <table:table-cell office:value-type="float" office:value="63.6">
                <text:p>63.6</text:p>
              </table:table-cell>
              <table:table-cell office:value-type="float" office:value="21">
                <text:p>21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.1">
                <text:p>21.1</text:p>
              </table:table-cell>
              <table:table-cell office:value-type="float" office:value="73.3">
                <text:p>73.3</text:p>
              </table:table-cell>
              <table:table-cell office:value-type="float" office:value="21.1">
                <text:p>21.1</text:p>
              </table:table-cell>
              <table:table-cell office:value-type="float" office:value="72.1">
                <text:p>72.1</text:p>
              </table:table-cell>
              <table:table-cell office:value-type="float" office:value="20.5">
                <text:p>20.5</text:p>
              </table:table-cell>
              <table:table-cell office:value-type="float" office:value="64">
                <text:p>64</text:p>
              </table:table-cell>
              <table:table-cell office:value-type="float" office:value="20.8">
                <text:p>20.8</text:p>
              </table:table-cell>
              <table:table-cell office:value-type="float" office:value="77.6">
                <text:p>77.6</text:p>
              </table:table-cell>
              <table:table-cell office:value-type="float" office:value="20.3">
                <text:p>20.3</text:p>
              </table:table-cell>
              <table:table-cell office:value-type="float" office:value="68.2">
                <text:p>68.2</text:p>
              </table:table-cell>
              <table:table-cell office:value-type="float" office:value="20.5">
                <text:p>20.5</text:p>
              </table:table-cell>
              <table:table-cell office:value-type="float" office:value="63.2">
                <text:p>63.2</text:p>
              </table:table-cell>
              <table:table-cell office:value-type="float" office:value="21">
                <text:p>21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.1">
                <text:p>21.1</text:p>
              </table:table-cell>
              <table:table-cell office:value-type="float" office:value="72.9">
                <text:p>72.9</text:p>
              </table:table-cell>
              <table:table-cell office:value-type="float" office:value="21">
                <text:p>21</text:p>
              </table:table-cell>
              <table:table-cell office:value-type="float" office:value="72">
                <text:p>72</text:p>
              </table:table-cell>
              <table:table-cell office:value-type="float" office:value="20.5">
                <text:p>20.5</text:p>
              </table:table-cell>
              <table:table-cell office:value-type="float" office:value="64">
                <text:p>64</text:p>
              </table:table-cell>
              <table:table-cell office:value-type="float" office:value="20.9">
                <text:p>20.9</text:p>
              </table:table-cell>
              <table:table-cell office:value-type="float" office:value="77.3">
                <text:p>77.3</text:p>
              </table:table-cell>
              <table:table-cell office:value-type="float" office:value="20.3">
                <text:p>20.3</text:p>
              </table:table-cell>
              <table:table-cell office:value-type="float" office:value="68">
                <text:p>68</text:p>
              </table:table-cell>
              <table:table-cell office:value-type="float" office:value="20.6">
                <text:p>20.6</text:p>
              </table:table-cell>
              <table:table-cell office:value-type="float" office:value="63.2">
                <text:p>63.2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.1">
                <text:p>21.1</text:p>
              </table:table-cell>
              <table:table-cell office:value-type="float" office:value="72.8">
                <text:p>72.8</text:p>
              </table:table-cell>
              <table:table-cell office:value-type="float" office:value="21.1">
                <text:p>21.1</text:p>
              </table:table-cell>
              <table:table-cell office:value-type="float" office:value="71.8">
                <text:p>71.8</text:p>
              </table:table-cell>
              <table:table-cell office:value-type="float" office:value="20.5">
                <text:p>20.5</text:p>
              </table:table-cell>
              <table:table-cell office:value-type="float" office:value="63.9">
                <text:p>63.9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  <table:table-cell office:value-type="float" office:value="20.3">
                <text:p>20.3</text:p>
              </table:table-cell>
              <table:table-cell office:value-type="float" office:value="68">
                <text:p>68</text:p>
              </table:table-cell>
              <table:table-cell office:value-type="float" office:value="20.6">
                <text:p>20.6</text:p>
              </table:table-cell>
              <table:table-cell office:value-type="float" office:value="63.2">
                <text:p>63.2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.1">
                <text:p>21.1</text:p>
              </table:table-cell>
              <table:table-cell office:value-type="float" office:value="72.6">
                <text:p>72.6</text:p>
              </table:table-cell>
              <table:table-cell office:value-type="float" office:value="21.1">
                <text:p>21.1</text:p>
              </table:table-cell>
              <table:table-cell office:value-type="float" office:value="71.8">
                <text:p>71.8</text:p>
              </table:table-cell>
              <table:table-cell office:value-type="float" office:value="20.5">
                <text:p>20.5</text:p>
              </table:table-cell>
              <table:table-cell office:value-type="float" office:value="63.8">
                <text:p>63.8</text:p>
              </table:table-cell>
              <table:table-cell office:value-type="float" office:value="21">
                <text:p>21</text:p>
              </table:table-cell>
              <table:table-cell office:value-type="float" office:value="76.1">
                <text:p>76.1</text:p>
              </table:table-cell>
              <table:table-cell office:value-type="float" office:value="20.4">
                <text:p>20.4</text:p>
              </table:table-cell>
              <table:table-cell office:value-type="float" office:value="68">
                <text:p>68</text:p>
              </table:table-cell>
              <table:table-cell office:value-type="float" office:value="20.6">
                <text:p>20.6</text:p>
              </table:table-cell>
              <table:table-cell office:value-type="float" office:value="63.2">
                <text:p>63.2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.2">
                <text:p>21.2</text:p>
              </table:table-cell>
              <table:table-cell office:value-type="float" office:value="72.4">
                <text:p>72.4</text:p>
              </table:table-cell>
              <table:table-cell office:value-type="float" office:value="21.1">
                <text:p>21.1</text:p>
              </table:table-cell>
              <table:table-cell office:value-type="float" office:value="71.4">
                <text:p>71.4</text:p>
              </table:table-cell>
              <table:table-cell office:value-type="float" office:value="20.6">
                <text:p>20.6</text:p>
              </table:table-cell>
              <table:table-cell office:value-type="float" office:value="63.7">
                <text:p>63.7</text:p>
              </table:table-cell>
              <table:table-cell office:value-type="float" office:value="21.1">
                <text:p>21.1</text:p>
              </table:table-cell>
              <table:table-cell office:value-type="float" office:value="75.7">
                <text:p>75.7</text:p>
              </table:table-cell>
              <table:table-cell office:value-type="float" office:value="20.4">
                <text:p>20.4</text:p>
              </table:table-cell>
              <table:table-cell office:value-type="float" office:value="67.9">
                <text:p>67.9</text:p>
              </table:table-cell>
              <table:table-cell office:value-type="float" office:value="20.6">
                <text:p>20.6</text:p>
              </table:table-cell>
              <table:table-cell office:value-type="float" office:value="63">
                <text:p>63</text:p>
              </table:table-cell>
              <table:table-cell office:value-type="float" office:value="21">
                <text:p>21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.2">
                <text:p>21.2</text:p>
              </table:table-cell>
              <table:table-cell office:value-type="float" office:value="72.2">
                <text:p>72.2</text:p>
              </table:table-cell>
              <table:table-cell office:value-type="float" office:value="21.2">
                <text:p>21.2</text:p>
              </table:table-cell>
              <table:table-cell office:value-type="float" office:value="71.3">
                <text:p>71.3</text:p>
              </table:table-cell>
              <table:table-cell office:value-type="float" office:value="20.6">
                <text:p>20.6</text:p>
              </table:table-cell>
              <table:table-cell office:value-type="float" office:value="63.5">
                <text:p>63.5</text:p>
              </table:table-cell>
              <table:table-cell office:value-type="float" office:value="21">
                <text:p>21</text:p>
              </table:table-cell>
              <table:table-cell office:value-type="float" office:value="75.5">
                <text:p>75.5</text:p>
              </table:table-cell>
              <table:table-cell office:value-type="float" office:value="20.5">
                <text:p>20.5</text:p>
              </table:table-cell>
              <table:table-cell office:value-type="float" office:value="67.7">
                <text:p>67.7</text:p>
              </table:table-cell>
              <table:table-cell office:value-type="float" office:value="20.6">
                <text:p>20.6</text:p>
              </table:table-cell>
              <table:table-cell office:value-type="float" office:value="63">
                <text:p>63</text:p>
              </table:table-cell>
              <table:table-cell office:value-type="float" office:value="21">
                <text:p>21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.2">
                <text:p>21.2</text:p>
              </table:table-cell>
              <table:table-cell office:value-type="float" office:value="72.1">
                <text:p>72.1</text:p>
              </table:table-cell>
              <table:table-cell office:value-type="float" office:value="21.2">
                <text:p>21.2</text:p>
              </table:table-cell>
              <table:table-cell office:value-type="float" office:value="71.1">
                <text:p>71.1</text:p>
              </table:table-cell>
              <table:table-cell office:value-type="float" office:value="20.6">
                <text:p>20.6</text:p>
              </table:table-cell>
              <table:table-cell office:value-type="float" office:value="63.5">
                <text:p>63.5</text:p>
              </table:table-cell>
              <table:table-cell office:value-type="float" office:value="21.1">
                <text:p>21.1</text:p>
              </table:table-cell>
              <table:table-cell office:value-type="float" office:value="75.4">
                <text:p>75.4</text:p>
              </table:table-cell>
              <table:table-cell office:value-type="float" office:value="20.5">
                <text:p>20.5</text:p>
              </table:table-cell>
              <table:table-cell office:value-type="float" office:value="67.7">
                <text:p>67.7</text:p>
              </table:table-cell>
              <table:table-cell office:value-type="float" office:value="20.6">
                <text:p>20.6</text:p>
              </table:table-cell>
              <table:table-cell office:value-type="float" office:value="62.9">
                <text:p>62.9</text:p>
              </table:table-cell>
              <table:table-cell office:value-type="float" office:value="21.5">
                <text:p>21.5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.2">
                <text:p>21.2</text:p>
              </table:table-cell>
              <table:table-cell office:value-type="float" office:value="71.9">
                <text:p>71.9</text:p>
              </table:table-cell>
              <table:table-cell office:value-type="float" office:value="21.1">
                <text:p>21.1</text:p>
              </table:table-cell>
              <table:table-cell office:value-type="float" office:value="71">
                <text:p>71</text:p>
              </table:table-cell>
              <table:table-cell office:value-type="float" office:value="20.7">
                <text:p>20.7</text:p>
              </table:table-cell>
              <table:table-cell office:value-type="float" office:value="77.1">
                <text:p>77.1</text:p>
              </table:table-cell>
              <table:table-cell office:value-type="float" office:value="21.2">
                <text:p>21.2</text:p>
              </table:table-cell>
              <table:table-cell office:value-type="float" office:value="75.5">
                <text:p>75.5</text:p>
              </table:table-cell>
              <table:table-cell office:value-type="float" office:value="20.5">
                <text:p>20.5</text:p>
              </table:table-cell>
              <table:table-cell office:value-type="float" office:value="67.6">
                <text:p>67.6</text:p>
              </table:table-cell>
              <table:table-cell office:value-type="float" office:value="20.7">
                <text:p>20.7</text:p>
              </table:table-cell>
              <table:table-cell office:value-type="float" office:value="62.9">
                <text:p>62.9</text:p>
              </table:table-cell>
              <table:table-cell office:value-type="float" office:value="21.5">
                <text:p>21.5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.4">
                <text:p>21.4</text:p>
              </table:table-cell>
              <table:table-cell office:value-type="float" office:value="89.2">
                <text:p>89.2</text:p>
              </table:table-cell>
              <table:table-cell office:value-type="float" office:value="21.4">
                <text:p>21.4</text:p>
              </table:table-cell>
              <table:table-cell office:value-type="float" office:value="81.3">
                <text:p>81.3</text:p>
              </table:table-cell>
              <table:table-cell office:value-type="float" office:value="20.9">
                <text:p>20.9</text:p>
              </table:table-cell>
              <table:table-cell office:value-type="float" office:value="80.5">
                <text:p>80.5</text:p>
              </table:table-cell>
              <table:table-cell office:value-type="float" office:value="21.3">
                <text:p>21.3</text:p>
              </table:table-cell>
              <table:table-cell office:value-type="float" office:value="86.1">
                <text:p>86.1</text:p>
              </table:table-cell>
              <table:table-cell office:value-type="float" office:value="20.5">
                <text:p>20.5</text:p>
              </table:table-cell>
              <table:table-cell office:value-type="float" office:value="81.6">
                <text:p>81.6</text:p>
              </table:table-cell>
              <table:table-cell office:value-type="float" office:value="20.7">
                <text:p>20.7</text:p>
              </table:table-cell>
              <table:table-cell office:value-type="float" office:value="77.2">
                <text:p>77.2</text:p>
              </table:table-cell>
              <table:table-cell office:value-type="float" office:value="21.5">
                <text:p>21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.5">
                <text:p>21.5</text:p>
              </table:table-cell>
              <table:table-cell office:value-type="float" office:value="91.2">
                <text:p>91.2</text:p>
              </table:table-cell>
              <table:table-cell office:value-type="float" office:value="21.5">
                <text:p>21.5</text:p>
              </table:table-cell>
              <table:table-cell office:value-type="float" office:value="84.1">
                <text:p>84.1</text:p>
              </table:table-cell>
              <table:table-cell office:value-type="float" office:value="20.9">
                <text:p>20.9</text:p>
              </table:table-cell>
              <table:table-cell office:value-type="float" office:value="79.7">
                <text:p>79.7</text:p>
              </table:table-cell>
              <table:table-cell office:value-type="float" office:value="21.4">
                <text:p>21.4</text:p>
              </table:table-cell>
              <table:table-cell office:value-type="float" office:value="88.8">
                <text:p>88.8</text:p>
              </table:table-cell>
              <table:table-cell office:value-type="float" office:value="20.7">
                <text:p>20.7</text:p>
              </table:table-cell>
              <table:table-cell office:value-type="float" office:value="84.9">
                <text:p>84.9</text:p>
              </table:table-cell>
              <table:table-cell office:value-type="float" office:value="20.9">
                <text:p>20.9</text:p>
              </table:table-cell>
              <table:table-cell office:value-type="float" office:value="80.8">
                <text:p>80.8</text:p>
              </table:table-cell>
              <table:table-cell office:value-type="float" office:value="21.5">
                <text:p>21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6">
                <text:p>21.6</text:p>
              </table:table-cell>
              <table:table-cell office:value-type="float" office:value="91">
                <text:p>91</text:p>
              </table:table-cell>
              <table:table-cell office:value-type="float" office:value="21.5">
                <text:p>21.5</text:p>
              </table:table-cell>
              <table:table-cell office:value-type="float" office:value="83.7">
                <text:p>83.7</text:p>
              </table:table-cell>
              <table:table-cell office:value-type="float" office:value="20.9">
                <text:p>20.9</text:p>
              </table:table-cell>
              <table:table-cell office:value-type="float" office:value="80.4">
                <text:p>80.4</text:p>
              </table:table-cell>
              <table:table-cell office:value-type="float" office:value="21.4">
                <text:p>21.4</text:p>
              </table:table-cell>
              <table:table-cell office:value-type="float" office:value="88.5">
                <text:p>88.5</text:p>
              </table:table-cell>
              <table:table-cell office:value-type="float" office:value="20.7">
                <text:p>20.7</text:p>
              </table:table-cell>
              <table:table-cell office:value-type="float" office:value="84.1">
                <text:p>84.1</text:p>
              </table:table-cell>
              <table:table-cell office:value-type="float" office:value="21">
                <text:p>21</text:p>
              </table:table-cell>
              <table:table-cell office:value-type="float" office:value="80.6">
                <text:p>80.6</text:p>
              </table:table-cell>
              <table:table-cell office:value-type="float" office:value="21.5">
                <text:p>21.5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6">
                <text:p>21.6</text:p>
              </table:table-cell>
              <table:table-cell office:value-type="float" office:value="91.4">
                <text:p>91.4</text:p>
              </table:table-cell>
              <table:table-cell office:value-type="float" office:value="21.5">
                <text:p>21.5</text:p>
              </table:table-cell>
              <table:table-cell office:value-type="float" office:value="84.4">
                <text:p>84.4</text:p>
              </table:table-cell>
              <table:table-cell office:value-type="float" office:value="20.9">
                <text:p>20.9</text:p>
              </table:table-cell>
              <table:table-cell office:value-type="float" office:value="80.4">
                <text:p>80.4</text:p>
              </table:table-cell>
              <table:table-cell office:value-type="float" office:value="21.5">
                <text:p>21.5</text:p>
              </table:table-cell>
              <table:table-cell office:value-type="float" office:value="89.1">
                <text:p>89.1</text:p>
              </table:table-cell>
              <table:table-cell office:value-type="float" office:value="20.7">
                <text:p>20.7</text:p>
              </table:table-cell>
              <table:table-cell office:value-type="float" office:value="84.7">
                <text:p>84.7</text:p>
              </table:table-cell>
              <table:table-cell office:value-type="float" office:value="20.9">
                <text:p>20.9</text:p>
              </table:table-cell>
              <table:table-cell office:value-type="float" office:value="80.5">
                <text:p>80.5</text:p>
              </table:table-cell>
              <table:table-cell office:value-type="float" office:value="21.5">
                <text:p>21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5">
                <text:p>21.5</text:p>
              </table:table-cell>
              <table:table-cell office:value-type="float" office:value="91.4">
                <text:p>91.4</text:p>
              </table:table-cell>
              <table:table-cell office:value-type="float" office:value="21.5">
                <text:p>21.5</text:p>
              </table:table-cell>
              <table:table-cell office:value-type="float" office:value="84.5">
                <text:p>84.5</text:p>
              </table:table-cell>
              <table:table-cell office:value-type="float" office:value="20.9">
                <text:p>20.9</text:p>
              </table:table-cell>
              <table:table-cell office:value-type="float" office:value="79.4">
                <text:p>79.4</text:p>
              </table:table-cell>
              <table:table-cell office:value-type="float" office:value="21.4">
                <text:p>21.4</text:p>
              </table:table-cell>
              <table:table-cell office:value-type="float" office:value="89.2">
                <text:p>89.2</text:p>
              </table:table-cell>
              <table:table-cell office:value-type="float" office:value="20.7">
                <text:p>20.7</text:p>
              </table:table-cell>
              <table:table-cell office:value-type="float" office:value="84.8">
                <text:p>84.8</text:p>
              </table:table-cell>
              <table:table-cell office:value-type="float" office:value="20.9">
                <text:p>20.9</text:p>
              </table:table-cell>
              <table:table-cell office:value-type="float" office:value="80.4">
                <text:p>80.4</text:p>
              </table:table-cell>
              <table:table-cell office:value-type="float" office:value="21.5">
                <text:p>21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5">
                <text:p>21.5</text:p>
              </table:table-cell>
              <table:table-cell office:value-type="float" office:value="90.8">
                <text:p>90.8</text:p>
              </table:table-cell>
              <table:table-cell office:value-type="float" office:value="21.4">
                <text:p>21.4</text:p>
              </table:table-cell>
              <table:table-cell office:value-type="float" office:value="83.6">
                <text:p>83.6</text:p>
              </table:table-cell>
              <table:table-cell office:value-type="float" office:value="20.8">
                <text:p>20.8</text:p>
              </table:table-cell>
              <table:table-cell office:value-type="float" office:value="79.1">
                <text:p>79.1</text:p>
              </table:table-cell>
              <table:table-cell office:value-type="float" office:value="21.4">
                <text:p>21.4</text:p>
              </table:table-cell>
              <table:table-cell office:value-type="float" office:value="88.2">
                <text:p>88.2</text:p>
              </table:table-cell>
              <table:table-cell office:value-type="float" office:value="20.7">
                <text:p>20.7</text:p>
              </table:table-cell>
              <table:table-cell office:value-type="float" office:value="83.8">
                <text:p>83.8</text:p>
              </table:table-cell>
              <table:table-cell office:value-type="float" office:value="20.8">
                <text:p>20.8</text:p>
              </table:table-cell>
              <table:table-cell office:value-type="float" office:value="79.8">
                <text:p>79.8</text:p>
              </table:table-cell>
              <table:table-cell office:value-type="float" office:value="21.5">
                <text:p>21.5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4">
                <text:p>21.4</text:p>
              </table:table-cell>
              <table:table-cell office:value-type="float" office:value="90.6">
                <text:p>90.6</text:p>
              </table:table-cell>
              <table:table-cell office:value-type="float" office:value="21.4">
                <text:p>21.4</text:p>
              </table:table-cell>
              <table:table-cell office:value-type="float" office:value="83.4">
                <text:p>83.4</text:p>
              </table:table-cell>
              <table:table-cell office:value-type="float" office:value="20.8">
                <text:p>20.8</text:p>
              </table:table-cell>
              <table:table-cell office:value-type="float" office:value="78.9">
                <text:p>78.9</text:p>
              </table:table-cell>
              <table:table-cell office:value-type="float" office:value="21.4">
                <text:p>21.4</text:p>
              </table:table-cell>
              <table:table-cell office:value-type="float" office:value="88">
                <text:p>88</text:p>
              </table:table-cell>
              <table:table-cell office:value-type="float" office:value="20.6">
                <text:p>20.6</text:p>
              </table:table-cell>
              <table:table-cell office:value-type="float" office:value="83.4">
                <text:p>83.4</text:p>
              </table:table-cell>
              <table:table-cell office:value-type="float" office:value="20.8">
                <text:p>20.8</text:p>
              </table:table-cell>
              <table:table-cell office:value-type="float" office:value="79.3">
                <text:p>79.3</text:p>
              </table:table-cell>
              <table:table-cell office:value-type="float" office:value="21.5">
                <text:p>21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.4">
                <text:p>21.4</text:p>
              </table:table-cell>
              <table:table-cell office:value-type="float" office:value="90.5">
                <text:p>90.5</text:p>
              </table:table-cell>
              <table:table-cell office:value-type="float" office:value="21.3">
                <text:p>21.3</text:p>
              </table:table-cell>
              <table:table-cell office:value-type="float" office:value="83.1">
                <text:p>83.1</text:p>
              </table:table-cell>
              <table:table-cell office:value-type="float" office:value="20.8">
                <text:p>20.8</text:p>
              </table:table-cell>
              <table:table-cell office:value-type="float" office:value="78.2">
                <text:p>78.2</text:p>
              </table:table-cell>
              <table:table-cell office:value-type="float" office:value="21.3">
                <text:p>21.3</text:p>
              </table:table-cell>
              <table:table-cell office:value-type="float" office:value="87.7">
                <text:p>87.7</text:p>
              </table:table-cell>
              <table:table-cell office:value-type="float" office:value="20.6">
                <text:p>20.6</text:p>
              </table:table-cell>
              <table:table-cell office:value-type="float" office:value="83.2">
                <text:p>83.2</text:p>
              </table:table-cell>
              <table:table-cell office:value-type="float" office:value="20.7">
                <text:p>20.7</text:p>
              </table:table-cell>
              <table:table-cell office:value-type="float" office:value="79">
                <text:p>79</text:p>
              </table:table-cell>
              <table:table-cell office:value-type="float" office:value="21.5">
                <text:p>21.5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.3">
                <text:p>21.3</text:p>
              </table:table-cell>
              <table:table-cell office:value-type="float" office:value="90.1">
                <text:p>90.1</text:p>
              </table:table-cell>
              <table:table-cell office:value-type="float" office:value="21.4">
                <text:p>21.4</text:p>
              </table:table-cell>
              <table:table-cell office:value-type="float" office:value="82.5">
                <text:p>82.5</text:p>
              </table:table-cell>
              <table:table-cell office:value-type="float" office:value="20.7">
                <text:p>20.7</text:p>
              </table:table-cell>
              <table:table-cell office:value-type="float" office:value="77.8">
                <text:p>77.8</text:p>
              </table:table-cell>
              <table:table-cell office:value-type="float" office:value="21.3">
                <text:p>21.3</text:p>
              </table:table-cell>
              <table:table-cell office:value-type="float" office:value="87.1">
                <text:p>87.1</text:p>
              </table:table-cell>
              <table:table-cell office:value-type="float" office:value="20.5">
                <text:p>20.5</text:p>
              </table:table-cell>
              <table:table-cell office:value-type="float" office:value="82.6">
                <text:p>82.6</text:p>
              </table:table-cell>
              <table:table-cell office:value-type="float" office:value="20.7">
                <text:p>20.7</text:p>
              </table:table-cell>
              <table:table-cell office:value-type="float" office:value="78.3">
                <text:p>78.3</text:p>
              </table:table-cell>
              <table:table-cell office:value-type="float" office:value="21.5">
                <text:p>21.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.4">
                <text:p>21.4</text:p>
              </table:table-cell>
              <table:table-cell office:value-type="float" office:value="90">
                <text:p>90</text:p>
              </table:table-cell>
              <table:table-cell office:value-type="float" office:value="21.3">
                <text:p>21.3</text:p>
              </table:table-cell>
              <table:table-cell office:value-type="float" office:value="82.3">
                <text:p>82.3</text:p>
              </table:table-cell>
              <table:table-cell office:value-type="float" office:value="20.7">
                <text:p>20.7</text:p>
              </table:table-cell>
              <table:table-cell office:value-type="float" office:value="76.7">
                <text:p>76.7</text:p>
              </table:table-cell>
              <table:table-cell office:value-type="float" office:value="21.3">
                <text:p>21.3</text:p>
              </table:table-cell>
              <table:table-cell office:value-type="float" office:value="87">
                <text:p>87</text:p>
              </table:table-cell>
              <table:table-cell office:value-type="float" office:value="20.5">
                <text:p>20.5</text:p>
              </table:table-cell>
              <table:table-cell office:value-type="float" office:value="82.4">
                <text:p>82.4</text:p>
              </table:table-cell>
              <table:table-cell office:value-type="float" office:value="20.6">
                <text:p>20.6</text:p>
              </table:table-cell>
              <table:table-cell office:value-type="float" office:value="78.3">
                <text:p>78.3</text:p>
              </table:table-cell>
              <table:table-cell office:value-type="float" office:value="21">
                <text:p>21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.4">
                <text:p>21.4</text:p>
              </table:table-cell>
              <table:table-cell office:value-type="float" office:value="88.5">
                <text:p>88.5</text:p>
              </table:table-cell>
              <table:table-cell office:value-type="float" office:value="21.3">
                <text:p>21.3</text:p>
              </table:table-cell>
              <table:table-cell office:value-type="float" office:value="81.6">
                <text:p>81.6</text:p>
              </table:table-cell>
              <table:table-cell office:value-type="float" office:value="20.7">
                <text:p>20.7</text:p>
              </table:table-cell>
              <table:table-cell office:value-type="float" office:value="76.6">
                <text:p>76.6</text:p>
              </table:table-cell>
              <table:table-cell office:value-type="float" office:value="21.3">
                <text:p>21.3</text:p>
              </table:table-cell>
              <table:table-cell office:value-type="float" office:value="86.2">
                <text:p>86.2</text:p>
              </table:table-cell>
              <table:table-cell office:value-type="float" office:value="20.5">
                <text:p>20.5</text:p>
              </table:table-cell>
              <table:table-cell office:value-type="float" office:value="81.1">
                <text:p>81.1</text:p>
              </table:table-cell>
              <table:table-cell office:value-type="float" office:value="20.6">
                <text:p>20.6</text:p>
              </table:table-cell>
              <table:table-cell office:value-type="float" office:value="76.8">
                <text:p>76.8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